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automatic-styles>
    <style:style style:name="sposoby_5f_slovotvoru" style:display-name="sposoby_slovotvoru" style:family="table">
      <style:table-properties style:width="6.4965in" style:rel-width="100%" table:align="left"/>
    </style:style>
    <style:style style:name="sposoby_5f_slovotvoru.A" style:display-name="sposoby_slovotvoru.A" style:family="table-column">
      <style:table-column-properties style:column-width="1.6236in" style:rel-column-width="2338*"/>
    </style:style>
    <style:style style:name="sposoby_5f_slovotvoru.B" style:display-name="sposoby_slovotvoru.B" style:family="table-column">
      <style:table-column-properties style:column-width="3.2486in" style:rel-column-width="4678*"/>
    </style:style>
    <style:style style:name="sposoby_5f_slovotvoru.C" style:display-name="sposoby_slovotvoru.C" style:family="table-column">
      <style:table-column-properties style:column-width="1.6243in" style:rel-column-width="2339*"/>
    </style:style>
    <style:style style:name="sposoby_5f_slovotvoru.A1" style:display-name="sposoby_slovotvoru.A1" style:family="table-cell">
      <style:table-cell-properties style:vertical-align="bottom" fo:background-color="transparent" fo:padding="0.0382in" fo:border-left="0.25pt solid #000000" fo:border-right="none" fo:border-top="0.25pt solid #000000" fo:border-bottom="0.25pt solid #000000">
        <style:background-image/>
      </style:table-cell-properties>
    </style:style>
    <style:style style:name="sposoby_5f_slovotvoru.C1" style:display-name="sposoby_slovotvoru.C1" style:family="table-cell">
      <style:table-cell-properties style:vertical-align="bottom" fo:background-color="transparent" fo:padding="0.0382in" fo:border="0.25pt solid #000000">
        <style:background-image/>
      </style:table-cell-properties>
    </style:style>
    <style:style style:name="sposoby_5f_slovotvoru.A2" style:display-name="sposoby_slovotvoru.A2" style:family="table-cell">
      <style:table-cell-properties style:vertical-align="bottom" fo:background-color="transparent" fo:padding="0.0382in" fo:border-left="0.25pt solid #000000" fo:border-right="none" fo:border-top="none" fo:border-bottom="0.25pt solid #000000">
        <style:background-image/>
      </style:table-cell-properties>
    </style:style>
    <style:style style:name="sposoby_5f_slovotvoru.C2" style:display-name="sposoby_slovotvoru.C2" style:family="table-cell">
      <style:table-cell-properties style:vertical-align="bottom" fo:background-color="transparent" fo:padding="0.0382in" fo:border-left="0.25pt solid #000000" fo:border-right="0.25pt solid #000000" fo:border-top="none" fo:border-bottom="0.25pt solid #000000">
        <style:background-image/>
      </style:table-cell-properties>
    </style:style>
    <style:style style:name="Dictionary" style:family="table">
      <style:table-properties style:width="6.4965in" fo:margin-top="0in" fo:margin-bottom="0in" fo:break-before="auto" fo:break-after="auto" table:align="margins"/>
    </style:style>
    <style:style style:name="Dictionary.A" style:family="table-column">
      <style:table-column-properties style:column-width="3.2472in" style:rel-column-width="32760*"/>
    </style:style>
    <style:style style:name="Dictionary.B" style:family="table-column">
      <style:table-column-properties style:column-width="3.2493in" style:rel-column-width="32775*"/>
    </style:style>
    <style:style style:name="Dictionary.A1" style:family="table-cell">
      <style:table-cell-properties fo:padding="0.0201in" fo:border-left="0.25pt solid #000000" fo:border-right="none" fo:border-top="0.25pt solid #000000" fo:border-bottom="0.25pt solid #000000"/>
    </style:style>
    <style:style style:name="Dictionary.B1" style:family="table-cell">
      <style:table-cell-properties fo:padding="0.0201in" fo:border="0.25pt solid #000000"/>
    </style:style>
    <style:style style:name="Dictionary.A2" style:family="table-cell">
      <style:table-cell-properties fo:padding="0.0201in" fo:border-left="0.25pt solid #000000" fo:border-right="none" fo:border-top="none" fo:border-bottom="0.25pt solid #000000"/>
    </style:style>
    <style:style style:name="Dictionary.B2" style:family="table-cell">
      <style:table-cell-properties fo:padding="0.0201in" fo:border-left="0.25pt solid #000000" fo:border-right="0.25pt solid #000000" fo:border-top="none" fo:border-bottom="0.25pt solid #000000"/>
    </style:style>
    <style:style style:name="P1" style:family="paragraph" style:parent-style-name="Д_5f_Верх.Колонтитул">
      <style:paragraph-properties fo:text-align="center" style:justify-single-word="false"/>
    </style:style>
    <style:style style:name="P2" style:family="paragraph" style:parent-style-name="Standard">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line-height="150%" fo:text-align="start" style:justify-single-word="false"/>
      <style:text-properties style:font-name="Times New Roman" fo:font-size="14pt" fo:language="uk" fo:country="UA" fo:font-style="italic" style:font-size-asian="14pt" style:font-style-asian="italic" style:font-size-complex="14pt" style:font-style-complex="italic"/>
    </style:style>
    <style:style style:name="P4"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5"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Times New Roman" fo:font-size="14pt"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7"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variant="normal" fo:text-transform="none" fo:color="#000000" style:font-name="Times New Roman" fo:font-size="14pt" fo:letter-spacing="normal"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9"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variant="normal" fo:text-transform="none" fo:color="#000000" style:font-name="Times New Roman" fo:font-size="14pt" fo:letter-spacing="normal" fo:language="uk" fo:country="UA" fo:font-style="normal" style:text-underline-style="none" fo:font-weight="normal" style:font-size-asian="14pt" style:language-asian="ru" style:country-asian="RU" style:font-style-asian="normal" style:font-weight-asian="bold" style:font-size-complex="14pt" style:font-style-complex="normal" style:font-weight-complex="bold"/>
    </style:style>
    <style:style style:name="P10"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Д_5f_Абзац_20_после_20_таблицы">
      <style:paragraph-properties fo:margin-left="0in" fo:margin-right="0in" fo:text-indent="0in" style:auto-text-indent="false"/>
    </style:style>
    <style:style style:name="P13" style:family="paragraph" style:parent-style-name="Д_5f_Абзац_20_перед_20_рисунком">
      <style:paragraph-properties fo:margin-left="0in" fo:margin-right="0in" fo:text-indent="0in" style:auto-text-indent="false"/>
    </style:style>
    <style:style style:name="P14" style:family="paragraph" style:parent-style-name="Text_20_body">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15" style:family="paragraph" style:parent-style-name="Text_20_body">
      <style:paragraph-properties fo:line-height="150%" fo:text-align="start" style:justify-single-word="false"/>
      <style:text-properties style:font-name="Times New Roman" fo:font-size="14pt" fo:font-weight="bold" style:font-size-asian="14pt" style:font-size-complex="14pt"/>
    </style:style>
    <style:style style:name="P16" style:family="paragraph" style:parent-style-name="Text_20_body">
      <style:paragraph-properties fo:line-height="150%" fo:text-align="start" style:justify-single-word="false"/>
      <style:text-properties style:font-name="Times New Roman" fo:font-size="14pt" fo:font-weight="bold" style:font-size-asian="14pt" style:font-weight-asian="normal" style:font-size-complex="14pt" style:font-weight-complex="normal"/>
    </style:style>
    <style:style style:name="P17" style:family="paragraph" style:parent-style-name="Text_20_body">
      <style:paragraph-properties fo:line-height="150%" fo:text-align="start" style:justify-single-word="false"/>
      <style:text-properties style:font-name="Times New Roman" fo:font-size="14pt" fo:font-weight="bold" style:font-size-asian="14pt" style:font-style-asian="italic" style:font-weight-asian="bold" style:font-size-complex="14pt" style:font-style-complex="italic" style:font-weight-complex="bold" style:text-overline-style="none" style:text-overline-color="font-color"/>
    </style:style>
    <style:style style:name="P18" style:family="paragraph" style:parent-style-name="Text_20_body">
      <style:paragraph-properties fo:line-height="150%" fo:text-align="start" style:justify-single-word="false"/>
      <style:text-properties style:font-name="Times New Roman" fo:font-size="14pt" style:font-size-asian="14pt" style:font-size-complex="14pt"/>
    </style:style>
    <style:style style:name="P19" style:family="paragraph" style:parent-style-name="Text_20_body">
      <style:paragraph-properties fo:line-height="150%" fo:text-align="start" style:justify-single-word="false"/>
      <style:text-properties style:font-name="Times New Roman" fo:font-size="14pt" fo:font-style="italic" style:font-size-asian="14pt" style:font-style-asian="italic" style:font-size-complex="14pt" style:font-style-complex="italic"/>
    </style:style>
    <style:style style:name="P20" style:family="paragraph" style:parent-style-name="Text_20_body">
      <style:paragraph-properties fo:line-height="150%" fo:text-align="start" style:justify-single-word="false"/>
      <style:text-properties style:font-name="Times New Roman" fo:font-size="14pt" fo:font-weight="normal" style:font-size-asian="14pt" style:font-weight-asian="normal" style:font-size-complex="14pt" style:font-weight-complex="normal"/>
    </style:style>
    <style:style style:name="P21" style:family="paragraph" style:parent-style-name="Text_20_body">
      <style:paragraph-properties fo:line-height="150%" fo:text-align="start" style:justify-single-word="false"/>
      <style:text-properties style:font-name="Times New Roman" fo:font-size="14pt"/>
    </style:style>
    <style:style style:name="P22"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size-complex="14pt"/>
    </style:style>
    <style:style style:name="P23"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P24" style:family="paragraph" style:parent-style-name="Text_20_body">
      <style:paragraph-properties fo:line-height="150%" fo:text-align="start" style:justify-single-word="false"/>
    </style:style>
    <style:style style:name="P25" style:family="paragraph" style:parent-style-name="Д_5f_Згл._20_Общий">
      <style:paragraph-properties fo:break-before="page"/>
    </style:style>
    <style:style style:name="P26" style:family="paragraph" style:parent-style-name="Д_5f_Згл._20_Глава">
      <style:paragraph-properties fo:break-before="page"/>
    </style:style>
    <style:style style:name="P27" style:family="paragraph" style:parent-style-name="Д_5f_Згл._20_Пункт">
      <style:paragraph-properties fo:break-before="page"/>
      <style:text-properties fo:font-size="14pt" fo:font-weight="normal" style:font-size-asian="14pt" style:font-weight-asian="normal" style:font-size-complex="14pt" style:font-weight-complex="normal"/>
    </style:style>
    <style:style style:name="P28" style:family="paragraph" style:parent-style-name="Д_5f_Згл._20_Пункт">
      <style:text-properties style:font-weight-asian="bold" style:font-weight-complex="bold"/>
    </style:style>
    <style:style style:name="P29" style:family="paragraph" style:parent-style-name="Д_5f_Згл._20_Пункт">
      <style:text-properties fo:font-variant="normal" fo:text-transform="none" fo:color="#000000" fo:letter-spacing="normal"/>
    </style:style>
    <style:style style:name="P30" style:family="paragraph" style:parent-style-name="Д_5f_Основной_20_текст">
      <style:text-properties fo:font-style="italic" style:font-style-asian="italic" style:font-style-complex="italic"/>
    </style:style>
    <style:style style:name="P31" style:family="paragraph" style:parent-style-name="Д_5f_Основной_20_текст">
      <style:paragraph-properties fo:text-align="end" style:justify-single-word="false"/>
      <style:text-properties fo:font-style="italic" style:font-style-asian="italic" style:font-style-complex="italic"/>
    </style:style>
    <style:style style:name="P32" style:family="paragraph" style:parent-style-name="Д_5f_Основной_20_текст">
      <style:text-properties fo:font-variant="normal" fo:text-transform="none" fo:color="#000000" fo:letter-spacing="normal"/>
    </style:style>
    <style:style style:name="P33" style:family="paragraph" style:parent-style-name="Д_5f_Основной_20_текст">
      <style:text-properties fo:font-variant="normal" fo:text-transform="none" fo:color="#000000" fo:letter-spacing="normal" fo:font-style="normal" fo:font-weight="normal"/>
    </style:style>
    <style:style style:name="P34" style:family="paragraph" style:parent-style-name="Д_5f_Основной_20_текст">
      <style:paragraph-properties fo:text-align="center" style:justify-single-word="false"/>
      <style:text-properties fo:font-weight="normal" style:font-weight-asian="normal" style:font-weight-complex="normal"/>
    </style:style>
    <style:style style:name="P35" style:family="paragraph" style:parent-style-name="Д_5f_Основной_20_текст">
      <style:paragraph-properties fo:text-align="end" style:justify-single-word="false"/>
      <style:text-properties fo:font-weight="normal" style:font-weight-asian="normal" style:font-weight-complex="normal"/>
    </style:style>
    <style:style style:name="P36" style:family="paragraph" style:parent-style-name="Д_5f_Основной_20_текст">
      <style:paragraph-properties fo:text-align="center" style:justify-single-word="false"/>
    </style:style>
    <style:style style:name="P37" style:family="paragraph" style:parent-style-name="Д_5f_Основной_20_текст">
      <style:text-properties fo:font-weight="bold" style:font-weight-asian="bold" style:font-weight-complex="bold"/>
    </style:style>
    <style:style style:name="P38" style:family="paragraph" style:parent-style-name="Д_5f_Основной_20_текст">
      <style:paragraph-properties fo:text-align="end" style:justify-single-word="false"/>
    </style:style>
    <style:style style:name="P39" style:family="paragraph" style:parent-style-name="Д_5f_Основной_20_текст">
      <style:paragraph-properties fo:text-align="center" style:justify-single-word="false"/>
      <style:text-properties fo:font-size="22pt" style:font-size-asian="22pt" style:font-size-complex="22pt"/>
    </style:style>
    <style:style style:name="P40" style:family="paragraph" style:parent-style-name="Д_5f_Основной_20_текст">
      <style:text-properties style:font-name="Times New Roman" fo:font-size="14pt" fo:background-color="transparent" style:font-size-asian="14pt" style:font-size-complex="14pt"/>
    </style:style>
    <style:style style:name="P41" style:family="paragraph" style:parent-style-name="Д_5f_Основной_20_текст">
      <style:text-properties fo:background-color="transparent"/>
    </style:style>
    <style:style style:name="P42" style:family="paragraph" style:parent-style-name="Д_5f_Основной_20_текст">
      <style:text-properties fo:background-color="#ffff00"/>
    </style:style>
    <style:style style:name="P43" style:family="paragraph" style:parent-style-name="Д_5f_Основной_20_текст">
      <style:text-properties fo:color="#000000" fo:letter-spacing="0.0055in"/>
    </style:style>
    <style:style style:name="P44" style:family="paragraph" style:parent-style-name="Д_5f_Абзац_20_перед_20_рисунком">
      <style:paragraph-properties fo:text-align="end" style:justify-single-word="false"/>
      <style:text-properties fo:font-size="14pt" fo:font-style="normal" style:font-size-asian="14pt" style:font-style-asian="normal" style:font-size-complex="14pt" style:font-style-complex="normal"/>
    </style:style>
    <style:style style:name="P45" style:family="paragraph" style:parent-style-name="Д_5f_Сноска_5f_Постраничная">
      <style:text-properties fo:font-style="normal" style:text-underline-style="none" fo:font-weight="normal" style:font-style-asian="normal" style:font-weight-asian="normal" style:font-style-complex="normal" style:font-weight-complex="normal"/>
    </style:style>
    <style:style style:name="P46" style:family="paragraph" style:parent-style-name="Д_5f_Сноска_5f_Постраничная">
      <style:text-properties fo:font-style="normal" style:text-underline-style="none" style:font-style-asian="normal" style:font-style-complex="normal"/>
    </style:style>
    <style:style style:name="P47" style:family="paragraph" style:parent-style-name="Д_5f_Сноска_5f_Постраничная">
      <style:text-properties fo:font-variant="normal" fo:text-transform="none" fo:color="#000000" style:font-name="Times New Roman" fo:letter-spacing="normal" fo:font-style="normal" fo:font-weight="normal"/>
    </style:style>
    <style:style style:name="P48" style:family="paragraph" style:parent-style-name="Д_5f_Сноска_5f_Постраничная">
      <style:text-properties fo:font-variant="normal" fo:text-transform="none" fo:color="#000000" style:font-name="Times New Roman" fo:letter-spacing="normal" fo:font-style="normal" style:text-underline-style="none" fo:font-weight="normal" style:font-style-asian="normal" style:font-weight-asian="normal" style:font-style-complex="normal" style:font-weight-complex="normal"/>
    </style:style>
    <style:style style:name="P49" style:family="paragraph" style:parent-style-name="Д_5f_Сноска_5f_Постраничная">
      <style:text-properties fo:font-variant="normal" fo:text-transform="none" fo:color="#231f20" fo:letter-spacing="normal" fo:font-style="normal" fo:font-weight="normal"/>
    </style:style>
    <style:style style:name="P50" style:family="paragraph" style:parent-style-name="Д_5f_Сноска_5f_Постраничная">
      <style:text-properties style:font-name="Times New Roman"/>
    </style:style>
    <style:style style:name="P51" style:family="paragraph" style:parent-style-name="Д_5f_Сноска_5f_Постраничная">
      <style:text-properties fo:font-size="12pt" style:font-size-asian="12pt" style:font-size-complex="12pt"/>
    </style:style>
    <style:style style:name="P52" style:family="paragraph" style:parent-style-name="Д_5f_Сноска_5f_Постраничная">
      <style:text-properties fo:font-size="12pt" fo:font-style="normal" style:text-underline-style="none" style:font-size-asian="12pt" style:font-style-asian="normal" style:font-size-complex="12pt" style:font-style-complex="normal"/>
    </style:style>
    <style:style style:name="P53" style:family="paragraph" style:parent-style-name="Д_5f_Сноска_5f_Постраничная">
      <style:text-properties fo:font-size="12pt" fo:language="uk" fo:country="UA" style:font-size-asian="12pt" style:font-size-complex="12pt"/>
    </style:style>
    <style:style style:name="P54" style:family="paragraph" style:parent-style-name="Д_5f_Сноска_5f_Постраничная">
      <style:text-properties fo:font-size="12pt" fo:language="uk" fo:country="UA" fo:font-style="normal" style:font-size-asian="12pt" style:font-style-asian="normal" style:font-size-complex="12pt" style:font-style-complex="normal"/>
    </style:style>
    <style:style style:name="P55" style:family="paragraph" style:parent-style-name="Д_5f_Сноска_5f_Постраничная">
      <style:text-properties fo:font-weight="normal" style:font-weight-asian="normal" style:font-weight-complex="normal"/>
    </style:style>
    <style:style style:name="P56" style:family="paragraph" style:parent-style-name="Д_5f_Сноска_5f_Постраничная">
      <style:text-properties fo:language="uk" fo:country="UA"/>
    </style:style>
    <style:style style:name="P57" style:family="paragraph" style:parent-style-name="Д_5f_Сноска_5f_Постраничная">
      <style:text-properties fo:language="uk" fo:country="UA" fo:font-style="normal" style:font-style-asian="normal" style:font-style-complex="normal"/>
    </style:style>
    <style:style style:name="P58" style:family="paragraph" style:parent-style-name="Д_5f_Згл._20_Пункт">
      <style:paragraph-properties fo:margin-left="0.4925in" fo:margin-right="0in" fo:text-indent="0in" style:auto-text-indent="false"/>
    </style:style>
    <style:style style:name="P59" style:family="paragraph" style:parent-style-name="Д_5f_Згл._20_Глава" style:list-style-name="L3">
      <style:paragraph-properties fo:break-before="page"/>
      <style:text-properties style:font-name="Times New Roman" fo:font-size="14pt" fo:language="uk" fo:country="UA" fo:font-weight="normal" style:font-size-asian="14pt" style:font-weight-asian="normal" style:font-size-complex="14pt" style:font-weight-complex="normal"/>
    </style:style>
    <style:style style:name="P60" style:family="paragraph" style:parent-style-name="Д_5f_Библиография" style:list-style-name="L39"/>
    <style:style style:name="P61" style:family="paragraph" style:parent-style-name="Д_5f_Библиография" style:list-style-name="L39">
      <style:text-properties fo:language="ru" fo:country="RU"/>
    </style:style>
    <style:style style:name="P62" style:family="paragraph" style:parent-style-name="Д_5f_Библиография" style:list-style-name="L39">
      <style:text-properties fo:letter-spacing="0.0055in" fo:background-color="transparent"/>
    </style:style>
    <style:style style:name="P63" style:family="paragraph" style:parent-style-name="Д_5f_Библиография" style:list-style-name="L39">
      <style:text-properties fo:background-color="transparent"/>
    </style:style>
    <style:style style:name="P64" style:family="paragraph" style:parent-style-name="Д_5f_Библиография" style:list-style-name="L39">
      <style:text-properties fo:font-size="14pt" style:font-size-asian="14pt" style:font-size-complex="14pt"/>
    </style:style>
    <style:style style:name="P65" style:family="paragraph" style:parent-style-name="Д_5f_Библиография" style:list-style-name="L39">
      <style:text-properties fo:language="uk" fo:country="UA"/>
    </style:style>
    <style:style style:name="P66" style:family="paragraph" style:parent-style-name="Д_5f_Абзац_20_перед_20_рисунком" style:list-style-name="L22"/>
    <style:style style:name="P67" style:family="paragraph" style:parent-style-name="Д_5f_Абзац_20_перед_20_рисунком" style:list-style-name="L24"/>
    <style:style style:name="P68" style:family="paragraph" style:parent-style-name="Д_5f_Абзац_20_перед_20_рисунком" style:list-style-name="L26">
      <style:paragraph-properties fo:line-height="150%"/>
    </style:style>
    <style:style style:name="P69" style:family="paragraph" style:parent-style-name="Д_5f_Абзац_20_перед_20_рисунком" style:list-style-name="L29"/>
    <style:style style:name="P70" style:family="paragraph" style:parent-style-name="Д_5f_Абзац_20_перед_20_рисунком" style:list-style-name="L30"/>
    <style:style style:name="P71" style:family="paragraph" style:parent-style-name="Д_5f_Абзац_20_перед_20_рисунком" style:list-style-name="L32"/>
    <style:style style:name="P72" style:family="paragraph" style:parent-style-name="Д_5f_Абзац_20_перед_20_рисунком" style:list-style-name="L35"/>
    <style:style style:name="P73" style:family="paragraph" style:parent-style-name="Д_5f_Згл._20_Общий" style:master-page-name="Standard">
      <style:paragraph-properties style:page-number="4"/>
    </style:style>
    <style:style style:name="P74" style:family="paragraph" style:parent-style-name="Д_5f_Оглавление">
      <style:paragraph-properties>
        <style:tab-stops>
          <style:tab-stop style:position="6.4965in" style:type="right" style:leader-style="dotted" style:leader-text="."/>
        </style:tab-stops>
      </style:paragraph-properties>
    </style:style>
    <style:style style:name="P75" style:family="paragraph" style:parent-style-name="Д_5f_Сноска_5f_Постраничная">
      <style:text-properties fo:font-style="normal" style:text-underline-style="none" style:font-style-asian="normal" style:font-style-complex="normal"/>
    </style:style>
    <style:style style:name="P76" style:family="paragraph" style:parent-style-name="Д_5f_Сноска_5f_Постраничная">
      <style:text-properties fo:font-style="normal" style:text-underline-style="none" fo:font-weight="normal" style:font-style-asian="normal" style:font-weight-asian="normal" style:font-style-complex="normal" style:font-weight-complex="normal"/>
    </style:style>
    <style:style style:name="P77" style:family="paragraph" style:parent-style-name="Д_5f_Основной_20_текст" style:list-style-name="L1">
      <style:text-properties fo:font-style="normal" style:text-underline-style="none" style:font-style-asian="normal" style:font-style-complex="normal"/>
    </style:style>
    <style:style style:name="P78" style:family="paragraph" style:parent-style-name="Д_5f_Основной_20_текст" style:list-style-name="L2"/>
    <style:style style:name="P79" style:family="paragraph" style:parent-style-name="Д_5f_Основной_20_текст" style:list-style-name="L2">
      <style:text-properties fo:font-size="14pt" style:font-size-asian="14pt" style:font-name-complex="Calibri" style:font-size-complex="14pt"/>
    </style:style>
    <style:style style:name="P80" style:family="paragraph" style:parent-style-name="Д_5f_Основной_20_текст" style:list-style-name="L4"/>
    <style:style style:name="P81" style:family="paragraph" style:parent-style-name="Д_5f_Основной_20_текст" style:list-style-name="L5"/>
    <style:style style:name="P82" style:family="paragraph" style:parent-style-name="Д_5f_Основной_20_текст" style:list-style-name="L6"/>
    <style:style style:name="P83" style:family="paragraph" style:parent-style-name="Д_5f_Основной_20_текст" style:list-style-name="L7"/>
    <style:style style:name="P84" style:family="paragraph" style:parent-style-name="Д_5f_Основной_20_текст" style:list-style-name="L8"/>
    <style:style style:name="P85" style:family="paragraph" style:parent-style-name="Д_5f_Основной_20_текст" style:list-style-name="L9"/>
    <style:style style:name="P86" style:family="paragraph" style:parent-style-name="Д_5f_Основной_20_текст" style:list-style-name="L10"/>
    <style:style style:name="P87" style:family="paragraph" style:parent-style-name="Д_5f_Основной_20_текст" style:list-style-name="L11"/>
    <style:style style:name="P88" style:family="paragraph" style:parent-style-name="Д_5f_Основной_20_текст" style:list-style-name="L12"/>
    <style:style style:name="P89" style:family="paragraph" style:parent-style-name="Д_5f_Основной_20_текст" style:list-style-name="L13"/>
    <style:style style:name="P90" style:family="paragraph" style:parent-style-name="Д_5f_Основной_20_текст" style:list-style-name="L14"/>
    <style:style style:name="P91" style:family="paragraph" style:parent-style-name="Д_5f_Основной_20_текст" style:list-style-name="L15"/>
    <style:style style:name="P92" style:family="paragraph" style:parent-style-name="Д_5f_Основной_20_текст" style:list-style-name="L16">
      <style:text-properties fo:font-variant="normal" fo:text-transform="none" fo:color="#000000" fo:letter-spacing="normal" fo:font-style="normal" fo:font-weight="normal"/>
    </style:style>
    <style:style style:name="P93" style:family="paragraph" style:parent-style-name="Д_5f_Основной_20_текст" style:list-style-name="L17">
      <style:text-properties fo:font-variant="normal" fo:text-transform="none" fo:color="#000000" fo:letter-spacing="normal" fo:font-style="normal" fo:font-weight="normal"/>
    </style:style>
    <style:style style:name="P94" style:family="paragraph" style:parent-style-name="Д_5f_Основной_20_текст" style:list-style-name="L18">
      <style:text-properties fo:font-variant="normal" fo:text-transform="none" fo:color="#000000" fo:letter-spacing="normal" fo:font-style="normal" fo:font-weight="normal"/>
    </style:style>
    <style:style style:name="P95" style:family="paragraph" style:parent-style-name="Д_5f_Основной_20_текст" style:list-style-name="L21">
      <style:text-properties fo:font-variant="normal" fo:text-transform="none" fo:color="#000000" fo:letter-spacing="normal"/>
    </style:style>
    <style:style style:name="P96" style:family="paragraph" style:parent-style-name="Д_5f_Основной_20_текст" style:list-style-name="L23">
      <style:text-properties fo:font-variant="normal" fo:text-transform="none" fo:color="#000000" fo:letter-spacing="normal"/>
    </style:style>
    <style:style style:name="P97" style:family="paragraph" style:parent-style-name="Д_5f_Основной_20_текст" style:list-style-name="L24">
      <style:text-properties fo:font-variant="normal" fo:text-transform="none" fo:color="#000000" fo:letter-spacing="normal"/>
    </style:style>
    <style:style style:name="P98" style:family="paragraph" style:parent-style-name="Д_5f_Основной_20_текст" style:list-style-name="L30">
      <style:text-properties fo:font-variant="normal" fo:text-transform="none" fo:color="#000000" fo:letter-spacing="normal"/>
    </style:style>
    <style:style style:name="P99" style:family="paragraph" style:parent-style-name="Д_5f_Основной_20_текст" style:list-style-name="L32">
      <style:text-properties fo:font-variant="normal" fo:text-transform="none" fo:color="#000000" fo:letter-spacing="normal"/>
    </style:style>
    <style:style style:name="P100" style:family="paragraph" style:parent-style-name="Д_5f_Основной_20_текст" style:list-style-name="L33">
      <style:text-properties fo:font-variant="normal" fo:text-transform="none" fo:color="#000000" fo:letter-spacing="normal"/>
    </style:style>
    <style:style style:name="P101" style:family="paragraph" style:parent-style-name="Д_5f_Основной_20_текст" style:list-style-name="L22">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102" style:family="paragraph" style:parent-style-name="Д_5f_Основной_20_текст" style:list-style-name="L26">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103" style:family="paragraph" style:parent-style-name="Д_5f_Основной_20_текст" style:list-style-name="L17"/>
    <style:style style:name="P104" style:family="paragraph" style:parent-style-name="Д_5f_Основной_20_текст" style:list-style-name="L18"/>
    <style:style style:name="P105" style:family="paragraph" style:parent-style-name="Д_5f_Основной_20_текст" style:list-style-name="L19"/>
    <style:style style:name="P106" style:family="paragraph" style:parent-style-name="Д_5f_Основной_20_текст" style:list-style-name="L20"/>
    <style:style style:name="P107" style:family="paragraph" style:parent-style-name="Д_5f_Основной_20_текст" style:list-style-name="L22"/>
    <style:style style:name="P108" style:family="paragraph" style:parent-style-name="Д_5f_Основной_20_текст" style:list-style-name="L24"/>
    <style:style style:name="P109" style:family="paragraph" style:parent-style-name="Д_5f_Основной_20_текст" style:list-style-name="L25"/>
    <style:style style:name="P110" style:family="paragraph" style:parent-style-name="Д_5f_Основной_20_текст" style:list-style-name="L26"/>
    <style:style style:name="P111" style:family="paragraph" style:parent-style-name="Д_5f_Основной_20_текст" style:list-style-name="L27"/>
    <style:style style:name="P112" style:family="paragraph" style:parent-style-name="Д_5f_Основной_20_текст" style:list-style-name="L28"/>
    <style:style style:name="P113" style:family="paragraph" style:parent-style-name="Д_5f_Основной_20_текст" style:list-style-name="L29"/>
    <style:style style:name="P114" style:family="paragraph" style:parent-style-name="Д_5f_Основной_20_текст" style:list-style-name="L31"/>
    <style:style style:name="P115" style:family="paragraph" style:parent-style-name="Д_5f_Основной_20_текст" style:list-style-name="L32"/>
    <style:style style:name="P116" style:family="paragraph" style:parent-style-name="Д_5f_Основной_20_текст" style:list-style-name="L33"/>
    <style:style style:name="P117" style:family="paragraph" style:parent-style-name="Д_5f_Основной_20_текст" style:list-style-name="L34"/>
    <style:style style:name="P118" style:family="paragraph" style:parent-style-name="Д_5f_Основной_20_текст" style:list-style-name="L35"/>
    <style:style style:name="P119" style:family="paragraph" style:parent-style-name="Д_5f_Основной_20_текст" style:list-style-name="L35">
      <style:text-properties fo:font-weight="normal" style:font-weight-asian="normal" style:font-weight-complex="normal"/>
    </style:style>
    <style:style style:name="P120" style:family="paragraph" style:parent-style-name="Д_5f_Основной_20_текст" style:list-style-name="L36"/>
    <style:style style:name="P121" style:family="paragraph" style:parent-style-name="Д_5f_Основной_20_текст" style:list-style-name="L37"/>
    <style:style style:name="P122" style:family="paragraph" style:parent-style-name="Д_5f_Основной_20_текст" style:list-style-name="L38"/>
    <style:style style:name="P123" style:family="paragraph" style:parent-style-name="Д_5f_Основной_20_текст" style:list-style-name="WW8Num2"/>
    <style:style style:name="P124" style:family="paragraph" style:parent-style-name="Д_5f_Основной_20_текст" style:list-style-name="L2">
      <style:text-properties fo:color="#000000" fo:font-size="14pt" fo:letter-spacing="0.0055in" fo:font-style="normal" style:text-underline-style="none" style:font-size-asian="14pt" style:font-style-asian="normal" style:font-name-complex="Calibri" style:font-size-complex="14pt" style:font-style-complex="normal"/>
    </style:style>
    <style:style style:name="P125" style:family="paragraph" style:parent-style-name="Д_5f_Основной_20_текст">
      <style:text-properties fo:color="#000000" fo:letter-spacing="0.0055in"/>
    </style:style>
    <style:style style:name="P126" style:family="paragraph" style:parent-style-name="Д_5f_Основной_20_текст" style:master-page-name="First_20_Page">
      <style:paragraph-properties fo:text-align="center" style:justify-single-word="false" style:page-number="4" fo:break-before="page"/>
    </style:style>
    <style:style style:name="T1" style:family="text">
      <style:text-properties style:use-window-font-color="true" style:font-name="Times New Roman" fo:font-size="14pt" style:font-size-asian="14pt" style:font-size-complex="14pt"/>
    </style:style>
    <style:style style:name="T2" style:family="text">
      <style:text-properties fo:font-style="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style:font-style-asian="normal" style:font-weight-asian="normal" style:font-style-complex="normal" style:font-weight-complex="normal" style:text-overline-style="none" style:text-overline-color="font-color"/>
    </style:style>
    <style:style style:name="T8" style:family="text">
      <style:text-properties fo:font-style="normal" fo:font-weight="normal"/>
    </style:style>
    <style:style style:name="T9" style:family="text">
      <style:text-properties fo:font-style="normal" fo:font-weight="normal" style:font-style-asian="italic"/>
    </style:style>
    <style:style style:name="T10" style:family="text">
      <style:text-properties fo:font-style="normal" fo:font-weight="normal" style:font-style-asian="italic" style:font-style-complex="italic"/>
    </style:style>
    <style:style style:name="T11" style:family="text">
      <style:text-properties fo:font-style="normal" fo:font-weight="normal"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italic"/>
    </style:style>
    <style:style style:name="T14" style:family="text">
      <style:text-properties fo:font-style="normal" style:font-style-asian="italic" style:font-style-complex="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bold" style:font-style-complex="italic" style:font-weight-complex="bold"/>
    </style:style>
    <style:style style:name="T17"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font-name="Times New Roman" fo:font-size="14pt" fo:language="uk" fo:country="UA" fo:font-style="italic" style:text-underline-style="none" fo:font-weight="normal" style:font-size-asian="14pt" style:font-style-asian="italic" style:font-weight-asian="normal" style:font-size-complex="14pt" style:font-style-complex="italic" style:font-weight-complex="normal"/>
    </style:style>
    <style:style style:name="T20" style:family="text">
      <style:text-properties style:font-name="Times New Roman" fo:font-size="14pt" fo:language="uk" fo:country="UA" style:font-size-asian="14pt" style:font-size-complex="14pt"/>
    </style:style>
    <style:style style:name="T21"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2" style:family="text">
      <style:text-properties style:font-name="Times New Roman" fo:font-size="14pt" fo:font-weight="normal" style:font-size-asian="14pt" style:font-weight-asian="normal" style:font-size-complex="14pt" style:font-weight-complex="normal"/>
    </style:style>
    <style:style style:name="T23" style:family="text">
      <style:text-properties style:font-name="Times New Roman" fo:font-size="14pt" fo:font-weight="bold" style:font-size-asian="14pt" style:font-weight-asian="bold" style:font-size-complex="14pt" style:font-weight-complex="bold"/>
    </style:style>
    <style:style style:name="T24" style:family="text">
      <style:text-properties style:font-name="Times New Roman" fo:font-size="14pt" fo:letter-spacing="0.0055in" fo:language="uk" fo:country="UA" fo:background-color="transparent" style:font-size-asian="14pt" style:font-size-complex="14pt"/>
    </style:style>
    <style:style style:name="T25" style:family="text">
      <style:text-properties style:font-name="Times New Roman" fo:font-size="14pt" fo:letter-spacing="0.0055in" fo:language="uk" fo:country="UA" fo:background-color="transparent" style:font-size-asian="14pt" style:font-size-complex="14pt" style:font-style-complex="italic"/>
    </style:style>
    <style:style style:name="T26" style:family="text">
      <style:text-properties style:font-name="Times New Roman" fo:font-size="14pt" fo:letter-spacing="0.0055in" fo:language="en" fo:country="US" fo:background-color="transparent" style:font-size-asian="14pt" style:font-size-complex="14pt"/>
    </style:style>
    <style:style style:name="T27" style:family="text">
      <style:text-properties style:font-name="Times New Roman" fo:font-size="14pt" fo:letter-spacing="0.0055in" fo:language="ru" fo:country="RU" fo:background-color="transparent" style:font-size-asian="14pt" style:font-size-complex="14pt"/>
    </style:style>
    <style:style style:name="T28" style:family="text">
      <style:text-properties style:font-name="Times New Roman" fo:font-size="12pt" fo:language="uk" fo:country="UA" style:font-size-asian="12pt" style:font-size-complex="12pt"/>
    </style:style>
    <style:style style:name="T29" style:family="text">
      <style:text-properties style:font-name="Times New Roman" fo:font-size="12pt" fo:letter-spacing="0.0055in" fo:language="uk" fo:country="UA" fo:background-color="transparent" style:font-size-asian="12pt" style:font-size-complex="12pt"/>
    </style:style>
    <style:style style:name="T30" style:family="text">
      <style:text-properties style:font-name="Times New Roman" fo:font-size="12pt" fo:letter-spacing="0.0055in" fo:language="uk" fo:country="UA" fo:background-color="transparent" style:font-size-asian="12pt" style:font-size-complex="12pt" style:font-style-complex="italic"/>
    </style:style>
    <style:style style:name="T31" style:family="text">
      <style:text-properties style:font-name="Times New Roman" fo:font-size="12pt" fo:letter-spacing="0.0055in" fo:language="en" fo:country="US" fo:background-color="transparent" style:font-size-asian="12pt" style:font-size-complex="12pt"/>
    </style:style>
    <style:style style:name="T32" style:family="text">
      <style:text-properties style:font-name="Times New Roman" fo:font-size="12pt" fo:letter-spacing="0.0055in" fo:language="ru" fo:country="RU" fo:background-color="transparent" style:font-size-asian="12pt" style:font-size-complex="12pt"/>
    </style:style>
    <style:style style:name="T33" style:family="text">
      <style:text-properties style:font-name="Times New Roman" fo:font-size="10pt" fo:language="uk" fo:country="UA" style:font-size-asian="10pt" style:font-size-complex="10pt"/>
    </style:style>
    <style:style style:name="T34" style:family="text">
      <style:text-properties style:font-name="Times New Roman" fo:font-size="10pt" fo:language="uk" fo:country="UA" fo:font-weight="normal" style:font-size-asian="10pt" style:font-weight-asian="normal" style:font-size-complex="10pt" style:font-weight-complex="normal"/>
    </style:style>
    <style:style style:name="T35" style:family="text">
      <style:text-properties style:font-name="Times New Roman" fo:font-style="normal" style:text-underline-style="none" fo:font-weight="normal" style:font-style-asian="normal" style:font-weight-asian="normal" style:font-style-complex="normal" style:font-weight-complex="normal"/>
    </style:style>
    <style:style style:name="T36" style:family="text">
      <style:text-properties style:font-name="Times New Roman" fo:font-style="normal" style:text-underline-style="none" style:font-style-asian="normal" style:font-style-complex="normal"/>
    </style:style>
    <style:style style:name="T37"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38" style:family="text">
      <style:text-properties style:font-name="Times New Roman" fo:language="uk" fo:country="UA" fo:font-style="normal" fo:font-weight="normal"/>
    </style:style>
    <style:style style:name="T39" style:family="text">
      <style:text-properties style:font-name="Times New Roman" fo:language="uk" fo:country="UA" fo:font-style="normal" fo:font-weight="normal" style:font-style-asian="italic"/>
    </style:style>
    <style:style style:name="T40" style:family="text">
      <style:text-properties style:font-name="Times New Roman" fo:language="uk" fo:country="UA" fo:font-style="normal" fo:font-weight="normal" style:font-style-asian="italic" style:font-style-complex="italic"/>
    </style:style>
    <style:style style:name="T41" style:family="text">
      <style:text-properties style:font-name="Times New Roman" fo:language="uk" fo:country="UA" fo:font-style="normal" fo:font-weight="normal" style:font-style-asian="italic" style:font-weight-asian="bold" style:font-style-complex="italic"/>
    </style:style>
    <style:style style:name="T42" style:family="text">
      <style:text-properties style:font-name="Times New Roman" fo:language="uk" fo:country="UA" fo:font-style="normal" fo:font-weight="normal" style:font-style-asian="normal" style:font-style-complex="normal"/>
    </style:style>
    <style:style style:name="T43" style:family="text">
      <style:text-properties style:font-name="Times New Roman" style:text-underline-style="none" fo:font-weight="normal" style:font-weight-asian="normal" style:font-weight-complex="normal"/>
    </style:style>
    <style:style style:name="T44" style:family="text">
      <style:text-properties fo:language="en" fo:country="US"/>
    </style:style>
    <style:style style:name="T45" style:family="text">
      <style:text-properties fo:language="en" fo:country="US" fo:font-style="normal" style:font-style-asian="normal" style:font-style-complex="normal"/>
    </style:style>
    <style:style style:name="T46" style:family="text">
      <style:text-properties fo:font-weight="bold"/>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weight="bold" style:font-weight-asian="bold" style:font-style-complex="italic" style:font-weight-complex="bold"/>
    </style:style>
    <style:style style:name="T50" style:family="text">
      <style:text-properties fo:font-weight="bold" style:font-style-asian="normal" style:font-weight-asian="normal" style:font-style-complex="normal" style:font-weight-complex="normal" style:text-overline-style="none" style:text-overline-color="font-color"/>
    </style:style>
    <style:style style:name="T51" style:family="text">
      <style:text-properties fo:language="uk" fo:country="UA"/>
    </style:style>
    <style:style style:name="T52" style:family="text">
      <style:text-properties fo:language="uk" fo:country="UA" fo:font-style="normal"/>
    </style:style>
    <style:style style:name="T53" style:family="text">
      <style:text-properties fo:language="uk" fo:country="UA" fo:font-style="normal" style:font-style-asian="normal" style:font-style-complex="normal"/>
    </style:style>
    <style:style style:name="T54" style:family="text">
      <style:text-properties fo:language="uk" fo:country="UA" fo:font-style="normal" style:font-style-asian="normal" style:font-style-complex="normal" style:font-weight-complex="bold"/>
    </style:style>
    <style:style style:name="T55" style:family="text">
      <style:text-properties fo:language="uk" fo:country="UA" fo:font-style="normal" fo:font-weight="normal" style:font-style-asian="normal" style:font-weight-asian="normal" style:font-style-complex="normal" style:font-weight-complex="normal"/>
    </style:style>
    <style:style style:name="T56" style:family="text">
      <style:text-properties fo:language="uk" fo:country="UA" fo:font-style="normal" fo:font-weight="bold" style:font-style-asian="normal" style:font-weight-asian="bold" style:font-style-complex="normal" style:font-weight-complex="bold"/>
    </style:style>
    <style:style style:name="T57" style:family="text">
      <style:text-properties fo:language="uk" fo:country="UA" fo:font-style="normal" style:text-underline-style="none" fo:font-weight="normal" style:font-style-asian="normal" style:font-weight-asian="normal" style:font-style-complex="normal" style:font-weight-complex="normal"/>
    </style:style>
    <style:style style:name="T58" style:family="text">
      <style:text-properties fo:language="uk" fo:country="UA" fo:font-style="italic" style:font-style-asian="italic" style:font-style-complex="italic"/>
    </style:style>
    <style:style style:name="T59" style:family="text">
      <style:text-properties fo:language="uk" fo:country="UA" fo:font-style="italic" fo:font-weight="bold" style:font-style-asian="italic" style:font-weight-asian="bold" style:font-style-complex="italic"/>
    </style:style>
    <style:style style:name="T60" style:family="text">
      <style:text-properties fo:language="uk" fo:country="UA" style:font-style-complex="normal"/>
    </style:style>
    <style:style style:name="T61" style:family="text">
      <style:text-properties fo:language="uk" fo:country="UA" style:font-weight-complex="bold"/>
    </style:style>
    <style:style style:name="T62" style:family="text">
      <style:text-properties fo:language="uk" fo:country="UA" fo:font-weight="normal" style:font-weight-asian="normal" style:font-weight-complex="normal"/>
    </style:style>
    <style:style style:name="T63" style:family="text">
      <style:text-properties fo:language="uk" fo:country="UA" fo:font-weight="bold" style:font-weight-asian="bold" style:font-weight-complex="bold"/>
    </style:style>
    <style:style style:name="T64" style:family="text">
      <style:text-properties fo:font-size="14pt" style:font-size-asian="14pt" style:font-size-complex="14pt"/>
    </style:style>
    <style:style style:name="T65" style:family="text">
      <style:text-properties fo:font-size="14pt" style:font-size-asian="14pt" style:font-name-complex="Calibri" style:font-size-complex="14pt"/>
    </style:style>
    <style:style style:name="T66" style:family="text">
      <style:text-properties fo:font-size="14pt" fo:background-color="transparent" style:font-size-asian="14pt" style:font-size-complex="14pt"/>
    </style:style>
    <style:style style:name="T67" style:family="text">
      <style:text-properties fo:font-size="14pt" fo:background-color="transparent" style:font-name-asian="Times New Roman Cyr" style:font-size-asian="14pt" style:font-name-complex="Times New Roman Cyr" style:font-size-complex="14pt"/>
    </style:style>
    <style:style style:name="T68" style:family="text">
      <style:text-properties fo:font-size="14pt" fo:background-color="transparent" style:font-name-asian="Times New Roman" style:font-size-asian="14pt" style:font-name-complex="Times New Roman" style:font-size-complex="14pt"/>
    </style:style>
    <style:style style:name="T69" style:family="text">
      <style:text-properties fo:font-size="14pt" fo:font-weight="normal" style:font-size-asian="14pt" style:font-weight-asian="normal" style:font-size-complex="14pt" style:font-weight-complex="normal"/>
    </style:style>
    <style:style style:name="T70" style:family="text">
      <style:text-properties fo:font-size="14pt" fo:language="uk" fo:country="UA" fo:background-color="transparent" style:font-size-asian="14pt" style:font-size-complex="14pt"/>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14pt" fo:font-style="normal" style:text-underline-style="none" style:font-size-asian="14pt" style:font-style-asian="normal" style:font-name-complex="Calibri" style:font-size-complex="14pt" style:font-style-complex="normal"/>
    </style:style>
    <style:style style:name="T7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74" style:family="text">
      <style:text-properties fo:font-variant="small-caps"/>
    </style:style>
    <style:style style:name="T75" style:family="text">
      <style:text-properties fo:font-variant="small-caps" fo:color="#000000" fo:letter-spacing="0.0055in"/>
    </style:style>
    <style:style style:name="T76" style:family="text">
      <style:text-properties fo:font-size="12pt" fo:language="uk" fo:country="UA" fo:font-style="normal" style:font-size-asian="12pt" style:font-style-asian="normal" style:font-size-complex="12pt"/>
    </style:style>
    <style:style style:name="T77" style:family="text">
      <style:text-properties fo:font-size="12pt" fo:language="uk" fo:country="UA" fo:font-style="normal" style:font-size-asian="12pt" style:font-style-asian="normal" style:font-size-complex="12pt" style:font-style-complex="normal"/>
    </style:style>
    <style:style style:name="T78" style:family="text">
      <style:text-properties fo:font-size="12pt" fo:language="uk" fo:country="UA" fo:font-style="normal" fo:font-weight="normal" style:font-size-asian="12pt" style:font-style-asian="normal" style:font-weight-asian="normal" style:font-size-complex="12pt" style:font-style-complex="normal" style:font-weight-complex="normal"/>
    </style:style>
    <style:style style:name="T79" style:family="text">
      <style:text-properties fo:font-size="12pt" fo:language="uk" fo:country="UA" fo:font-style="italic" style:font-size-asian="12pt" style:font-style-asian="italic" style:font-size-complex="12pt" style:font-style-complex="italic"/>
    </style:style>
    <style:style style:name="T80" style:family="text">
      <style:text-properties fo:font-size="12pt" fo:language="uk" fo:country="UA" fo:font-style="italic" fo:font-weight="normal" style:font-size-asian="12pt" style:font-style-asian="italic" style:font-weight-asian="normal" style:font-size-complex="12pt" style:font-style-complex="italic" style:font-weight-complex="normal"/>
    </style:style>
    <style:style style:name="T81" style:family="text">
      <style:text-properties fo:font-size="12pt" fo:language="uk" fo:country="UA" fo:font-weight="normal" style:font-size-asian="12pt" style:font-weight-asian="normal" style:font-size-complex="12pt" style:font-weight-complex="normal"/>
    </style:style>
    <style:style style:name="T82" style:family="text">
      <style:text-properties fo:font-size="12pt" fo:language="uk" fo:country="UA" fo:font-weight="normal" style:font-size-asian="12pt" style:font-weight-asian="normal" style:font-size-complex="12pt" style:font-style-complex="italic" style:font-weight-complex="normal"/>
    </style:style>
    <style:style style:name="T83" style:family="text">
      <style:text-properties fo:font-size="12pt" fo:language="uk" fo:country="UA" style:font-size-asian="12pt" style:font-size-complex="12pt"/>
    </style:style>
    <style:style style:name="T84" style:family="text">
      <style:text-properties fo:font-size="12pt" fo:language="ru" fo:country="RU" fo:font-style="normal" style:font-size-asian="12pt" style:font-style-asian="normal" style:font-size-complex="12pt"/>
    </style:style>
    <style:style style:name="T85" style:family="text">
      <style:text-properties fo:font-size="12pt" fo:language="en" fo:country="US" fo:font-weight="normal" style:font-size-asian="12pt" style:font-weight-asian="normal" style:font-size-complex="12pt" style:font-weight-complex="normal"/>
    </style:style>
    <style:style style:name="T86" style:family="text">
      <style:text-properties fo:font-size="12pt" fo:language="en" fo:country="US" fo:font-weight="normal" style:font-size-asian="12pt" style:font-weight-asian="normal" style:font-size-complex="12pt" style:font-style-complex="italic" style:font-weight-complex="normal"/>
    </style:style>
    <style:style style:name="T87" style:family="text">
      <style:text-properties style:font-name-asian="Times New Roman1" style:font-name-complex="Times New Roman1"/>
    </style:style>
    <style:style style:name="T88" style:family="text">
      <style:text-properties style:font-name-asian="Droid Sans Fallback" style:font-name-complex="Lohit Hindi"/>
    </style:style>
    <style:style style:name="T89" style:family="text">
      <style:text-properties fo:font-variant="normal" fo:text-transform="none" fo:color="#000000" fo:letter-spacing="normal"/>
    </style:style>
    <style:style style:name="T90" style:family="text">
      <style:text-properties fo:font-variant="normal" fo:text-transform="none" fo:color="#000000"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91" style:family="text">
      <style:text-properties fo:font-variant="normal" fo:text-transform="none" fo:color="#000000" fo:letter-spacing="normal" fo:language="uk" fo:country="UA" fo:font-style="normal" fo:font-weight="normal"/>
    </style:style>
    <style:style style:name="T92" style:family="text">
      <style:text-properties fo:font-variant="normal" fo:text-transform="none" fo:color="#000000" fo:letter-spacing="normal" fo:font-style="normal" fo:font-weight="normal"/>
    </style:style>
    <style:style style:name="T93" style:family="text">
      <style:text-properties fo:font-variant="normal" fo:text-transform="none" fo:color="#000000" fo:letter-spacing="normal" fo:font-weight="bold" style:font-weight-asian="bold" style:font-weight-complex="bold"/>
    </style:style>
    <style:style style:name="T94" style:family="text">
      <style:text-properties fo:font-variant="normal" fo:text-transform="none" fo:color="#000000" fo:letter-spacing="normal" fo:font-style="italic" style:font-style-asian="italic" style:font-style-complex="italic"/>
    </style:style>
    <style:style style:name="T95"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6"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97" style:family="text">
      <style:text-properties fo:font-variant="normal" fo:text-transform="none" fo:color="#000000" style:font-name="Times New Roman"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98" style:family="text">
      <style:text-properties fo:font-variant="normal" fo:text-transform="none" fo:color="#000000" style:font-name="Times New Roman" fo:letter-spacing="normal" fo:language="uk" fo:country="UA" fo:font-style="normal"/>
    </style:style>
    <style:style style:name="T99" style:family="text">
      <style:text-properties fo:font-variant="normal" fo:text-transform="none" fo:color="#000000" style:font-name="Times New Roman"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100" style:family="text">
      <style:text-properties fo:font-variant="normal" fo:text-transform="none" fo:color="#000000" style:font-name="Times New Roman" fo:letter-spacing="normal" fo:language="uk" fo:country="UA" fo:font-style="normal" fo:font-weight="normal"/>
    </style:style>
    <style:style style:name="T101" style:family="text">
      <style:text-properties fo:font-variant="normal" fo:text-transform="none"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0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03" style:family="text">
      <style:text-properties fo:font-variant="normal" fo:text-transform="none" fo:color="#000000" style:font-name="Times New Roman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4" style:family="text">
      <style:text-properties fo:font-variant="normal" fo:text-transform="none" fo:color="#000000" style:font-name="Times New Roman1"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105" style:family="text">
      <style:text-properties fo:font-variant="normal" fo:text-transform="none" fo:color="#000000" style:font-name="Times New Roman1" fo:letter-spacing="normal" fo:font-weight="bold" style:font-weight-asian="bold" style:font-weight-complex="bold"/>
    </style:style>
    <style:style style:name="T106" style:family="text">
      <style:text-properties fo:font-variant="normal" fo:text-transform="none" fo:color="#000000" style:font-name="Times New Roman2" fo:letter-spacing="0.0008in" fo:language="ru" fo:country="RU" fo:font-style="normal" style:font-style-asian="normal" style:font-weight-asian="normal" style:font-weight-complex="normal"/>
    </style:style>
    <style:style style:name="T107" style:family="text">
      <style:text-properties fo:font-variant="normal" fo:text-transform="none" fo:color="#000000" style:font-name="Times New Roman2" fo:letter-spacing="normal" fo:language="ru" fo:country="RU" fo:font-style="normal" style:font-style-asian="normal" style:font-weight-asian="normal" style:font-weight-complex="normal"/>
    </style:style>
    <style:style style:name="T108" style:family="text">
      <style:text-properties fo:font-variant="normal" fo:text-transform="none" fo:letter-spacing="normal"/>
    </style:style>
    <style:style style:name="T109" style:family="text">
      <style:text-properties fo:font-variant="normal" fo:text-transform="none" fo:letter-spacing="normal" fo:font-style="normal"/>
    </style:style>
    <style:style style:name="T110" style:family="text">
      <style:text-properties fo:font-variant="normal" fo:text-transform="none" fo:letter-spacing="normal" fo:font-style="normal" fo:font-weight="normal"/>
    </style:style>
    <style:style style:name="T111" style:family="text">
      <style:text-properties fo:font-variant="normal" fo:text-transform="none" fo:letter-spacing="normal" fo:font-style="normal" fo:font-weight="normal" style:font-style-asian="normal" style:font-style-complex="normal"/>
    </style:style>
    <style:style style:name="T112" style:family="text">
      <style:text-properties fo:font-variant="normal" fo:text-transform="none" fo:letter-spacing="normal" fo:font-style="normal" fo:font-weight="normal" style:font-style-asian="normal" style:font-weight-asian="bold" style:font-style-complex="normal" style:font-weight-complex="bold"/>
    </style:style>
    <style:style style:name="T113" style:family="text">
      <style:text-properties fo:font-variant="normal" fo:text-transform="none" fo:letter-spacing="normal" fo:font-style="normal" fo:font-weight="normal" style:font-weight-asian="bold" style:font-weight-complex="bold"/>
    </style:style>
    <style:style style:name="T114" style:family="text">
      <style:text-properties fo:font-variant="normal" fo:text-transform="none" fo:letter-spacing="normal" fo:font-style="normal" fo:font-weight="normal" style:font-style-complex="italic"/>
    </style:style>
    <style:style style:name="T115" style:family="text">
      <style:text-properties fo:font-variant="normal" fo:text-transform="none" fo:letter-spacing="normal" fo:font-style="normal" fo:font-weight="normal" style:font-weight-asian="normal" style:font-style-complex="italic" style:font-weight-complex="normal"/>
    </style:style>
    <style:style style:name="T116" style:family="text">
      <style:text-properties fo:font-variant="normal" fo:text-transform="none" fo:letter-spacing="normal" fo:font-style="normal" fo:font-weight="normal" style:font-style-asian="italic"/>
    </style:style>
    <style:style style:name="T117" style:family="text">
      <style:text-properties fo:font-variant="normal" fo:text-transform="none" fo:letter-spacing="normal" fo:font-style="normal" fo:font-weight="normal" style:font-style-asian="italic" style:font-style-complex="italic" style:text-overline-style="none" style:text-overline-color="font-color"/>
    </style:style>
    <style:style style:name="T118" style:family="text">
      <style:text-properties fo:font-variant="normal" fo:text-transform="none" fo:letter-spacing="normal" fo:font-style="normal" fo:font-weight="normal" style:font-size-asian="14pt" style:font-size-complex="14pt"/>
    </style:style>
    <style:style style:name="T119" style:family="text">
      <style:text-properties fo:font-variant="normal" fo:text-transform="none" fo:letter-spacing="normal" fo:font-style="normal" fo:font-weight="normal" style:font-size-asian="14pt" style:font-weight-asian="bold" style:font-size-complex="14pt" style:font-weight-complex="bold"/>
    </style:style>
    <style:style style:name="T120" style:family="text">
      <style:text-properties fo:font-variant="normal" fo:text-transform="none" fo:letter-spacing="normal" fo:font-style="normal" style:font-weight-asian="bold" style:font-weight-complex="bold"/>
    </style:style>
    <style:style style:name="T121" style:family="text">
      <style:text-properties fo:font-variant="normal" fo:text-transform="none" fo:letter-spacing="normal" fo:font-style="normal" style:font-style-asian="normal" style:font-style-complex="normal"/>
    </style:style>
    <style:style style:name="T122" style:family="text">
      <style:text-properties fo:font-variant="normal" fo:text-transform="none" fo:letter-spacing="normal" fo:font-style="normal" style:font-style-asian="normal" style:font-weight-asian="bold" style:font-style-complex="normal" style:font-weight-complex="bold"/>
    </style:style>
    <style:style style:name="T123" style:family="text">
      <style:text-properties fo:font-variant="normal" fo:text-transform="none" fo:letter-spacing="normal" fo:font-style="normal" fo:font-weight="bold" style:font-weight-asian="bold" style:font-style-complex="italic" style:font-weight-complex="bold"/>
    </style:style>
    <style:style style:name="T124" style:family="text">
      <style:text-properties fo:font-variant="normal" fo:text-transform="none" fo:letter-spacing="normal" fo:font-style="normal" fo:font-weight="bold" style:font-weight-asian="bold" style:font-weight-complex="bold"/>
    </style:style>
    <style:style style:name="T125" style:family="text">
      <style:text-properties fo:font-variant="normal" fo:text-transform="none" fo:letter-spacing="normal" fo:font-style="italic"/>
    </style:style>
    <style:style style:name="T126" style:family="text">
      <style:text-properties fo:font-variant="normal" fo:text-transform="none" fo:letter-spacing="normal" fo:font-style="italic" fo:font-weight="normal"/>
    </style:style>
    <style:style style:name="T127" style:family="text">
      <style:text-properties fo:font-variant="normal" fo:text-transform="none" fo:letter-spacing="normal" fo:font-style="italic" fo:font-weight="normal" style:font-size-asian="14pt" style:font-size-complex="14pt"/>
    </style:style>
    <style:style style:name="T128" style:family="text">
      <style:text-properties fo:font-variant="normal" fo:text-transform="none" fo:letter-spacing="normal" fo:font-style="italic" fo:font-weight="normal" style:font-style-asian="italic" style:font-style-complex="italic" style:text-overline-style="none" style:text-overline-color="font-color"/>
    </style:style>
    <style:style style:name="T129" style:family="text">
      <style:text-properties fo:font-variant="normal" fo:text-transform="none" fo:letter-spacing="normal" style:font-weight-asian="bold" style:font-weight-complex="bold"/>
    </style:style>
    <style:style style:name="T130" style:family="text">
      <style:text-properties fo:font-variant="normal" fo:text-transform="none" fo:letter-spacing="normal" fo:font-weight="bold"/>
    </style:style>
    <style:style style:name="T131" style:family="text">
      <style:text-properties fo:font-variant="normal" fo:text-transform="none" style:use-window-font-color="true" fo:letter-spacing="normal" fo:font-style="normal" fo:font-weight="bold"/>
    </style:style>
    <style:style style:name="T132" style:family="text">
      <style:text-properties fo:font-variant="normal" fo:text-transform="none" style:use-window-font-color="true" fo:letter-spacing="normal" fo:font-style="normal" fo:font-weight="normal"/>
    </style:style>
    <style:style style:name="T133" style:family="text">
      <style:text-properties fo:font-variant="normal" fo:text-transform="none" style:use-window-font-color="true" fo:letter-spacing="normal" fo:font-style="normal" fo:font-weight="normal" style:font-style-asian="normal" style:font-weight-asian="normal" style:font-style-complex="normal" style:font-weight-complex="normal" style:text-overline-style="none" style:text-overline-color="font-color"/>
    </style:style>
    <style:style style:name="T134" style:family="text">
      <style:text-properties fo:font-variant="normal" fo:text-transform="none" style:use-window-font-color="true" fo:letter-spacing="normal" fo:font-style="normal" fo:font-weight="normal" style:font-style-asian="normal" style:font-weight-asian="bold" style:font-style-complex="normal" style:font-weight-complex="bold"/>
    </style:style>
    <style:style style:name="T135" style:family="text">
      <style:text-properties fo:font-variant="normal" fo:text-transform="none" style:use-window-font-color="true" fo:letter-spacing="normal" fo:font-style="normal" fo:font-weight="normal" style:font-weight-asian="bold" style:font-weight-complex="bold"/>
    </style:style>
    <style:style style:name="T136" style:family="text">
      <style:text-properties fo:font-variant="normal" fo:text-transform="none" style:use-window-font-color="true" fo:letter-spacing="normal" fo:font-style="italic" fo:font-weight="normal"/>
    </style:style>
    <style:style style:name="T137" style:family="text">
      <style:text-properties fo:font-variant="normal" fo:text-transform="none" style:use-window-font-color="true" fo:letter-spacing="normal" fo:font-style="italic" fo:font-weight="normal" style:font-style-asian="normal" style:font-weight-asian="normal" style:font-style-complex="normal" style:font-weight-complex="normal" style:text-overline-style="none" style:text-overline-color="font-color"/>
    </style:style>
    <style:style style:name="T138" style:family="text">
      <style:text-properties fo:font-variant="normal" fo:text-transform="none" style:use-window-font-color="true" fo:letter-spacing="normal" fo:font-style="italic" fo:font-weight="bold"/>
    </style:style>
    <style:style style:name="T139" style:family="text">
      <style:text-properties fo:font-variant="normal" fo:text-transform="none" style:use-window-font-color="true" style:font-name="Times New Roman" fo:font-size="14pt" fo:letter-spacing="normal" fo:font-style="normal" fo:font-weight="normal" style:font-size-asian="14pt" style:font-size-complex="14pt"/>
    </style:style>
    <style:style style:name="T140" style:family="text">
      <style:text-properties fo:font-variant="normal" fo:text-transform="none" style:use-window-font-color="true" style:font-name="Times New Roman" fo:font-size="14pt" fo:letter-spacing="normal" fo:font-style="normal" fo:font-weight="normal" style:font-size-asian="14pt" style:font-style-asian="normal" style:font-weight-asian="bold" style:font-size-complex="14pt" style:font-style-complex="normal" style:font-weight-complex="bold"/>
    </style:style>
    <style:style style:name="T141" style:family="text">
      <style:text-properties fo:font-variant="normal" fo:text-transform="none" style:use-window-font-color="true" style:font-name="Times New Roman" fo:font-size="14pt" fo:letter-spacing="normal" fo:font-style="italic" fo:font-weight="normal" style:font-size-asian="14pt" style:font-size-complex="14pt"/>
    </style:style>
    <style:style style:name="T142" style:family="text">
      <style:text-properties fo:font-variant="normal" fo:text-transform="none" style:use-window-font-color="true" style:font-name="Times New Roman" fo:font-size="14pt" fo:letter-spacing="normal" fo:language="uk" fo:country="UA" fo:font-style="normal" fo:font-weight="normal" style:font-size-asian="14pt" style:font-size-complex="14pt"/>
    </style:style>
    <style:style style:name="T143" style:family="text">
      <style:text-properties fo:font-variant="normal" fo:text-transform="none" style:use-window-font-color="true" style:font-name="Times New Roman" fo:letter-spacing="normal" fo:language="uk" fo:country="UA" fo:font-style="normal" fo:font-weight="normal"/>
    </style:style>
    <style:style style:name="T144" style:family="text">
      <style:text-properties fo:font-variant="normal" fo:text-transform="none" style:use-window-font-color="true" style:font-name="Times New Roman" fo:letter-spacing="normal" fo:language="uk" fo:country="UA" fo:font-style="normal" fo:font-weight="normal" style:font-style-asian="normal" style:font-weight-asian="normal" style:font-style-complex="normal" style:font-weight-complex="normal" style:text-overline-style="none" style:text-overline-color="font-color"/>
    </style:style>
    <style:style style:name="T145" style:family="text">
      <style:text-properties fo:font-variant="normal" fo:text-transform="none" style:font-name="Times New Roman" fo:letter-spacing="normal" fo:language="uk" fo:country="UA" fo:font-style="normal"/>
    </style:style>
    <style:style style:name="T146" style:family="text">
      <style:text-properties fo:font-variant="normal" fo:text-transform="none" style:font-name="Times New Roman" fo:letter-spacing="normal" fo:language="uk" fo:country="UA" fo:font-style="normal" fo:font-weight="normal"/>
    </style:style>
    <style:style style:name="T147" style:family="text">
      <style:text-properties fo:font-variant="normal" fo:text-transform="none" style:font-name="Times New Roman" fo:letter-spacing="normal" fo:language="uk" fo:country="UA" fo:font-style="normal" fo:font-weight="normal" style:font-size-asian="14pt" style:font-size-complex="14pt"/>
    </style:style>
    <style:style style:name="T148" style:family="text">
      <style:text-properties fo:font-variant="normal" fo:text-transform="none" fo:color="#222222" fo:font-size="12pt" fo:letter-spacing="normal" fo:font-style="normal" fo:font-weight="normal" style:font-size-asian="12pt" style:font-size-complex="12pt"/>
    </style:style>
    <style:style style:name="T149" style:family="text">
      <style:text-properties fo:font-variant="normal" fo:text-transform="none" fo:color="#222222" style:font-name="Times New Roman" fo:font-size="14pt" fo:letter-spacing="normal" fo:font-weight="normal" style:font-size-asian="14pt" style:font-weight-asian="normal" style:font-size-complex="14pt" style:font-weight-complex="normal"/>
    </style:style>
    <style:style style:name="T150" style:family="text">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T151" style:family="text">
      <style:text-properties fo:font-variant="normal" fo:text-transform="none" fo:color="#222222" style:font-name="Times New Roman" fo:font-size="12pt" fo:letter-spacing="normal" fo:font-weight="normal" style:font-size-asian="12pt" style:font-weight-asian="normal" style:font-size-complex="12pt" style:font-weight-complex="normal"/>
    </style:style>
    <style:style style:name="T152"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153" style:family="text">
      <style:text-properties fo:font-style="italic"/>
    </style:style>
    <style:style style:name="T154" style:family="text">
      <style:text-properties fo:font-style="italic" style:font-style-asian="italic"/>
    </style:style>
    <style:style style:name="T155" style:family="text">
      <style:text-properties fo:font-style="italic" style:font-style-asian="italic" style:font-style-complex="italic"/>
    </style:style>
    <style:style style:name="T156" style:family="text">
      <style:text-properties fo:font-style="italic" fo:font-weight="bold" style:font-style-asian="italic" style:font-weight-asian="bold"/>
    </style:style>
    <style:style style:name="T157" style:family="text">
      <style:text-properties fo:font-style="italic" fo:font-weight="bold" style:font-style-asian="italic" style:font-weight-asian="bold" style:font-style-complex="italic"/>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fo:font-style="italic" fo:font-weight="bold" style:font-style-asian="italic" style:font-weight-asian="bold" style:font-weight-complex="bold"/>
    </style:style>
    <style:style style:name="T160" style:family="text">
      <style:text-properties fo:font-style="italic" fo:font-weight="normal"/>
    </style:style>
    <style:style style:name="T161" style:family="text">
      <style:text-properties fo:font-style="italic" fo:font-weight="normal" style:font-style-asian="italic" style:font-weight-asian="normal" style:font-style-complex="italic" style:font-weight-complex="normal"/>
    </style:style>
    <style:style style:name="T162" style:family="text">
      <style:text-properties fo:font-style="italic" fo:font-weight="normal" style:font-style-asian="italic" style:font-weight-asian="normal" style:font-weight-complex="normal"/>
    </style:style>
    <style:style style:name="T163" style:family="text">
      <style:text-properties fo:font-weight="normal"/>
    </style:style>
    <style:style style:name="T164" style:family="text">
      <style:text-properties fo:font-weight="normal" style:font-weight-asian="normal" style:font-weight-complex="normal"/>
    </style:style>
    <style:style style:name="T165" style:family="text">
      <style:text-properties fo:font-weight="normal" style:font-weight-asian="normal" style:font-style-complex="italic" style:font-weight-complex="normal"/>
    </style:style>
    <style:style style:name="T166" style:family="text">
      <style:text-properties fo:font-weight="normal" style:font-style-asian="normal" style:font-weight-asian="bold" style:font-style-complex="normal" style:font-weight-complex="bold"/>
    </style:style>
    <style:style style:name="T167" style:family="text">
      <style:text-properties fo:font-weight="normal" style:font-style-complex="italic"/>
    </style:style>
    <style:style style:name="T168" style:family="text">
      <style:text-properties fo:font-weight="normal" style:font-weight-complex="normal"/>
    </style:style>
    <style:style style:name="T169" style:family="text">
      <style:text-properties style:font-style-asian="normal" style:font-weight-asian="bold" style:font-style-complex="normal" style:font-weight-complex="bold"/>
    </style:style>
    <style:style style:name="T170" style:family="text">
      <style:text-properties style:font-style-asian="normal" style:font-weight-asian="normal" style:font-style-complex="normal" style:font-weight-complex="normal" style:text-overline-style="none" style:text-overline-color="font-color"/>
    </style:style>
    <style:style style:name="T171" style:family="text">
      <style:text-properties style:font-style-complex="italic"/>
    </style:style>
    <style:style style:name="T172" style:family="text">
      <style:text-properties fo:text-transform="uppercase"/>
    </style:style>
    <style:style style:name="T173" style:family="text">
      <style:text-properties fo:text-transform="uppercase" fo:font-weight="bold" style:font-weight-asian="bold"/>
    </style:style>
    <style:style style:name="T174" style:family="text">
      <style:text-properties fo:text-transform="uppercase" fo:font-weight="bold" style:font-weight-asian="bold" style:font-style-complex="italic" style:font-weight-complex="bold"/>
    </style:style>
    <style:style style:name="T175" style:family="text">
      <style:text-properties fo:text-transform="uppercase" fo:font-weight="bold" style:font-weight-asian="bold" style:font-weight-complex="bold"/>
    </style:style>
    <style:style style:name="T176" style:family="text">
      <style:text-properties fo:text-transform="uppercase" fo:font-style="normal" fo:font-weight="bold" style:font-style-asian="normal" style:font-weight-asian="bold" style:font-style-complex="italic" style:font-weight-complex="bold"/>
    </style:style>
    <style:style style:name="T177" style:family="text">
      <style:text-properties fo:text-transform="uppercase" style:font-name="Times New Roman" fo:language="uk" fo:country="UA" fo:font-weight="normal" style:font-weight-asian="normal" style:font-weight-complex="normal"/>
    </style:style>
    <style:style style:name="T178" style:family="text">
      <style:text-properties fo:text-transform="uppercase" style:font-name="Times New Roman" fo:language="ru" fo:country="RU" fo:font-weight="normal" style:font-weight-asian="normal" style:font-weight-complex="normal"/>
    </style:style>
    <style:style style:name="T179" style:family="text">
      <style:text-properties style:font-weight-asian="bold" style:font-weight-complex="bold"/>
    </style:style>
    <style:style style:name="T180" style:family="text">
      <style:text-properties style:font-weight-asian="normal" style:font-weight-complex="normal"/>
    </style:style>
    <style:style style:name="T181" style:family="text">
      <style:text-properties style:font-weight-complex="bold"/>
    </style:style>
    <style:style style:name="T182" style:family="text">
      <style:text-properties style:font-style-asian="italic"/>
    </style:style>
    <style:style style:name="T183" style:family="text">
      <style:text-properties style:font-weight-complex="normal"/>
    </style:style>
    <style:style style:name="T184" style:family="text">
      <style:text-properties fo:language="ru" fo:country="RU"/>
    </style:style>
    <style:style style:name="T185" style:family="text">
      <style:text-properties fo:color="#000000" style:font-name="Times New Roman" fo:letter-spacing="0.0055in" fo:font-style="normal" style:text-underline-style="none" fo:font-weight="normal" style:font-style-asian="normal" style:font-weight-asian="normal" style:font-style-complex="italic" style:font-weight-complex="bold"/>
    </style:style>
    <style:style style:name="T186" style:family="text">
      <style:text-properties fo:color="#000000" style:font-name="Times New Roman" fo:letter-spacing="0.0055in" fo:font-style="normal" style:text-underline-style="none" fo:font-weight="normal" style:font-style-asian="normal" style:font-weight-asian="normal" style:font-style-complex="normal" style:font-weight-complex="normal"/>
    </style:style>
    <style:style style:name="T187" style:family="text">
      <style:text-properties fo:color="#000000" style:font-name="Times New Roman" fo:letter-spacing="0.0055in" fo:language="ru" fo:country="RU" fo:font-style="normal" style:text-underline-style="none" fo:font-weight="normal" style:font-style-asian="normal" style:font-weight-asian="normal" style:font-style-complex="italic" style:font-weight-complex="bold"/>
    </style:style>
    <style:style style:name="T188" style:family="text">
      <style:text-properties fo:color="#000000" style:font-name="Times New Roman" fo:letter-spacing="0.0055in" fo:language="ru" fo:country="RU" fo:font-style="normal" style:text-underline-style="none" fo:background-color="transparent" style:font-style-asian="normal" style:font-style-complex="normal"/>
    </style:style>
    <style:style style:name="T189" style:family="text">
      <style:text-properties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90" style:family="text">
      <style:text-properties fo:color="#000000" style:font-name="Times New Roman" fo:letter-spacing="0.0055in" fo:language="uk" fo:country="UA" fo:font-style="normal" style:text-underline-style="none" fo:background-color="transparent" style:font-style-asian="normal" style:font-style-complex="normal"/>
    </style:style>
    <style:style style:name="T191" style:family="text">
      <style:text-properties fo:color="#000000" style:font-name="Times New Roman" fo:letter-spacing="0.0055in" fo:language="en" fo:country="US" fo:font-style="normal" style:text-underline-style="none" fo:background-color="transparent" style:font-style-asian="normal" style:font-style-complex="normal"/>
    </style:style>
    <style:style style:name="T192" style:family="text">
      <style:text-properties fo:color="#000000" style:font-name="Times New Roman" fo:font-size="14pt" fo:letter-spacing="0.0055in" fo:language="uk" fo:country="UA" fo:font-style="normal" fo:font-weight="normal"/>
    </style:style>
    <style:style style:name="T193" style:family="text">
      <style:text-properties fo:color="#000000" fo:letter-spacing="0.0055in"/>
    </style:style>
    <style:style style:name="T194" style:family="text">
      <style:text-properties fo:color="#000000"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95" style:family="text">
      <style:text-properties style:language-asian="ru" style:country-asian="RU"/>
    </style:style>
    <style:style style:name="T196" style:family="text">
      <style:text-properties style:font-name-asian="Times New Roman Cyr" style:font-name-complex="Times New Roman Cyr"/>
    </style:style>
    <style:style style:name="T197" style:family="text">
      <style:text-properties fo:letter-spacing="0.0055in" fo:background-color="transparent"/>
    </style:style>
    <style:style style:name="T198" style:family="text">
      <style:text-properties fo:letter-spacing="0.0055in" fo:background-color="transparent" style:font-style-complex="italic"/>
    </style:style>
    <style:style style:name="T199" style:family="text">
      <style:text-properties fo:letter-spacing="0.0055in" fo:language="en" fo:country="US" fo:background-color="transparent"/>
    </style:style>
    <style:style style:name="T200" style:family="text">
      <style:text-properties fo:letter-spacing="0.0055in" fo:font-style="italic" fo:background-color="transparent" style:font-style-asian="italic" style:font-style-complex="italic"/>
    </style:style>
    <style:style style:name="T201" style:family="text">
      <style:text-properties fo:background-color="transparent"/>
    </style:style>
    <style:style style:name="T202" style:family="text">
      <style:text-properties fo:letter-spacing="0.0008in" fo:language="ru" fo:country="RU"/>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а, б, .., аа, аб, ... (ru)">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а, б, .., аа, бб, ... (ru)">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use-index-marks="false">
          <text:index-title-template text:style-name="Д_5f_Згл._20_Общий">Зміст</text:index-title-template>
          <text:table-of-content-entry-template text:outline-level="1" text:style-name="Д_5f_Оглавление">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Д_5f_Згл._20_Глава"/>
            <text:index-source-style text:style-name="Д_5f_Згл._20_Общий"/>
          </text:index-source-styles>
          <text:index-source-styles text:outline-level="2">
            <text:index-source-style text:style-name="Д_5f_Згл._20_Пункт"/>
          </text:index-source-styles>
        </text:table-of-content-source>
        <text:index-body>
          <text:index-title text:style-name="Sect2" text:name="Оглавление1_Head">
            <text:h text:style-name="P73" text:outline-level="1"><text:soft-page-break/>Зміст</text:h>
          </text:index-title>
          <text:p text:style-name="P74"><text:a xlink:type="simple" xlink:href="#__RefHeading__18019_1600925806" text:style-name="Index_20_Link" text:visited-style-name="Index_20_Link">Вступ<text:tab/>5</text:a></text:p>
          <text:p text:style-name="P74"><text:a xlink:type="simple" xlink:href="#__RefHeading__18021_1600925806" text:style-name="Index_20_Link" text:visited-style-name="Index_20_Link">1. Розділ І. Деривація та способи словотворення в сучасній українській літературній мові<text:tab/>15</text:a></text:p>
          <text:p text:style-name="P74"><text:a xlink:type="simple" xlink:href="#__RefHeading__34953_1443281443" text:style-name="Index_20_Link" text:visited-style-name="Index_20_Link"><text:s/>1.1 Таблиця способів словотворення<text:tab/>25</text:a></text:p>
          <text:p text:style-name="P74"><text:a xlink:type="simple" xlink:href="#__RefHeading__18023_1600925806" text:style-name="Index_20_Link" text:visited-style-name="Index_20_Link"><text:s text:c="2"/>1.1.1 Суфіксальний спосіб<text:tab/>27</text:a></text:p>
          <text:p text:style-name="P74"><text:a xlink:type="simple" xlink:href="#__RefHeading__18025_1600925806" text:style-name="Index_20_Link" text:visited-style-name="Index_20_Link"><text:s text:c="2"/>1.1.2 Префіксальний спосіб<text:tab/>28</text:a></text:p>
          <text:p text:style-name="P74"><text:a xlink:type="simple" xlink:href="#__RefHeading__18027_1600925806" text:style-name="Index_20_Link" text:visited-style-name="Index_20_Link"><text:s text:c="2"/>1.1.3 Постфіксальний спосіб<text:tab/>29</text:a></text:p>
          <text:p text:style-name="P74"><text:a xlink:type="simple" xlink:href="#__RefHeading__18029_1600925806" text:style-name="Index_20_Link" text:visited-style-name="Index_20_Link"><text:s text:c="2"/>1.1.4 Суфіксально-префіксальний спосіб<text:tab/>29</text:a></text:p>
          <text:p text:style-name="P74"><text:a xlink:type="simple" xlink:href="#__RefHeading__18031_1600925806" text:style-name="Index_20_Link" text:visited-style-name="Index_20_Link"><text:s text:c="2"/>1.1.5 Суфіксально-постфіксальний спосіб<text:tab/>30</text:a></text:p>
          <text:p text:style-name="P74"><text:a xlink:type="simple" xlink:href="#__RefHeading__18033_1600925806" text:style-name="Index_20_Link" text:visited-style-name="Index_20_Link"><text:s text:c="2"/>1.1.6 Суфіксально-префіксально-постфіксальний спосіб<text:tab/>31</text:a></text:p>
          <text:p text:style-name="P74"><text:a xlink:type="simple" xlink:href="#__RefHeading__18035_1600925806" text:style-name="Index_20_Link" text:visited-style-name="Index_20_Link"><text:s text:c="2"/>1.1.7 Префіксально-постфіксальний спосіб<text:tab/>31</text:a></text:p>
          <text:p text:style-name="P74"><text:a xlink:type="simple" xlink:href="#__RefHeading__18037_1600925806" text:style-name="Index_20_Link" text:visited-style-name="Index_20_Link"><text:s text:c="2"/>1.1.8 Спосіб основоскладання<text:tab/>32</text:a></text:p>
          <text:p text:style-name="P74"><text:a xlink:type="simple" xlink:href="#__RefHeading__18039_1600925806" text:style-name="Index_20_Link" text:visited-style-name="Index_20_Link"><text:s text:c="2"/>1.1.9 Спосіб словоскладання<text:tab/>33</text:a></text:p>
          <text:p text:style-name="P74"><text:a xlink:type="simple" xlink:href="#__RefHeading__18041_1600925806" text:style-name="Index_20_Link" text:visited-style-name="Index_20_Link"><text:s text:c="2"/>1.1.10 Абревіатурний спосіб<text:tab/>34</text:a></text:p>
          <text:p text:style-name="P74"><text:a xlink:type="simple" xlink:href="#__RefHeading__18043_1600925806" text:style-name="Index_20_Link" text:visited-style-name="Index_20_Link"><text:s text:c="2"/>1.1.11 Спосіб зрощення<text:tab/>35</text:a></text:p>
          <text:p text:style-name="P74"><text:a xlink:type="simple" xlink:href="#__RefHeading__18045_1600925806" text:style-name="Index_20_Link" text:visited-style-name="Index_20_Link"><text:s text:c="2"/>1.1.13 Універбаційний спосіб<text:tab/>36</text:a></text:p>
          <text:p text:style-name="P74"><text:a xlink:type="simple" xlink:href="#__RefHeading__18047_1600925806" text:style-name="Index_20_Link" text:visited-style-name="Index_20_Link"><text:s text:c="2"/>1.1.14 Конверсійний спосіб<text:tab/>37</text:a></text:p>
          <text:p text:style-name="P74"><text:a xlink:type="simple" xlink:href="#__RefHeading__18049_1600925806" text:style-name="Index_20_Link" text:visited-style-name="Index_20_Link"><text:s text:c="2"/>1.1.15 Флективний спосіб<text:tab/>38</text:a></text:p>
          <text:p text:style-name="P74"><text:a xlink:type="simple" xlink:href="#__RefHeading__18053_1600925806" text:style-name="Index_20_Link" text:visited-style-name="Index_20_Link">2. Розділ ІІ. Індивідуально-авторське словотворення у збірці В. Стуса «Палімпсести»<text:tab/>40</text:a></text:p>
          <text:p text:style-name="P74"><text:a xlink:type="simple" xlink:href="#__RefHeading__18055_1600925806" text:style-name="Index_20_Link" text:visited-style-name="Index_20_Link"><text:s/>2.1 Словникова стаття. Характеристика слів реєстру<text:tab/>42</text:a></text:p>
          <text:p text:style-name="P74"><text:a xlink:type="simple" xlink:href="#__RefHeading__18057_1600925806" text:style-name="Index_20_Link" text:visited-style-name="Index_20_Link"><text:s/>2.2 Умовні позначення<text:tab/>44</text:a></text:p>
          <text:p text:style-name="P74"><text:a xlink:type="simple" xlink:href="#__RefHeading__18059_1600925806" text:style-name="Index_20_Link" text:visited-style-name="Index_20_Link"><text:s/>2.3 Словник індивідуально‑авторських новотворів В. Стуса<text:tab/>46</text:a></text:p>
          <text:p text:style-name="P74"><text:a xlink:type="simple" xlink:href="#__RefHeading__18061_1600925806" text:style-name="Index_20_Link" text:visited-style-name="Index_20_Link">3. Розділ ІІІ. Структурно‑семантичні та стилістичні функції індивідуально‑авторської лексики В. Стуса<text:tab/>141</text:a></text:p>
          <text:p text:style-name="P74"><text:a xlink:type="simple" xlink:href="#__RefHeading__18063_1600925806" text:style-name="Index_20_Link" text:visited-style-name="Index_20_Link">Висновки<text:tab/>155</text:a></text:p>
          <text:p text:style-name="P74"><text:a xlink:type="simple" xlink:href="#__RefHeading__55132_178389612" text:style-name="Index_20_Link" text:visited-style-name="Index_20_Link">Список використаної літератури<text:tab/>157</text:a></text:p>
        </text:index-body>
      </text:table-of-content>
      <text:h text:style-name="P25" text:outline-level="1"><text:bookmark text:name="__RefHeading__18019_1600925806"/>Вступ<text:bookmark-end text:name="__RefHeading__18019_1600925806"/></text:h>
      <text:p text:style-name="P31">Той, хто продукує оказіоналізм-новацію,<text:tab/><text:tab/><text:tab/></text:p>
      <text:p text:style-name="P31">свідомо деформує норму і відчуває при цьому<text:tab/><text:tab/></text:p>
      <text:p text:style-name="P31">естетичне задоволення від своїх мовотворчих<text:tab/><text:tab/></text:p>
      <text:p text:style-name="P31">здібностей, а той, хто сприймає, дивується<text:tab/><text:tab/></text:p>
      <text:p text:style-name="P31">хистові автора і &lt;…&gt; дістає естетичне<text:tab/><text:tab/></text:p>
      <text:p text:style-name="P31">задоволення від співучасті в акті творчості, від<text:tab/></text:p>
      <text:p text:style-name="P31">розуміння своєї підготовленості до цього акту.<text:tab/></text:p>
      <text:p text:style-name="P44">В. Чабаненко</text:p>
      <text:p text:style-name="Д_5f_Абзац_20_после_20_таблицы"><text:span text:style-name="T3">Увага до проблем оказіональних утворень протягом останніх десятиліть значно активізувалася, їх вивчення стає більш скрупульозним. Цьому сприяє загальна орієнтація сучасного мовознавства на комплексний аналіз мовних явищ у взаємодії їх структурних і комунікативно-функціональних характеристик, необхідність дослідження мовної еволюції у всіх її виявах, посилення інтересу до вивчення проблем неології, дериватології, прагматики.</text:span><text:span text:style-name="T3"><text:note text:id="ftn1" text:note-class="footnote"><text:note-citation>1</text:note-citation><text:note-body><text:p text:style-name="Д_5f_Сноска_5f_Постраничная">Колоїз Ж. В. Українська оказіональна деривація: Монографія. — Київ: Акцент, 2007. — С. 5</text:p></text:note-body></text:note></text:span></text:p>
      <text:p text:style-name="Д_5f_Основной_20_текст">Серед неологізмів виділяють загальномовні та індивідуально-авторські. Саме авторські неологізми, які є предметом цього дослідження, називають ще художніми, поетичними, стилістичними. Інколи для позначення цього поняття використовують термін <text:span text:style-name="T12">оказіоналізм</text:span>.</text:p>
      <text:p text:style-name="Д_5f_Основной_20_текст">Кінець ХХ століття, за влучним висловом О. Земської, називають «віком оказіоналізмів»<text:note text:id="ftn2" text:note-class="footnote"><text:note-citation>2</text:note-citation><text:note-body><text:p text:style-name="P45">Земская Е. А. Активные процессы современного словопроизводства // Русский язык конца ХХ столетия (1985‑1995). — Москва: Языки русской культуры, 1996. — С. 128</text:p></text:note-body></text:note>, адже саме в цей період з’являються каскади неузуальних знаків, які, демонструючи «розкутість і розкріпачення», прийшли на зміну «невиразності та стандарту».<text:note text:id="ftn3" text:note-class="footnote"><text:note-citation>3</text:note-citation><text:note-body><text:p text:style-name="Д_5f_Сноска_5f_Постраничная">Колоїз Ж. В. Українська оказіональна деривація: Монографія. — Київ: Акцент, 2007. — С. 8</text:p></text:note-body></text:note></text:p>
      <text:p text:style-name="Д_5f_Основной_20_текст"><text:span text:style-name="T63">Оказіоналізм</text:span><text:span text:style-name="T51"> (від латинського </text:span><text:span text:style-name="T45">occasionalis </text:span><text:span text:style-name="T44">—</text:span><text:span text:style-name="T51"> випадковий) — незвичне, </text:span><text:soft-page-break/><text:span text:style-name="T51">здебільшого експресивно забарвлене слово, утворене з порушенням законів словотворення чи мовної норми й існує лише в певному контексті, в якому воно виникло. Оказіоналізми зіставляються зі словами узуальними, від неологізмів відрізняються тим, що зберігають свою новизну незалежно від реального часу їх утворення. Оказіоналізми створюється авторами літературного твору з певною стилістичною метою. Розрізняють Оказіоналізми авторські, дитячі та розмовні, що побутують в усному мовленні, як правило, вони стають фактами загальнонародної мови.</text:span><text:span text:style-name="T51"><text:note text:id="ftn5" text:note-class="footnote"><text:note-citation>1</text:note-citation><text:note-body><text:p text:style-name="Д_5f_Сноска_5f_Постраничная">Українська мова: Енциклопедія. / Редкол.: Русанівський В. М., Тараненко О. О., Зяблюк М. П. та ін.  — К.: Українська енциклопедія, 2000. — С. ???</text:p></text:note-body></text:note></text:span></text:p>
      <text:p text:style-name="Д_5f_Основной_20_текст"><text:span text:style-name="T51">Проте не всі вчені визнають рівнозначність термінів на позначення авторських неологізмів. Зокрема, літературознавець Анатолій Ткаченко пропонує таке розмежування: «неологізми — тільки поширені, а оказіоналізми — принагідні авторські новотворення. В усякому разі, це ширше, ніж стилістичні неологізми, бо ж не завжди нове слово є неодмінною ознакою певного стилю. Частіше це — авторська знахідка (миттєво-спонтанно чи й продумано), яка допомагає краще передати душевний порух, настрій, кут зору, нюанс думки, своєрідність відчуття і т. д.».</text:span><text:span text:style-name="T51"><text:note text:id="ftn116" text:note-class="footnote"><text:note-citation>2</text:note-citation><text:note-body><text:p text:style-name="Д_5f_Сноска_5f_Постраничная"><text:span text:style-name="T51">Ткаченко А. О. Мистецтво слова: Вступ до літературознавства: Підручник. — К., 2003. — С. ???</text:span></text:p></text:note-body></text:note></text:span></text:p>
      <text:p text:style-name="Д_5f_Основной_20_текст">Отже, оказіоналізми, чи авторські неологізми, створюють переважно письменники, поети. Як відзначає Жанна Колоїз: «творчий індивідуум, насамперед письменник, у процесі практичної діяльності завжди відчуває потребу в небуденному, оригінальному вираженні думки, у підсилювально-впливовому найменуванні вже названих понять. А відтак оказіональне словотворення є ідеальним засобом для реалізації індивідуально авторських задумів як у номінації нових реалій дійсності, так і в переномінації вже названих у мові предметів, явищ, понять».</text:p>
      <text:p text:style-name="Д_5f_Основной_20_текст">Ця ж дослідниця пише, що «увага до проблем оказіонально утворених слів протягом останніх десятиліть є значно активніша, їх вивчення стало <text:soft-page-break/>більш інтенсивним».<text:note text:id="ftn117" text:note-class="footnote"><text:note-citation>1</text:note-citation><text:note-body><text:p text:style-name="Д_5f_Сноска_5f_Постраничная">Колоїз Ж. В. Українська оказіональна деривація: Монографія. — Київ: Акцент, 2007. — С. ???</text:p></text:note-body></text:note> З’являється багато статей, досліджень оказіоналізмів як у творчості окремих авторів так і за певними їх типами, як-от номінації осіб чи відфраземні деривати-неологізми. Серед дослідників цієї проблеми Жанна Колоїз, Олександр Стішов, Святослав Караванський, Віталій Русанівський та ін. Крім цього, проблема авторських неологізмів розглядається у всіх працях з лексикології, у літературознавчих дослідженнях мови художніх творів.<text:note text:id="ftn118" text:note-class="footnote"><text:note-citation>2</text:note-citation><text:note-body><text:p text:style-name="Д_5f_Сноска_5f_Постраничная">Шміло. — С. 1</text:p></text:note-body></text:note></text:p>
      <text:p text:style-name="Д_5f_Основной_20_текст"><text:span text:style-name="T3">Термін «</text:span><text:span text:style-name="T4">неологія</text:span><text:span text:style-name="T3">» використовується передусім для означення сукупності неологізмів, які, «зокрема суспільно-політична лексика, вивчаються здебільшого в плані загальних словотвірних, лексико-семантичних та стилістичних тенденцій розвитку».</text:span></text:p>
      <text:p text:style-name="Д_5f_Основной_20_текст">Традиційне ототожнення неологізму з новим словом явно свідчить про звуження визначення цього терміна і спонукає до слушного запитання: Що все ж таки слід вкладати в поняття «неологізм» і на основі чого здійснювати систематизацію неологічного матеріалу?<text:span text:style-name="T3"><text:note text:id="ftn6" text:note-class="footnote"><text:note-citation>3</text:note-citation><text:note-body><text:p text:style-name="Д_5f_Сноска_5f_Постраничная">Українська мова: Енциклопедія. / Редкол.: Русанівський В. М., Тараненко О. О., Зяблюк М. П. та ін.  — К.: Українська енциклопедія, 2000. — С. 377</text:p></text:note-body></text:note></text:span></text:p>
      <text:p text:style-name="Д_5f_Основной_20_текст"><text:span text:style-name="T3">У перекладі з грецької </text:span><text:span text:style-name="T4">неологізм</text:span><text:span text:style-name="T3"> у буквальному витлумаченні означає «нове слово» і саме через слово (лише через слово) пояснюється в багатьох теоретичних розвідках. «Неологізми — це слова, які з’явилися в мові як певні значущі одиниці, але ще не увійшли до активного словникового запасу».</text:span><text:span text:style-name="T3"><text:note text:id="ftn7" text:note-class="footnote"><text:note-citation>4</text:note-citation><text:note-body><text:p text:style-name="Д_5f_Сноска_5f_Постраничная">Шанский Н. М. Неологизмы // Лексикология современного русского языка: Пособие для студентов пед. ин‑тов. — Москва: Просвещение, 1964. — С. 156</text:p></text:note-body></text:note></text:span><text:span text:style-name="T3"> До розряду неологізмів зараховують новопредставлені лексеми, що, отримавши нову, нетрадиційну форму вираження, набувають, відповідно, й нового, нетрадиційного змісту. Подібні визначення з’ясовують сутність, так би мовити, лексичних неологізмів, «у яких на тому чи іншому етапі розвитку мови новими є і зміст, і звукова оболонка слова».</text:span><text:span text:style-name="T3"><text:note text:id="ftn8" text:note-class="footnote"><text:note-citation>5</text:note-citation><text:note-body><text:p text:style-name="P45">Сучасна українська літературна мова: Лексика і фразеологія / За заг. ред. І. К. Білодіда. — К.: Наукова думка, 1973. — С. 243</text:p></text:note-body></text:note></text:span><text:span text:style-name="T3"> Термінологічне сполучення </text:span><text:soft-page-break/><text:span text:style-name="T3">«лексичний неологізм»</text:span><text:span text:style-name="T3"><text:note text:id="ftn9" text:note-class="footnote"><text:note-citation>1</text:note-citation><text:note-body><text:p text:style-name="Д_5f_Сноска_5f_Постраничная">Фомина М. И. Новые слова и их типы // Современный русский язык: Лексикология. — Москва: Высшая школа, 1990. — С. 290</text:p></text:note-body></text:note></text:span><text:span text:style-name="T3"> логічно передбачає, що, крім названого типу, мали б мати місце й інші, бо використання для означення одного і того ж мовного явища подвійної термінології позбавлене будь-якого смислу. А тому згодом лексичним неологізмам починають протиставляти семантичні, «у яких стара звукова оболонка слова наповнюється новим змістом».</text:span><text:span text:style-name="T3"><text:note text:id="ftn10" text:note-class="footnote"><text:note-citation>2</text:note-citation><text:note-body><text:p text:style-name="P45">Сучасна українська літературна мова: Лексика і фразеологія / За заг. ред. І. К. Білодіда. — К.: Наукова думка, 1973. — С. 243</text:p></text:note-body></text:note></text:span></text:p>
      <text:p text:style-name="Д_5f_Основной_20_текст"><text:span text:style-name="T57">Яскравою особливістю стильової манери Василя Стуса є неологізація його поетичної мови. Неологізми, як слова, що рідко вживаються мовцями, належать до пасивної лексики. Проте у поезії В. Стуса результати авторського словотворення ми віднесемо швидше до активного шару лексики.</text:span></text:p>
      <text:p text:style-name="Д_5f_Основной_20_текст"><text:span text:style-name="T57">У</text:span><text:span text:style-name="T57"> поезії Василя Стуса оказіоналізми є часто повторюваним явищем, яке надає яскравості вираженню думки, допомагає формуванню оригінального стилю, свідчить про непересічний світогляд автора.</text:span><text:span text:style-name="T57"><text:note text:id="ftn4" text:note-class="footnote"><text:note-citation>3</text:note-citation><text:note-body><text:p text:style-name="Д_5f_Сноска_5f_Постраничная">Шміло. — С. 1</text:p></text:note-body></text:note></text:span></text:p>
      <text:p text:style-name="Д_5f_Основной_20_текст"><text:span text:style-name="T18">Василь Стус </text:span><text:span text:style-name="T17">—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17">Караюсь, мучусь, але не каюсь»</text:span></text:span><text:span text:style-name="T17">. Людина, яка говорила правду. 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span></text:p>
      <text:p text:style-name="Д_5f_Основной_20_текст">Перша полотняна сорочка з кишенькою, перша свитка, у якій ходив до школи, перший біль - співчуття, коли на його очах сусід-татарин зарізав лошака. «Я плакав — так було шкода», а коли сусід хотів нагодувати кониною, «ревма ревів, аби не присилував до такого гріха».</text:p>
      <text:p text:style-name="Д_5f_Основной_20_текст">Це було першим випробуванням раннього стоїцизму. Пізніше, вже в мордовських таборах, він не раз оголошуватиме голодовку протесту проти <text:soft-page-break/>нелюдського ставлення до в’язнів і, можливо, згадуватиме «гарного, молоденького» лошака, якому татарин на його очах перерізав горло.</text:p>
      <text:p text:style-name="Д_5f_Основной_20_текст">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Д_5f_Основной_20_текст">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 Сковороди, Шевченка, Довженка та багатьох інших поборників правди і свободи.</text:p>
      <text:p text:style-name="Д_5f_Основной_20_текст">Василь Стус вважав, що воля — найвище в світі, чого потребує людина.</text:p>
      <text:p text:style-name="Д_5f_Основной_20_текст"><text:span text:style-name="Emphasis"><text:span text:style-name="T19">...Сто чорних тіней довжаться, ростуть</text:span></text:span></text:p>
      <text:p text:style-name="Д_5f_Основной_20_текст"><text:span text:style-name="Emphasis"><text:span text:style-name="T19">І вже, як ліс соснової малечі,</text:span></text:span></text:p>
      <text:p text:style-name="Д_5f_Основной_20_текст"><text:span text:style-name="Emphasis"><text:span text:style-name="T19">Устріч рушають. Вдатися до втечі,</text:span></text:span></text:p>
      <text:p text:style-name="Д_5f_Основной_20_текст"><text:span text:style-name="Emphasis"><text:span text:style-name="T19">Стежину власну, ніби дріт згорнуть?</text:span></text:span></text:p>
      <text:p text:style-name="Д_5f_Основной_20_текст"><text:span text:style-name="Emphasis"><text:span text:style-name="T19">Ні. Вистояти. Вистояти. Ні —</text:span></text:span></text:p>
      <text:p text:style-name="Д_5f_Основной_20_текст"><text:span text:style-name="Emphasis"><text:span text:style-name="T19">Стояти. Тільки тут, у цьому полі,</text:span></text:span></text:p>
      <text:p text:style-name="Д_5f_Основной_20_текст"><text:span text:style-name="Emphasis"><text:span text:style-name="T19">Що наче льон, і власної неволі</text:span></text:span></text:p>
      <text:p text:style-name="Д_5f_Основной_20_текст"><text:span text:style-name="Emphasis"><text:span text:style-name="T19">Спізнати тут на рідній чужині.</text:span></text:span></text:p>
      <text:p text:style-name="Д_5f_Основной_20_текст">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Д_5f_Основной_20_текст"><text:span text:style-name="Emphasis"><text:span text:style-name="T17">«У суботу, 4 вересня, під час виступу автора фільму та його учасників, а 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text:span></text:span><text:soft-page-break/><text:span text:style-name="Emphasis"><text:span text:style-name="T17">кривавого 1933 року надто близька, щоб не можна було реагувати на будь-які подібні симптоми. Чисто психологічно, чисто громадянськи я не міг </text:span></text:span><text:span text:style-name="Emphasis"><text:span text:style-name="T17">стриматись. Я вважаю, що в таких умовах мовчанка є злочином...».</text:span></text:span></text:p>
      <text:p text:style-name="Д_5f_Основной_20_текст"><text:span text:style-name="T21">Другим документом визначальної ваги було «Двоє слів читачеві» — передмова до збірки поезій «Зимові дерева». Ця збірка —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text:span><text:span text:style-name="T21"><text:note text:id="ftn11" text:note-class="footnote"><text:note-citation>1</text:note-citation><text:note-body><text:p text:style-name="Д_5f_Сноска_5f_Постраничная"><text:a xlink:type="simple" xlink:href="http://blog.i.ua/community/3252/752359/"><text:span text:style-name="T51">Документальна трилогія «Просвітлої дороги свічка чорна». Пам’яті Василя Стуса</text:span></text:a></text:p></text:note-body></text:note></text:span></text:p>
      <text:p text:style-name="Д_5f_Основной_20_текст">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p>
      <text:p text:style-name="Д_5f_Основной_20_текст"><text:span text:style-name="T21">Хто знайомий з віршами Стуса, той знає, наскільки вони є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text:span><text:span text:style-name="T21">тлумаченні деяких слів та словосполучень.</text:span><text:span text:style-name="T21"><text:note text:id="ftn12" text:note-class="footnote"><text:note-citation>2</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Поетична творчість В. Стуса під час «тривання на межі» <text:soft-page-break/>ознаменувалась невольничою збіркою «Палімпсести».<text:note text:id="ftn13" text:note-class="footnote"><text:note-citation>1</text:note-citation><text:note-body><text:p text:style-name="Д_5f_Сноска_5f_Постраничная"><text:a xlink:type="simple" xlink:href="http://stus.kiev.ua/stusoznavstvo.files/11%20Rar1.zip">Олег Рарицький. «Палімпсести» Василя </text:a><text:a xlink:type="simple" xlink:href="http://stus.kiev.ua/stusoznavstvo.files/11%20Rar1.zip">Стуса — </text:a><text:a xlink:type="simple" xlink:href="http://stus.kiev.ua/stusoznavstvo.files/11%20Rar1.zip">духовна домінанта.</text:a></text:p></text:note-body></text:note></text:p>
      <text:p text:style-name="Д_5f_Основной_20_текст"><text:span text:style-name="T64">Саме так — </text:span><text:span text:style-name="T71">палімпсестами </text:span><text:span text:style-name="T64">—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 визначення, що зближувало його творче самовираження з тим давнім, забутим, історично зумовленим способом фіксування нового змісту?</text:span><text:span text:style-name="T64"><text:note text:id="ftn14" text:note-class="footnote"><text:note-citation>2</text:note-citation><text:note-body><text:p text:style-name="Д_5f_Сноска_5f_Постраничная"><text:span text:style-name="T30">Коцюбинська М. Х. Новітні Палімпсести (Кілька думок про феномен Василя Стуса) // «Філософська і соціологічна думка», 1990, № 2. </text:span><text:span text:style-name="T29">— </text:span><text:span text:style-name="T31">C. </text:span><text:span text:style-name="T32">1 ???</text:span></text:p></text:note-body></text:note></text:span></text:p>
      <text:p text:style-name="Д_5f_Основной_20_текст">Михайлина Коцюбинська вбачає в цьому кілька асоціацій ідей, що накладаються одна на одну, творячи багатозначний образ.</text:p>
      <text:p text:style-name="Д_5f_Основной_20_текст">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Д_5f_Основной_20_текст">У поезії Стуса весь час нашаровуються різні стани душі, які на перший погляд<text:span text:style-name="T74"> </text:span>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інш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p>
      <text:p text:style-name="Д_5f_Основной_20_текст"><text:span text:style-name="T21">Та й сама доля Стусова, його «дорога долі, дорога болю», має в собі </text:span><text:soft-page-break/><text:span text:style-name="T21">щось від палімпсестів. Мав мужність стерти свою звичну, «таку, як у всіх» життєву дорогу і прокласти нову, свою, яка неминуче (і він це розумів) вела </text:span><text:span text:style-name="T21">людину такої емоційної наснаги, такого кришталевого сумління, такої абсолютної безкомпромісності, як він, на Голгофу.</text:span><text:span text:style-name="T21"><text:note text:id="ftn15" text:note-class="footnote"><text:note-citation>1</text:note-citation><text:note-body><text:p text:style-name="Д_5f_Сноска_5f_Постраничная"><text:span text:style-name="T30">Коцюбинська М. Х. Новітні Палімпсести (Кілька думок про феномен Василя Стуса) // «Філософська і соціологічна думка», 1990, № 2. </text:span><text:span text:style-name="T29">— </text:span><text:span text:style-name="T31">C. </text:span><text:span text:style-name="T32">100</text:span></text:p></text:note-body></text:note></text:span></text:p>
      <text:p text:style-name="Д_5f_Основной_20_текст"><text:span text:style-name="T21">Починаючи підготовку «Палімпсестів», що складають дві книги третього тому видання</text:span><text:span text:style-name="T21"><text:note text:id="ftn16" text:note-class="footnote"><text:note-citation>2</text:note-citation><text:note-body><text:p text:style-name="P45">Стус В. Зібрання творів: У 4‑х т., 6‑ти кн. — Львів: Просвіта, 1999.</text:p></text:note-body></text:note></text:span><text:span text:style-name="T21">,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text:span><text:span text:style-name="T21"><text:note text:id="ftn17" text:note-class="footnote"><text:note-citation>3</text:note-citation><text:note-body><text:p text:style-name="Д_5f_Сноска_5f_Постраничная"><text:a xlink:type="simple" xlink:href="http://stus.kiev.ua/stusoznavstvo.files/7%20D.Stus2.zip">Дмитро Стус. «ПАЛІМПСЕСТИ Василя Стуса</text:a><text:span text:style-name="T28">»</text:span></text:p></text:note-body></text:note></text:span></text:p>
      <text:p text:style-name="Д_5f_Основной_20_текст"><text:span text:style-name="T66">Мова цього поета дуже чиста і багата. З’являються теж в нього шукання словних новотворів. Але і в цьому випадку, як і в уживанні давніх слів, поет звертається до шукання з ціллю різкішої передачі змісту. Можливо, в своїм поетичнім стилі Стус себе ще повністю не знайшов. Але він на дорозі, а методи його шукання диктовані його великою любов’ю до України, до її минулого і майбутнього, якого візія з’являється дуже несподівано в моментах, здається, найбільшого пригноблення.</text:span><text:span text:style-name="T66"><text:note text:id="ftn18" text:note-class="footnote"><text:note-citation>4</text:note-citation><text:note-body><text:p text:style-name="Д_5f_Сноска_5f_Постраничная"><text:span text:style-name="T76">Шум А. Поезія Василя Стуса // «Зимові дерева», Брюссель, Література і мистецтво, 1970, </text:span><text:span text:style-name="T84">С. 1‑2</text:span></text:p></text:note-body></text:note></text:span></text:p>
      <text:p text:style-name="Д_5f_Основной_20_текст"><text:span text:style-name="T64">Поезія В. Стуса глибока і велична. Увесь світ, увесь життєвий простір увібрала вона. Вічністю дихають її рядки. І сам поет говорить: «Мені здається я живу завжди».</text:span><text:span text:style-name="T64"><text:note text:id="ftn19" text:note-class="footnote"><text:note-citation>5</text:note-citation><text:note-body><text:p text:style-name="P55">Піддубська І.<text:span text:style-name="T51"> </text:span><text:span text:style-name="T83">Функціональне навантаження дієслівних часових і способових форм у поезіях В. Стуса //</text:span>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p></text:note-body></text:note></text:span></text:p>
      <text:p text:style-name="Д_5f_Основной_20_текст"><text:span text:style-name="T21">Кожен вірш, кожен поетичний твір, не кажучи вже про збірку, народжується, очевидно, на небесах. І мова тут не лише про унікальність </text:span><text:soft-page-break/><text:span text:style-name="T21">творчого акту, завдяки якому постає текст. Мова про цілу низку побутових </text:span><text:span text:style-name="T21">ситуацій, що уможливлюють не лише написання, а й збереження створеного.</text:span><text:span text:style-name="T21"><text:note text:id="ftn20" text:note-class="footnote"><text:note-citation>1</text:note-citation><text:note-body><text:p text:style-name="Д_5f_Сноска_5f_Постраничная"><text:span text:style-name="T33"><text:s/></text:span><text:a xlink:type="simple" xlink:href="http://stus.kiev.ua/stusoznavstvo.files/7%20D.Stus2.zip">Дмитро Стус. «ПАЛІМПСЕСТИ Василя Стуса</text:a><text:span text:style-name="T33">»</text:span></text:p></text:note-body></text:note></text:span></text:p>
      <text:p text:style-name="Д_5f_Основной_20_текст"><text:span text:style-name="T21">Іншою проблемою, яку довелося вирішувати Василю Стусу при </text:span><text:span text:style-name="T21">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span text:style-name="T21"><text:note text:id="ftn21" text:note-class="footnote"><text:note-citation>2</text:note-citation><text:note-body><text:p text:style-name="Д_5f_Сноска_5f_Постраничная"><text:span text:style-name="T33"><text:s/></text:span><text:a xlink:type="simple" xlink:href="http://stus.kiev.ua/stusoznavstvo.files/7%20D.Stus2.zip">Дмитро Стус. «ПАЛІМПСЕСТИ Василя Стуса</text:a><text:span text:style-name="T34">»</text:span></text:p></text:note-body></text:note></text:span></text:p>
      <text:p text:style-name="Д_5f_Основной_20_текст"><text:span text:style-name="T22">Саме відсутністю такого всебічного дослідження пояснюється </text:span><text:span text:style-name="T23">актуальність </text:span><text:span text:style-name="T22">роботи.</text:span></text:p>
      <text:p text:style-name="Д_5f_Основной_20_текст">Актуальність дослідження індивідуальних новотворів засвідчує також ряд дисертаційних робіт, які безпосередньо порушують проблеми індивідуально-авторської неології, як ось: «Структурно-семантична та стилістична характеристика авторських неологізмів у творах О. Гончара» Л. Пашко (1994 р.), «Індивідуально-авторські неологізми (оказіоналізми) в сучасній поезії (60-90 роки)» В. Герман (1999 р.), «Оказіоналізми у творчості Павла Загребельного: структурно-семантичний і стилістичний аспекти» Т. Юрченко (2003 р.).</text:p>
      <text:p text:style-name="Д_5f_Основной_20_текст">Дослідження проводилося на <text:span text:style-name="T48">матеріалах наукових праць</text:span>:</text:p>
      <text:list xml:id="list1722527660" text:style-name="L1">
        <text:list-item>
          <text:p text:style-name="P77">Словник поетичної мови Василя Стуса. Рідковживані слова та індивідуально‑авторські новотвори / Уклад. Л. В. Оліфіренко. — К.: Абрис, 2003. — 90 с.</text:p>
        </text:list-item>
        <text:list-item>
          <text:p text:style-name="P77">Стус В. Зібрання творів: У 4‑х т., 6‑ти кн. — Львів: Просвіта, 1999.</text:p>
        </text:list-item>
        <text:list-item>
          <text:p text:style-name="P77">Бусел В. Т. Великий тлумачний словник сучасної української мови. — <text:soft-page-break/>Київ, Ірпінь. — Перун, 2005. — 1728 с.</text:p>
        </text:list-item>
      </text:list>
      <text:p text:style-name="Д_5f_Основной_20_текст"><text:span text:style-name="T48">Тема дослідження </text:span><text:span text:style-name="T3">— індивідуально-авторські новотвори у збірці В. Стуса «Палімпсести».</text:span></text:p>
      <text:p text:style-name="Д_5f_Основной_20_текст"><text:span text:style-name="T48">Метою роботи </text:span>є дослідження та опис індивідуально-авторських новотворів і аналіз отриманих результатів.</text:p>
      <text:p text:style-name="Д_5f_Основной_20_текст"><text:span text:style-name="T48">Об’єктом дослідження</text:span> в роботі виступає збірка В. Стуса «Палімпсести».</text:p>
      <text:p text:style-name="Д_5f_Основной_20_текст"><text:span text:style-name="T48">Предметом дослідження</text:span> є індивідуально‑авторські новотвори, знайдені у збірці В. Стуса «Палімпсести».</text:p>
      <text:p text:style-name="P37">Завдання дипломної роботи:</text:p>
      <text:list xml:id="list881254611" text:style-name="L2">
        <text:list-item>
          <text:p text:style-name="P79">опрацювати статті та книги відомих учених, науковців з даної теми;</text:p>
        </text:list-item>
        <text:list-item>
          <text:p text:style-name="P78">розглянути життєвий і творчий шлях письменника;</text:p>
        </text:list-item>
        <text:list-item>
          <text:p text:style-name="P78">розкрити теоретичні питання деривації та неології, підтверджувати їх прикладами;</text:p>
        </text:list-item>
        <text:list-item>
          <text:p text:style-name="P78">розглянути основні способи словотворення в сучасній українській літературній мові;</text:p>
        </text:list-item>
        <text:list-item>
          <text:p text:style-name="P79">розглянути основні критерії класифікації неологізмів;</text:p>
        </text:list-item>
        <text:list-item>
          <text:p text:style-name="P78"><text:span text:style-name="T65">познайомитися з матеріалами с</text:span><text:span text:style-name="T72">ловника поетичної мови Василя Стуса</text:span><text:span text:style-name="T72"><text:note text:id="ftn22" text:note-class="footnote"><text:note-citation>1</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90 с.</text:p></text:note-body></text:note></text:span><text:span text:style-name="T72">, використовувати його як джерельну базу;</text:span></text:p>
        </text:list-item>
        <text:list-item>
          <text:p text:style-name="P78"><text:span text:style-name="T72">укласти словник індивідуально-авторських новотворів письменника.</text:span></text:p>
        </text:list-item>
      </text:list>
      <text:list xml:id="list655865122" text:style-name="L3">
        <text:list-header>
          <text:h text:style-name="P59" text:outline-level="1"><text:bookmark text:name="__RefHeading__18021_1600925806"/>1. Розділ І. Деривація та способи словотворення в сучасній українській літературній мові<text:bookmark-end text:name="__RefHeading__18021_1600925806"/></text:h>
        </text:list-header>
      </text:list>
      <text:p text:style-name="Д_5f_Основной_20_текст">Словотвір як окрема галузь лінгвістичної науки формується протягом останніх десятиліть. Дедалі чіткіше вимальовуються контури цієї мовознавчої дисципліни, уточнюються її основні поняття і терміни, визначаються й нові напрями досліджень.</text:p>
      <text:p text:style-name="Д_5f_Основной_20_текст">Термін <text:span text:style-name="T44">«</text:span><text:span text:style-name="T48">деривація</text:span>» має двояке значення:</text:p>
      <text:list xml:id="list1744081367" text:style-name="L4">
        <text:list-item>
          <text:p text:style-name="P80">це сама система словотвірної будови мови, яка утворювалася за своїми внутрішніми законами протягом усього історичного розвитку мови;<text:note text:id="ftn23" text:note-class="footnote"><text:note-citation>2</text:note-citation><text:note-body><text:p text:style-name="Д_5f_Сноска_5f_Постраничная">Вакарюк Л., Панцьо С. Українська мова. Морфеміка і словотвір. — Тернопіль, 2004, C. 89</text:p></text:note-body></text:note></text:p>
        </text:list-item>
        <text:list-item>
          <text:p text:style-name="P80">вчення про словотвірну будову мови як мовознавчу дисципліну.</text:p>
        </text:list-item>
      </text:list>
      <text:p text:style-name="Д_5f_Основной_20_текст">Перше значення — словотвір як процес є первинним, а друге — словотвір як вчення про словотвірну будову мови — вторинним.<text:note text:id="ftn24" text:note-class="footnote"><text:note-citation>2</text:note-citation><text:note-body><text:p text:style-name="Д_5f_Сноска_5f_Постраничная"><text:span text:style-name="Emphasis"><text:span text:style-name="T102">Ковалик</text:span></text:span><text:span text:style-name="T151"> </text:span><text:span text:style-name="T152">І. І. </text:span><text:span text:style-name="Emphasis"><text:span text:style-name="T102">Вчення</text:span></text:span><text:span text:style-name="T151"> </text:span><text:span text:style-name="T152">про </text:span><text:span text:style-name="Emphasis"><text:span text:style-name="T102">словотвір</text:span></text:span><text:span text:style-name="T152">. — </text:span><text:span text:style-name="Emphasis"><text:span text:style-name="T102">Львів</text:span></text:span><text:span text:style-name="T152">: Вид‑во </text:span><text:span text:style-name="Emphasis"><text:span text:style-name="T102">Львів</text:span></text:span><text:span text:style-name="T152">. ун‑ту, </text:span><text:span text:style-name="Emphasis"><text:span text:style-name="T102">1961</text:span></text:span><text:span text:style-name="T152">. — </text:span><text:span text:style-name="Emphasis"><text:span text:style-name="T102">Вип</text:span></text:span><text:span text:style-name="T152">. </text:span><text:span text:style-name="Emphasis"><text:span text:style-name="T102">2</text:span></text:span><text:span text:style-name="T152">. —С. 54</text:span></text:p></text:note-body></text:note></text:p>
      <text:p text:style-name="Д_5f_Основной_20_текст">Словотвір, як і мову в цілому, можна вивчати у двох аспектах: діахронічному і синхронічному.</text:p>
      <text:p text:style-name="Д_5f_Основной_20_текст"><text:span text:style-name="T48">Діахронічний</text:span> (історичний) словотвір — це вчення про словотвірні процеси та закономірності, які простежуються у похідних словах; про формування словотвірної системи мови, її зміни, розвиток, зміни у структурі похідних слів.</text:p>
      <text:p text:style-name="Д_5f_Основной_20_текст"><text:span text:style-name="T48">Синхронічний</text:span> (описовий) — це вчення про похідну лексику у її взаємовідношенні з іншими словами на певному етапі розвитку мови протягом певного часу.<text:note text:id="ftn25" text:note-class="footnote"><text:note-citation>3</text:note-citation><text:note-body><text:p text:style-name="Д_5f_Сноска_5f_Постраничная">Вакарюк Л., Панцьо С. Українська мова. Морфеміка і словотвір. — Тернопіль, 2004, C. 89</text:p></text:note-body></text:note></text:p>
      <text:p text:style-name="Д_5f_Основной_20_текст">Об’єктом словотвору є слово, яке вивчається також в інших розділах лінгвістичної науки. У словотворі розглядаються не всі слова, а тільки похідні і не самі по собі, а в їх відношеннях з відповідними твірними, у їх зв’язку з іншими похідними, однотипними за способом словотворення, за моделлю. Компонентами словотвірних відношень є похідність за формою і <text:soft-page-break/>мотивованість за смислом. Отже, об’єктом словотвору є похідні лексичні одиниці, які розглядаються не лише як окремі похідні слова, а як певні категорії слів, що мають спільні формальні і семантичні ознаки. Об’єкт словотвору визначає і його завдання. Основними завданнями словотвору є вивчення структури похідного слова, його складових частин та різних взаємозв’язків між ними. До важливих завдань словотвору належать:</text:p>
      <text:list xml:id="list1229821857" text:style-name="L5">
        <text:list-item>
          <text:p text:style-name="P81">вивчення конкретних формальних і семантичних ознак похідних слів, якими вони відрізняються від непохідних;</text:p>
        </text:list-item>
        <text:list-item>
          <text:p text:style-name="P81">встановлення принципів розрізнення похідних і непохідних слів, вивчення способів словотворення, словотворчих ресурсів, за якими визначається спосіб словотворення;</text:p>
        </text:list-item>
        <text:list-item>
          <text:p text:style-name="P81">виявлення основних закономірностей і тенденцій, що активно діють у словотворчих процесах постійного збагачення лексичного складу новими утвореннями.<text:note text:id="ftn26" text:note-class="footnote"><text:note-citation>1</text:note-citation><text:note-body><text:p text:style-name="Д_5f_Сноска_5f_Постраничная"><text:span text:style-name="T148">Ковалик І. І. Вступ. Дериватологія (словотвір) як самостійна лінгвістична дисципліна та її місце у системі науки про мову / Словотвір суч. укр. літ. Мови. — К.: Наукова думка, 1979. — С. </text:span>7</text:p></text:note-body></text:note></text:p>
        </text:list-item>
      </text:list>
      <text:p text:style-name="Д_5f_Основной_20_текст"><text:span text:style-name="T48">Похідне слово</text:span> — це найменша одиниця словотвірної системи. З формального боку її треба трактувати як найменше «синтагматичне ціле», як комбінацію одиниць нижчого порядку.</text:p>
      <text:p text:style-name="Д_5f_Основной_20_текст">Похідне слово — центр, точка перетину формальних та семантичних зв’язків. Словотвірна структура похідних слів має подвійну природу: залежність від частини мови твірної основи і частини мови самої похідної основи.</text:p>
      <text:p text:style-name="Д_5f_Основной_20_текст">Похідне слово виникає в мові як результат процесів словотворення, які у підсумку зводяться до процесів комбінаторики та «складання» морфем. Розуміння реальних шляхів виникнення похідного слова зумовлює можливість адекватного аналізу його формальної організації шляхом аналізу окремих компонентів його структур<text:span text:style-name="T87">‪‫‪‏‪</text:span><text:span text:style-name="T88"> —</text:span> твірної основи і форманта.</text:p>
      <text:p text:style-name="Д_5f_Основной_20_текст">Комбінаторний характер похідного слова в ході здійснення словотвірного аналізу вимагає не лише виявлення твірної основи та <text:soft-page-break/>форманта, а, насамперед, — з’ясування словотвірної структури похідного слова. Термін «словотвірна структура похідного слова» набув поширення у науковій літературі, однак розуміється вченими по-різному і досить часто сплутується з іншим терміном — «морфемна (морфологічна) структура слова».</text:p>
      <text:p text:style-name="Д_5f_Основной_20_текст"><text:span text:style-name="T48">Словотвірна стуктура</text:span> — це подільність слова на елементи, які безпосередньо беруть участь у творенні даного слова.</text:p>
      <text:p text:style-name="Д_5f_Основной_20_текст">Отже, словотвірна структура слова — це поняття, значно ширше, ніж поняття морфемної будови (стуктури), оскільки за допомогою цього поняття виявляється сукупність тих словотворчих елементів, які виражають не лише форму, але й зміст похідного слова.</text:p>
      <text:p text:style-name="Д_5f_Основной_20_текст">Незважаючи на той факт, що словотвірна структура пов’язана, головним чином, з формальним боком похідного слова, через неї виражається словотвірне значення. Причому бінарність формальних засобів зумовлює і бінарність наявного у похідному слові словотвірного значення. Всі афікси у слові мають зв’язане значення, яке реалізується лише в єдності зі значенням відповідної основи. Тому обидва структурні елементи слова хоча і сприймаються як «рівноправні партнери словотвірної моделі», виступають як компоненти взаємопов’язані та взаємозумовлені.</text:p>
      <text:p text:style-name="Д_5f_Основной_20_текст">Як формальна, так і смислова структура похідного слова може бути виявлена лише як результат зіставлення двох одиниць — твірного слова та похідного. Як свідчать диференційні ознаки похідності, а також критерій Г. Винокура, будь-яке похідне слово завжди має поруч із собою слово твірне.</text:p>
      <text:p text:style-name="Д_5f_Основной_20_текст">Похідне та його твірне слово у словотвірній парі мають різний характер. Похідне слово структурою та семантикою зумовлюється твірним. Це означає, що будь-яке похідне слово з «необхідністю» «шукає» своє твірне, а тому зіставлення членів словотвірної пари відбувається в напрямку від похідного до твірного, хоча сам процес словотворення відбувається у зворотньому напрямку: від твірного до похідного, наприклад: край → краянин.</text:p>
      <text:p text:style-name="Д_5f_Основной_20_текст"><text:soft-page-break/>Твірне слово відображає джерело деривації, а також — опосередковано — і спосіб його творення. Основа похідного слова завжди містить у собі «натяк» на безпосередньо мотивувальне слово, яке цілком або частково входить до семантичної формули похідного слова.</text:p>
      <text:p text:style-name="Д_5f_Основной_20_текст">Твірне слово разом із похідним складають таку комплексну одиницю словотвірної системи, як словотвірна пара.</text:p>
      <text:p text:style-name="Д_5f_Основной_20_текст"><text:span text:style-name="T48">Словотвірна пара </text:span>— це таке зіставлення однокореневих слів, при якому одне з них включає мотиватор, інше, крім мотиватора, — ще й формант.</text:p>
      <text:p text:style-name="Д_5f_Основной_20_текст">Наприклад: інструмент → інструментарій, міський → приміський, комедія → комедіант та ін.</text:p>
      <text:p text:style-name="Д_5f_Основной_20_текст">Словотвірна пара як комплексна одиниця принципово важлива в системі словотвору. Це пояснюється рядом причин. Так, максимальна об’єктивність результатів словотвірного аналізу слова може бути досягнута лише за умови, коли цей аналіз здійснюватиметься на базі словотвірної пари.</text:p>
      <text:p text:style-name="Д_5f_Основной_20_текст">Словотвірна пара — це мінімальний, бінарний ланцюжок, який є складовим елементом словотвірного гнізда.<text:note text:id="ftn27" text:note-class="footnote"><text:note-citation>1</text:note-citation><text:note-body><text:p text:style-name="P47">Вакарюк Л., Панцьо С. Українська мова. Морфеміка і словотвір. — Тернопіль, 2004, C. 100‑105</text:p></text:note-body></text:note></text:p>
      <text:p text:style-name="Д_5f_Основной_20_текст">Найменша комплексна одиниця словотвірної системи називається <text:span text:style-name="T164">словотвірним типом</text:span>. Він становить одне з центральних понять системи словотворення. Словотвірний тип — це група слів однієї частини мови, які побудовані за єдиною схемою і об’єднуються за такими рисами:</text:p>
      <text:list xml:id="list538210042" text:style-name="L6">
        <text:list-item>
          <text:p text:style-name="P82">спільністю частиномовної належності твірних слів;</text:p>
        </text:list-item>
        <text:list-item>
          <text:p text:style-name="P82">спільністю (за значенням і структурою) форманта або навіть і способу словотворення (тобто, спільністю формального зв’язку між твірним і похідним);</text:p>
        </text:list-item>
        <text:list-item>
          <text:p text:style-name="P82">спільністю словотвірного значення (тобто, спільністю семантичного зв’язку між твірним і похідним).</text:p>
        </text:list-item>
      </text:list>
      <text:p text:style-name="Д_5f_Основной_20_текст"><text:span text:style-name="T48">Словотвірний тип </text:span>— це схема побудови слів певної частини мови. </text:p>
      <text:p text:style-name="Д_5f_Основной_20_текст">Між похідним словом і твірною базою існують такі різновиди <text:soft-page-break/>семантичних відношень (семантичної мотивації):</text:p>
      <text:list xml:id="list1733631657" text:style-name="L7">
        <text:list-item>
          <text:p text:style-name="P83"><text:span text:style-name="T48">Транспозиційні відношення</text:span>. При транспозиції твірного в похідне лексичне значення залишається незмінним, а саме твірне переходить в іншу частину мови, набуваючи нових категоріальних і граматичних ознак: перескладати → перескладання — лексичне значення залишилося незмінним, змінилася морфемна будова (зник інфінітивний суфікс <text:span text:style-name="T48">-ти</text:span> і з’явився іменниковий суфікс <text:span text:style-name="T48">-нн-я</text:span>), змінилася частина мови (від дієслова утворився іменник), похідне слово набуло нових граматичних ознак (іменник набув здатності відмінюватися, має відмінні морфологічні ознаки і нові синтаксичні функції): світлий → світлість, пишний → пишність.</text:p>
        </text:list-item>
        <text:list-item>
          <text:p text:style-name="P83"><text:span text:style-name="T48">Мутаційні відношення</text:span>. При мутації за допомогою словотвірних засобів змінюється лексичне значення (малювати → малюнок). Що ж до частиномовної належності і граматичного значення, то вони істотної ролі не відіграють, тобто можуть змінюватися, а можуть і не змінюватися:</text:p>
          <text:p text:style-name="P83">а) змінюються: кума → кумувати, куратор → кураторський, купити → купець;</text:p>
          <text:p text:style-name="P83">б) не змінюються: Байрон → байронізм, балет → балетник, ліс → лісник, бігун (особа) → бігунок (предмет) тощо.</text:p>
        </text:list-item>
        <text:list-item>
          <text:p text:style-name="P83"><text:span text:style-name="T48">Еквівалентні відношення</text:span>. Лексичне значення похідного при еквівалентних відношеннях є рівноцінним, тотожним значенню словотвірної бази (твірному слову чи словосполученню). Цей тип відношень характерний для таких типів словотворення:</text:p>
          <text:p text:style-name="P83">а) абревіації: ООН — Організація Об’єднаних Націй, профком — профспілковий комітет;</text:p>
          <text:p text:style-name="P83">б) усічення: зам → замісник, спец → спеціаліст, маг → магнітофон, телек → телевізор;</text:p>
          <text:p text:style-name="P83">в) універбації (семантичної конденсації): манна каша → манка, «Вечірній Київ» → «Вечірка», електричний поїзд → електричка, <text:soft-page-break/>кімната для прання → пральня.</text:p>
        </text:list-item>
        <text:list-item>
          <text:p text:style-name="P83"><text:span text:style-name="T48">Модифікаційні відношення</text:span>. Частиномовна належність і лексико-номінаційне значення не змінюються, семантика також не змінюється, але ускладнюється лише стилістичними відтінками.</text:p>
        </text:list-item>
      </text:list>
      <text:p text:style-name="Д_5f_Основной_20_текст">Модифікаційні відношення виникають при утворенні:</text:p>
      <text:list xml:id="list1321656825" text:style-name="L8">
        <text:list-item>
          <text:p text:style-name="P84">іменників, прикметників і прислівників за допомогою суфіксів суб’єктивної оцінки: відро → відерце, відерко, відеречко; мати → мама, ма, мамуня, матуся; Інна → Інночка, Іннуся; голубий → голубенький, голубуватий;</text:p>
        </text:list-item>
        <text:list-item>
          <text:p text:style-name="P84">збірних і одиничних іменників: студент → студентство, професор → професура, горох → горошина;</text:p>
        </text:list-item>
        <text:list-item>
          <text:p text:style-name="P84">назв істот із значенням недорослості: лисиця → лисеня, вовк → вовчата, кіт → котята;</text:p>
        </text:list-item>
        <text:list-item>
          <text:p text:style-name="P84">дієслів із значенням обмеженої дії: мовчати → помовчати, сидіти → посидіти, шуміти → відшуміти, говорити → заговорити.<text:note text:id="ftn28" text:note-class="footnote"><text:note-citation>1</text:note-citation><text:note-body><text:p text:style-name="P50">Горпинич В. О. Сучасна українська літературна мова. Морфеміка. Словотвір. Морфонологія: Навч. посіб. — К.: Вища шк., 1999. — С. 99‑100</text:p></text:note-body></text:note></text:p>
        </text:list-item>
      </text:list>
      <text:p text:style-name="Д_5f_Основной_20_текст">На базі семантичних відношень між твірною базою (твірним) і похідними словами формується <text:span text:style-name="T48">словотвірне значення</text:span>. Воно є суттєвою ознакою словотвірного типу як загальної схеми побудови слів. Існує два підходи до визначення словотвірного значення — вузький і широкий.</text:p>
      <text:p text:style-name="Д_5f_Основной_20_текст">У вузькому розумінні словотвірне значення — це той елемент значення похідного слова, яким воно відрізняється від твірного: Чернігів → чернігівець («той, хто з Чернігова»), жати → жнець («той, хто жне»), білий → біліти («виявляти білий колір»), сталь → стальний («той, що зі сталі»). Це «різницеве» визначення словотвірного значення, тому що воно базується на різниці в лексичному значенні похідного і твірного слова. Носієм словотвірного значення є формант, за яким воно і визначається.</text:p>
      <text:p text:style-name="Д_5f_Основной_20_текст">У широкому розумінні «під словотвірним значенням мають на увазі загальне категоріальне значення слів, об’єднаних у словотвірний тип, що ґрунтується на семантичному співвідношенні мотивованої і мотивуючої <text:soft-page-break/>основ», тобто словотвірне значення є спільним для похідних певного типу і виявляється на основі семантичного співвідношення твірних і похідних. Це «сумарне» визначення словотвірного значення, бо воно базується на взаємодії семантики форманта із семантикою твірних слів цілого словотвірного типу. Словотвірним значенням називається нове значення, що виникає в дериваті як результат поєднання даної твірної частини з певною формантною частиною.Наприклад:</text:p>
      <text:list xml:id="list715442399" text:style-name="L9">
        <text:list-item>
          <text:p text:style-name="P85">стріляти → стрілець — має словотвірне значення «особа за дією»;</text:p>
        </text:list-item>
        <text:list-item>
          <text:p text:style-name="P85">Суми → сумчани — має словотвірне значення «особа за місцем проживання»;</text:p>
        </text:list-item>
        <text:list-item>
          <text:p text:style-name="P85">Україна → українець — має словотвірне значення «особа за національністю»;</text:p>
        </text:list-item>
        <text:list-item>
          <text:p text:style-name="P85">соціалізм → соціаліст — має словотвірне значення «особа за політичними поглядами».</text:p>
        </text:list-item>
      </text:list>
      <text:p text:style-name="Д_5f_Основной_20_текст">Ці окремі (часткові) словотвірні значення об’єднуються в загальне словотвірне значення «особа за ознакою, названою твірним словом».</text:p>
      <text:p text:style-name="Д_5f_Основной_20_текст">На думку дериватологів, обидва визначення (і «різницеве», і «сумарне») правомірні і випливають із різних рівнів абстракції («різницеве» — з вищого рівня, а «сумарне» — з нижчого).<text:note text:id="ftn29" text:note-class="footnote"><text:note-citation>1</text:note-citation><text:note-body><text:p text:style-name="P50">Горпинич В. О. Сучасна українська літературна мова. Морфеміка. Словотвір. Морфонологія: Навч. посіб. — К.: Вища шк., 1999. — С. 102</text:p></text:note-body></text:note></text:p>
      <text:p text:style-name="Д_5f_Основной_20_текст">У мовознавчій літературі немає чіткого визначення таких лінгвістичних понять, як «<text:span text:style-name="T48">словотвірна модель</text:span>», а терміни «модель» і «тип» вживаються як синоніми, які наділяються тим змістом, що й поняття «тип».</text:p>
      <text:p text:style-name="Д_5f_Основной_20_текст">Одні дериватологи вважають, що «модель» — це структурна схема похідних слів з афіксами і категоріальною характеристикою твірної основи, наприклад: основа дієслова + <text:span text:style-name="T48">тель</text:span> (+ система флексій II відміни), основа прикметника + <text:span text:style-name="T48">ість</text:span> (+ система флексій III відміни)<text:span text:style-name="T44">.</text:span></text:p>
      <text:p text:style-name="Д_5f_Основной_20_текст">Модель — це еталон структури слова, який імітує граматичну (дериваційну) правильність відповідно до певної теорії. Словотворення за <text:soft-page-break/>моделлю — це утворення за правилами: якщо в топонімі наголос не падає на флексію і основа закінчується на [<text:span text:style-name="T48">х</text:span>], то прикметник від такого топоніма утворюється за допомогою суфікса <text:span text:style-name="T164">-ськ-ий</text:span>, перед яким <text:span text:style-name="T48">х</text:span> <text:span text:style-name="T164">:</text:span> <text:span text:style-name="T48">с</text:span> зливається з початковим звуком суфікса: Чорнухи → чорнуський; якщо топонім закінчується на <text:span text:style-name="T48">-н-</text:span> після приголосного (<text:span text:style-name="T48">*-ьн-</text:span>), то прикметник утворюється за допомогою суфікса <text:span text:style-name="T48">-ський</text:span> (<text:span text:style-name="T48">*-ьск-</text:span>), при цьому звук [<text:span text:style-name="T48">ь</text:span>] в -<text:span text:style-name="T48">ьск</text:span>- занепадає як слабкий, а в <text:span text:style-name="T48">-ьн-</text:span> перетворюється на [<text:span text:style-name="T48">е</text:span>] як сильний: Рівне → рівненський (<text:span text:style-name="T48">рівьн</text:span> + <text:span text:style-name="T48">ьский</text:span> → рівненс'кий).</text:p>
      <text:p text:style-name="Д_5f_Основной_20_текст">Складниками моделі є:</text:p>
      <text:list xml:id="list634466235" text:style-name="L10">
        <text:list-item>
          <text:p text:style-name="P86">основа твірного слова як компонент семантичної бази похідного (тема похідного);</text:p>
        </text:list-item>
        <text:list-item>
          <text:p text:style-name="P86">дериватор як носій нового значення похідного (рема похідного);</text:p>
        </text:list-item>
        <text:list-item>
          <text:p text:style-name="P86">морфонологічні явища як засоби сполучуваності твірного слова з дериватором: вухо → вушний (тема <text:span text:style-name="T48">вух-</text:span>, рема <text:span text:style-name="T48">-н-ий</text:span>, морфонологічні явища <text:span text:style-name="T48">х</text:span> : <text:span text:style-name="T48">ш</text:span> і перехід наголосу з кореня на закінчення).</text:p>
        </text:list-item>
      </text:list>
      <text:p text:style-name="Д_5f_Основной_20_текст">Моделі поділяються на групи за частинами мови похідних: іменникові, прикметникові, дієслівні, прислівникові (Варшава, варшавський, варшавити, по-варшавськи). Кожна частина мови має свої моделі, оскільки кожна з них має свої власні суфікси.</text:p>
      <text:p text:style-name="Д_5f_Основной_20_текст">Словотвірні моделі розрізняються і за характером морфонологічних явищ. За цією ознакою виділяються моделі:</text:p>
      <text:list xml:id="list930236415" text:style-name="L11">
        <text:list-item>
          <text:p text:style-name="P87">з усіченням (елізією) і без нього: Шебелинка → шебелин(ка)ський, Харків → харківський;</text:p>
        </text:list-item>
        <text:list-item>
          <text:p text:style-name="P87">з інтерфіксацією і без неї: Борзна → борзн-ян-ський, Ніжин → ніжинський;</text:p>
        </text:list-item>
        <text:list-item>
          <text:p text:style-name="P87">з чергуванням і без нього: Кривий Ріг → криворізький, Полтава → полтавський;</text:p>
        </text:list-item>
        <text:list-item>
          <text:p text:style-name="P87">з накладанням і без нього: Одеса → одеський (<text:span text:style-name="T48">одес</text:span> + <text:span text:style-name="T48">ський</text:span>), Глухів → глухівський;</text:p>
        </text:list-item>
        <text:list-item>
          <text:p text:style-name="P87"><text:soft-page-break/>зі зміною наголосу і без неї: Одеса → одесити, Херсон → херсонці.<text:note text:id="ftn30" text:note-class="footnote"><text:note-citation>1</text:note-citation><text:note-body><text:p text:style-name="P50">Горпинич В. О. Сучасна українська літературна мова. Морфеміка. Словотвір. Морфонологія: Навч. посіб. — К.: Вища шк., 1999. — С. 106‑107</text:p></text:note-body></text:note></text:p>
        </text:list-item>
      </text:list>
      <text:p text:style-name="Д_5f_Основной_20_текст">Важливе явище у словотворенні — <text:span text:style-name="T48">твірна основа</text:span>. Це ті спільні для твірної бази і похідного слова структурно-семантичні або структурні компоненти, до яких приєднується формант у момент завершення словотвірного акту. Наприклад:</text:p>
      <text:list xml:id="list582787474" text:style-name="L12">
        <text:list-item>
          <text:p text:style-name="P88">дарувати → дарунок — тут спільна частина <text:span text:style-name="T48">дару-</text:span>, до якої приєднується формант <text:span text:style-name="T48">-нок</text:span>;</text:p>
        </text:list-item>
        <text:list-item>
          <text:p text:style-name="P88">білий сніг → білосніжний — спільна частина <text:span text:style-name="T48">біл-</text:span>...<text:span text:style-name="T48">сніг</text:span> (<text:span text:style-name="T48">сніж</text:span>), до якої приєднується формант <text:span text:style-name="T48">-о-</text:span>...<text:span text:style-name="T48">-ний</text:span>.<text:note text:id="ftn31" text:note-class="footnote"><text:note-citation>2</text:note-citation><text:note-body><text:p text:style-name="P50">Горпинич В. О. Сучасна українська літературна мова. Морфеміка. Словотвір. Морфонологія: Навч. посіб. — К.: Вища шк., 1999. — С. 110</text:p></text:note-body></text:note></text:p>
        </text:list-item>
      </text:list>
      <text:p text:style-name="Д_5f_Основной_20_текст">Науково прийнятного визначення способу словотворення сучасна лінгвістика ще не сформулювала. Існують такі визначення:</text:p>
      <text:list xml:id="list770167000" text:style-name="L13">
        <text:list-item>
          <text:p text:style-name="P89">«Спосіб словотворення — це спосіб змінювання твірного слова чи словосполучення, внаслідок якого виникає нова лексична одиниця» або «формальна схема побудови похідного слова» (М. В. Нємченко);</text:p>
        </text:list-item>
        <text:list-item>
          <text:p text:style-name="P89">«Способом словотворення називаються ті дії, які здійснює мова, утворюючи нове слово» (Б. М. Головін);</text:p>
        </text:list-item>
        <text:list-item>
          <text:p text:style-name="P89">«Під способами словотворення слід розуміти тип словотворення або метод, за допомогою якого утворене те чи інше слово» (М. Д. Степанова);</text:p>
        </text:list-item>
        <text:list-item>
          <text:p text:style-name="P89">«Способи словотворення — це узагальнено-диференційоване визначення того, як утворені й утворюються нові слова» (О. І. Моісеєв);</text:p>
        </text:list-item>
        <text:list-item>
          <text:p text:style-name="P89">«Способи словотворення — це групи похідних слів, об’єднаних основним компонентом форманта» (О. М. Тихонов).</text:p>
        </text:list-item>
      </text:list>
      <text:p text:style-name="Д_5f_Основной_20_текст">Усі вони є робочими і якоюсь мірою розкривають поняття способу словотворення, але повністю не відповідають основним вимогам наукових дефініцій.</text:p>
      <text:p text:style-name="Д_5f_Основной_20_текст">Існують дві основні класифікації способів словотворення:</text:p>
      <text:list xml:id="list1577853252" text:style-name="L14">
        <text:list-item>
          <text:p text:style-name="P90"><text:soft-page-break/>за лексико-граматичним характером словотвірної бази та словотвірних засобів (словотвірних ресурсів), вона називається традиційною;</text:p>
        </text:list-item>
        <text:list-item>
          <text:p text:style-name="P90">за видом словотвірних формантів, точніше, за основними компонентами словотвірних формантів.</text:p>
        </text:list-item>
      </text:list>
      <text:p text:style-name="Д_5f_Абзац_20_перед_20_рисунком">У нашій дипломній роботі ми будемо використовувати останню. За цією класифікацією виділяються способи словотворення, наведені у таблиці 1.1.<text:note text:id="ftn32" text:note-class="footnote"><text:note-citation>1</text:note-citation><text:note-body><text:p text:style-name="P50">Горпинич В. О. Сучасна українська літературна мова. Морфеміка. Словотвір. Морфонологія: Навч. посіб. — К.: Вища шк., 1999.— С. 112—113</text:p></text:note-body></text:note></text:p>
      <text:h text:style-name="P26" text:outline-level="1"><text:bookmark text:name="__RefHeading__34953_1443281443"/><text:tab/>1.1 Таблиця способів словотворення<text:bookmark-end text:name="__RefHeading__34953_1443281443"/></text:h>
      <table:table table:name="sposoby_slovotvoru" table:style-name="sposoby_5f_slovotvoru">
        <table:table-column table:style-name="sposoby_5f_slovotvoru.A"/>
        <table:table-column table:style-name="sposoby_5f_slovotvoru.B"/>
        <table:table-column table:style-name="sposoby_5f_slovotvoru.C"/>
        <table:table-row>
          <table:table-cell table:style-name="sposoby_5f_slovotvoru.A1" office:value-type="string">
            <text:p text:style-name="P10">Спосіб</text:p>
          </table:table-cell>
          <table:table-cell table:style-name="sposoby_5f_slovotvoru.A1" office:value-type="string">
            <text:p text:style-name="P10">У чому полягає</text:p>
          </table:table-cell>
          <table:table-cell table:style-name="sposoby_5f_slovotvoru.C1" office:value-type="string">
            <text:p text:style-name="P10">Приклади</text:p>
          </table:table-cell>
        </table:table-row>
        <table:table-row>
          <table:table-cell table:style-name="sposoby_5f_slovotvoru.A2" office:value-type="string">
            <text:p text:style-name="P7">Суфіксальний</text:p>
          </table:table-cell>
          <table:table-cell table:style-name="sposoby_5f_slovotvoru.A2" office:value-type="string">
            <text:p text:style-name="P6">Похідне слово утворюється за допомогою суфіксальних формантів</text:p>
          </table:table-cell>
          <table:table-cell table:style-name="sposoby_5f_slovotvoru.C2" office:value-type="string">
            <text:p text:style-name="P6">Низьк-ий → низьк-о</text:p>
          </table:table-cell>
        </table:table-row>
        <table:table-row>
          <table:table-cell table:style-name="sposoby_5f_slovotvoru.A2" office:value-type="string">
            <text:p text:style-name="P5"><text:span text:style-name="Emphasis"><text:span text:style-name="T98">Нульсуфіксальний</text:span></text:span></text:p>
          </table:table-cell>
          <table:table-cell table:style-name="sposoby_5f_slovotvoru.A2" office:value-type="string">
            <text:p text:style-name="P8">Похідне слово утворюється за допомогою нульових суфіксів</text:p>
          </table:table-cell>
          <table:table-cell table:style-name="sposoby_5f_slovotvoru.C2" office:value-type="string">
            <text:p text:style-name="P8">Добирати → добір</text:p>
          </table:table-cell>
        </table:table-row>
        <table:table-row>
          <table:table-cell table:style-name="sposoby_5f_slovotvoru.A2" office:value-type="string">
            <text:p text:style-name="P7">Складносуфіксальний</text:p>
          </table:table-cell>
          <table:table-cell table:style-name="sposoby_5f_slovotvoru.A2" office:value-type="string">
            <text:p text:style-name="P9">Похідне слово утворюється складанням основ з додаванням суфікса</text:p>
          </table:table-cell>
          <table:table-cell table:style-name="sposoby_5f_slovotvoru.C2" office:value-type="string">
            <text:p text:style-name="P8">Лівий бік → лівобічний</text:p>
          </table:table-cell>
        </table:table-row>
        <table:table-row>
          <table:table-cell table:style-name="sposoby_5f_slovotvoru.A2" office:value-type="string">
            <text:p text:style-name="P7">Префіксальний</text:p>
          </table:table-cell>
          <table:table-cell table:style-name="sposoby_5f_slovotvoru.A2" office:value-type="string">
            <text:p text:style-name="P6">Похідне слово утворюється шляхом приєднання префіксального форманта до твірного слова</text:p>
          </table:table-cell>
          <table:table-cell table:style-name="sposoby_5f_slovotvoru.C2" office:value-type="string">
            <text:p text:style-name="P6">День → перед-день</text:p>
          </table:table-cell>
        </table:table-row>
        <table:table-row>
          <table:table-cell table:style-name="sposoby_5f_slovotvoru.A2" office:value-type="string">
            <text:p text:style-name="P7">Префіксально-нульсуфіксальний</text:p>
          </table:table-cell>
          <table:table-cell table:style-name="sposoby_5f_slovotvoru.A2" office:value-type="string">
            <text:p text:style-name="P9">Похідне слово утворюється за допомогою поєднання префіксального і нульсуфіксального способів</text:p>
          </table:table-cell>
          <table:table-cell table:style-name="sposoby_5f_slovotvoru.C2" office:value-type="string">
            <text:p text:style-name="P6">Надвищ</text:p>
          </table:table-cell>
        </table:table-row>
        <table:table-row>
          <table:table-cell table:style-name="sposoby_5f_slovotvoru.A2" office:value-type="string">
            <text:p text:style-name="P7">Постфіксальний</text:p>
          </table:table-cell>
          <table:table-cell table:style-name="sposoby_5f_slovotvoru.A2" office:value-type="string">
            <text:p text:style-name="P6">Похідне слово утворюється за допомогою постфіксів</text:p>
          </table:table-cell>
          <table:table-cell table:style-name="sposoby_5f_slovotvoru.C2" office:value-type="string">
            <text:p text:style-name="P7">Навчати → навчати-ся</text:p>
          </table:table-cell>
        </table:table-row>
        <table:table-row>
          <table:table-cell table:style-name="sposoby_5f_slovotvoru.A2" office:value-type="string">
            <text:p text:style-name="P7">Суфіксально-префіксальний</text:p>
          </table:table-cell>
          <table:table-cell table:style-name="sposoby_5f_slovotvoru.A2" office:value-type="string">
            <text:p text:style-name="P6">Похідне слово утворюється шляхом одночасного приєднання префікса і суфікса</text:p>
          </table:table-cell>
          <table:table-cell table:style-name="sposoby_5f_slovotvoru.C2" office:value-type="string">
            <text:p text:style-name="P7">Берег → при-береж-ний</text:p>
          </table:table-cell>
        </table:table-row>
        <table:table-row>
          <table:table-cell table:style-name="sposoby_5f_slovotvoru.A2" office:value-type="string">
            <text:p text:style-name="P7">Суфіксально-постфіксальний</text:p>
          </table:table-cell>
          <table:table-cell table:style-name="sposoby_5f_slovotvoru.A2" office:value-type="string">
            <text:p text:style-name="P6">Похідне слово утворюється за допомогою одночасного приєднання до твірної основи суфікса і постфікса</text:p>
          </table:table-cell>
          <table:table-cell table:style-name="sposoby_5f_slovotvoru.C2" office:value-type="string">
            <text:p text:style-name="P11">Кристал → кристал-ізувати-ся</text:p>
          </table:table-cell>
        </table:table-row>
        <table:table-row>
          <table:table-cell table:style-name="sposoby_5f_slovotvoru.A2" office:value-type="string">
            <text:p text:style-name="P7">Суфіксально-префіксально-постфіксальний</text:p>
          </table:table-cell>
          <table:table-cell table:style-name="sposoby_5f_slovotvoru.A2" office:value-type="string">
            <text:p text:style-name="P6">Похідне слово утворюється за допомогою використання комбінації трьох словотворчих засобів: префікса, суфікса, постфікса</text:p>
          </table:table-cell>
          <table:table-cell table:style-name="sposoby_5f_slovotvoru.C2" office:value-type="string">
            <text:p text:style-name="P6">Щедр-ий → роз-щедр-и-ти-ся</text:p>
          </table:table-cell>
        </table:table-row>
        <table:table-row>
          <table:table-cell table:style-name="sposoby_5f_slovotvoru.A2" office:value-type="string">
            <text:p text:style-name="P7">Префіксально-постфіксальний</text:p>
          </table:table-cell>
          <table:table-cell table:style-name="sposoby_5f_slovotvoru.A2" office:value-type="string">
            <text:p text:style-name="P6">Похідне слово утворюється за допомогою префікса і постфікса, що <text:soft-page-break/>одночасно приєднуються до твірних основ</text:p>
          </table:table-cell>
          <table:table-cell table:style-name="sposoby_5f_slovotvoru.C2" office:value-type="string">
            <text:p text:style-name="P11">Їсти → на-їсти-ся</text:p>
          </table:table-cell>
        </table:table-row>
        <table:table-row>
          <table:table-cell table:style-name="sposoby_5f_slovotvoru.A2" office:value-type="string">
            <text:p text:style-name="P7">Основоскладання</text:p>
          </table:table-cell>
          <table:table-cell table:style-name="sposoby_5f_slovotvoru.A2" office:value-type="string">
            <text:p text:style-name="P6">Похідне слово утворюється поєднанням кількох основ за допомогою інтерфіксів <text:span text:style-name="T48">о</text:span>, <text:span text:style-name="T48">е</text:span> або без них</text:p>
          </table:table-cell>
          <table:table-cell table:style-name="sposoby_5f_slovotvoru.C2" office:value-type="string">
            <text:p text:style-name="P6">Лісоруб</text:p>
          </table:table-cell>
        </table:table-row>
        <table:table-row>
          <table:table-cell table:style-name="sposoby_5f_slovotvoru.A2" office:value-type="string">
            <text:p text:style-name="P7">Словоскладання</text:p>
          </table:table-cell>
          <table:table-cell table:style-name="sposoby_5f_slovotvoru.A2" office:value-type="string">
            <text:p text:style-name="P6">Похідне слово утворюється шляхом об’єднання в одне ціле двох чи більше слів</text:p>
          </table:table-cell>
          <table:table-cell table:style-name="sposoby_5f_slovotvoru.C2" office:value-type="string">
            <text:p text:style-name="P6">Хліб-сіль</text:p>
          </table:table-cell>
        </table:table-row>
        <table:table-row>
          <table:table-cell table:style-name="sposoby_5f_slovotvoru.A2" office:value-type="string">
            <text:p text:style-name="P7">Основословоскладання</text:p>
          </table:table-cell>
          <table:table-cell table:style-name="sposoby_5f_slovotvoru.A2" office:value-type="string">
            <text:p text:style-name="P8">Похідне слово утворюється шляхом поєднання двох або більше основ чи цілих слів або їх скорочень</text:p>
          </table:table-cell>
          <table:table-cell table:style-name="sposoby_5f_slovotvoru.C2" office:value-type="string">
            <text:p text:style-name="P6">Чорно-синій</text:p>
          </table:table-cell>
        </table:table-row>
        <table:table-row>
          <table:table-cell table:style-name="sposoby_5f_slovotvoru.A2" office:value-type="string">
            <text:p text:style-name="P7">Абревіатурний</text:p>
          </table:table-cell>
          <table:table-cell table:style-name="sposoby_5f_slovotvoru.A2" office:value-type="string">
            <text:p text:style-name="P11"><text:span text:style-name="T195">Похідне слово утворюється</text:span> з’єднанням компонентів кількох слів</text:p>
          </table:table-cell>
          <table:table-cell table:style-name="sposoby_5f_slovotvoru.C2" office:value-type="string">
            <text:p text:style-name="P11">УжНУ</text:p>
          </table:table-cell>
        </table:table-row>
        <table:table-row>
          <table:table-cell table:style-name="sposoby_5f_slovotvoru.A2" office:value-type="string">
            <text:p text:style-name="P7">Зрощення</text:p>
          </table:table-cell>
          <table:table-cell table:style-name="sposoby_5f_slovotvoru.A2" office:value-type="string">
            <text:p text:style-name="P6">Похідне слово утворюється на базі синтаксично вільного словосполучення, компоненти якого зливаються в єдину цілісну лексичну одиницю без будь-яких формально-граматичних змін</text:p>
          </table:table-cell>
          <table:table-cell table:style-name="sposoby_5f_slovotvoru.C2" office:value-type="string">
            <text:p text:style-name="P6">Добра ніч → добраніч</text:p>
          </table:table-cell>
        </table:table-row>
        <table:table-row>
          <table:table-cell table:style-name="sposoby_5f_slovotvoru.A2" office:value-type="string">
            <text:p text:style-name="P7">Семантичний</text:p>
          </table:table-cell>
          <table:table-cell table:style-name="sposoby_5f_slovotvoru.A2" office:value-type="string">
            <text:p text:style-name="P6">Спосіб, при якому звукова оболонка твірного слова залишається незмінною, але слово набуває нового значення і стає похідним</text:p>
          </table:table-cell>
          <table:table-cell table:style-name="sposoby_5f_slovotvoru.C2" office:value-type="string">
            <text:p text:style-name="P6">Свобода (воля) і “Свобода” (назва газети)</text:p>
          </table:table-cell>
        </table:table-row>
        <table:table-row>
          <table:table-cell table:style-name="sposoby_5f_slovotvoru.A2" office:value-type="string">
            <text:p text:style-name="P7">Універбаційний</text:p>
          </table:table-cell>
          <table:table-cell table:style-name="sposoby_5f_slovotvoru.A2" office:value-type="string">
            <text:p text:style-name="P6">Похідне слово утворюється шляхом універбації</text:p>
          </table:table-cell>
          <table:table-cell table:style-name="sposoby_5f_slovotvoru.C2" office:value-type="string">
            <text:p text:style-name="P7">«Вечірка» → «Вечірній Київ»</text:p>
          </table:table-cell>
        </table:table-row>
        <table:table-row>
          <table:table-cell table:style-name="sposoby_5f_slovotvoru.A2" office:value-type="string">
            <text:p text:style-name="P7">Конверсійний</text:p>
          </table:table-cell>
          <table:table-cell table:style-name="sposoby_5f_slovotvoru.A2" office:value-type="string">
            <text:p text:style-name="P11">Спосіб, при якому словотвірним засобом виступає лише парадигма слова без застосування якихось інших <text:soft-page-break/>словотвірних засобів</text:p>
          </table:table-cell>
          <table:table-cell table:style-name="sposoby_5f_slovotvoru.C2" office:value-type="string">
            <text:p text:style-name="P7">Наречена</text:p>
          </table:table-cell>
        </table:table-row>
        <table:table-row>
          <table:table-cell table:style-name="sposoby_5f_slovotvoru.A2" office:value-type="string">
            <text:p text:style-name="P7">Флективний</text:p>
          </table:table-cell>
          <table:table-cell table:style-name="sposoby_5f_slovotvoru.A2" office:value-type="string">
            <text:p text:style-name="P11"><text:span text:style-name="T195">Похідне слово утворюється</text:span> за допомогою флексій</text:p>
          </table:table-cell>
          <table:table-cell table:style-name="sposoby_5f_slovotvoru.C2" office:value-type="string">
            <text:p text:style-name="P7">Кум → кума</text:p>
          </table:table-cell>
        </table:table-row>
        <table:table-row>
          <table:table-cell table:style-name="sposoby_5f_slovotvoru.A2" office:value-type="string">
            <text:p text:style-name="P7">Складнофлективний</text:p>
          </table:table-cell>
          <table:table-cell table:style-name="sposoby_5f_slovotvoru.A2" office:value-type="string">
            <text:p text:style-name="P9">Похідне слово утворюється складанням основ з додаванням флексій</text:p>
          </table:table-cell>
          <table:table-cell table:style-name="sposoby_5f_slovotvoru.C2" office:value-type="string">
            <text:p text:style-name="P7">Мертвокрилий</text:p>
          </table:table-cell>
        </table:table-row>
        <table:table-row>
          <table:table-cell table:style-name="sposoby_5f_slovotvoru.A2" office:value-type="string">
            <text:p text:style-name="P7">Акцентуаційний</text:p>
          </table:table-cell>
          <table:table-cell table:style-name="sposoby_5f_slovotvoru.A2" office:value-type="string">
            <text:p text:style-name="P11"><text:span text:style-name="T195">Похідне слово утворюється</text:span> за допомогою зміни наголосу</text:p>
          </table:table-cell>
          <table:table-cell table:style-name="sposoby_5f_slovotvoru.C2" office:value-type="string">
            <text:p text:style-name="P7">За́мок → зам<text:span text:style-name="T108">о</text:span><text:span text:style-name="T130">́</text:span>к</text:p>
          </table:table-cell>
        </table:table-row>
      </table:table>
      <text:p text:style-name="P12"/>
      <text:h text:style-name="Д_5f_Згл._20_Пункт" text:outline-level="1"><text:bookmark text:name="__RefHeading__18023_1600925806"/><text:tab/><text:tab/>1.1.1 Суфіксальний спосіб<text:bookmark-end text:name="__RefHeading__18023_1600925806"/></text:h>
      <text:p text:style-name="Д_5f_Основной_20_текст">Суфіксальний спосіб є провідним в індоєвропейських мовах. Мабуть, найбільша кількість слів утворена саме суфіксальним способом. Суфіксальний спосіб застосовується при утворенні всіх повнозначних частин мови, крім займенників: іменників — <text:span text:style-name="T48">вмик-ач</text:span>, <text:span text:style-name="T48">переселен-ець</text:span>, <text:span text:style-name="T48">танцюр-ист</text:span>; прикметників — <text:span text:style-name="T48">капрон-ов-ий</text:span>, <text:span text:style-name="T48">денн-и-ий</text:span>, <text:span text:style-name="T48">борзн-янськ-ий</text:span>; числівників — <text:span text:style-name="T48">сем-ер-о</text:span>; дієслова — <text:span text:style-name="T48">жир-ува-ти</text:span>, <text:span text:style-name="T48">гик-а-ти</text:span>; прислівників — <text:span text:style-name="T48">швидк-о</text:span>, <text:span text:style-name="T48">три-чі</text:span>, <text:span text:style-name="T48">пішк-и</text:span>.<text:note text:id="ftn33"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16</text:p></text:note-body></text:note></text:p>
      <text:p text:style-name="Д_5f_Основной_20_текст">Суфіксальний спосіб має свої особливості:</text:p>
      <text:list xml:id="list339001038" text:style-name="L15">
        <text:list-item>
          <text:p text:style-name="P91">суфікси приєднуються як до твірної основи, так і до твірного слова (розум → розуміти);</text:p>
        </text:list-item>
        <text:list-item>
          <text:p text:style-name="P91">суфікси утворюють слова з новим лексичним значенням (ворог → ворогувати);</text:p>
        </text:list-item>
        <text:list-item>
          <text:p text:style-name="P91">суфікси утворюють слова з відтінком у значенні (гарний → гарнесенький);</text:p>
        </text:list-item>
        <text:list-item>
          <text:p text:style-name="P91">суфікси мають здатність переводити одну частину мови в іншу (дивний → дивно);</text:p>
        </text:list-item>
        <text:list-item>
          <text:p text:style-name="P91">суфікси служать класифікаційним засобом, показником певної частини <text:soft-page-break/>мови, а також визначають граматичні особливості слів, формують категоріальне значення (суфікс -ість — показник жін. р.).</text:p>
        </text:list-item>
      </text:list>
      <text:p text:style-name="Д_5f_Абзац_20_перед_20_рисунком">Суфіксальним способом творяться усі повнозначні частини мови, крім займенника. Суфіксація діє також у межах однієї частини мови, зокрема іменників, прикметників, рідше <text:span text:style-name="T92">—</text:span> дієслів. Наприклад: Україна → українець.<text:note text:id="ftn34" text:note-class="footnote"><text:note-citation>1</text:note-citation><text:note-body><text:p text:style-name="P47">Вакарюк Л., Панцьо С. Українська мова. Морфеміка і словотвір. — Тернопіль, 2004, C. 141</text:p></text:note-body></text:note></text:p>
      <text:h text:style-name="Д_5f_Згл._20_Пункт" text:outline-level="1"><text:bookmark text:name="__RefHeading__18025_1600925806"/><text:tab/><text:tab/>1.1.2 Префіксальний спосіб<text:bookmark-end text:name="__RefHeading__18025_1600925806"/></text:h>
      <text:p text:style-name="Д_5f_Основной_20_текст">Префіксальний спосіб словотворення <text:span text:style-name="T92">— вираження дериваційного значення похідного слова за допомогою префіксів.</text:span></text:p>
      <text:p text:style-name="Д_5f_Основной_20_текст">Префіксальним способом творяться:</text:p>
      <text:list xml:id="list267698160" text:style-name="L16">
        <text:list-item>
          <text:p text:style-name="P92">іменники: внук → правнук;</text:p>
        </text:list-item>
        <text:list-item>
          <text:p text:style-name="P92">прикметники: потужний → надпотужний;</text:p>
        </text:list-item>
        <text:list-item>
          <text:p text:style-name="P92">дієслова: бути → прибути;</text:p>
        </text:list-item>
        <text:list-item>
          <text:p text:style-name="P92">прислівники: завтра → післязавтра;</text:p>
        </text:list-item>
      </text:list>
      <text:p text:style-name="Д_5f_Основной_20_текст">Префіксація має свої особливості:</text:p>
      <text:p text:style-name="Д_5f_Основной_20_текст">а) при префіксації твірна основа може формально збігатися з твірним словом: співпраця, прадавній;</text:p>
      <text:p text:style-name="P33">б) нездатність префікса змінювати частиномовну належність похідного слова: науковий → антинауковий;</text:p>
      <text:p text:style-name="Д_5f_Основной_20_текст">Морфонологічні явища префіксального способу:</text:p>
      <text:list xml:id="list154655758" text:style-name="L17">
        <text:list-item>
          <text:p text:style-name="P93">зміна наголосу: куток → закуток;</text:p>
        </text:list-item>
        <text:list-item>
          <text:p text:style-name="P103">чергування: поїхати, пізнати.</text:p>
        </text:list-item>
      </text:list>
      <text:p text:style-name="Д_5f_Основной_20_текст">У процесі словотворення префікси виконують лише мутаційну функцію:</text:p>
      <text:p text:style-name="P33">воля → неволя, вічний → правічний.</text:p>
      <text:p text:style-name="Д_5f_Абзац_20_перед_20_рисунком"><text:span text:style-name="T92">Активними засобами префікси виступають у сфері дієслова, утворюючи видові пари з різними відтінками семантики: читати — </text:span><text:soft-page-break/><text:span text:style-name="T92">прочитати, перечитати, вичитати, зачитати, підчитати.</text:span><text:span text:style-name="T92"><text:note text:id="ftn35" text:note-class="footnote"><text:note-citation>1</text:note-citation><text:note-body><text:p text:style-name="P47">Вакарюк Л., Панцьо С. Українська мова. Морфеміка і словотвір. — Тернопіль, 2004, C. 145</text:p></text:note-body></text:note></text:span></text:p>
      <text:h text:style-name="P28" text:outline-level="1"><text:bookmark text:name="__RefHeading__18027_1600925806"/><text:tab/><text:tab/>1.1.3 Постфіксальний спосіб<text:bookmark-end text:name="__RefHeading__18027_1600925806"/></text:h>
      <text:p text:style-name="Д_5f_Основной_20_текст">В українській мові виділяється п’ять постфіксів:</text:p>
      <text:list xml:id="list1831325037" text:style-name="L18">
        <text:list-item>
          <text:p text:style-name="P94">постфікс -ся вживається при дієслівних основах: витирати → витиратися</text:p>
        </text:list-item>
        <text:list-item>
          <text:p text:style-name="P104"><text:s/>постфікс -сь вживається при займенникових і прислівникових основах: хтось, щось;</text:p>
        </text:list-item>
        <text:list-item>
          <text:p text:style-name="P104">постфікс -небудь вживається при займенникових і прислівникових основах: який-небудь, котрий-небудь</text:p>
        </text:list-item>
        <text:list-item>
          <text:p text:style-name="P104">постфікс -будь (нерегулярний): хто-будь, що-будь</text:p>
        </text:list-item>
        <text:list-item>
          <text:p text:style-name="P104">постфікс -то (нерегулярний): десь-то, якось-то.</text:p>
        </text:list-item>
      </text:list>
      <text:p text:style-name="Д_5f_Абзац_20_перед_20_рисунком">Постфікси в процесі словотворення виконують мутаційну функцію і цим зближуються з суфіксами. Однак відрізняються від них тим, що, на відміну від суфіксів, вони, змінюючи лексичне значення похідного слова, не змінюють його частиномовної належності: дістати (дієслово) — дістатися (дієслово), але пакувати (дієслово) — пакування (іменник); куди (прислівник) — кудись (прислівник), куди-небудь (прислівник), але куди (прислівник) — кудикати (дієслово).<text:span text:style-name="T92"><text:note text:id="ftn36"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0</text:p></text:note-body></text:note></text:span></text:p>
      <text:h text:style-name="P29" text:outline-level="1"><text:bookmark text:name="__RefHeading__18029_1600925806"/><text:tab/><text:tab/>1.1.4 Суфіксально-префіксальний спосіб<text:bookmark-end text:name="__RefHeading__18029_1600925806"/></text:h>
      <text:p text:style-name="Д_5f_Основной_20_текст">Суфіксально-префіксальним способом утворюються усі основні частини мови:</text:p>
      <text:list xml:id="list2109103312" text:style-name="L19">
        <text:list-item>
          <text:p text:style-name="P105">іменики;</text:p>
        </text:list-item>
        <text:list-item>
          <text:p text:style-name="P105">прикметники;</text:p>
        </text:list-item>
        <text:list-item>
          <text:p text:style-name="P105">дієслова;</text:p>
        </text:list-item>
        <text:list-item>
          <text:p text:style-name="P105"><text:soft-page-break/>прислівники.</text:p>
        </text:list-item>
      </text:list>
      <text:p text:style-name="Д_5f_Основной_20_текст">У кожній частині мови існують комплекси своїх префіксів і суфіксів. Багато з них використовуються широко і є продуктивними; інші використовуються рідко і є малопродуктивними.<text:note text:id="ftn37" text:note-class="footnote"><text:note-citation>1</text:note-citation><text:note-body><text:p text:style-name="Д_5f_Сноска_5f_Постраничная">Вакарюк Л., Панцьо С. Українська мова. Морфеміка і словотвір. — Тернопіль, 2004, C. 146</text:p></text:note-body></text:note></text:p>
      <text:p text:style-name="Д_5f_Основной_20_текст">Нерідко трапляється така структура ізольованого слова, яка допускає неоднозначне тлумачення; наприклад, слово безграмотність:</text:p>
      <text:list xml:id="list54525275" text:style-name="L20">
        <text:list-item>
          <text:p text:style-name="P106">якщо його співвідносити з прийменниково-відмінковою формою <text:span text:style-name="T155">без грамоти</text:span>, слід говорити про суфіксально-префіксальний спосіб: без + грамот(и) + ність = безграмотність;</text:p>
        </text:list-item>
        <text:list-item>
          <text:p text:style-name="P106">якщо його співвідносити з прикметником безграмотний, слід говорити про суфіксальний спосіб: безграмотн(ий) + ість;</text:p>
        </text:list-item>
        <text:list-item>
          <text:p text:style-name="P106">якщо його співвідносити з іменником грамотність, то треба говорити про префіксальний спосіб: без + грамотність. У мовленні (тексті) реалізується один із трьох можливих способів: «Перед нами поле, що не має меж. Ця безмежність приваблює» (тут суфіксально-префіксальний спосіб: безмеж → без+меж+ність); «Перед нами безмежне поле. Ця безмежність приваблює» (тут суфіксація: безмежний → безмежн + ість).</text:p>
        </text:list-item>
      </text:list>
      <text:p text:style-name="Д_5f_Абзац_20_перед_20_рисунком"><text:span text:style-name="T89">До суфіксально-префіксальних утворень належать похідні, в яких суфіксальний компонент форманта виражається і нульовою морфемою: безвихідь, безвість, нетель, безмаль, безмір, обмаль. За допомогою цього способу утворюються іменники, прикметники, дієслова і прислівники: ліс → Полісся, бік → узбіччя, звук → співзвучний, час → сучасний; низ → понизити, кров → знекровити; наш → по-нашому, добрий → по-доброму.</text:span><text:span text:style-name="T89"><text:note text:id="ftn38"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2</text:p></text:note-body></text:note></text:span></text:p>
      <text:h text:style-name="P29" text:outline-level="1"><text:bookmark text:name="__RefHeading__18031_1600925806"/><text:tab/><text:tab/>1.1.5 Суфіксально-постфіксальний спосіб<text:bookmark-end text:name="__RefHeading__18031_1600925806"/></text:h>
      <text:p text:style-name="Д_5f_Основной_20_текст">Цей спосіб властивий лише дієслову. Твірною базою суфіксально-<text:soft-page-break/>постфіксальних дієслів виступають іменники, прикметники, формантом — постфікс <text:span text:style-name="T48">-ся</text:span> та дієслівні суфікси:</text:p>
      <text:list xml:id="list571097930" text:style-name="L21">
        <text:list-item>
          <text:p text:style-name="P95"><text:span text:style-name="T48">-а-ти</text:span>: брат → брататися;</text:p>
        </text:list-item>
        <text:list-item>
          <text:p text:style-name="P95"><text:span text:style-name="T48">-и-ти</text:span>: гніздо → гніздитися;</text:p>
        </text:list-item>
        <text:list-item>
          <text:p text:style-name="P95"><text:span text:style-name="T48">-ува-ти</text:span>: краса → красуватися;</text:p>
        </text:list-item>
        <text:list-item>
          <text:p text:style-name="P95"><text:span text:style-name="T48">-і-ти</text:span>: видно → виднітися.</text:p>
        </text:list-item>
      </text:list>
      <text:p text:style-name="Д_5f_Абзац_20_перед_20_рисунком">Суфіксально-постфіксальний спосіб утворює похідні слова з новим значенням і новою частиномовною належністю.<text:note text:id="ftn39"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P58" text:outline-level="1"><text:bookmark text:name="__RefHeading__18033_1600925806"/><text:tab/><text:tab/>1.1.6 Суфіксально-префіксально-постфіксальний спосіб<text:bookmark-end text:name="__RefHeading__18033_1600925806"/></text:h>
      <text:p text:style-name="Д_5f_Основной_20_текст">Формантом є поєднання префікса, суфікса і постфікса. Похідні можливі лише у сфері дієслова. Твірною базою дериватів виступають:</text:p>
      <text:list xml:id="list1600714103" text:style-name="L22">
        <text:list-item>
          <text:p text:style-name="P101">іменники: сміх → посміхатися;</text:p>
        </text:list-item>
        <text:list-item>
          <text:p text:style-name="P107">прикметники: щедрий → розщедритися;</text:p>
        </text:list-item>
        <text:list-item>
          <text:p text:style-name="P66"><text:span text:style-name="T95">дієслова: дзвонити → передзвонюватися.</text:span><text:span text:style-name="T95"><text:note text:id="ftn40" text:note-class="footnote"><text:note-citation>2</text:note-citation><text:note-body><text:p text:style-name="Д_5f_Сноска_5f_Постраничная">Вакарюк Л., Панцьо С. Українська мова. Морфеміка і словотвір. — Тернопіль, 2004, C. 151</text:p></text:note-body></text:note></text:span></text:p>
        </text:list-item>
      </text:list>
      <text:h text:style-name="P29" text:outline-level="1"><text:bookmark text:name="__RefHeading__18035_1600925806"/><text:tab/><text:tab/>1.1.7 Префіксально-постфіксальний спосіб<text:bookmark-end text:name="__RefHeading__18035_1600925806"/></text:h>
      <text:p text:style-name="Д_5f_Основной_20_текст">Твірною базою служать дієслова недоконаного виду. Цим способом утворюються дієслова. У префіксально-постфіксальному способі формантом є постфікс <text:span text:style-name="T48">-ся</text:span> і такі префікси:</text:p>
      <text:list xml:id="list1521001460" text:style-name="L23">
        <text:list-item>
          <text:p text:style-name="P96"><text:span text:style-name="T48">в-</text:span>: думати → вдуматися;</text:p>
        </text:list-item>
        <text:list-item>
          <text:p text:style-name="P96"><text:span text:style-name="T48">ви-</text:span>: бігати → вибігатися;</text:p>
        </text:list-item>
        <text:list-item>
          <text:p text:style-name="P96"><text:span text:style-name="T48">від-</text:span>: мовчати → відмовчатися;</text:p>
        </text:list-item>
        <text:list-item>
          <text:p text:style-name="P96"><text:span text:style-name="T48">за-</text:span>: горіти → загорітися;</text:p>
        </text:list-item>
        <text:list-item>
          <text:p text:style-name="P96"><text:span text:style-name="T48">на-</text:span>: воювати → навоюватися;</text:p>
        </text:list-item>
        <text:list-item>
          <text:p text:style-name="P96"><text:soft-page-break/><text:span text:style-name="T48">до-</text:span>: копати → докопатися;</text:p>
        </text:list-item>
        <text:list-item>
          <text:p text:style-name="P96"><text:span text:style-name="T48">об-</text:span>: мовити → обмовитися;</text:p>
        </text:list-item>
        <text:list-item>
          <text:p text:style-name="P96"><text:span text:style-name="T48">роз-</text:span>: плакати → розплакатися;</text:p>
        </text:list-item>
        <text:list-item>
          <text:p text:style-name="P96"><text:span text:style-name="T48">при-</text:span>: слухати → прислухатися;</text:p>
        </text:list-item>
        <text:list-item>
          <text:p text:style-name="P96"><text:span text:style-name="T48">про-</text:span>: рахувати → прорахуватися.</text:p>
        </text:list-item>
      </text:list>
      <text:p text:style-name="Д_5f_Абзац_20_перед_20_рисунком">Префіксально-постфіксальний спосіб виконує мутаційну функцію (змінює лексичне значення слова, а також зберігає частиномовну належність похідного слова).<text:note text:id="ftn41"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Д_5f_Згл._20_Пункт" text:outline-level="1"><text:bookmark text:name="__RefHeading__18037_1600925806"/><text:tab/><text:tab/>1.1.8 Спосіб основоскладання<text:bookmark-end text:name="__RefHeading__18037_1600925806"/></text:h>
      <text:p text:style-name="Д_5f_Основной_20_текст">Основоскладання може супроводжуватися такими морфонологічними явищами, як інтерфікси й усічення: пішохід (від ходити пішки — обидві основи усікалися: <text:span text:style-name="T48">ход-</text:span>, <text:span text:style-name="T48">піш-</text:span>, а поєднання їх відбулося за допомогою інтерфікса <text:span text:style-name="T48">-о-</text:span>), те саме у словах <text:span text:style-name="T155">водовоз</text:span>, <text:span text:style-name="T155">вертоліт</text:span>, <text:span text:style-name="T155">криголам</text:span> тощо.</text:p>
      <text:p text:style-name="Д_5f_Основной_20_текст">За характером словотвірних засобів розрізняють основоскладання:</text:p>
      <text:list xml:id="list1982781770" text:style-name="L24">
        <text:list-item>
          <text:p text:style-name="P108">чисте (похідне утворюється від основи залежного компонента і самостійного слова): водосховище (<text:span text:style-name="T48">вод + о + сховище</text:span>);</text:p>
        </text:list-item>
        <text:list-item>
          <text:p text:style-name="P97">складно-суфіксальне (процес злучення основ у похідне, що супроводжується суфіксацією): стара віра → старовірство <text:span text:style-name="T48">(стар + о + вір + ство</text:span>);</text:p>
        </text:list-item>
        <text:list-item>
          <text:p text:style-name="P108">складно-суфіксально-префіксальне:</text:p>
          <text:p text:style-name="P97">а) складно-флективний (похідні слова устворюються основоскладанням, яке завершується за допомогою флексії-суфікса): довгі крила → довгокрилий (<text:span text:style-name="T48">довг + о + крил + ий</text:span>);</text:p>
          <text:p text:style-name="P67"><text:span text:style-name="T89">б) складно-нульовий (основоскладання завершується нульовою суфіксацією): сталевар, шовкопряд, однолюб.</text:span><text:span text:style-name="T89"><text:note text:id="ftn42"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8‑129</text:p></text:note-body></text:note></text:span></text:p>
        </text:list-item>
      </text:list>
      <text:h text:style-name="P29" text:outline-level="1"><text:bookmark text:name="__RefHeading__18039_1600925806"/><text:soft-page-break/><text:tab/><text:tab/>1.1.9 Спосіб словоскладання<text:bookmark-end text:name="__RefHeading__18039_1600925806"/></text:h>
      <text:p text:style-name="Д_5f_Основной_20_текст">За допомогою словоскладання виражаються:</text:p>
      <text:list xml:id="list1323571290" text:style-name="L25">
        <text:list-item>
          <text:p text:style-name="P109">родо-видові відношення (<text:span text:style-name="T155">читець-декламатор</text:span>);</text:p>
        </text:list-item>
        <text:list-item>
          <text:p text:style-name="P109">частина від цілого (<text:span text:style-name="T155">бурят-монгол</text:span>);</text:p>
        </text:list-item>
        <text:list-item>
          <text:p text:style-name="P109">функціональне призначення (<text:span text:style-name="T155">салон-перукарня</text:span>);</text:p>
        </text:list-item>
        <text:list-item>
          <text:p text:style-name="P109">підсилена ознака (<text:span text:style-name="T155">перший-ліпший</text:span>);</text:p>
        </text:list-item>
        <text:list-item>
          <text:p text:style-name="P109">невизначеність (<text:span text:style-name="T155">хтозна-звідки</text:span>);</text:p>
        </text:list-item>
        <text:list-item>
          <text:p text:style-name="P109">визначеність (<text:span text:style-name="T155">навік-віки</text:span>);</text:p>
        </text:list-item>
        <text:list-item>
          <text:p text:style-name="P109">терміни (<text:span text:style-name="T155">гамма-проміння</text:span>);</text:p>
        </text:list-item>
        <text:list-item>
          <text:p text:style-name="P109">народні назви рослин (<text:span text:style-name="T155">сон-трава</text:span>).</text:p>
        </text:list-item>
      </text:list>
      <text:p text:style-name="Д_5f_Основной_20_текст">У системі складних слів існує чисте і змішане словоскладання.</text:p>
      <text:p text:style-name="Д_5f_Основной_20_текст">Чисте складання досить продуктивно діє у мові у межах композитних дериватів іменників, прикметників, прислівників. Композитні похідні співвідносяться з кількома типами словосполучень:</text:p>
      <text:list xml:id="list116909064" text:style-name="L26">
        <text:list-item>
          <text:p text:style-name="P110">Складні іменники, утворені на базі словосполучення іменник + іменник:</text:p>
          <text:p text:style-name="P102">залізо і цемент → залізоцемент.</text:p>
          <text:p text:style-name="P110">До цього типу відносимо і похідні слова, в яких у словосполученні один з іменників є вторинним, віддієслівним утворенням і містить у собі афікси, проте ці віддієслівні іменники існують у мові як самостійні слова, наприклад: оновлення сорту → сортооновлення; але результатом складання з суфіксацією будуть композити на зразок <text:span text:style-name="T155">білокрівці</text:span>.</text:p>
        </text:list-item>
        <text:list-item>
          <text:p text:style-name="P110">Складні іменники, мотивовані сполученням прикметник + іменник:</text:p>
          <text:p text:style-name="P102">сухі фрукти → сухофрукти.</text:p>
          <text:p text:style-name="P110"><text:span text:style-name="T95">Утворення на зразок </text:span><text:span text:style-name="T97">жовтобрюх</text:span><text:span text:style-name="T104">Ø</text:span><text:span text:style-name="T103">, </text:span><text:span text:style-name="T104">чорноземØ</text:span><text:span text:style-name="T103"> та ін. належать до змішаного складання (складання з нуль-суфіксацією).</text:span></text:p>
        </text:list-item>
        <text:list-item>
          <text:p text:style-name="P110">Складні іменники, мотивовані сполученням числівник + іменник:</text:p>
          <text:p text:style-name="P102">перше джерело → першоджерело.</text:p>
        </text:list-item>
        <text:list-item>
          <text:p text:style-name="P110"><text:soft-page-break/>Іменики, мотивовані сполученням займенник + іменник:</text:p>
          <text:p text:style-name="P110"><text:span text:style-name="T155">самоцвіт</text:span>, <text:span text:style-name="T155">самоконтроль</text:span>.</text:p>
          <text:p text:style-name="P110">У цих утвореннях займенник <text:span text:style-name="T155">сам</text:span> набуває значення префіксоїда, однак подібні похідні вважаються композитними. До цього типу дериватів належить і слово <text:span text:style-name="T155">всесвіт</text:span>.</text:p>
        </text:list-item>
        <text:list-item>
          <text:p text:style-name="P68">Декілька іменників, утворених на основі сполучення прислівника та іменника:</text:p>
          <text:p text:style-name="P68"><text:span text:style-name="T155">багатоніжка</text:span>.<text:note text:id="ftn43" text:note-class="footnote"><text:note-citation>1</text:note-citation><text:note-body><text:p text:style-name="Д_5f_Сноска_5f_Постраничная">Вакарюк Л., Панцьо С. Українська мова. Морфеміка і словотвір. — Тернопіль, 2004, C. 157‑158</text:p></text:note-body></text:note></text:p>
        </text:list-item>
      </text:list>
      <text:h text:style-name="Д_5f_Згл._20_Пункт" text:outline-level="1"><text:bookmark text:name="__RefHeading__18041_1600925806"/><text:tab/><text:tab/>1.1.10 Абревіатурний спосіб<text:bookmark-end text:name="__RefHeading__18041_1600925806"/></text:h>
      <text:p text:style-name="Д_5f_Основной_20_текст">При абревіації з’єднувані компоненти є найчастіше асемантичними частинами слова або окремими звуками, «уламками» слів: колгосп (колективне господарство). Компонентом абревіатури може бути й ціле (неусічене) слово: </text:p>
      <text:list xml:id="list307331027" text:style-name="L27">
        <text:list-item>
          <text:p text:style-name="P111">райрада, земснаряд;</text:p>
        </text:list-item>
        <text:list-item>
          <text:p text:style-name="P111">метробуд, Львівсільмаш, Київметробуд.</text:p>
        </text:list-item>
      </text:list>
      <text:p text:style-name="Д_5f_Основной_20_текст">За допомогою абревіаційного способу утворюються головним чином іменники, зрідка — прикметники:</text:p>
      <text:list xml:id="list535308732" text:style-name="L28">
        <text:list-item>
          <text:p text:style-name="P112">лісостеп, медсанбат;</text:p>
        </text:list-item>
        <text:list-item>
          <text:p text:style-name="P112">агітмасовий, культмасовий.</text:p>
        </text:list-item>
      </text:list>
      <text:p text:style-name="Д_5f_Основной_20_текст">За структурою абревіатури поділяються на такі групи:</text:p>
      <text:list xml:id="list1233723293" text:style-name="L29">
        <text:list-item>
          <text:p text:style-name="P113">ініціальні — поєднання в абревіатуру початкових звуків або літер: ПТУ;</text:p>
        </text:list-item>
        <text:list-item>
          <text:p text:style-name="P113">уламкові — поєднання в абревіатуру асемантичних частин слова: філфак;</text:p>
        </text:list-item>
        <text:list-item>
          <text:p text:style-name="P113">змішані — поєднання частин слова з ініціальними звуками (літерами): міськвно;</text:p>
        </text:list-item>
        <text:list-item>
          <text:p text:style-name="P113"><text:soft-page-break/>усічено-словесні — поєднання частини слова з повноцінним словом: запчастини;</text:p>
        </text:list-item>
        <text:list-item>
          <text:p text:style-name="P113">словоформні — поєднання частини слова з відмінковою словоформою: завкафедрою;</text:p>
        </text:list-item>
        <text:list-item>
          <text:p text:style-name="P113">комбіновані — поєднання початкової частини першого слова з кінцем другого: мерон (малоелестичний капрон);</text:p>
        </text:list-item>
        <text:list-item>
          <text:p text:style-name="P69">ініціально-цифрові: Ту-134.<text:note text:id="ftn44"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9‑130</text:p></text:note-body></text:note></text:p>
        </text:list-item>
      </text:list>
      <text:h text:style-name="Д_5f_Згл._20_Пункт" text:outline-level="1"><text:bookmark text:name="__RefHeading__18043_1600925806"/><text:tab/><text:tab/>1.1.11 Спосіб зрощення<text:bookmark-end text:name="__RefHeading__18043_1600925806"/></text:h>
      <text:p text:style-name="P32">За характером словотвірної бази зрощення подібне до основоскладання, тому що в нове слово зливаються значеннєві компоненти синтаксичного словосполучення: вічно зелений → вічнозелений.</text:p>
      <text:p text:style-name="Д_5f_Основной_20_текст">Зрощення в усіх своїх формах тотожні компонентам твірного словосполучення: сьогодні, триста. Проте відмінності існують:</text:p>
      <text:list xml:id="list960343106" text:style-name="L30">
        <text:list-item>
          <text:p text:style-name="P98">у словосполученнях кілька наголосів, у зрощенні — один: цього дня → сьогодні;</text:p>
        </text:list-item>
        <text:list-item>
          <text:p text:style-name="P70"><text:span text:style-name="T89">при трансформації словосполучення в зрощення може змінюватися порядок компонентів: плинний швидко (час) → швидкоплинний.</text:span><text:span text:style-name="T89"><text:note text:id="ftn45"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30</text:p></text:note-body></text:note></text:span></text:p>
        </text:list-item>
      </text:list>
      <text:p text:style-name="Д_5f_Абзац_20_перед_20_рисунком"><text:tab/><text:tab/>1.1.12 Семантичний спосіб</text:p>
      <text:p text:style-name="Д_5f_Основной_20_текст"><text:span text:style-name="T89">При семантичному способі не застосовуються спеціальні словотворчі засоби, а формантом виступає зміна семантики.</text:span><text:span text:style-name="T89"><text:note text:id="ftn46" text:note-class="footnote"><text:note-citation>3</text:note-citation><text:note-body><text:p text:style-name="Д_5f_Сноска_5f_Постраничная">Горпинич В. О. Українська словотвірна дериватологія. — Дніпропетровськ, 1998. — С. 129</text:p></text:note-body></text:note></text:span><text:span text:style-name="T89"> Семантичний спосіб словотвору заснований на тому, що з колишнього багатозначного слова виділяється омонім, який втрачає семантичний зв’язок зі значенням цього багатозначного слова і, в результаті додаткового навантаження отримує нове </text:span><text:soft-page-break/><text:span text:style-name="T89">лексичне значення.</text:span><text:span text:style-name="T89"><text:note text:id="ftn47" text:note-class="footnote"><text:note-citation>1</text:note-citation><text:note-body><text:p text:style-name="Д_5f_Сноска_5f_Постраничная">Ковалик И. И. Вопросы словообразования имен существительных восточнославянских языков в сравнении с другими славянскими языками. — АДД: Львов, 1961. — С. 24</text:p></text:note-body></text:note></text:span></text:p>
      <text:p text:style-name="Д_5f_Основной_20_текст">Виділяють три різновиди семантичного словотворення:</text:p>
      <text:list xml:id="list315332937" text:style-name="L31">
        <text:list-item>
          <text:p text:style-name="P114">розщеплення полісемічного слова на омоніми: рукав (1) — частина одягу, рукав (2) — ріки;</text:p>
        </text:list-item>
        <text:list-item>
          <text:p text:style-name="P114">концентрація значень фразеологічного звороту в одному опорному слові і в пропуску залежних від нього слів: температура — підвищена (висока температура)</text:p>
        </text:list-item>
        <text:list-item>
          <text:p text:style-name="P114"><text:span text:style-name="T89">існуючим словам дається значення, непов’язане з основним (умовна номінація):</text:span><text:span text:style-name="T89"><text:note text:id="ftn48" text:note-class="footnote"><text:note-citation>2</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89"> «Україна», «Галичина» (готелі), «Дзвін», «Сучасник» (журнали), «Зустріч», “Планета” (заклади харчування), «Промінь», «Сонечко» (дитячі садки), «Електрон», «Славутич» (телевізори).</text:span></text:p>
        </text:list-item>
      </text:list>
      <text:p text:style-name="Д_5f_Абзац_20_перед_20_рисунком"><text:span text:style-name="T89">При семантичному способі нових слів не виникає, переосмислюються значення наявних лексичних одиниць. Це дало підставу деяким мовознавцям розглядати цей спосіб як суто лексичне явище, пов’язане з темами «Полісемія», «Омонімія».</text:span><text:span text:style-name="T89"><text:note text:id="ftn49" text:note-class="footnote"><text:note-citation>3</text:note-citation><text:note-body><text:p text:style-name="P48">Потиха З. А. Современное русское словообразование. Пособие для учителя. — Москва, 1970. — С. 150</text:p></text:note-body></text:note></text:span><text:span text:style-name="T89"><text:note text:id="ftn50" text:note-class="footnote"><text:note-citation>4</text:note-citation><text:note-body><text:p text:style-name="Д_5f_Сноска_5f_Постраничная">Вакарюк Л., Панцьо С. Українська мова. Морфеміка і словотвір. — Тернопіль, 2004. — C. 172‑173</text:p></text:note-body></text:note></text:span></text:p>
      <text:h text:style-name="P29" text:outline-level="1"><text:bookmark text:name="__RefHeading__18045_1600925806"/><text:tab/><text:tab/>1.1.13 Універбаційний спосіб<text:bookmark-end text:name="__RefHeading__18045_1600925806"/></text:h>
      <text:p text:style-name="P41"><text:span text:style-name="T196">Універбація</text:span><text:span text:style-name="T196"> </text:span><text:span text:style-name="T196">є</text:span><text:span text:style-name="T196"> </text:span><text:span text:style-name="T196">одним</text:span><text:span text:style-name="T196"> </text:span><text:span text:style-name="T196">із</text:span><text:span text:style-name="T196"> </text:span><text:span text:style-name="T196">важливих</text:span><text:span text:style-name="T196"> </text:span><text:span text:style-name="T196">чинників</text:span><text:span text:style-name="T196"> </text:span><text:span text:style-name="T196">розвитку</text:span><text:span text:style-name="T196"> </text:span><text:span text:style-name="T196">лексикону</text:span><text:span text:style-name="T196"> </text:span><text:span text:style-name="T196">сучасної</text:span><text:span text:style-name="T196"> </text:span><text:span text:style-name="T196">української</text:span><text:span text:style-name="T196"> </text:span><text:span text:style-name="T196">мови</text:span><text:span text:style-name="T196">. </text:span><text:span text:style-name="T196">Спостереження</text:span><text:span text:style-name="T196"> </text:span><text:span text:style-name="T196">над</text:span><text:span text:style-name="T196"> </text:span><text:span text:style-name="T196">універбаційними</text:span><text:span text:style-name="T196"> </text:span><text:span text:style-name="T196">процесами</text:span><text:span text:style-name="T196"> </text:span><text:span text:style-name="T196">засвідчують</text:span><text:span text:style-name="T196"> </text:span><text:span text:style-name="T196">їх</text:span><text:span text:style-name="T196"> </text:span><text:span text:style-name="T196">продуктивність</text:span><text:span text:style-name="T196">, </text:span><text:span text:style-name="T196">особливо</text:span><text:span text:style-name="T196"> </text:span><text:span text:style-name="T196">в</text:span><text:span text:style-name="T196"> </text:span><text:span text:style-name="T196">розмовному</text:span><text:span text:style-name="T196"> </text:span><text:span text:style-name="T196">та</text:span><text:span text:style-name="T196"> </text:span><text:span text:style-name="T196">публіцистичному</text:span><text:span text:style-name="T196"> </text:span><text:span text:style-name="T196">стилях</text:span><text:span text:style-name="T196">.</text:span></text:p>
      <text:p text:style-name="Д_5f_Основной_20_текст"><text:span text:style-name="T196">Явище</text:span><text:span text:style-name="T196"> </text:span><text:span text:style-name="T196">універбації</text:span><text:span text:style-name="T196"> </text:span><text:span text:style-name="T196">в</text:span><text:span text:style-name="T196"> </text:span><text:span text:style-name="T196">мові</text:span><text:span text:style-name="T196"> </text:span><text:span text:style-name="T196">зумовлюється</text:span><text:span text:style-name="T196"> </text:span><text:span text:style-name="T196">як</text:span><text:span text:style-name="T196"> </text:span><text:span text:style-name="T196">внутрішньомовними</text:span><text:span text:style-name="T196">, </text:span><text:span text:style-name="T196">так</text:span><text:span text:style-name="T196"> </text:span><text:span text:style-name="T196">і</text:span><text:span text:style-name="T196"> </text:span><text:span text:style-name="T196">позамовними</text:span><text:span text:style-name="T196"> </text:span><text:span text:style-name="T196">чинниками</text:span><text:span text:style-name="T196">. </text:span><text:span text:style-name="T196">До</text:span><text:span text:style-name="T196"> </text:span><text:span text:style-name="T196">позамовних</text:span><text:span text:style-name="T196"> </text:span><text:span text:style-name="T196">факторів</text:span><text:span text:style-name="T196"> </text:span><text:span text:style-name="T196">належать</text:span><text:span text:style-name="T196">: </text:span><text:span text:style-name="T196">прагнення</text:span><text:span text:style-name="T196"> </text:span><text:span text:style-name="T196">до</text:span><text:span text:style-name="T196"> </text:span><text:span text:style-name="T196">економії</text:span><text:span text:style-name="T196"> </text:span><text:span text:style-name="T196">мовних</text:span><text:span text:style-name="T196"> </text:span><text:span text:style-name="T196">зусиль</text:span><text:span text:style-name="T196">, </text:span><text:span text:style-name="T196">обмеженість</text:span><text:span text:style-name="T196"> </text:span><text:span text:style-name="T196">оперативної</text:span><text:span text:style-name="T196"> </text:span><text:span text:style-name="T196">пам</text:span><text:span text:style-name="T196">’</text:span><text:span text:style-name="T196">яті</text:span><text:span text:style-name="T196"> </text:span><text:span text:style-name="T196">людини</text:span><text:span text:style-name="T196">, </text:span><text:span text:style-name="T196">прагнення</text:span><text:span text:style-name="T196"> </text:span><text:span text:style-name="T196">до</text:span><text:span text:style-name="T196"> </text:span><text:span text:style-name="T196">експресивності</text:span><text:span text:style-name="T196"> </text:span><text:span text:style-name="T196">найменування</text:span><text:span text:style-name="T196">.</text:span></text:p>
      <text:p text:style-name="P40"><text:soft-page-break/><text:span text:style-name="T196">Поряд</text:span><text:span text:style-name="T196"> </text:span><text:span text:style-name="T196">з</text:span><text:span text:style-name="T196"> </text:span><text:span text:style-name="T196">екстралінґвальними</text:span><text:span text:style-name="T196"> </text:span><text:span text:style-name="T196">факторами</text:span><text:span text:style-name="T196">, </text:span><text:span text:style-name="T196">що</text:span><text:span text:style-name="T196"> </text:span><text:span text:style-name="T196">зумовлюють</text:span><text:span text:style-name="T196"> </text:span><text:span text:style-name="T196">універбацію</text:span><text:span text:style-name="T196">, </text:span><text:span text:style-name="T196">існують</text:span><text:span text:style-name="T196"> </text:span><text:span text:style-name="T196">внутрішні</text:span><text:span text:style-name="T196"> </text:span><text:span text:style-name="T196">причини</text:span><text:span text:style-name="T196"> </text:span><text:span text:style-name="T196">цього</text:span><text:span text:style-name="T196"> </text:span><text:span text:style-name="T196">процесу</text:span><text:span text:style-name="T196">, </text:span><text:span text:style-name="T196">найактивнішою</text:span><text:span text:style-name="T196"> </text:span><text:span text:style-name="T196">з</text:span><text:span text:style-name="T196"> </text:span><text:span text:style-name="T196">яких</text:span><text:span text:style-name="T196"> </text:span><text:span text:style-name="T196">є</text:span><text:span text:style-name="T196"> </text:span><text:span text:style-name="T196">протиріччя</text:span><text:span text:style-name="T196"> </text:span><text:span text:style-name="T196">між</text:span><text:span text:style-name="T196"> </text:span><text:span text:style-name="T196">формою</text:span><text:span text:style-name="T196"> </text:span><text:span text:style-name="T196">і</text:span><text:span text:style-name="T196"> </text:span><text:span text:style-name="T196">значенням</text:span><text:span text:style-name="T196"> </text:span><text:span text:style-name="T196">мовних</text:span><text:span text:style-name="T196"> </text:span><text:span text:style-name="T196">одиниць</text:span><text:span text:style-name="T196">.</text:span></text:p>
      <text:p text:style-name="Д_5f_Основной_20_текст"><text:span text:style-name="T196">Наслідком</text:span><text:span text:style-name="T196"> </text:span><text:span text:style-name="T196">універбації</text:span><text:span text:style-name="T196"> </text:span><text:span text:style-name="T196">є</text:span><text:span text:style-name="T196"> </text:span><text:span text:style-name="T196">різні</text:span><text:span text:style-name="T196"> </text:span><text:span text:style-name="T196">за</text:span><text:span text:style-name="T196"> </text:span><text:span text:style-name="T196">способом</text:span><text:span text:style-name="T196"> </text:span><text:span text:style-name="T196">творення</text:span><text:span text:style-name="T196"> </text:span><text:span text:style-name="T196">конденсати</text:span><text:span text:style-name="T196">: </text:span><text:span text:style-name="T196">семантичні</text:span><text:span text:style-name="T196"> </text:span><text:span text:style-name="T196">і</text:span><text:span text:style-name="T196"> </text:span><text:span text:style-name="T196">лексичні</text:span><text:span text:style-name="T196">. </text:span><text:span text:style-name="T196">Семантичні</text:span><text:span text:style-name="T196"> </text:span><text:span text:style-name="T196">конденсати</text:span><text:span text:style-name="T196"> (</text:span><text:span text:style-name="T196">суфіксальні</text:span><text:span text:style-name="T196"> </text:span><text:span text:style-name="T196">універби</text:span><text:span text:style-name="T196"> </text:span><text:span text:style-name="T196">та</text:span><text:span text:style-name="T196"> </text:span><text:span text:style-name="T196">еліптичні</text:span><text:span text:style-name="T196"> </text:span><text:span text:style-name="T196">субстантиви</text:span><text:span text:style-name="T196">) —</text:span><text:span text:style-name="T196"> </text:span><text:span text:style-name="T196">це</text:span><text:span text:style-name="T196"> </text:span><text:span text:style-name="T196">здебільшого</text:span><text:span text:style-name="T196"> </text:span><text:span text:style-name="T196">прості</text:span><text:span text:style-name="T196"> </text:span><text:span text:style-name="T196">слова</text:span><text:span text:style-name="T196">, </text:span><text:span text:style-name="T196">що</text:span><text:span text:style-name="T196"> </text:span><text:span text:style-name="T196">складаються</text:span><text:span text:style-name="T196"> </text:span><text:span text:style-name="T196">з</text:span><text:span text:style-name="T196"> </text:span><text:span text:style-name="T196">основи</text:span><text:span text:style-name="T196"> </text:span><text:span text:style-name="T196">лише</text:span><text:span text:style-name="T196"> </text:span><text:span text:style-name="T196">одного</text:span><text:span text:style-name="T196"> </text:span><text:span text:style-name="T196">зі</text:span><text:span text:style-name="T196"> </text:span><text:span text:style-name="T196">складових</text:span><text:span text:style-name="T196"> </text:span><text:span text:style-name="T196">повного</text:span><text:span text:style-name="T196"> </text:span><text:span text:style-name="T196">найменування</text:span><text:span text:style-name="T196"> </text:span><text:span text:style-name="T196">слів</text:span><text:span text:style-name="T196"> </text:span><text:span text:style-name="T196">і</text:span><text:span text:style-name="T196"> </text:span><text:span text:style-name="T196">мають</text:span><text:span text:style-name="T196"> </text:span><text:span text:style-name="T196">включене</text:span><text:span text:style-name="T196"> (</text:span><text:span text:style-name="T196">імпліцитно</text:span><text:span text:style-name="T196"> </text:span><text:span text:style-name="T196">приховане</text:span><text:span text:style-name="T196">) </text:span><text:span text:style-name="T196">значення</text:span><text:span text:style-name="T196"> </text:span><text:span text:style-name="T196">пропущеного</text:span><text:span text:style-name="T196"> </text:span><text:span text:style-name="T196">члена</text:span><text:span text:style-name="T196"> </text:span><text:span text:style-name="T196">комплексної</text:span><text:span text:style-name="T196"> </text:span><text:span text:style-name="T67">назви</text:span><text:span text:style-name="T67">. </text:span><text:span text:style-name="T67">Лексичні</text:span><text:span text:style-name="T67"> </text:span><text:span text:style-name="T67">конденсати</text:span><text:span text:style-name="T67"> (</text:span><text:span text:style-name="T67">основоскладання</text:span><text:span text:style-name="T67">, </text:span><text:span text:style-name="T67">зрощення</text:span><text:span text:style-name="T67">, </text:span><text:span text:style-name="T67">абревіація</text:span><text:span text:style-name="T67">) </text:span><text:span text:style-name="T67">утворені</text:span><text:span text:style-name="T67"> </text:span><text:span text:style-name="T67">з</text:span><text:span text:style-name="T67"> </text:span><text:span text:style-name="T67">основ</text:span><text:span text:style-name="T67"> </text:span><text:span text:style-name="T67">двох</text:span><text:span text:style-name="T67"> (</text:span><text:span text:style-name="T67">чи</text:span><text:span text:style-name="T67"> </text:span><text:span text:style-name="T67">більше</text:span><text:span text:style-name="T67">) </text:span><text:span text:style-name="T67">слів</text:span><text:span text:style-name="T67"> </text:span><text:span text:style-name="T67">або</text:span><text:span text:style-name="T67"> </text:span><text:span text:style-name="T67">тільки</text:span><text:span text:style-name="T67"> </text:span><text:span text:style-name="T67">їх</text:span><text:span text:style-name="T67"> </text:span><text:span text:style-name="T67">частин</text:span><text:span text:style-name="T67"> </text:span><text:span text:style-name="T67">і</text:span><text:span text:style-name="T67"> </text:span><text:span text:style-name="T67">експліцитно</text:span><text:span text:style-name="T67"> </text:span><text:span text:style-name="T67">відображають</text:span><text:span text:style-name="T67"> </text:span><text:span text:style-name="T67">значення</text:span><text:span text:style-name="T67"> </text:span><text:span text:style-name="T67">кожного</text:span><text:span text:style-name="T68"> </text:span><text:span text:style-name="T67">члена</text:span><text:span text:style-name="T67"> </text:span><text:span text:style-name="T67">мотивуючої</text:span><text:span text:style-name="T67"> </text:span><text:span text:style-name="T67">конструкції</text:span><text:span text:style-name="T67">.</text:span></text:p>
      <text:p text:style-name="P41"><text:span text:style-name="T196">Суфіксальна</text:span><text:span text:style-name="T196"> </text:span><text:span text:style-name="T196">універбація</text:span><text:span text:style-name="T196"> —</text:span><text:span text:style-name="T196"> </text:span><text:span text:style-name="T196">найпоширеніший</text:span><text:span text:style-name="T196"> </text:span><text:span text:style-name="T196">засіб</text:span><text:span text:style-name="T196"> </text:span><text:span text:style-name="T196">стягнення</text:span><text:span text:style-name="T196"> </text:span><text:span text:style-name="T196">двокомпонентного</text:span><text:span text:style-name="T196"> </text:span><text:span text:style-name="T196">найменування</text:span><text:span text:style-name="T196"> </text:span><text:span text:style-name="T196">в</text:span><text:span text:style-name="T196"> </text:span><text:span text:style-name="T196">однослівну</text:span><text:span text:style-name="T196"> </text:span><text:span text:style-name="T196">назву</text:span><text:span text:style-name="T196"> </text:span><text:span text:style-name="T196">з</text:span><text:span text:style-name="T196"> </text:span><text:span text:style-name="T196">допомогою</text:span><text:span text:style-name="T196"> </text:span><text:span text:style-name="T196">словотворчих</text:span><text:span text:style-name="T196"> </text:span><text:span text:style-name="T196">морфів</text:span><text:span text:style-name="T196">.</text:span></text:p>
      <text:p text:style-name="Д_5f_Абзац_20_перед_20_рисунком"><text:span text:style-name="T196">Серед</text:span><text:span text:style-name="T196"> </text:span><text:span text:style-name="T196">суфіксальних</text:span><text:span text:style-name="T196"> </text:span><text:span text:style-name="T196">універбів</text:span><text:span text:style-name="T196"> </text:span><text:span text:style-name="T196">виділяються</text:span><text:span text:style-name="T196"> </text:span><text:span text:style-name="T196">слова</text:span><text:span text:style-name="T196"> </text:span><text:span text:style-name="T196">з</text:span><text:span text:style-name="T196"> </text:span><text:span text:style-name="T196">конкретними</text:span><text:span text:style-name="T196"> </text:span><text:span text:style-name="T196">й</text:span><text:span text:style-name="T196"> </text:span><text:span text:style-name="T196">абстрактними</text:span><text:span text:style-name="T196"> </text:span><text:span text:style-name="T196">значеннями</text:span><text:span text:style-name="T196">, </text:span><text:span text:style-name="T196">назви</text:span><text:span text:style-name="T196"> </text:span><text:span text:style-name="T196">істот</text:span><text:span text:style-name="T196"> </text:span><text:span text:style-name="T196">та</text:span><text:span text:style-name="T196"> </text:span><text:span text:style-name="T196">неістот</text:span><text:span text:style-name="T196">, </text:span><text:span text:style-name="T196">власні</text:span><text:span text:style-name="T196"> </text:span><text:span text:style-name="T196">і</text:span><text:span text:style-name="T196"> </text:span><text:span text:style-name="T196">загальні</text:span><text:span text:style-name="T196"> </text:span><text:span text:style-name="T196">імена</text:span><text:span text:style-name="T196">.</text:span><text:span text:style-name="T196"><text:note text:id="ftn51" text:note-class="footnote"><text:note-citation>1</text:note-citation><text:note-body><text:p text:style-name="P49">Думчак І. М. Універбація в українській мові: автореф. дис. на здобуття наук. ступеня канд. філол. наук: 10.02.01 «Українська мова» / І. М. Думчак — Івано-Франківськ, 1998. — C. 8‑16</text:p></text:note-body></text:note></text:span></text:p>
      <text:h text:style-name="P29" text:outline-level="1"><text:bookmark text:name="__RefHeading__18047_1600925806"/><text:tab/><text:tab/>1.1.14 Конверсійний спосіб<text:bookmark-end text:name="__RefHeading__18047_1600925806"/></text:h>
      <text:p text:style-name="Д_5f_Основной_20_текст"><text:span text:style-name="T89">Термін «</text:span><text:span text:style-name="T93">конверсія</text:span><text:span text:style-name="T89">» вживається у вузькому і широкому значенні. При вузькому розумінні конверсією називають лише випадки повного структурного збігу початкових форм твірного і похідного слів: прикметник </text:span><text:span text:style-name="T94">майбутнє</text:span><text:span text:style-name="T89"> (майбутнє життя) і іменник </text:span><text:span text:style-name="T94">майбутнє</text:span><text:span text:style-name="T89"> (наше майбутнє), дієприкметник </text:span><text:span text:style-name="T94">придане</text:span><text:span text:style-name="T89"> (майно нареченої) й іменник </text:span><text:span text:style-name="T94">придане</text:span><text:span text:style-name="T89"> (посаг нареченої — її придане). При широкому розумінні до конверсії відносять і випадки структурного збігу тільки основ твірних і похідних слів у їх початковій формі: </text:span><text:span text:style-name="T93">золот-о</text:span><text:span text:style-name="T89"> і </text:span><text:span text:style-name="T93">золот-ий</text:span><text:span text:style-name="T89">, </text:span><text:span text:style-name="T93">сіль</text:span><text:span text:style-name="T105">Ø</text:span><text:span text:style-name="T89"> і </text:span><text:span text:style-name="T93">сол-и-ти</text:span><text:span text:style-name="T89">.</text:span></text:p>
      <text:p text:style-name="Д_5f_Основной_20_текст">Конверсія — це різновид транспозиції. За її допомогою в українській мові утворюються:</text:p>
      <text:list xml:id="list769486599" text:style-name="L32">
        <text:list-item>
          <text:p text:style-name="P115"><text:soft-page-break/>відприкметникові іменники — так звані субстантивовані прикметники: молода, молодий, бідний, багатий, ситий, голодний, мудрий, майбутнє, учительська, набережна, черговий;</text:p>
        </text:list-item>
        <text:list-item>
          <text:p text:style-name="P115">відіменникові прикметники: вулиця Шевченка (вулиця яка? — Шевченка), майдан Незалежності (майдан який? — Незалежності);</text:p>
        </text:list-item>
        <text:list-item>
          <text:p text:style-name="P99">відприкметникові топоніми на <text:span text:style-name="T48">-ин</text:span>, <text:span text:style-name="T48">-ів</text:span> та ін.: Батура → Батурин — місто Батурин, Чигар → Чигирин — місто Чигирин;</text:p>
        </text:list-item>
        <text:list-item>
          <text:p text:style-name="P99">відприкметникові прізвища на <text:span text:style-name="T48">-ів</text:span>, <text:span text:style-name="T48">-ин</text:span>: прикметник Сеня → Сенів — прізвище Сенів, прикметник Степан → Степанів — прізвище Степанів; прикметник Іваниха → Іванишин — прізвище Іванишин;</text:p>
        </text:list-item>
        <text:list-item>
          <text:p text:style-name="P115">віддієприкметникові іменники: наречена, наречений, придане, гнані, ранені, підданий, хрещена (мати), хрещений (батько) (субстантивація дієприкметників);</text:p>
        </text:list-item>
        <text:list-item>
          <text:p text:style-name="P115">віддієприкметникові прикметники: пекучий, палаючий, сипучий, зрячий, любимий, невловимий, мислимий, терпимий, зримий, непримиримий, зрілий, загорілий (ад’єктивація дієприкметників);</text:p>
        </text:list-item>
        <text:list-item>
          <text:p text:style-name="P115">віддієприслівникові прислівники: лежачи, стоячи (пор. у Т. Г. Шевченка: «де люди плачуть живучи»);</text:p>
        </text:list-item>
        <text:list-item>
          <text:p text:style-name="P71">відіменникові вигуки: Боже!, Господи!, жах!, горе!, лихо!, матінко!, нене!, мамо! (інтер’єктивація).<text:note text:id="ftn52" text:note-class="footnote"><text:note-citation>1</text:note-citation><text:note-body><text:p text:style-name="Д_5f_Сноска_5f_Постраничная">Горпинич В. О. Українська словотвірна дериватологія. — Дніпропетровськ, 1998. — С. 126‑127</text:p></text:note-body></text:note></text:p>
        </text:list-item>
      </text:list>
      <text:h text:style-name="P29" text:outline-level="1"><text:bookmark text:name="__RefHeading__18049_1600925806"/><text:tab/><text:tab/>1.1.15 Флективний спосіб<text:bookmark-end text:name="__RefHeading__18049_1600925806"/></text:h>
      <text:p text:style-name="Д_5f_Основной_20_текст"><text:span text:style-name="T89">Своєрідність цього способу полягає у тому, що флексія виконує не лише свою основну формотворчу роль, а ще й словотворчу. Словотворчим засобом служить не ізольована морфема, а система флексій, які утворюють парадигму слова.</text:span><text:span text:style-name="T89"><text:note text:id="ftn53" text:note-class="footnote"><text:note-citation>2</text:note-citation><text:note-body><text:p text:style-name="P48">Ващук В. О. Флективний спосіб словотворення похідних іменників. // УМЛШ. — 1973. — № 10. — С. 39‑42</text:p></text:note-body></text:note></text:span></text:p>
      <text:p text:style-name="Д_5f_Основной_20_текст">До словотворчих флексій відносять:</text:p>
      <text:list xml:id="list1802317011" text:style-name="L33">
        <text:list-item>
          <text:p text:style-name="P100"><text:soft-page-break/>іменникову флексію <text:span text:style-name="T48">-а</text:span> із семантико-граматичним значенням особи жіночої статі: змій → змія;</text:p>
        </text:list-item>
        <text:list-item>
          <text:p text:style-name="P100">іменникову флексію <text:span text:style-name="T48">-а</text:span> з ономастичним значенням: Володимир → Володимира;</text:p>
        </text:list-item>
        <text:list-item>
          <text:p text:style-name="P116">прикметникові флексії із семантико-граматичним значенням відносності <text:span text:style-name="T48">-ий</text:span>, <text:span text:style-name="T48">-а</text:span>, <text:span text:style-name="T48">-е</text:span>: зло → злий; присвійності: куниця → куничий; флексію <text:span text:style-name="T48">-ий</text:span> у порядкових числівниках: десять → десятий.</text:p>
        </text:list-item>
      </text:list>
      <text:p text:style-name="Д_5f_Основной_20_текст">У цьому ж способі виділяють такі різновиди:</text:p>
      <text:list xml:id="list931917354" text:style-name="L34">
        <text:list-item>
          <text:p text:style-name="P117">утворення нових слів тієї ж частини мови: Олександр → Олександра;</text:p>
        </text:list-item>
        <text:list-item>
          <text:p text:style-name="P117"><text:span text:style-name="T89">утворення нових слів іншої частини мови: золото → золотий.</text:span><text:span text:style-name="T89"><text:note text:id="ftn54" text:note-class="footnote"><text:note-citation>1</text:note-citation><text:note-body><text:p text:style-name="Д_5f_Сноска_5f_Постраничная">Вакарюк Л., Панцьо С. Українська мова. Морфеміка і словотвір. — Тернопіль, 2004. — C. 151‑152</text:p></text:note-body></text:note></text:span></text:p>
        </text:list-item>
      </text:list>
      <text:h text:style-name="P26" text:outline-level="1"><text:bookmark text:name="__RefHeading__18053_1600925806"/><text:span text:style-name="T164">2. Розділ ІІ. </text:span><text:span text:style-name="T69">Індивідуально-авторське словотворення у збірці В. Стуса «Палімпсести»</text:span><text:bookmark-end text:name="__RefHeading__18053_1600925806"/></text:h>
      <text:p text:style-name="Д_5f_Основной_20_текст"><text:span text:style-name="T6">І. Огієнко формулює основну причину, що спонукає митців художнього слова до продукування нового, зауважуючи: «Кожна літературна мова вільно поповнюється новими словами, так званими новотворами (неологізмами), які дає нам біжуче життя безперервно, дає головно в творах письменників, менше від самого народу. Коли б не поставали в нашій мові новотвори, літературна мова остаточно завмерла б. Культурне людське духовне життя невпинно зростає й потребує нових слів на своє означення, а тому й постають новотвори. Звичайно, кожна людина мислить значно ширше, аніж можна висловити те своїми словами, — їй завжди бракує слів, а тому вона кидається й до новотворів, щоб таки висловити можливо повно свою думку».</text:span><text:span text:style-name="T6"><text:note text:id="ftn55" text:note-class="footnote"><text:note-citation>1</text:note-citation><text:note-body><text:p text:style-name="Д_5f_Сноска_5f_Постраничная">Огієнко І. І. Історія української літературної мови. — К.: Либідь, 1995. — С. 221</text:p></text:note-body></text:note></text:span></text:p>
      <text:p text:style-name="Д_5f_Основной_20_текст">П. Горецький у «Курсі сучасної української літературної мови» розглядає неологізми як нові слова, що переважно вносяться в літературну мову окремими особами — ученими певних ділянок знання, письменниками, перекладачами.<text:note text:id="ftn56" text:note-class="footnote"><text:note-citation>2</text:note-citation><text:note-body><text:p text:style-name="Д_5f_Сноска_5f_Постраничная">Курс сучасної української літературної мови / За заг. ред. Л. А. Булаховського. — К.: Рад. Школа, 1951. — Т. 1. — С. 99</text:p></text:note-body></text:note></text:p>
      <text:p text:style-name="Д_5f_Основной_20_текст">Науковець обстоює «право на з’явлення» індивідуально-авторських новотворів, наголошуючи: «Значне число неологізмів у художній мові свідчить, що до з’явлення їх не можна ставитися як до якоїсь примхи, як до небажаної поетичної сваволі. У неологізмах їх творці шукають засобу дати поетично-образне виявлення своєї думки, почуття, настрою новим словом, утворити своєрідний змістовий і звуковий, «етимологічний» або «морфологічний» ефект».<text:note text:id="ftn57" text:note-class="footnote"><text:note-citation>3</text:note-citation><text:note-body><text:p text:style-name="Д_5f_Сноска_5f_Постраничная"><text:span text:style-name="T53">Курс сучасної української літературної мови / За заг. ред. Л. А. Булаховського. — К.: Рад. Школа, 1951. — Т. 1. — С. </text:span><text:span text:style-name="T51">103</text:span></text:p></text:note-body></text:note></text:p>
      <text:p text:style-name="Д_5f_Основной_20_текст">Подібну позицію підтримував і Л. Булаховський. Про художні неологізми він писав: «Хай вигадані відповідними художниками нові слова залишаються назавжди тільки їх словами, хай вони не поступають до активного фонду загальної мови, — але там, де їх ужито, вони живуть і довго <text:soft-page-break/>житимуть своїм повним художньо-естетичним життям, на своєму місці вони є збагаченням мови як засобу служити виявом певної дієвої образності та емоційності і, подобаючись хоча б певному колу читачів, тим самим виправдовують своє народження і своє існування».<text:note text:id="ftn58" text:note-class="footnote"><text:note-citation>1</text:note-citation><text:note-body><text:p text:style-name="Д_5f_Сноска_5f_Постраничная">Булаховський Л. А. Виникнення і розвиток літературних мов // Мовознавство. — 1947. — Т. 4‑5. — С. 136</text:p></text:note-body></text:note></text:p>
      <text:p text:style-name="Д_5f_Основной_20_текст"><text:span text:style-name="T6">Василь Стус зумів активізувати багато рідкісних, призабутих слів, у такий спосіб естетично збагативши свої тексти та стилістично увиразнивши тексти творів, наприклад: </text:span><text:span text:style-name="T155">благовістувати</text:span>, <text:span text:style-name="T155">благостиня</text:span>, <text:span text:style-name="T155">вої</text:span>, <text:span text:style-name="T155">глас</text:span>, <text:span text:style-name="T155">десниця</text:span>, <text:span text:style-name="T155">длань</text:span>, <text:span text:style-name="T155">єдваб</text:span>, <text:span text:style-name="T155">кимвали</text:span>, <text:span text:style-name="T155">комоні</text:span>, <text:span text:style-name="T155">ладо</text:span>, <text:span text:style-name="T155">ліпота</text:span> <text:span text:style-name="T6">тощо.</text:span></text:p>
      <text:p text:style-name="Д_5f_Основной_20_текст"><text:span text:style-name="T6">Поет виявляє себе знавцем багатьох рідковживаних слів типу </text:span><text:span text:style-name="T155">мосяж</text:span>, <text:span text:style-name="T155">вільглий</text:span>, <text:span text:style-name="T155">рахманний</text:span>, <text:span text:style-name="T155">шамотіти</text:span>, <text:span text:style-name="T155">скруші</text:span>, <text:span text:style-name="T155">літепло</text:span> <text:span text:style-name="T6">та багато ін., що в поетичному дискурсі митця зумовлюють неординарну атмосферу світосприйняття, впливають на стиль поетичного мислення, набуваючи значення поетизмів — слів особливого естетичного змісту, що витворюють специфічне враження, породжують стан духовного піднесення, а отже, творять естетичну категорію піднесеного.</text:span></text:p>
      <text:p text:style-name="Д_5f_Основной_20_текст"><text:span text:style-name="T6">З метою підсилення поетичного, незвичного, віддаленого від приземленої реальності звучання тексту, створення враження давнини описуваного або просто окреслення таких реалій, назв яких немає у сучасній українській літературній мові, автор часто звертається й до діалектизмів, наприклад: </text:span><text:span text:style-name="T155">басан</text:span>, <text:span text:style-name="T155">брость</text:span>, <text:span text:style-name="T155">вижини</text:span>, <text:span text:style-name="T155">зимно</text:span>, <text:span text:style-name="T155">куріти</text:span>, <text:span text:style-name="T155">кушпелити</text:span>, <text:span text:style-name="T155">марчіти</text:span>, <text:span text:style-name="T155">мева</text:span>, <text:span text:style-name="T155">ненатлий</text:span> <text:span text:style-name="T6">тощо. Таким чином, для В. Стуса діалектний зріз загальнонародної мови — це природне середовище, що гармонує з його внутрішнім світом. Діалектні, рідковживані лексеми постають у ліричних творах митця не варіантами, а єдиною формою вираження думок.</text:span></text:p>
      <text:p text:style-name="Д_5f_Основной_20_текст">В. Стус створив новотвори, значення яких є настільки прозорим, вони настільки влучно підкреслюють думку автора та органічно вплітаються в зміст твору, що сприймаються, як давно відомі, і не можна уявити, якими іншими одиницями можна було б їх замінити (напр. <text:span text:style-name="T155">білота</text:span>, <text:span text:style-name="T155">вискалок</text:span> <text:span text:style-name="T155">ізвомплений</text:span> тощо).</text:p>
      <text:p text:style-name="Д_5f_Основной_20_текст"><text:soft-page-break/>Індивідуально-авторські неологізми Стуса художньо відтворюють високу напругу внутрішнього життя, для точного і глибокого осмислення якого, здається, бракує звичайних слів.</text:p>
      <text:p text:style-name="Д_5f_Основной_20_текст"><text:span text:style-name="T6">Хоча лексичний внесок В. Стуса в сучасну українську літературну мову не обмежується його власними новотворами, проте саме на цьому аспекті творчості поета ми зосередимо увагу у нашій дипломній роботі.</text:span><text:span text:style-name="T35"><text:note text:id="ftn59" text:note-class="footnote"><text:note-citation>1</text:note-citation><text:note-body><text:p text:style-name="P52">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text:span text:style-name="T35">Нами було укладено словник, до реєстру якого внесено індивідуально-авторські новотвори — оказіоналізми — як характерну ознаку лірики письменника. Укладаючи словник, ми користувалися наробками попередніх досліджень, що стосуються нашої теми.</text:span><text:span text:style-name="T35"><text:note text:id="ftn60" text:note-class="footnote"><text:note-citation>2</text:note-citation><text:note-body><text:p text:style-name="P52">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text:span text:style-name="T55">Д</text:span><text:span text:style-name="T53">ля підтвердження існування слова в поетичній мові Василя Стуса, для точнішого й повнішого розкриття його значення, синтаксичних зв’язків, вживання в певному контексті й з певним стилістичним забарвленням до слів реєстру даються ілюстрації — приклади використання їх у збірці автора.</text:span></text:p>
      <text:p text:style-name="Д_5f_Основной_20_текст">При цитатах-ілюстраціях у круглих дужках вказується джерело (назва поетичної збірки, том, сторінка). Пропуски слів у цитатах позначаються трьома крапками. Назва поетичної збірки подається скорочено:</text:p>
      <text:list xml:id="list326803613" text:style-name="L35">
        <text:list-header>
          <text:p text:style-name="P119"><text:span text:style-name="T53">П, І — «Палімпсести, книга 1».</text:span><text:span text:style-name="T53"><text:note text:id="ftn61" text:note-class="footnote"><text:note-citation>3</text:note-citation><text:note-body><text:p text:style-name="Д_5f_Сноска_5f_Постраничная">Стус В. Зібрання творів: У 4‑х т., 6‑ти кн. — Львів: Просвіта, 1999. — Т. 3., кн. 1. — 486 с.</text:p></text:note-body></text:note></text:span></text:p>
          <text:p text:style-name="P72"><text:span text:style-name="T53">П, ІІ — «Палімпсести, книга 2»</text:span><text:span text:style-name="T45">.</text:span><text:span text:style-name="T45"><text:note text:id="ftn62" text:note-class="footnote"><text:note-citation>4</text:note-citation><text:note-body><text:p text:style-name="Д_5f_Сноска_5f_Постраничная">Стус В. Зібрання творів: У 4‑х т., 6‑ти кн. — Львів: Просвіта, 1999. — Т. 3., кн. 2. — 495 с.</text:p></text:note-body></text:note></text:span></text:p>
        </text:list-header>
      </text:list>
      <text:h text:style-name="Д_5f_Згл._20_Пункт" text:outline-level="1"><text:bookmark text:name="__RefHeading__18055_1600925806"/><text:tab/>2.1 Словникова стаття. Характеристика слів реєстру<text:bookmark-end text:name="__RefHeading__18055_1600925806"/></text:h>
      <text:list xml:id="list303901445" text:continue-numbering="true" text:style-name="L35">
        <text:list-item>
          <text:p text:style-name="P118">Слова вносяться до реєстру словника за алфавітом.</text:p>
        </text:list-item>
        <text:list-item>
          <text:p text:style-name="P118">Відмінювані слова вносяться до реєстру словника в початковій граматичній формі:</text:p>
          <text:list>
            <text:list-item>
              <text:p text:style-name="P118">іменники — в називному відмінку однини;</text:p>
            </text:list-item>
            <text:list-item>
              <text:p text:style-name="P118"><text:soft-page-break/>іменники, що вживаються тільки в множині, — в називному відмінку множини;</text:p>
            </text:list-item>
            <text:list-item>
              <text:p text:style-name="P118"><text:span text:style-name="T53">прикметники</text:span><text:span text:style-name="T56"> </text:span><text:span text:style-name="T53">та дієприкметники — в чоловічому роді однини;</text:span></text:p>
            </text:list-item>
            <text:list-item>
              <text:p text:style-name="P118">дієслова — в інфінітиві.</text:p>
            </text:list-item>
          </text:list>
        </text:list-item>
        <text:list-item>
          <text:p text:style-name="P118"><text:span text:style-name="T53">При відмінюваних іменниках наводиться (скорочено або повністю) форма родового відмінка однини</text:span><text:span text:style-name="T55">.</text:span></text:p>
          <text:list>
            <text:list-item>
              <text:p text:style-name="P118">Граматичні форми відмінюваних слів подаються найчастіше скорочено, тільки в кінцевих змінних частинах, які потрібні для показу основи слова, належності його до певної граматичної категорії, типу його відмінювання і його наголошення.</text:p>
            </text:list-item>
            <text:list-item>
              <text:p text:style-name="P118"><text:span text:style-name="T53">При іменниках, які не відмінюються, ставиться позначка </text:span><text:span text:style-name="T58">незм</text:span><text:span text:style-name="T51">.</text:span></text:p>
            </text:list-item>
            <text:list-item>
              <text:p text:style-name="P118"><text:span text:style-name="T53">При іменниках, що вживаються тільки в множині, дається (скорочено або повністю) родовий відмінок множини й ставиться позначка </text:span><text:span text:style-name="T58">мн</text:span><text:span text:style-name="T51">.</text:span></text:p>
            </text:list-item>
            <text:list-item>
              <text:p text:style-name="P118"><text:span text:style-name="T53">При збірних іменниках ставиться позначка </text:span><text:span text:style-name="T58">збірн</text:span><text:span text:style-name="T51">.</text:span></text:p>
            </text:list-item>
          </text:list>
        </text:list-item>
        <text:list-item>
          <text:p text:style-name="P118"><text:span text:style-name="T53">При розробці іменників визначається їх рід: </text:span><text:span text:style-name="T58">ч</text:span><text:span text:style-name="T60">.</text:span><text:span text:style-name="T53"> (чоловічий), </text:span><text:span text:style-name="T58">ж</text:span><text:span text:style-name="T51">. </text:span><text:span text:style-name="T53">(жіночий), </text:span><text:span text:style-name="T58">с</text:span><text:span text:style-name="T51">. </text:span><text:span text:style-name="T53">(середній)</text:span><text:span text:style-name="T61">.</text:span></text:p>
        </text:list-item>
        <text:list-item>
          <text:p text:style-name="P118"><text:span text:style-name="T53">Після граматичних форм дієслова позначається його вид — </text:span><text:span text:style-name="T58">недок</text:span><text:span text:style-name="T51">. </text:span><text:span text:style-name="T53">(недоконаний) або </text:span><text:span text:style-name="T58">док</text:span><text:span text:style-name="T60">.</text:span><text:span text:style-name="T53"> (доконаний)</text:span><text:span text:style-name="T61">.</text:span></text:p>
        </text:list-item>
        <text:list-item>
          <text:p text:style-name="P118"><text:span text:style-name="T53">При дієсловах, що вживаються з прямим додатком, подається позначка </text:span><text:span text:style-name="T58">перех</text:span><text:span text:style-name="T51">. </text:span><text:span text:style-name="T53">(перехідне дієслово)</text:span><text:span text:style-name="T51">.</text:span></text:p>
        </text:list-item>
        <text:list-item>
          <text:p text:style-name="P118"><text:span text:style-name="T53">При початкових формах прикметників та дієприкметників подаються їхні закінчення у формах жіночого або середнього роду</text:span><text:span text:style-name="T54">.</text:span></text:p>
        </text:list-item>
        <text:list-item>
          <text:p text:style-name="P118"><text:span text:style-name="T53">Прислівники подаються з позначкою </text:span><text:span text:style-name="T58">присл</text:span><text:span text:style-name="T51">. </text:span><text:span text:style-name="T53">(з відповідним тлумаченням і прикладами).</text:span></text:p>
        </text:list-item>
        <text:list-item>
          <text:p text:style-name="P118"><text:span text:style-name="T53">Лексичні елементи, властиві поетичній мові, подаються з позначкою </text:span><text:span text:style-name="T58">поет</text:span><text:span text:style-name="T51">.</text:span></text:p>
        </text:list-item>
        <text:list-item>
          <text:p text:style-name="P118"><text:span text:style-name="T53">При індивідуально-авторських новотворах подається позначка </text:span><text:span text:style-name="T58">інд.-авт.</text:span></text:p>
        </text:list-item>
        <text:list-item>
          <text:p text:style-name="P118">У кожній словниковій статті подається спосіб словотворення.</text:p>
        </text:list-item>
        <text:list-item>
          <text:p text:style-name="P72"><text:soft-page-break/><text:span text:style-name="T53">Значення ряду похідних слів розкривається через посилання на основі слова, з яким вони етимологічно пов’язані. Так, дієслівні іменники на -</text:span><text:span text:style-name="T56">ння, </text:span><text:span text:style-name="T55">-</text:span><text:span text:style-name="T56">ття </text:span><text:span text:style-name="T53">зі значенням дії тлумачаться через відповідні дієслова</text:span><text:span text:style-name="T55">.</text:span></text:p>
        </text:list-item>
      </text:list>
      <text:h text:style-name="Д_5f_Згл._20_Пункт" text:outline-level="1"><text:bookmark text:name="__RefHeading__18057_1600925806"/><text:tab/>2.2 Умовні позначення<text:bookmark-end text:name="__RefHeading__18057_1600925806"/></text:h>
      <text:list xml:id="list845374514" text:style-name="L36">
        <text:list-item>
          <text:p text:style-name="P120"><text:span text:style-name="T155">дієпр.</text:span> — дієприкметник;</text:p>
        </text:list-item>
        <text:list-item>
          <text:p text:style-name="P120"><text:span text:style-name="T155">дієприсл.</text:span> — дієприслівник;</text:p>
        </text:list-item>
        <text:list-item>
          <text:p text:style-name="P120"><text:span text:style-name="T155">дієсл.</text:span> — дієслово;</text:p>
        </text:list-item>
        <text:list-item>
          <text:p text:style-name="P120"><text:span text:style-name="T155">дія за знач.</text:span> — дія за значенням;</text:p>
        </text:list-item>
        <text:list-item>
          <text:p text:style-name="P120"><text:span text:style-name="T155">док.</text:span> — доконаний вид;</text:p>
        </text:list-item>
        <text:list-item>
          <text:p text:style-name="P120"><text:span text:style-name="T155">ж.</text:span> — жіночий рід;</text:p>
        </text:list-item>
        <text:list-item>
          <text:p text:style-name="P120"><text:span text:style-name="T155">збірн.</text:span> — збірне слово;</text:p>
        </text:list-item>
        <text:list-item>
          <text:p text:style-name="P120"><text:span text:style-name="T155">ім.</text:span> — іменник;</text:p>
        </text:list-item>
        <text:list-item>
          <text:p text:style-name="P120"><text:span text:style-name="T155">інд.-авт.</text:span> — індивідуально-авторське слово;</text:p>
        </text:list-item>
        <text:list-item>
          <text:p text:style-name="P120"><text:span text:style-name="T155">мин. ч. </text:span>— минулий час;</text:p>
        </text:list-item>
        <text:list-item>
          <text:p text:style-name="P120"><text:span text:style-name="T155">недок. </text:span>— недоконаний вид;</text:p>
        </text:list-item>
        <text:list-item>
          <text:p text:style-name="P120"><text:span text:style-name="T155">незм.</text:span> — незмінне слово;</text:p>
        </text:list-item>
        <text:list-item>
          <text:p text:style-name="P120"><text:span text:style-name="T155">неперех.</text:span> — неперехідне дієслово;</text:p>
        </text:list-item>
        <text:list-item>
          <text:p text:style-name="P120"><text:span text:style-name="T155">одн.</text:span> — однина;</text:p>
        </text:list-item>
        <text:list-item>
          <text:p text:style-name="P120"><text:span text:style-name="T155">пас.</text:span> — пасивний стан;</text:p>
        </text:list-item>
        <text:list-item>
          <text:p text:style-name="P120"><text:span text:style-name="T155">перех.</text:span> — перехідне дієслово;</text:p>
        </text:list-item>
        <text:list-item>
          <text:p text:style-name="P120"><text:span text:style-name="T155">поет.</text:span> — поетичне слово;</text:p>
        </text:list-item>
        <text:list-item>
          <text:p text:style-name="P120"><text:span text:style-name="T155">прикм.</text:span> — прикметник;</text:p>
        </text:list-item>
        <text:list-item>
          <text:p text:style-name="P120"><text:span text:style-name="T155">присл.</text:span> — прислівник;</text:p>
        </text:list-item>
        <text:list-item>
          <text:p text:style-name="P120"><text:span text:style-name="T155">с.</text:span> — середній рід;</text:p>
        </text:list-item>
        <text:list-item>
          <text:p text:style-name="P120"><text:span text:style-name="T155">теп. ч.</text:span> — теперішній час;</text:p>
        </text:list-item>
        <text:list-item>
          <text:p text:style-name="P120"><text:soft-page-break/><text:span text:style-name="T73">ч.</text:span><text:span text:style-name="T69"> — чоловічий рід.</text:span><text:span text:style-name="T69"><text:note text:id="ftn63" text:note-class="footnote"><text:note-citation>1</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С. 2‑6.</text:p></text:note-body></text:note></text:span></text:p>
        </text:list-item>
      </text:list>
      <text:h text:style-name="P27" text:outline-level="1"><text:bookmark text:name="__RefHeading__18059_1600925806"/><text:tab/>2.3 Словник індивідуально‑авторських новотворів В. Стуса<text:bookmark-end text:name="__RefHeading__18059_1600925806"/></text:h>
      <table:table table:name="Dictionary" table:style-name="Dictionary">
        <table:table-column table:style-name="Dictionary.A"/>
        <table:table-column table:style-name="Dictionary.B"/>
        <table:table-row>
          <table:table-cell table:style-name="Dictionary.A1" office:value-type="string">
            <text:p text:style-name="P14">БАСАМА́НИТИ</text:p>
            <text:p text:style-name="P18"><text:span text:style-name="T6">-ню, -ниш,</text:span> <text:span text:style-name="T155">інд.-авт.,</text:span></text:p>
            <text:p text:style-name="P18"><text:span text:style-name="T8">утворене суфіксальним способом, похідне від слова </text:span><text:span text:style-name="T46">басама́н.</text:span></text:p>
            <text:p text:style-name="P19">Гойдається вечора зламана віть,</text:p>
            <text:p text:style-name="P19">і синню тяжкою в осінній пожежі</text:p>
            <text:p text:style-name="P18"><text:span text:style-name="T155">мій дух </text:span><text:span text:style-name="T158">басаманить</text:span><text:span text:style-name="T40"> (П,</text:span><text:span text:style-name="T6"> І, 27)</text:span></text:p>
          </table:table-cell>
          <table:table-cell table:style-name="Dictionary.B1" office:value-type="string">
            <text:p text:style-name="P22">басама́н</text:p>
            <text:p text:style-name="P18"><text:span text:style-name="T110">-у, </text:span><text:span text:style-name="T126">ч.</text:span><text:span text:style-name="T110">, </text:span><text:span text:style-name="T126">розм.</text:span></text:p>
            <text:p text:style-name="P18">Смуга на тілі від удару. || Смуга на тканині і т. ін. <text:span text:style-name="T38">(ВТСУМ,</text:span><text:span text:style-name="T169"> 63)</text:span></text:p>
          </table:table-cell>
        </table:table-row>
        <table:table-row>
          <table:table-cell table:style-name="Dictionary.A2" table:number-rows-spanned="2" office:value-type="string">
            <text:p text:style-name="P14">БІ́ЛЬ-ЖАДА́</text:p>
            <text:p text:style-name="P18"><text:span text:style-name="T2">-и́,</text:span><text:span text:style-name="T154"> ім., ж., інд.-авт.,</text:span></text:p>
            <text:p text:style-name="P18"><text:span text:style-name="T2">утворене способом словоскладання, похідне від слів:</text:span><text:span text:style-name="T171"> </text:span><text:span text:style-name="T49">бі́ль</text:span><text:span text:style-name="T171"> і </text:span><text:span text:style-name="T49">жада́</text:span><text:span text:style-name="T174">.</text:span></text:p>
            <text:p text:style-name="P19"><text:span text:style-name="T108">Рі́</text:span>чки тепла ковбаня,</text:p>
            <text:p text:style-name="P19">літеплена вода.</text:p>
            <text:p text:style-name="P19">Ось тобі, сну — смеркання,</text:p>
            <text:p text:style-name="P18"><text:span text:style-name="T155">спогад твій — </text:span><text:span text:style-name="T157">біль-жада</text:span><text:span text:style-name="T40"> (П,</text:span> ІІ, 28)</text:p>
          </table:table-cell>
          <table:table-cell table:style-name="Dictionary.B2" office:value-type="string">
            <text:p text:style-name="P14">біль</text:p>
            <text:p text:style-name="P18"><text:span text:style-name="T131">I </text:span><text:span text:style-name="T132">бо́лю, </text:span><text:span text:style-name="T136">ч.</text:span></text:p>
            <text:p text:style-name="P18">Відчуття фізичного страждання. || Своєрідний психофізіологічний стан людини, який проявляється в неприємному, гнітючому, інколи нестерпному відчутті. || Відчуття прикрості, образи, смутку<text:span text:style-name="T38"> (ВТСУМ,</text:span><text:span text:style-name="T179"> 81)</text:span></text:p>
          </table:table-cell>
        </table:table-row>
        <table:table-row>
          <table:covered-table-cell/>
          <table:table-cell table:style-name="Dictionary.B2" office:value-type="string">
            <text:p text:style-name="P22">жага́ (жада́)</text:p>
            <text:p text:style-name="P18"><text:span text:style-name="T132">-и, </text:span><text:span text:style-name="T136">ч.</text:span></text:p>
            <text:p text:style-name="P18">1) Велике бажання пити; спрага.</text:p>
            <text:p text:style-name="P18"><text:span text:style-name="T163">2) </text:span><text:span text:style-name="T160">перен.</text:span><text:span text:style-name="T163"> Велике, нестримне бажання чого-небудь. || </text:span><text:span text:style-name="T160">до чого</text:span><text:span text:style-name="T163">, </text:span><text:span text:style-name="T160">чого</text:span><text:span text:style-name="T163">. Прагнення до чого-небудь, до володіння чим-небудь, до досягнення якоїсь мети</text:span><text:span text:style-name="T38"> (ВТСУМ,</text:span><text:span text:style-name="T166"> 363)</text:span></text:p>
          </table:table-cell>
        </table:table-row>
        <table:table-row>
          <table:table-cell table:style-name="Dictionary.A2" table:number-rows-spanned="2" office:value-type="string">
            <text:p text:style-name="P14">БІ́ЛЬ-САМОТА́</text:p>
            <text:p text:style-name="P18"><text:soft-page-break/>-и́, <text:span text:style-name="T154">ім., ж., інд.-авт.,</text:span></text:p>
            <text:p text:style-name="P18">утворене способом словоскладання, похідне від слів: <text:span text:style-name="T48">бі́ль</text:span> і <text:span text:style-name="T48">самота́</text:span><text:span text:style-name="T175">.</text:span></text:p>
            <text:p text:style-name="P19">…і вже ти, як цятка, і вже над пітьмою</text:p>
            <text:p text:style-name="P18"><text:span text:style-name="T155">спалахуєш зойками </text:span><text:span text:style-name="T157">біль-самоти</text:span><text:span text:style-name="T40"> (П,</text:span> ІІ, 18).</text:p>
          </table:table-cell>
          <table:table-cell table:style-name="Dictionary.B2" office:value-type="string">
            <text:p text:style-name="P18"><text:span text:style-name="T48">бі́ль </text:span><text:span text:style-name="T164">(див. </text:span><text:span text:style-name="T48">БІ́ЛЬ-ЖАДА́</text:span><text:span text:style-name="T164">)</text:span></text:p>
          </table:table-cell>
        </table:table-row>
        <table:table-row>
          <table:covered-table-cell/>
          <table:table-cell table:style-name="Dictionary.B2" office:value-type="string">
            <text:p text:style-name="P15">самота́</text:p>
            <text:p text:style-name="P18"><text:span text:style-name="T132">-и, </text:span><text:span text:style-name="T136">ж.</text:span></text:p>
            <text:p text:style-name="P18">1) Стан за знач. самітний, самотній; самотність. || Гостре відчуття відокремленості, ізольованості від кого-, чого-небудь.</text:p>
            <text:p text:style-name="P18"><text:span text:style-name="T110">2) </text:span><text:span text:style-name="T126">у знач.</text:span><text:span text:style-name="T110"> </text:span><text:span text:style-name="T126">присл.</text:span><text:span text:style-name="T110"> самотою. Без нікого; наодинці. || Без сім’ї, рідних, близьких, друзів; сам. || Окремо від інших; осібно</text:span><text:span text:style-name="T146"> (ВТСУМ,</text:span><text:span text:style-name="T112"> 1291)</text:span></text:p>
          </table:table-cell>
        </table:table-row>
        <table:table-row>
          <table:table-cell table:style-name="Dictionary.A2" office:value-type="string">
            <text:p text:style-name="P14">ВИ́ЧАМРІЛИЙ</text:p>
            <text:p text:style-name="P18">-а, -е, <text:span text:style-name="T155">дієпр. пас. мин. ч., інд.-авт.,</text:span></text:p>
            <text:p text:style-name="P18"><text:span text:style-name="T9">утворене суфіксальним способом, похідне від слова </text:span><text:span text:style-name="T48">ви́чамріти.</text:span></text:p>
            <text:p text:style-name="P19">…оце Дніпро, це жайвірна — Софія,</text:p>
            <text:p text:style-name="P18"><text:span text:style-name="T155">а це Ярила </text:span><text:span text:style-name="T157">вичамрілий</text:span><text:span text:style-name="T155"> яр</text:span><text:span text:style-name="T40"> (П,</text:span> ІІ, 195)</text:p>
          </table:table-cell>
          <table:table-cell table:style-name="Dictionary.B2" office:value-type="string">
            <text:p text:style-name="P18"><text:span text:style-name="T48">ви́чамріти </text:span><text:span text:style-name="T164">(не подано у словнику)</text:span></text:p>
          </table:table-cell>
        </table:table-row>
        <table:table-row>
          <table:table-cell table:style-name="Dictionary.A2" table:number-rows-spanned="2" office:value-type="string">
            <text:p text:style-name="P14">ВІДТОНКОГОЛÓСИТИ</text:p>
            <text:p text:style-name="P18"><text:span text:style-name="T6">-шу, -сиш,</text:span><text:span text:style-name="T154"> дієсл., </text:span><text:span text:style-name="T155">недок., перех., інд.-авт.,</text:span></text:p>
            <text:p text:style-name="P18"><text:span text:style-name="T14">утворене способом зрощення і префіксальним, похідне від слів:</text:span> <text:span text:style-name="T48">тóнко</text:span> і <text:span text:style-name="T48">голóсити.</text:span></text:p>
            <text:p text:style-name="P19">Нехай-но і помру - </text:p>
            <text:p text:style-name="P19">та він за мене <text:span text:style-name="T47">відтонкоголосить</text:span></text:p>
            <text:p text:style-name="P18"><text:span text:style-name="T155">три тисячі пропащих вечорів…</text:span><text:span text:style-name="T40"> (П,</text:span><text:span text:style-name="T2"> І, 47)</text:span></text:p>
          </table:table-cell>
          <table:table-cell table:style-name="Dictionary.B2" office:value-type="string">
            <text:p text:style-name="P15">то́нко</text:p>
            <text:p text:style-name="P18"><text:span text:style-name="T155">Присл.</text:span> до тонкий<text:span text:style-name="T38"> (ВТСУМ,</text:span><text:span text:style-name="T179"> 1460)</text:span></text:p>
          </table:table-cell>
        </table:table-row>
        <table:table-row>
          <table:covered-table-cell/>
          <table:table-cell table:style-name="Dictionary.B2" office:value-type="string">
            <text:p text:style-name="P15">голоси́ти</text:p>
            <text:p text:style-name="P18"><text:span text:style-name="T131">I </text:span><text:span text:style-name="T132">-ошу, -осиш, </text:span><text:span text:style-name="T136">недок.</text:span></text:p>
            <text:p text:style-name="P18">1) Голосно плакати.</text:p>
            <text:p text:style-name="P18"><text:span text:style-name="T110">3) Кричати, вигукувати що-небудь. </text:span><text:span text:style-name="T126">Ґвалтом голосити</text:span><text:span text:style-name="T146"> (ВТСУМ,</text:span><text:span text:style-name="T112"> 251)</text:span></text:p>
          </table:table-cell>
        </table:table-row>
        <table:table-row>
          <table:table-cell table:style-name="Dictionary.A2" table:number-rows-spanned="2" office:value-type="string">
            <text:p text:style-name="P2">ВСЕБЕЗО́ДНЯ</text:p>
            <text:p text:style-name="P18"><text:soft-page-break/>-і, <text:span text:style-name="T154">ім., ж., інд.-авт.,</text:span></text:p>
            <text:p text:style-name="P18"><text:span text:style-name="T9">утворене способом основословоскладання, похідне від слів:</text:span> <text:span text:style-name="T48">все</text:span><text:span text:style-name="T164"> і</text:span><text:span text:style-name="T48"> безо́дня.</text:span></text:p>
            <text:p text:style-name="P19">Земля посовгнулась. Пливе</text:p>
            <text:p text:style-name="P18"><text:span text:style-name="T155">розщілиною </text:span><text:span text:style-name="T157">всебезодні</text:span><text:span text:style-name="T40"> (П,</text:span> І, 185)</text:p>
          </table:table-cell>
          <table:table-cell table:style-name="Dictionary.B2" office:value-type="string">
            <text:p text:style-name="P14">весь (все)<text:soft-page-break/></text:p>
            <text:p text:style-name="P18"><text:span text:style-name="T131">I </text:span><text:span text:style-name="T132">(ввесь, увесь), всього (усього), </text:span><text:span text:style-name="T136">ч.</text:span><text:span text:style-name="T132">, вся (уся), всієї (усієї), </text:span><text:span text:style-name="T136">ж.</text:span><text:span text:style-name="T132">, все (усе), всього (усього), </text:span><text:span text:style-name="T136">с.</text:span><text:span text:style-name="T132">, </text:span><text:span text:style-name="T136">займ.</text:span><text:span text:style-name="T132"> </text:span><text:span text:style-name="T136">означ.</text:span><text:span text:style-name="T132">,</text:span></text:p>
            <text:p text:style-name="P18">1) Означає щось як ціле, неподільне, взяте повністю. || Означає цілковите охоплення чим-небудь якоїсь особи, предмета, явища. || всі, всіх, <text:span text:style-name="T153">мн.</text:span> Означає цілковите охоплення окремих однорідних осіб, предметів, явищ — кожного у нерозривному зв’язку з іншим. || <text:span text:style-name="T153">у сполуч.</text:span> <text:span text:style-name="T153">з абстр.</text:span> <text:span text:style-name="T153">ім.</text:span> Означає вищий ступінь виявлення якості, стану і т. ін.</text:p>
            <text:p text:style-name="P18">2) <text:span text:style-name="T153">у знач.</text:span> <text:span text:style-name="T153">ім.</text:span> все, всього, <text:span text:style-name="T153">с.</text:span> Вичерпне охоплення, сукупність предметів, явищ, дій, понять; те, що є, без винятку. || всі, всіх, <text:span text:style-name="T153">мн.</text:span> У повному складі, без винятку. || все, <text:span text:style-name="T153">мн.</text:span> всі. Уживається як узагальнююче слово в переліку.</text:p>
            <text:p text:style-name="P18">3) <text:span text:style-name="T153">при ім.</text:span> <text:span text:style-name="T153">з прийм.</text:span> з (зо), на. Утворює сполуки способу дії, що означають повноту, посилений перебіг дії<text:span text:style-name="T38"> (ВТСУМ,</text:span><text:span text:style-name="T179"> 124)</text:span></text:p>
          </table:table-cell>
        </table:table-row>
        <table:table-row>
          <table:covered-table-cell/>
          <table:table-cell table:style-name="Dictionary.B2" office:value-type="string">
            <text:p text:style-name="P15">безо́дня</text:p>
            <text:p text:style-name="P18"><text:span text:style-name="T132">-і, </text:span><text:span text:style-name="T136">ж.</text:span></text:p>
            <text:p text:style-name="P18">1) Глибоке провалля; прірва.</text:p>
            <text:p text:style-name="P18"><text:soft-page-break/>2) <text:span text:style-name="T153">чого</text:span>, <text:span text:style-name="T153">перен.</text:span> Про дуже велику кількість, найвищий ступінь вияву чого-небудь<text:span text:style-name="T38"> (ВТСУМ,</text:span><text:span text:style-name="T169"> 70)</text:span></text:p>
          </table:table-cell>
        </table:table-row>
        <table:table-row>
          <table:table-cell table:style-name="Dictionary.A2" table:number-rows-spanned="3" office:value-type="string">
            <text:p text:style-name="P2">ВСЕБЕ́ЗРУХ</text:p>
            <text:p text:style-name="P18">-у, <text:span text:style-name="T154">ім., ч., інд.-авт.,</text:span></text:p>
            <text:p text:style-name="P18"><text:span text:style-name="T9">утворене способом основоскладання, похідне від слів:</text:span> <text:span text:style-name="T48">все</text:span><text:span text:style-name="T164">,</text:span><text:span text:style-name="T48"> без </text:span><text:span text:style-name="T164">і</text:span><text:span text:style-name="T48"> рух.</text:span></text:p>
            <text:p text:style-name="P19">У штольнях ночей вертикальних</text:p>
            <text:p text:style-name="P19">іде схарапуджене дляння</text:p>
            <text:p text:style-name="P18"><text:span text:style-name="T157">всебезруху</text:span><text:span text:style-name="T155">…</text:span><text:span text:style-name="T38"> (П,</text:span> І, 87)</text:p>
          </table:table-cell>
          <table:table-cell table:style-name="Dictionary.B2" office:value-type="string">
            <text:p text:style-name="P18"><text:span text:style-name="T48">все</text:span> <text:span text:style-name="T163">(див. </text:span><text:span text:style-name="T48">ВСЕБЕЗО́ДНЯ</text:span><text:span text:style-name="T163">)</text:span></text:p>
          </table:table-cell>
        </table:table-row>
        <table:table-row>
          <table:covered-table-cell/>
          <table:table-cell table:style-name="Dictionary.B2" office:value-type="string">
            <text:p text:style-name="P14">без</text:p>
            <text:p text:style-name="P18"><text:span text:style-name="T131">I </text:span><text:span text:style-name="T136">прийм.</text:span><text:span text:style-name="T132">, </text:span><text:span text:style-name="T136">з род. в.</text:span></text:p>
            <text:p text:style-name="P18"><text:span text:style-name="T109">1) Вказує на відсутність кого-, чого-небудь. || </text:span><text:span text:style-name="T125">у сполуч.</text:span><text:span text:style-name="T109"> </text:span><text:span text:style-name="T125">з ім.</text:span><text:span text:style-name="T109"> </text:span><text:span text:style-name="T125">у род. в.</text:span><text:span text:style-name="T109">Уживається як означення (предмета або особи). || </text:span><text:span text:style-name="T125">у сполуч.</text:span><text:span text:style-name="T109"> </text:span><text:span text:style-name="T125">з деякимиім.</text:span><text:span text:style-name="T109"> Уживається у значенні прислівника від відповідного іменника з префіксом без або не. || </text:span><text:span text:style-name="T125">у сполуч.</text:span><text:span text:style-name="T109"> </text:span><text:span text:style-name="T125">з абстр.</text:span><text:span text:style-name="T109"> </text:span><text:span text:style-name="T125">ім.</text:span><text:span text:style-name="T109"> </text:span><text:span text:style-name="T125">перев.</text:span><text:span text:style-name="T109"> </text:span><text:span text:style-name="T125">із знач.</text:span><text:span text:style-name="T109"> </text:span><text:span text:style-name="T125">дії або стану</text:span><text:span text:style-name="T109">. Передає заперечення дії</text:span><text:span text:style-name="T146"> (ВТСУМ,</text:span><text:span text:style-name="T120"> 65)</text:span></text:p>
          </table:table-cell>
        </table:table-row>
        <table:table-row>
          <table:covered-table-cell/>
          <table:table-cell table:style-name="Dictionary.B2" office:value-type="string">
            <text:p text:style-name="P14">рух</text:p>
            <text:p text:style-name="P18"><text:span text:style-name="T132">-у, </text:span><text:span text:style-name="T136">ч.</text:span></text:p>
            <text:p text:style-name="P18">1) <text:span text:style-name="T153">філос.</text:span> Спосіб існування матерії, який полягає в безперервній зміні всього сущого і виявляється в безпосередній єдності перервності й неперервності простору і часу.</text:p>
            <text:p text:style-name="P18">6) Зміна в душевному стані, викликана яким-небудь почуттям, переживанням і т. ін. || Розвиток процесу мислення в людини<text:span text:style-name="T38"> (ВТСУМ,</text:span><text:span text:style-name="T169"> 1280)</text:span></text:p>
          </table:table-cell>
        </table:table-row>
        <table:table-row>
          <table:table-cell table:style-name="Dictionary.A1" table:number-rows-spanned="2" office:value-type="string">
            <text:p text:style-name="P2">ВСЕБІ́ДИЙ</text:p>
            <text:p text:style-name="P18"><text:soft-page-break/>-а, -е, <text:span text:style-name="T155">прикм., інд.-авт.,</text:span></text:p>
            <text:p text:style-name="P18">утворене складнофлективним способом, похідне від слів: <text:span text:style-name="T48">все </text:span><text:span text:style-name="T164">і</text:span><text:span text:style-name="T48"> бі́дний.</text:span></text:p>
            <text:p text:style-name="P19">Тож — в неба провалля в бездоння, бездолий</text:p>
            <text:p text:style-name="P19">нагірний, невірний, западистий рай,</text:p>
            <text:p text:style-name="P19"><text:span text:style-name="T47">всебідий</text:span>, всегнівний, всещедрий, всекволий.</text:p>
            <text:p text:style-name="P18"><text:span text:style-name="T155">А що під крилом твоїм? Кара — карай</text:span><text:span text:style-name="T40"> (П,</text:span> І, 98)</text:p>
          </table:table-cell>
          <table:table-cell table:style-name="Dictionary.B1"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бі́дний</text:p>
            <text:p text:style-name="P18">-а, -е.</text:p>
            <text:p text:style-name="P18">1) Який живе в нужді, нестатках; убогий; <text:span text:style-name="T153">прот.</text:span> багатий. || Недостатньо забезпечений матеріально; небагатий, незаможний. || <text:span text:style-name="T153">у знач.</text:span> <text:span text:style-name="T153">ім.</text:span> бідний, -ного, <text:span text:style-name="T153">ч.</text:span> Убога людина, бідняк.</text:p>
            <text:p text:style-name="P18">2) Такий, як у бідняка, <text:span text:style-name="T153">власт.</text:span> біднякові; недорогий, непишний.</text:p>
            <text:p text:style-name="P18">3) Невеликий кількістю, недостатній.</text:p>
            <text:p text:style-name="P18">4) Який має в незначній кількості потрібні риси, ознаки.</text:p>
            <text:p text:style-name="P18">5) <text:span text:style-name="T153">на що</text:span>, <text:span text:style-name="T153">чим</text:span>. Який має, містить мало, недостатньо чого-небудь.</text:p>
            <text:p text:style-name="P18">6) Який викликає співчуття; нещасний, бідолашний<text:span text:style-name="T38"> (ВТСУМ,</text:span><text:span text:style-name="T169"> 79)</text:span></text:p>
          </table:table-cell>
        </table:table-row>
        <table:table-row>
          <table:table-cell table:style-name="Dictionary.A2" table:number-rows-spanned="2" office:value-type="string">
            <text:p text:style-name="P14">ВСЕВЕЛЬМО́ЖНИЙ (УСЕВЕЛЬМО́ЖНИЙ)</text:p>
            <text:p text:style-name="P18">-а, -е, <text:span text:style-name="T155">прикм., </text:span><text:span text:style-name="T154">інд.-авт.,</text:span></text:p>
            <text:p text:style-name="P18"><text:span text:style-name="T9">утворене способом основоскладання, похідне від слів:</text:span> <text:span text:style-name="T48">все</text:span> і <text:span text:style-name="T48">вельмо́жний.</text:span></text:p>
            <text:p text:style-name="P19">Розкоше світу, йми мене в полон,</text:p>
            <text:p text:style-name="P19">адже і ти така, як я, порожня.</text:p>
            <text:p text:style-name="P19">Тож полони мене, <text:span text:style-name="T47">усевельможна</text:span>,</text:p>
            <text:p text:style-name="P18"><text:span text:style-name="T155">дай перейти з тобою Рубікон</text:span><text:span text:style-name="T40"> (П,</text:span> І, 88)</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вельмо́жний</text:p>
            <text:p text:style-name="P18"><text:span text:style-name="T132">-а, -е, </text:span><text:span text:style-name="T136">заст.</text:span></text:p>
            <text:p text:style-name="P18">1) Родовитий, знатний, багатий, який має значну владу. || <text:span text:style-name="T153">у знач.</text:span> <text:span text:style-name="T153">ім. </text:span>вельможний, -ного, <text:span text:style-name="T153">ч.</text:span>; вельможна, -ної, <text:span text:style-name="T153">ж.</text:span></text:p>
            <text:p text:style-name="P18"><text:span text:style-name="T110">2) </text:span><text:span text:style-name="T126">у сполуч.</text:span><text:span text:style-name="T110"> </text:span><text:span text:style-name="T126">зі сл.</text:span><text:span text:style-name="T110"> пан, пані. Вживалось у звертанні до особи (або в розмові про неї), яка посідала високе суспільне становище, мала значну </text:span><text:soft-page-break/><text:span text:style-name="T110">владу</text:span><text:span text:style-name="T146"> (ВТСУМ,</text:span><text:span text:style-name="T112"> 120)</text:span></text:p>
          </table:table-cell>
        </table:table-row>
        <table:table-row>
          <table:table-cell table:style-name="Dictionary.A2" table:number-rows-spanned="2" office:value-type="string">
            <text:p text:style-name="P14">ВСЕВІДРА́ДА</text:p>
            <text:p text:style-name="P18">-и, <text:span text:style-name="T154">ім., інд.-авт.,</text:span></text:p>
            <text:p text:style-name="P18"><text:span text:style-name="T2">утворене способом основословоскладання, похідне від слів:</text:span> <text:span text:style-name="T48">все</text:span> і <text:span text:style-name="T48">відра́да.</text:span></text:p>
            <text:p text:style-name="P19">Треба щедро — серцем одним, устами</text:p>
            <text:p text:style-name="P19">ледь розпуклими — розпелюстити втіхи гін,</text:p>
            <text:p text:style-name="P19"><text:span text:style-name="T47">всевідради</text:span>! Сонце бо йде — за нами<text:span text:style-name="T38"> (П,</text:span><text:span text:style-name="T6"> І, 106);</text:span></text:p>
            <text:p text:style-name="P19">Снують думок рої,</text:p>
            <text:p text:style-name="P19">котрим немає ради</text:p>
            <text:p text:style-name="P19">(смертельні перепади!),</text:p>
            <text:p text:style-name="P19">а сонце <text:span text:style-name="T47">всевідради</text:span></text:p>
            <text:p text:style-name="P18"><text:span text:style-name="T155">всеглядно постає</text:span><text:span text:style-name="T40"> (П,</text:span> І, 179)</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відра́да</text:p>
            <text:p text:style-name="P18"><text:span text:style-name="T132">-и, </text:span><text:span text:style-name="T136">ж.</text:span></text:p>
            <text:p text:style-name="P18">Те, що заспокоює, сповнює радістю; втіха, задоволення<text:span text:style-name="T38"> (ВТСУМ,</text:span><text:span text:style-name="T169"> 178)</text:span></text:p>
          </table:table-cell>
        </table:table-row>
        <table:table-row>
          <table:table-cell table:style-name="Dictionary.A2" table:number-rows-spanned="2" office:value-type="string">
            <text:p text:style-name="P14">ВСЕВІКИ́ (ВСЕВІ́К)</text:p>
            <text:p text:style-name="P19">присл., інд.-авт.</text:p>
            <text:p text:style-name="P18"><text:span text:style-name="T2">утворене способом основоскладання, похідне від слів:</text:span> <text:span text:style-name="T48">все</text:span> і <text:span text:style-name="T48">віки́</text:span><text:span text:style-name="T174">.</text:span></text:p>
            <text:p text:style-name="P19">Задосить. Приостань. Упився гроз?</text:p>
            <text:p text:style-name="P19">Від правіків на <text:span text:style-name="T47">всевіки</text:span> упився?<text:span text:style-name="T38"> (П,</text:span><text:span text:style-name="T6"> І, 165);</text:span></text:p>
            <text:p text:style-name="P19">Забарні слова,</text:p>
            <text:p text:style-name="P19">що з тіла мертвого летіли</text:p>
            <text:p text:style-name="P19"><text:soft-page-break/>і споминами душу гріли,</text:p>
            <text:p text:style-name="P19">що, наче дошка гробова,</text:p>
            <text:p text:style-name="P18"><text:span text:style-name="T155">позаклякала на </text:span><text:span text:style-name="T157">всевік</text:span><text:span text:style-name="T40"> (П,</text:span> ІІ, 19)</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4">вік</text:p>
            <text:p text:style-name="P18"><text:span text:style-name="T132">-у, </text:span><text:span text:style-name="T136">ч.</text:span></text:p>
            <text:p text:style-name="P18">1) Тривалість життя людини, тварини, рослини. || Період, ступінь у рості, розвитку людини; літа. || Відрізок життя людини від зрілого періоду до смерті.</text:p>
            <text:p text:style-name="P18">2) Те саме, що сторіччя.</text:p>
            <text:p text:style-name="P18"><text:soft-page-break/>3) <text:span text:style-name="T153">з означ.</text:span> Період часу, виокремлений за певними ознаками; епоха.<text:span text:style-name="T153">Середні </text:span><text:span text:style-name="T153">віки</text:span>. || Відрізок часу, який відповідає геологічному ярусові Землі.</text:p>
            <text:p text:style-name="P18">4) <text:span text:style-name="T153">розм.</text:span> Надзвичайно довгий час; вічність.</text:p>
            <text:p text:style-name="P14"><text:span text:style-name="T110">5) </text:span><text:span text:style-name="T126">у знач.</text:span><text:span text:style-name="T110"> </text:span><text:span text:style-name="T126">присл.</text:span><text:span text:style-name="T110"> Надзвичайно довго; завжди</text:span><text:span text:style-name="T146"> (ВТСУМ,</text:span><text:span text:style-name="T111"> 187)</text:span></text:p>
          </table:table-cell>
        </table:table-row>
        <table:table-row>
          <table:table-cell table:style-name="Dictionary.A2" table:number-rows-spanned="2" office:value-type="string">
            <text:p text:style-name="P14">ВСЕВІ́КНА</text:p>
            <text:p text:style-name="P18">всеві́кон, <text:span text:style-name="T154">ім., мн., інд.-авт.,</text:span></text:p>
            <text:p text:style-name="P18"><text:span text:style-name="T2">утворене способом основоскладання, похідне від слів:</text:span> <text:span text:style-name="T48">все</text:span> і <text:span text:style-name="T48">вікно́</text:span><text:span text:style-name="T174">.</text:span></text:p>
            <text:p text:style-name="P19">Заплакані вікна. <text:span text:style-name="T47">Всевікна</text:span> твої.</text:p>
            <text:p text:style-name="P18"><text:span text:style-name="T155">Готуйся до злету. Кінець животінню</text:span><text:span text:style-name="T40"> (П,</text:span><text:span text:style-name="T2"> І, 9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вікно́</text:p>
            <text:p text:style-name="P18"><text:span text:style-name="T132">-а, </text:span><text:span text:style-name="T136">с.</text:span></text:p>
            <text:p text:style-name="P18">1) Отвір для світла й повітря в стіні приміщення (будинку, вагона тощо), куди вставлено раму з шибками. || Шибки. || Підвіконня<text:span text:style-name="T38"> (ВТСУМ,</text:span><text:span text:style-name="T169"> 187)</text:span></text:p>
          </table:table-cell>
        </table:table-row>
        <table:table-row>
          <table:table-cell table:style-name="Dictionary.A2" table:number-rows-spanned="2" office:value-type="string">
            <text:p text:style-name="P14">ВСЕГÍН</text:p>
            <text:p text:style-name="P18">-гóну, <text:span text:style-name="T154">ім., ч., інд.-авт.,</text:span></text:p>
            <text:p text:style-name="P18"><text:span text:style-name="T9">утворене способом основоскладання, похідне від слів:</text:span> <text:span text:style-name="T48">все</text:span> і <text:span text:style-name="T48">гін.</text:span></text:p>
            <text:p text:style-name="P19">Ця дорога вседороги</text:p>
            <text:p text:style-name="P19">всенезустрічі — <text:span text:style-name="T47">всегону</text:span>.</text:p>
            <text:p text:style-name="P19">Позирай із заквагону</text:p>
            <text:p text:style-name="P18"><text:span text:style-name="T155">за сузір’ям Козерога</text:span><text:span text:style-name="T40"> (П,</text:span><text:span text:style-name="T2"> І, 67)</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4">гін</text:p>
            <text:p text:style-name="P18"><text:span text:style-name="T132">го́ну, </text:span><text:span text:style-name="T136">ч.</text:span></text:p>
            <text:p text:style-name="P18">1) Дія за знач. гнати і гнатися<text:span text:style-name="T38"> (ВТСУМ,</text:span><text:span text:style-name="T179"> 239)</text:span></text:p>
          </table:table-cell>
        </table:table-row>
        <table:table-row>
          <table:table-cell table:style-name="Dictionary.A2" office:value-type="string">
            <text:p text:style-name="P14">ВСЕГЛЯ́ДНО</text:p>
            <text:p text:style-name="P19">присл., інд.-авт.,</text:p>
            <text:p text:style-name="P18"><text:span text:style-name="T8">утворене суфіксальним способом, </text:span><text:soft-page-break/><text:span text:style-name="T8">похідне від слова</text:span><text:span text:style-name="T11"> </text:span><text:span text:style-name="T49">всегля́дний.</text:span></text:p>
            <text:p text:style-name="P19">Снують думок рої,</text:p>
            <text:p text:style-name="P19">котрим немає ради</text:p>
            <text:p text:style-name="P19">(смертельні перепади!),</text:p>
            <text:p text:style-name="P19">а сонце всевідради</text:p>
            <text:p text:style-name="P18"><text:span text:style-name="T157">всеглядно</text:span><text:span text:style-name="T155"> постає</text:span><text:span text:style-name="T40"> (П,</text:span><text:span text:style-name="T2"> І, 179)</text:span></text:p>
          </table:table-cell>
          <table:table-cell table:style-name="Dictionary.B2" office:value-type="string">
            <text:p text:style-name="P18"><text:span text:style-name="T49">всегля́дний </text:span><text:span text:style-name="T165">(не подано у словнику)</text:span></text:p>
          </table:table-cell>
        </table:table-row>
        <table:table-row>
          <table:table-cell table:style-name="Dictionary.A2" table:number-rows-spanned="2" office:value-type="string">
            <text:p text:style-name="P14">ВСЕГНІ́ВНИЙ</text:p>
            <text:p text:style-name="P18">-а, -е, <text:span text:style-name="T155">прикм., </text:span><text:span text:style-name="T154">інд.-авт.,</text:span></text:p>
            <text:p text:style-name="P18"><text:span text:style-name="T8">утворене складносуфіксальним способом або способом основословоскладання, похідне від </text:span><text:span text:style-name="T8">слів:</text:span> <text:span text:style-name="T48">все</text:span> і <text:span text:style-name="T48">гні́вний.</text:span></text:p>
            <text:p text:style-name="P3">Тож — в неба провалля в бездоння, бездолий</text:p>
            <text:p text:style-name="P3">нагірний, невірний, западистий рай,</text:p>
            <text:p text:style-name="P4"><text:span text:style-name="T58">всебідий, </text:span><text:span text:style-name="T59">всегнівний</text:span><text:span text:style-name="T58">, всещедрий, всекволий.</text:span></text:p>
            <text:p text:style-name="P4"><text:span text:style-name="T58">А що під крилом твоїм? Кара — карай</text:span><text:span text:style-name="T40"> (П,</text:span><text:span text:style-name="T52"> І, 9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гні́вний</text:p>
            <text:p text:style-name="P18">-а, -е.</text:p>
            <text:p text:style-name="P18">Який перебуває в стані нервового збудження, гніву. || Який виражає гнів, перейнятий гнівом<text:span text:style-name="T38"> (ВТСУМ,</text:span><text:span text:style-name="T169"> 248)</text:span></text:p>
          </table:table-cell>
        </table:table-row>
        <table:table-row>
          <table:table-cell table:style-name="Dictionary.A2" table:number-rows-spanned="2" office:value-type="string">
            <text:p text:style-name="P14">ВСЕГОЛО́ДНИЙ</text:p>
            <text:p text:style-name="P18">-а, -е, <text:span text:style-name="T155">прикм., </text:span><text:span text:style-name="T154">інд.-авт.,</text:span></text:p>
            <text:p text:style-name="P18"><text:span text:style-name="T8">утворене складносуфіксальним способом або способом </text:span><text:span text:style-name="T8">основословоскладання, похідне від слів:</text:span> <text:span text:style-name="T48">все </text:span>і <text:span text:style-name="T48">голо́дний</text:span></text:p>
            <text:p text:style-name="P19">Народжені мої бажання,</text:p>
            <text:p text:style-name="P19">усенестерпні, <text:span text:style-name="T47">всеголодні</text:span>,</text:p>
            <text:p text:style-name="P19"><text:soft-page-break/>такі вітри зняли довкола,</text:p>
            <text:p text:style-name="P18"><text:span text:style-name="T155">що все несеться шкереберть</text:span><text:span text:style-name="T40"> (П,</text:span><text:span text:style-name="T2"> ІІ, 195)</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голо́дний</text:p>
            <text:p text:style-name="P18">-а, -е.</text:p>
            <text:p text:style-name="P18">1) Який відчуває голод (у 1 <text:span text:style-name="T153">знач.</text:span>). || Який виражає голод. || <text:span text:style-name="T153">у знач.ім.</text:span> голодний, -ного, <text:span text:style-name="T153">ч.</text:span> Той, хто відчуває голод, постійно голодує.</text:p>
            <text:p text:style-name="P18">2) Який настає від голоду; викликаний <text:soft-page-break/>голодом<text:span text:style-name="T38"> (ВТСУМ,</text:span><text:span text:style-name="T169"> 251)</text:span></text:p>
          </table:table-cell>
        </table:table-row>
        <table:table-row>
          <table:table-cell table:style-name="Dictionary.A2" table:number-rows-spanned="2" office:value-type="string">
            <text:p text:style-name="P14">ВСЕДОБРО́</text:p>
            <text:p text:style-name="P18">-а́, <text:span text:style-name="T154">ім., с., інд.-авт.,</text:span></text:p>
            <text:p text:style-name="P18"><text:span text:style-name="T2">утворене способом основословоскладання, похідне від </text:span><text:span text:style-name="T2">слів:</text:span> <text:span text:style-name="T48">все</text:span> і <text:span text:style-name="T48">добро́</text:span><text:span text:style-name="T174">.</text:span></text:p>
            <text:p text:style-name="P19">Спасенної тримайся криги,</text:p>
            <text:p text:style-name="P19">пречистої тримайся туги,</text:p>
            <text:p text:style-name="P19">шаленої тримайся муки</text:p>
            <text:p text:style-name="P18"><text:span text:style-name="T155">і так існуй — на </text:span><text:span text:style-name="T157">вседобро</text:span><text:span text:style-name="T40"> (П,</text:span><text:span text:style-name="T2"> ІІ, 83)</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добро́</text:p>
            <text:p text:style-name="P18"><text:span text:style-name="T132">-а, </text:span><text:span text:style-name="T136">с.</text:span></text:p>
            <text:p text:style-name="P18"><text:span text:style-name="T110">1) Усе позитивне в житті людей, що відповідає їхнім інтересам, бажанням, мріям; благо; </text:span><text:span text:style-name="T126">прот.</text:span><text:span text:style-name="T110"> лихо, зло. || Добра, корисна справа, вчинок і т. ін. </text:span><text:span text:style-name="T146">(ВТСУМ,</text:span><text:span text:style-name="T112"> 307)</text:span></text:p>
          </table:table-cell>
        </table:table-row>
        <table:table-row>
          <table:table-cell table:style-name="Dictionary.A2" table:number-rows-spanned="2" office:value-type="string">
            <text:p text:style-name="P14">ВСЕДОРО́ГА</text:p>
            <text:p text:style-name="P18">-и́, <text:span text:style-name="T154">ім., ж., інд.-авт.,</text:span></text:p>
            <text:p text:style-name="P18"><text:span text:style-name="T9">утворене способом основоскладання, похідне від слів:</text:span> <text:span text:style-name="T48">все</text:span> і <text:span text:style-name="T48">доро́га.</text:span></text:p>
            <text:p text:style-name="P19">Ця дорога <text:span text:style-name="T47">вседороги</text:span></text:p>
            <text:p text:style-name="P19">всенезустрічі — всегону.</text:p>
            <text:p text:style-name="P19">Позирай із заквагону</text:p>
            <text:p text:style-name="P19">за сузір’ям Козерога<text:span text:style-name="T38"> (П,</text:span><text:span text:style-name="T6"> І, 67);</text:span></text:p>
            <text:p text:style-name="P19">Ламка і витка всеспадна <text:span text:style-name="T47">вседорога</text:span>.</text:p>
            <text:p text:style-name="P18"><text:span text:style-name="T155">Дорога до Бога — ламка і витка</text:span><text:span text:style-name="T40"> (П,</text:span><text:span text:style-name="T2"> І, 9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доро́га</text:p>
            <text:p text:style-name="P18"><text:span text:style-name="T132">-и, </text:span><text:span text:style-name="T136">ж.</text:span></text:p>
            <text:p text:style-name="P18">1) Смуга землі, по якій їздять і ходять. || Смуга, що лишається як слід після руху кого-, чого-небудь.</text:p>
            <text:p text:style-name="P18">2) Місце для проходу, проїзду. || <text:span text:style-name="T153">перен.</text:span> Доступ куди-небудь, можливість потрапити куди-небудь.</text:p>
            <text:p text:style-name="P18">3) Перебування в русі (йдучи або їдучи куди-небудь).</text:p>
            <text:p text:style-name="P20">4) <text:span text:style-name="T153">у знач.</text:span> <text:span text:style-name="T153">присл.</text:span> дорогою. Під час руху, подорожування куди-небудь.</text:p>
            <text:p text:style-name="P20"><text:span text:style-name="T109">5) Правильний напрямок для руху </text:span><text:soft-page-break/><text:span text:style-name="T109">кого-небудь. || </text:span><text:span text:style-name="T125">перен.</text:span><text:span text:style-name="T109"> Напрямок діяльності, шлях розвитку</text:span><text:span text:style-name="T145"> (ВТСУМ,</text:span><text:span text:style-name="T121"> 320)</text:span></text:p>
          </table:table-cell>
        </table:table-row>
        <table:table-row>
          <table:table-cell table:style-name="Dictionary.A2" table:number-rows-spanned="2" office:value-type="string">
            <text:p text:style-name="P14">ВСЕДОРОГИ́Й</text:p>
            <text:p text:style-name="P18">-а́, -е́, <text:span text:style-name="T155">прикм., </text:span><text:span text:style-name="T154">інд.-авт.,</text:span></text:p>
            <text:p text:style-name="P18"><text:span text:style-name="T9">утворене способом основоскладання, похідне від слів:</text:span> <text:span text:style-name="T48">все</text:span> і <text:span text:style-name="T48">дороги́й.</text:span></text:p>
            <text:p text:style-name="P19">Земля — хитлива і плавка — <text:span text:style-name="T47">вседорога</text:span> і всепрощальна - </text:p>
            <text:p text:style-name="P19">здоліла стати, щоб благальна помічена була рука<text:span text:style-name="T38"> (П,</text:span><text:span text:style-name="T6"> ІІ, 147);</text:span></text:p>
            <text:p text:style-name="P19">Який бо холод довкруги!</text:p>
            <text:p text:style-name="P19">Самотності! Ніде нікого.</text:p>
            <text:p text:style-name="P19">Одна підтримка — голос Бога</text:p>
            <text:p text:style-name="P18"><text:span text:style-name="T157">вседорогий, вседорогий</text:span><text:span text:style-name="T40"> (П,</text:span><text:span text:style-name="T2"> ІІ, 184)</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дороги́й</text:p>
            <text:p text:style-name="P18">-а, -е.</text:p>
            <text:p text:style-name="P18">1) Який коштує великі гроші; <text:span text:style-name="T153">прот.</text:span> дешевий. || Високий (про ціну).</text:p>
            <text:p text:style-name="P18">2) <text:span text:style-name="T153">перен.</text:span> Який високо ціниться, оберігається, яким дорожать.</text:p>
            <text:p text:style-name="P18">3) Близький, милий серцю. || Бажаний, жданий (про гостей). || У звертанні — для вираження любові, приязні<text:span text:style-name="T38"> (ВТСУМ,</text:span><text:span text:style-name="T169"> 320)</text:span></text:p>
          </table:table-cell>
        </table:table-row>
        <table:table-row>
          <table:table-cell table:style-name="Dictionary.A2" table:number-rows-spanned="2" office:value-type="string">
            <text:p text:style-name="P14">ВСЕЗАДУ́́МА</text:p>
            <text:p text:style-name="P18">-и, <text:span text:style-name="T154">ім., ж., інд.-авт.,</text:span></text:p>
            <text:p text:style-name="P18"><text:span text:style-name="T9">утворене способом основоскладання, похідне від слів:</text:span> <text:span text:style-name="T48">все</text:span> і <text:span text:style-name="T48">заду́ма.</text:span></text:p>
            <text:p text:style-name="P19">Пірни</text:p>
            <text:p text:style-name="P18"><text:span text:style-name="T155">у </text:span><text:span text:style-name="T157">всезадуму</text:span><text:span text:style-name="T155"> і збавляй безчасся</text:span><text:span text:style-name="T40"> (П,</text:span><text:span text:style-name="T2"> І, 17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заду́ма</text:p>
            <text:p text:style-name="P18"><text:span text:style-name="T132">-и, </text:span><text:span text:style-name="T136">ж.</text:span></text:p>
            <text:p text:style-name="P18">Стан того, хто заглибився в думки, роздуми<text:span text:style-name="T38"> (ВТСУМ,</text:span><text:span text:style-name="T169"> 390)</text:span></text:p>
          </table:table-cell>
        </table:table-row>
        <table:table-row>
          <table:table-cell table:style-name="Dictionary.A2" table:number-rows-spanned="2" office:value-type="string">
            <text:p text:style-name="P14">ВСЕКВО́ЛИЙ</text:p>
            <text:p text:style-name="P18">-а, -е, <text:span text:style-name="T155">прикм., </text:span><text:span text:style-name="T154">інд.-авт.,</text:span></text:p>
            <text:p text:style-name="P18"><text:span text:style-name="T9">утворене способом основословоскладання, похідне від </text:span><text:soft-page-break/><text:span text:style-name="T9">слів:</text:span> <text:span text:style-name="T48">все </text:span>і <text:span text:style-name="T48">кво́лий.</text:span></text:p>
            <text:p text:style-name="P19">Тож — в неба провалля в бездоння, бездолий</text:p>
            <text:p text:style-name="P19">нагірний, невірний, западистий рай,</text:p>
            <text:p text:style-name="P19">всебідий, всегнівний, всещедрий, <text:span text:style-name="T47">всекволий</text:span>.</text:p>
            <text:p text:style-name="P18"><text:span text:style-name="T155">А що під крилом твоїм? Кара — карай</text:span><text:span text:style-name="T42"> (П,</text:span><text:span text:style-name="T6"> І, 9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кво́лий</text:p>
            <text:p text:style-name="P18">-а, -е.</text:p>
            <text:p text:style-name="P18">1) Який має неміцну будову тіла, <text:soft-page-break/>фізично нерозвинутий; тендітний. || Який утратив силу через хворобу, втому тощо; слабий, безсилий, немічний. || Неміцний, слабкий (про здоров’я). || Який погано росте; негустий, невисокий, прив’ялий (про рослини). || Неміцний, нестійкий (про будівлі, їх частини).</text:p>
            <text:p text:style-name="P18"><text:span text:style-name="T109">2) </text:span><text:span text:style-name="T125">перен.</text:span><text:span text:style-name="T109"> Позбавлений душевної стійкості, твердості, сили волі. || Небадьорий, млявий</text:span><text:span text:style-name="T146"> (ВТСУМ,</text:span><text:span text:style-name="T122"> 534)</text:span></text:p>
          </table:table-cell>
        </table:table-row>
        <table:table-row>
          <table:table-cell table:style-name="Dictionary.A2" table:number-rows-spanned="2" office:value-type="string">
            <text:p text:style-name="P14">ВСЕМЕЖА́</text:p>
            <text:p text:style-name="P18">-и́, <text:span text:style-name="T154">ім., ж., інд.-авт.,</text:span></text:p>
            <text:p text:style-name="P18"><text:span text:style-name="T9">утворене способом основоскладання, похідне від слів:</text:span> <text:span text:style-name="T48">все</text:span> і <text:span text:style-name="T48">межа́</text:span><text:span text:style-name="T176">.</text:span></text:p>
            <text:p text:style-name="P19">Ти ще — ось-ось. Допіру-но ступив</text:p>
            <text:p text:style-name="P18"><text:span text:style-name="T155">за </text:span><text:span text:style-name="T157">всемежу</text:span><text:span text:style-name="T40"> (П,</text:span><text:span text:style-name="T2"> І, 182)</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межа́</text:p>
            <text:p text:style-name="P18"><text:span text:style-name="T132">-і, </text:span><text:span text:style-name="T136">ж.</text:span></text:p>
            <text:p text:style-name="P18"><text:span text:style-name="T109">1) Лінія поділу якої-небудь території; границя (у 1 </text:span><text:span text:style-name="T125">знач.</text:span><text:span text:style-name="T109">). || Лінія, що поділяє землі або води суміжних держав; кордон. || Лінія (умовна), що розділяє між собою якісь частини поверхні. || Зорова лінія, що відділяє що-небудь від чогось. || </text:span><text:span text:style-name="T125">перен.</text:span><text:span text:style-name="T109"> Уявна точка на сонячній орбіті, що поділяє лінію орбіти на відрізки, відповідні до ранку, дня або вечора. ||</text:span><text:span text:style-name="T125">між чим і чим</text:span><text:span text:style-name="T109">, </text:span><text:span text:style-name="T125">чого і чого</text:span><text:span text:style-name="T109">, </text:span><text:span text:style-name="T125">перен.</text:span><text:span text:style-name="T109"> Границя поділу, розрізнення яких-небудь явищ, предметів тощо</text:span><text:span text:style-name="T146"> (ВТСУМ,</text:span><text:span text:style-name="T122"> 656)</text:span></text:p>
          </table:table-cell>
        </table:table-row>
        <table:table-row>
          <table:table-cell table:style-name="Dictionary.A2" table:number-rows-spanned="2" office:value-type="string">
            <text:p text:style-name="P14">ВСЕМОЛОДИ́Й</text:p>
            <text:p text:style-name="P18"><text:soft-page-break/>-а́, -е́, <text:span text:style-name="T155">прикм., </text:span><text:span text:style-name="T154">інд.-авт.,</text:span></text:p>
            <text:p text:style-name="P18"><text:span text:style-name="T2">утворене способом основоскладання, похідне від слів:</text:span> <text:span text:style-name="T48">все</text:span> і <text:span text:style-name="T48">молоди́й.</text:span></text:p>
            <text:p text:style-name="P19">Усесвіту пустеля</text:p>
            <text:p text:style-name="P19">небавом нас огорне,</text:p>
            <text:p text:style-name="P19">і мертва не воскресне</text:p>
            <text:p text:style-name="P19"><text:span text:style-name="T47">всемолода</text:span> біда<text:span text:style-name="T38"> (П,</text:span><text:span text:style-name="T6"> І, 212);</text:span></text:p>
            <text:p text:style-name="P19">І, хилячи <text:span text:style-name="T47">всемолоде</text:span> чоло,</text:p>
            <text:p text:style-name="P18"><text:span text:style-name="T155">пройти під поглядом, немов під градом…</text:span><text:span text:style-name="T39"> (П,</text:span><text:span text:style-name="T2"> ІІ, 83)</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молоди́й</text:p>
            <text:p text:style-name="P18"><text:soft-page-break/><text:span text:style-name="T132">-а, -е, </text:span><text:span text:style-name="T136">нар.-поет.</text:span></text:p>
            <text:p text:style-name="P18"><text:span text:style-name="T133">1) Який має небагато років, не досяг зрілого віку; юний. || Не старий. || </text:span><text:span text:style-name="T137">у знач.</text:span><text:span text:style-name="T133"> </text:span><text:span text:style-name="T137">ім.</text:span><text:span text:style-name="T133"> молодий, -дого, </text:span><text:span text:style-name="T137">ч.</text:span><text:span text:style-name="T133">; молода, -дої, </text:span><text:span text:style-name="T137">ж.</text:span><text:span text:style-name="T133">; молоде, -дого, </text:span><text:span text:style-name="T137">с.</text:span><text:span text:style-name="T133"> Той, хто має небагато років, ще не старий. || З прізвищем, прізвиськом і т. ін. — означає дітей (на відміну від батьків). || </text:span><text:span text:style-name="T137">у знач.</text:span><text:span text:style-name="T133"> </text:span><text:span text:style-name="T137">ім.</text:span><text:span text:style-name="T133"> молоді, -дих,</text:span><text:span text:style-name="T137">мн.</text:span><text:span text:style-name="T133"> Діти (</text:span><text:span text:style-name="T137">див.</text:span><text:span text:style-name="T133"> діти I 2)). || Стос. до молодості, належний, </text:span><text:span text:style-name="T137">власт.</text:span><text:span text:style-name="T133"> їй</text:span><text:span text:style-name="T144"> (ВТСУМ,</text:span><text:span text:style-name="T134"> 685)</text:span></text:p>
          </table:table-cell>
        </table:table-row>
        <table:table-row>
          <table:table-cell table:style-name="Dictionary.A2" table:number-rows-spanned="2" office:value-type="string">
            <text:p text:style-name="P14">ВСЕНАЧУВА́ННИЙ</text:p>
            <text:p text:style-name="P18"><text:span text:style-name="T164">-а, -е, </text:span><text:span text:style-name="T161">прикм., </text:span><text:span text:style-name="T162">інд.-авт.,</text:span></text:p>
            <text:p text:style-name="P18"><text:span text:style-name="T9">утворене складносуфіксальним способом, похідне від слів:</text:span> <text:span text:style-name="T48">все </text:span>і <text:span text:style-name="T48">начува́тися.</text:span></text:p>
            <text:p text:style-name="P19">І торопкі <text:span text:style-name="T47">всеначуванні</text:span> кроки,</text:p>
            <text:p text:style-name="P18"><text:span text:style-name="T155">то лис блукає — із хвостом рудим</text:span><text:span text:style-name="T40"> (П,</text:span><text:span text:style-name="T2"> ІІ, 156)</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начува́тися</text:p>
            <text:p text:style-name="P18"><text:span text:style-name="T132">-аюся, -аєшся, </text:span><text:span text:style-name="T136">недок.</text:span></text:p>
            <text:p text:style-name="P18"><text:span text:style-name="T110">Чекати розплати, помсти. || </text:span><text:span text:style-name="T126">чого</text:span><text:span text:style-name="T110">. Чекати чого-небудь неприємного</text:span><text:span text:style-name="T146"> (ВТСУМ,</text:span><text:span text:style-name="T112"> 745)</text:span></text:p>
          </table:table-cell>
        </table:table-row>
        <table:table-row>
          <table:table-cell table:style-name="Dictionary.A2" table:number-rows-spanned="3" office:value-type="string">
            <text:p text:style-name="P14">ВСЕНЕДОЧЕКА́ВШИСЯ</text:p>
            <text:p text:style-name="P19">дієприсл., док., інд.-авт.,</text:p>
            <text:p text:style-name="P18"><text:span text:style-name="T8">утворене способом основоскладання і суфіксально-префіксальним, похідне від слів:</text:span> <text:span text:style-name="T48">все</text:span> і <text:span text:style-name="T48">не дочека́тися.</text:span></text:p>
            <text:p text:style-name="P19">Ну й долечка! Прождати на життя -</text:p>
            <text:p text:style-name="P18"><text:span text:style-name="T155">і </text:span><text:span text:style-name="T157">всенедочекавшися</text:span><text:span text:style-name="T155"> — померти!</text:span><text:span text:style-name="T39"> </text:span><text:soft-page-break/><text:span text:style-name="T39">(П,</text:span><text:span text:style-name="T2"> І, 18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4">не</text:p>
            <text:p text:style-name="P18"><text:span text:style-name="T136">запереч.</text:span><text:span text:style-name="T132"> </text:span><text:span text:style-name="T136">част.</text:span></text:p>
            <text:p text:style-name="P18">1) Уживається перед присудком для повного заперечення змісту висловленого. || Уживається перед підметом або другорядним членом речення для повного заперечення їх <text:soft-page-break/>змісту. || Уживається для повного заперечення чого-небудь після заперечних прислівників, займенників та деяких часток («навіть», «ще», «й» і т. ін.), що підсилюють заперечення. || Уживається для повного заперечення чого-небудь у разі протиставлення. || Уживається для підсилення заперечення у поєднанні з повторюваним словом<text:span text:style-name="T38"> (ВТСУМ,</text:span><text:span text:style-name="T179"> 746)</text:span></text:p>
          </table:table-cell>
        </table:table-row>
        <table:table-row>
          <table:covered-table-cell/>
          <table:table-cell table:style-name="Dictionary.B2" office:value-type="string">
            <text:p text:style-name="P15">дочека́тися</text:p>
            <text:p text:style-name="P18"><text:span text:style-name="T132">-аюся, -аєшся, </text:span><text:span text:style-name="T136">док.</text:span><text:span text:style-name="T132">, дочікуватися, </text:span><text:span text:style-name="T132">-уюся, -уєшся, </text:span><text:span text:style-name="T136">недок.</text:span></text:p>
            <text:p text:style-name="P18">Пробути, прожити до того часу, поки настане, з’явиться очікуване; діждатися<text:span text:style-name="T38"> (ВТСУМ,</text:span><text:span text:style-name="T169"> 325)</text:span></text:p>
          </table:table-cell>
        </table:table-row>
        <table:table-row>
          <table:table-cell table:style-name="Dictionary.A1" table:number-rows-spanned="3" office:value-type="string">
            <text:p text:style-name="P14">ВСЕНЕНАЖДА́ННИЙ</text:p>
            <text:p text:style-name="P18"><text:span text:style-name="T164">-а, -е, </text:span><text:span text:style-name="T161">прикм., </text:span><text:span text:style-name="T162">інд.-авт.,</text:span></text:p>
            <text:p text:style-name="P18"><text:span text:style-name="T163">утворене способом основоскладання і суфіксально-префіксальним, похідне від слів:</text:span><text:span text:style-name="T164"> </text:span><text:span text:style-name="T48">все</text:span><text:span text:style-name="T164"> і </text:span><text:span text:style-name="T48">не</text:span> <text:span text:style-name="T48">жда́ти.</text:span></text:p>
            <text:p text:style-name="P19">я забуваюся, коли цнота</text:p>
            <text:p text:style-name="P19">пречистого пребілого паперу</text:p>
            <text:p text:style-name="P19">почне мене, відкривши добру еру</text:p>
            <text:p text:style-name="P19">натхнення в тиші, і коли мета</text:p>
            <text:p text:style-name="P18"><text:span text:style-name="T155">мене в полон імкне, </text:span><text:span text:style-name="T157">всененажданна</text:span><text:span text:style-name="T40"> (П,</text:span><text:span text:style-name="T2"> ІІ, 169)</text:span></text:p>
          </table:table-cell>
          <table:table-cell table:style-name="Dictionary.B1"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8"><text:span text:style-name="T48">не</text:span> <text:span text:style-name="T163">(див. </text:span><text:span text:style-name="T48">ВСЕНЕДОЧЕКА́ВШИСЯ</text:span><text:span text:style-name="T163">)</text:span></text:p>
          </table:table-cell>
        </table:table-row>
        <table:table-row>
          <table:covered-table-cell/>
          <table:table-cell table:style-name="Dictionary.B2" office:value-type="string">
            <text:p text:style-name="P15">жда́ти</text:p>
            <text:p text:style-name="P18"><text:span text:style-name="T132">жду, ждеш, </text:span><text:span text:style-name="T136">недок.</text:span></text:p>
            <text:p text:style-name="P18">1) <text:span text:style-name="T153">перех.</text:span> Перебувати де-небудь, щоб побачити когось, зустрітися з кимось; чекати, очікувати. || <text:span text:style-name="T153">перех.</text:span> <text:span text:style-name="T153">і неперех.</text:span>, <text:span text:style-name="T153">кого</text:span>, <text:span text:style-name="T153">чого</text:span>, <text:span text:style-name="T153">на кого </text:span>–<text:span text:style-name="T153">що</text:span>, <text:span text:style-name="T153">зі спол.</text:span> Розраховувати на чиє-небудь повернення, на прихід, появу когось, чогось, на здійснення чогось.</text:p>
            <text:p text:style-name="P18"><text:span text:style-name="T110">2) </text:span><text:span text:style-name="T126">перех.</text:span><text:span text:style-name="T110"> </text:span><text:span text:style-name="T126">і неперех.</text:span><text:span text:style-name="T110"> Надіятися на що-</text:span><text:soft-page-break/><text:span text:style-name="T110">небудь, сподіватися чогось; чекати</text:span><text:span text:style-name="T146"> (ВТСУМ,</text:span><text:span text:style-name="T112"> 365)</text:span></text:p>
          </table:table-cell>
        </table:table-row>
        <table:table-row>
          <table:table-cell table:style-name="Dictionary.A1" table:number-rows-spanned="3" office:value-type="string">
            <text:p text:style-name="P14">ВСЕНЕЗУ́́СТРІЧ</text:p>
            <text:p text:style-name="P18">-і, <text:span text:style-name="T154">ім., ж., інд.-авт.,</text:span></text:p>
            <text:p text:style-name="P18"><text:span text:style-name="T9">утворене способом зрощення, похідне від слів:</text:span> <text:span text:style-name="T48">все</text:span> і <text:span text:style-name="T48">незу́стріч.</text:span></text:p>
            <text:p text:style-name="P19">Ця дорога вседороги</text:p>
            <text:p text:style-name="P19"><text:span text:style-name="T47">всенезустрічі</text:span> — всегону.</text:p>
            <text:p text:style-name="P19">Позирай із заквагону</text:p>
            <text:p text:style-name="P19">за сузір’ям Козерога<text:span text:style-name="T38"> (П,</text:span><text:span text:style-name="T6"> І, 67);</text:span></text:p>
            <text:p text:style-name="P19">Що мав — привиділось, причулося,</text:p>
            <text:p text:style-name="P18"><text:span text:style-name="T155">на </text:span><text:span text:style-name="T157">всенезустріч</text:span><text:span text:style-name="T155">, всепрощання</text:span><text:span text:style-name="T40"> (П,</text:span><text:span text:style-name="T2"> І, 199)</text:span></text:p>
          </table:table-cell>
          <table:table-cell table:style-name="Dictionary.B1"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4">не <text:span text:style-name="T163">(див. </text:span>ВСЕНЕДОЧЕКА́ВШИСЯ<text:span text:style-name="T163">)</text:span></text:p>
          </table:table-cell>
        </table:table-row>
        <table:table-row>
          <table:covered-table-cell/>
          <table:table-cell table:style-name="Dictionary.B2" office:value-type="string">
            <text:p text:style-name="P15">зу́стріч</text:p>
            <text:p text:style-name="P18"><text:span text:style-name="T132">-і, </text:span><text:span text:style-name="T136">ж.</text:span><text:span text:style-name="T132">, </text:span><text:span text:style-name="T136">кого</text:span><text:span text:style-name="T132">, </text:span><text:span text:style-name="T136">чого</text:span><text:span text:style-name="T132">, </text:span><text:span text:style-name="T136">з ким —</text:span><text:span text:style-name="T132"> </text:span><text:span text:style-name="T136">чим і без додатка</text:span><text:span text:style-name="T132">.</text:span></text:p>
            <text:p text:style-name="P18">1) Зближення з ким-, чим-небудь, хто (що) рухається навпроти.</text:p>
            <text:p text:style-name="P18"><text:span text:style-name="T109">2) Випадкове або наперед домовлене побачення з ким-небудь. || Тимчасове спільне перебування де-небудь з метою обговорення яких-небудь питань, для бесіди, наради і т. ін. || Спортивне змагання. || </text:span><text:span text:style-name="T125">рідко</text:span><text:span text:style-name="T109">. Знайомство</text:span><text:span text:style-name="T146"> (ВТСУМ,</text:span><text:span text:style-name="T122"> 483)</text:span></text:p>
          </table:table-cell>
        </table:table-row>
        <table:table-row>
          <table:table-cell table:style-name="Dictionary.A1" table:number-rows-spanned="2" office:value-type="string">
            <text:p text:style-name="P14">ВСЕНЕЗУ́́СТРІЧ-ВСЕГÍН</text:p>
            <text:p text:style-name="P18">-го́ну, <text:span text:style-name="T154">ім., ж., інд.-авт.,</text:span></text:p>
            <text:p text:style-name="P18"><text:span text:style-name="T9">утворене способом словоскладання, похідне від слів:</text:span><text:span text:style-name="T171"> </text:span><text:span text:style-name="T49">всенезу́стріч</text:span><text:span text:style-name="T171"> і </text:span><text:span text:style-name="T49">всегі́н.</text:span></text:p>
            <text:p text:style-name="P19">Ця дорога вседороги,</text:p>
            <text:p text:style-name="P19"><text:span text:style-name="T47">всенезустрічі-всегону</text:span>,</text:p>
            <text:p text:style-name="P19">позирай із зак-вагону</text:p>
            <text:p text:style-name="P18"><text:span text:style-name="T155">за сузір’ям Козерога</text:span><text:span text:style-name="T40"> (П,</text:span><text:span text:style-name="T2"> І, 118)</text:span></text:p>
          </table:table-cell>
          <table:table-cell table:style-name="Dictionary.B1" office:value-type="string">
            <text:p text:style-name="P18"><text:span text:style-name="T49">всенезу́стріч </text:span><text:span text:style-name="T165">(див. </text:span><text:span text:style-name="T49">ВСЕНЕЗУ́́СТРІЧ</text:span><text:span text:style-name="T165">)</text:span></text:p>
          </table:table-cell>
        </table:table-row>
        <table:table-row>
          <table:covered-table-cell/>
          <table:table-cell table:style-name="Dictionary.B2" office:value-type="string">
            <text:p text:style-name="P18"><text:span text:style-name="T49">всегі́н </text:span><text:span text:style-name="T165">(див. </text:span><text:span text:style-name="T49">ВСЕГÍН</text:span><text:span text:style-name="T165">)</text:span></text:p>
          </table:table-cell>
        </table:table-row>
        <table:table-row>
          <table:table-cell table:style-name="Dictionary.A2" table:number-rows-spanned="2" office:value-type="string">
            <text:p text:style-name="P14">ВСЕНЕПІ́ЗНАНИЙ</text:p>
            <text:p text:style-name="P18">-а, -е, <text:span text:style-name="T155">прикм., </text:span><text:span text:style-name="T154">інд.-авт.,</text:span></text:p>
            <text:p text:style-name="P18"><text:soft-page-break/><text:span text:style-name="T9">утворене способом основоскладання, похідне від слів:</text:span> <text:span text:style-name="T48">все</text:span> і <text:span text:style-name="T48">непі́знаний.</text:span></text:p>
            <text:p text:style-name="P19">…попелясті зозулі</text:p>
            <text:p text:style-name="P19">вістили роки: жий однині</text:p>
            <text:p text:style-name="P18"><text:span text:style-name="T155">на </text:span><text:span text:style-name="T157">всенепізнаній</text:span><text:span text:style-name="T155"> землі</text:span><text:span text:style-name="T40"> (П,</text:span><text:span text:style-name="T2"> І, 12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непі́знаний</text:p>
            <text:p text:style-name="P18"><text:soft-page-break/>-а, -е.</text:p>
            <text:p text:style-name="P18">Якого ще не пізнали, не вивчили<text:span text:style-name="T38"> (ВТСУМ,</text:span><text:span text:style-name="T169"> 772)</text:span></text:p>
          </table:table-cell>
        </table:table-row>
        <table:table-row>
          <table:table-cell table:style-name="Dictionary.A2" table:number-rows-spanned="2" office:value-type="string">
            <text:p text:style-name="P14">ВСЕНЕПОГА́СНИЙ</text:p>
            <text:p text:style-name="P18">-а, -е, <text:span text:style-name="T155">прикм., </text:span><text:span text:style-name="T154">інд.-авт.,</text:span></text:p>
            <text:p text:style-name="P18"><text:span text:style-name="T9">утворене способом основоскладання, похідне від слів:</text:span> <text:span text:style-name="T48">все</text:span> і <text:span text:style-name="T48">непога́́сний</text:span></text:p>
            <text:p text:style-name="P19">оце світіння полохких світань</text:p>
            <text:p text:style-name="P19">світів жертовних, що мене запалює</text:p>
            <text:p text:style-name="P19"><text:span text:style-name="T47">всенепогасним</text:span> і ламким, як крига,</text:p>
            <text:p text:style-name="P18"><text:span text:style-name="T155">огнем співучих надторосів — криг</text:span><text:span text:style-name="T40"> (П,</text:span><text:span text:style-name="T2"> І, 80)</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непога́сний</text:p>
            <text:p text:style-name="P18">-а, -е.</text:p>
            <text:p text:style-name="P18">1) Який не гасне, якого не можна погасити; невгасимий.</text:p>
            <text:p text:style-name="P18"><text:span text:style-name="T110">2) </text:span><text:span text:style-name="T126">перен.</text:span><text:span text:style-name="T110"> Який з часом не втрачає своєї сили; неослабний. || Якого не можна стримати, угамувати</text:span><text:span text:style-name="T146"> (ВТСУМ,</text:span><text:span text:style-name="T112"> 773)</text:span></text:p>
          </table:table-cell>
        </table:table-row>
        <table:table-row>
          <table:table-cell table:style-name="Dictionary.A2" table:number-rows-spanned="2" office:value-type="string">
            <text:p text:style-name="P14">ВСЕНЕПОКО́РА</text:p>
            <text:p text:style-name="P18">-и, <text:span text:style-name="T154">ім., ж., інд.-авт.,</text:span></text:p>
            <text:p text:style-name="P18"><text:span text:style-name="T9">утворене способом основоскладання, похідне від слів:</text:span> <text:span text:style-name="T48">все</text:span> і <text:span text:style-name="T48">непоко́ра.</text:span></text:p>
            <text:p text:style-name="P19">Страшна ковбаня — чорна і масна.</text:p>
            <text:p text:style-name="P19">І дух тяжкий повзе, немов потвора,</text:p>
            <text:p text:style-name="P19">в лещатах дум твоя <text:span text:style-name="T47">всенепокора</text:span>,</text:p>
            <text:p text:style-name="P18"><text:span text:style-name="T155">стою на кладці. Дозираю дна</text:span><text:span text:style-name="T40"> (П,</text:span><text:span text:style-name="T2"> І, 151)</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непоко́ра</text:p>
            <text:p text:style-name="P18"><text:span text:style-name="T132">-и, </text:span><text:span text:style-name="T136">ж.</text:span></text:p>
            <text:p text:style-name="P18">Небажання або відмова підкорятися кому-небудь, слухатися когось і т. ін. <text:span text:style-name="T38">(ВТСУМ,</text:span><text:span text:style-name="T169"> 774)</text:span></text:p>
          </table:table-cell>
        </table:table-row>
        <table:table-row>
          <table:table-cell table:style-name="Dictionary.A2" table:number-rows-spanned="2" office:value-type="string">
            <text:p text:style-name="P14">ВСЕНИЩІ́ВНІСТЬ</text:p>
            <text:p text:style-name="P18">-ності, <text:span text:style-name="T154">ім., ж., інд.-авт.,</text:span></text:p>
            <text:p text:style-name="P18"><text:span text:style-name="T9">утворене складносуфіксальним </text:span><text:soft-page-break/><text:span text:style-name="T9">способом, похідне від слів:</text:span><text:span text:style-name="T171"> </text:span><text:span text:style-name="T49">все </text:span><text:span text:style-name="T165">і </text:span><text:span text:style-name="T49">нищі́вний.</text:span></text:p>
            <text:p text:style-name="P19">І ти збагнеш</text:p>
            <text:p text:style-name="P18"><text:span text:style-name="T155">обнавіснілу </text:span><text:span text:style-name="T157">всенищівність</text:span><text:span text:style-name="T155"> роду</text:span><text:span text:style-name="T40"> (П,</text:span><text:span text:style-name="T2"> І, 144)</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нищівни́й</text:p>
            <text:p text:style-name="P18"><text:soft-page-break/>-а, -е.</text:p>
            <text:p text:style-name="P18">Який має велику руйнівну, знищувальну силу. || Дуже великий, сильний. || Різкий, нещадний, непримиренний. || Сповнений зневаги, осуду, презирства<text:span text:style-name="T38"> (ВТСУМ,</text:span><text:span text:style-name="T169"> 786)</text:span></text:p>
          </table:table-cell>
        </table:table-row>
        <table:table-row>
          <table:table-cell table:style-name="Dictionary.A2" table:number-rows-spanned="2" office:value-type="string">
            <text:p text:style-name="P14">ВСЕО́БРІЙ</text:p>
            <text:p text:style-name="P18">-ю, <text:span text:style-name="T154">ім., ч., інд.-авт.,</text:span></text:p>
            <text:p text:style-name="P18"><text:span text:style-name="T9">утворене способом основоскладання, похідне від слів:</text:span> <text:span text:style-name="T48">все </text:span>і <text:span text:style-name="T48">о́брій.</text:span></text:p>
            <text:p text:style-name="P19">Старечою ходою</text:p>
            <text:p text:style-name="P19">із костуром — іще бриниш мені</text:p>
            <text:p text:style-name="P18"><text:span text:style-name="T157">всеобрієм</text:span><text:span text:style-name="T40"> (П,</text:span><text:span text:style-name="T2"> І, 182)</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о́брій</text:p>
            <text:p text:style-name="P18"><text:span text:style-name="T132">-ю, </text:span><text:span text:style-name="T136">ч.</text:span></text:p>
            <text:p text:style-name="P18">1) Лінія позірного зіткнення неба з землею чи водною поверхнею; горизонт, небокрай. || Прилегла до землі частина небесного простору; небосхил.</text:p>
            <text:p text:style-name="P18">2) Простір, який постає перед очима на відкритій місцевості; видноколо<text:span text:style-name="T38"> (ВТСУМ,</text:span><text:span text:style-name="T169"> 816)</text:span></text:p>
          </table:table-cell>
        </table:table-row>
        <table:table-row>
          <table:table-cell table:style-name="Dictionary.A2" table:number-rows-spanned="2" office:value-type="string">
            <text:p text:style-name="P14">ВСЕОБРУША́ТИ</text:p>
            <text:p text:style-name="P18">-а́ю, -єш, дієсл., <text:span text:style-name="T155">недок., перех., інд.-авт.,</text:span></text:p>
            <text:p text:style-name="P18"><text:span text:style-name="T2">утворене способом основоскладання, похідне від слів:</text:span> <text:span text:style-name="T48">все</text:span> і <text:span text:style-name="T48">обруша́ти.</text:span></text:p>
            <text:p text:style-name="P19">Та <text:span text:style-name="T47">всеобрушає</text:span> нестерпно</text:p>
            <text:p text:style-name="P19">двопогляд. У ньому ти сущий,</text:p>
            <text:p text:style-name="P19">померлий, пантруєш живого,</text:p>
            <text:p text:style-name="P18"><text:span text:style-name="T155">зориш за померлим — живий</text:span><text:span text:style-name="T40"> (П,</text:span><text:span text:style-name="T2"> І, 87)</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23">обру́шувати</text:p>
            <text:p text:style-name="P18"><text:span text:style-name="T132">-ую, -уєш </text:span><text:span text:style-name="T136">і рідко </text:span><text:span text:style-name="T132">обрушати, -аю, -аєш, </text:span><text:span text:style-name="T136">недок.</text:span><text:span text:style-name="T132">, обрушити, -шу, -шиш,</text:span><text:span text:style-name="T136">док.</text:span><text:span text:style-name="T132">, </text:span><text:span text:style-name="T136">перех.</text:span></text:p>
            <text:p text:style-name="P18"><text:span text:style-name="T109">3) </text:span><text:span text:style-name="T125">перен.</text:span><text:span text:style-name="T109"> Навально спрямовувати щось (сили, удар і т. ін.) на кого-, що-небудь, проти кого-, чого-небудь. || Спрямовувати на кого-, що-небудь усю силу негативних почуттів (гніву, ненависті і т. ін.)</text:span><text:span text:style-name="T146"> (ВТСУМ,</text:span><text:span text:style-name="T122"> 817)</text:span></text:p>
          </table:table-cell>
        </table:table-row>
        <text:soft-page-break/>
        <table:table-row>
          <table:table-cell table:style-name="Dictionary.A1" table:number-rows-spanned="2" office:value-type="string">
            <text:p text:style-name="P14">ВСЕО́ЧІ</text:p>
            <text:p text:style-name="P18">-чéй, <text:span text:style-name="T154">ім., мн., інд.-авт.,</text:span></text:p>
            <text:p text:style-name="P18"><text:span text:style-name="T9">утворене способом основоскладання, похідне від слів:</text:span> <text:span text:style-name="T48">все</text:span> і <text:span text:style-name="T48">о́чі.</text:span></text:p>
            <text:p text:style-name="P19">Узорені, роздумані, прозорі -</text:p>
            <text:p text:style-name="P19">вони — одне високе чудування -</text:p>
            <text:p text:style-name="P19">недоторканна є оця зчужілість</text:p>
            <text:p text:style-name="P18"><text:span text:style-name="T155">і всепрозріння добрих </text:span><text:span text:style-name="T157">всеочей</text:span><text:span text:style-name="T40"> (П,</text:span><text:span text:style-name="T2"> ІІ, 198)</text:span></text:p>
          </table:table-cell>
          <table:table-cell table:style-name="Dictionary.B1"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22">О́ко (о́чі)</text:p>
            <text:p text:style-name="P18"><text:span text:style-name="T131">I </text:span><text:span text:style-name="T132">-а, </text:span><text:span text:style-name="T136">с.</text:span><text:span text:style-name="T132"> (</text:span><text:span text:style-name="T136">мн.</text:span><text:span text:style-name="T132"> очі, </text:span><text:span text:style-name="T136">рідко </text:span><text:span text:style-name="T132">вічі, очей — </text:span><text:span text:style-name="T136">перев.</text:span><text:span text:style-name="T132"> </text:span><text:span text:style-name="T136">з прийм.</text:span><text:span text:style-name="T132"> у).</text:span></text:p>
            <text:p text:style-name="P18">1) Орган зору у людини, всіх хребетних та деяких безхребетних тварин. || Те саме, що погляд.</text:p>
            <text:p text:style-name="P18">2) <text:span text:style-name="T153">розм.</text:span> Здатність бачити; зір. || <text:span text:style-name="T153">тільки одн.</text:span> Особлива здатність бачення, властива людині завдяки певній професії, досвіду і т. ін.</text:p>
            <text:p text:style-name="P18"><text:span text:style-name="T110">3) </text:span><text:span text:style-name="T126">перен.</text:span><text:span text:style-name="T110">, </text:span><text:span text:style-name="T126">розм.</text:span><text:span text:style-name="T110"> Піклування, догляд</text:span><text:span text:style-name="T146"> (ВТСУМ,</text:span><text:span text:style-name="T112"> 837)</text:span></text:p>
          </table:table-cell>
        </table:table-row>
        <table:table-row>
          <table:table-cell table:style-name="Dictionary.A1" table:number-rows-spanned="2" office:value-type="string">
            <text:p text:style-name="P14">ВСЕПАМ’ЯТКИ́Й</text:p>
            <text:p text:style-name="P18">-á, -é, <text:span text:style-name="T155">прикм., </text:span><text:span text:style-name="T154">інд.-авт.,</text:span></text:p>
            <text:p text:style-name="P18"><text:span text:style-name="T9">утворене способом основоскладання, похідне від слів:</text:span> <text:span text:style-name="T48">все</text:span> і <text:span text:style-name="T49">пам’ятки́й.</text:span></text:p>
            <text:p text:style-name="P19">Володарю своєї смерті, доля - </text:p>
            <text:p text:style-name="P19"><text:span text:style-name="T47">всепам’ятка</text:span>, всечула, всевидюща - </text:p>
            <text:p text:style-name="P18"><text:span text:style-name="T155">нічого не забуде, не простить</text:span><text:span text:style-name="T40"> (П,</text:span><text:span text:style-name="T2"> І, 144)</text:span></text:p>
          </table:table-cell>
          <table:table-cell table:style-name="Dictionary.B1"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23">Пам’ятли́вий (пам’ятки́й)</text:p>
            <text:p text:style-name="P18">-а, -е.</text:p>
            <text:p text:style-name="P18">1) Який має добру пам’ять, здатний легко запам’ятовувати<text:span text:style-name="T38"> (ВТСУМ,</text:span><text:span text:style-name="T169"> 879)</text:span></text:p>
          </table:table-cell>
        </table:table-row>
        <table:table-row>
          <table:table-cell table:style-name="Dictionary.A1" table:number-rows-spanned="2" office:value-type="string">
            <text:p text:style-name="P14">ВСЕПЕКЕ́ЛЬНИЙ</text:p>
            <text:p text:style-name="P18">-а, -е, <text:span text:style-name="T155">прикм., </text:span><text:span text:style-name="T154">інд.-авт.,</text:span></text:p>
            <text:p text:style-name="P18"><text:span text:style-name="T163">утворене способом основоскладання, похідне від слів:</text:span> <text:span text:style-name="T48">все</text:span> і <text:span text:style-name="T48">пекéльний.</text:span></text:p>
            <text:p text:style-name="P19">Сяє срібне серце землі</text:p>
            <text:p text:style-name="P18"><text:soft-page-break/><text:span text:style-name="T157">всепекельними </text:span><text:span text:style-name="T155">калюжами</text:span><text:span text:style-name="T40"> (П,</text:span><text:span text:style-name="T2"> І, 173)</text:span></text:p>
          </table:table-cell>
          <table:table-cell table:style-name="Dictionary.B1"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пеке́льний</text:p>
            <text:p text:style-name="P18">-а, -е.</text:p>
            <text:p text:style-name="P18">1) Прикм. до пекло 1). || Який уявно спостерігається в пеклі.</text:p>
            <text:p text:style-name="P18">2) <text:span text:style-name="T153">перен.</text:span> Важкий, жахливий, <text:soft-page-break/>нестерпний; такий, як у пеклі. || Надзвичайний за ступенем прояву; дуже великий.</text:p>
            <text:p text:style-name="P18"><text:span text:style-name="T110">3) </text:span><text:span text:style-name="T126">перен.</text:span><text:span text:style-name="T110"> Злий, підступний. || </text:span><text:span text:style-name="T126">розм.</text:span><text:span text:style-name="T110"> Уживається як лайливе слово</text:span><text:span text:style-name="T146"> (ВТСУМ,</text:span><text:span text:style-name="T112"> 896-897)</text:span></text:p>
          </table:table-cell>
        </table:table-row>
        <table:table-row>
          <table:table-cell table:style-name="Dictionary.A2" table:number-rows-spanned="2" office:value-type="string">
            <text:p text:style-name="P14">ВСЕПЕРЕЛЕ́Т</text:p>
            <text:p text:style-name="P18">-у, <text:span text:style-name="T154">ім., ч., інд.-авт.,</text:span></text:p>
            <text:p text:style-name="P18"><text:span text:style-name="T9">утворене способом основоскладання, похідне від слів:</text:span><text:span text:style-name="T171"> </text:span><text:span text:style-name="T49">все</text:span><text:span text:style-name="T171"> і </text:span><text:span text:style-name="T49">перелі́т.</text:span></text:p>
            <text:p text:style-name="P19">Це божевілля пориву, ця рвань</text:p>
            <text:p text:style-name="P19"><text:span text:style-name="T47">всеперелетів</text:span> — з пекла і до раю,</text:p>
            <text:p text:style-name="P18"><text:span text:style-name="T155">це надвисання в смерть…</text:span><text:span text:style-name="T39"> (П,</text:span><text:span text:style-name="T2"> І, 144)</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перелі́т</text:p>
            <text:p text:style-name="P18"><text:span text:style-name="T132">-льоту, </text:span><text:span text:style-name="T136">ч.</text:span></text:p>
            <text:p text:style-name="P18">1) Дія і стан за знач. перелетіти 1), перелітати<text:span text:style-name="T38"> (ВТСУМ,</text:span><text:span text:style-name="T179"> 916)</text:span></text:p>
          </table:table-cell>
        </table:table-row>
        <table:table-row>
          <table:table-cell table:style-name="Dictionary.A2" table:number-rows-spanned="2" office:value-type="string">
            <text:p text:style-name="P14">ВСЕПЕРЕЛЯ́К</text:p>
            <text:p text:style-name="P18">-у, <text:span text:style-name="T154">ім., ч., інд.-авт.,</text:span></text:p>
            <text:p text:style-name="P18"><text:span text:style-name="T9">утворене способом основоскладання, похідне від слів:</text:span><text:span text:style-name="T171"> </text:span><text:span text:style-name="T49">все</text:span><text:span text:style-name="T171"> і </text:span><text:span text:style-name="T49">переля́к.</text:span></text:p>
            <text:p text:style-name="P19">Куди сховатись,</text:p>
            <text:p text:style-name="P19">аби втекти глухонімого болю</text:p>
            <text:p text:style-name="P19">і таємничого <text:span text:style-name="T47">Всепереляку</text:span></text:p>
            <text:p text:style-name="P18"><text:span text:style-name="T155">і ницого рятунку Порожнеч?</text:span><text:span text:style-name="T39"> (П,</text:span><text:span text:style-name="T2"> І, 136)</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переля́к</text:p>
            <text:p text:style-name="P18"><text:span text:style-name="T132">-у, </text:span><text:span text:style-name="T136">ч.</text:span></text:p>
            <text:p text:style-name="P18">Почуття страху, боязні. || Стан, викликаний таким почуттям; зовнішні ознаки такого почуття<text:span text:style-name="T38"> (ВТСУМ,</text:span><text:span text:style-name="T169"> 916)</text:span></text:p>
          </table:table-cell>
        </table:table-row>
        <table:table-row>
          <table:table-cell table:style-name="Dictionary.A2" table:number-rows-spanned="2" office:value-type="string">
            <text:p text:style-name="P14">ВСЕПОПÉРЕДУ</text:p>
            <text:p text:style-name="P19">присл., інд.-авт.,</text:p>
            <text:p text:style-name="P18"><text:span text:style-name="T8">утворене способом зрощення, похідне від слів:</text:span><text:span text:style-name="T171"> </text:span><text:span text:style-name="T49">все</text:span><text:span text:style-name="T171"> і </text:span><text:span text:style-name="T49">попéреду</text:span></text:p>
            <text:p text:style-name="P19"><text:soft-page-break/>Іду до вас — ви <text:span text:style-name="T47">всепопереду</text:span>,</text:p>
            <text:p text:style-name="P18"><text:span text:style-name="T155">за заримим обрієм моїм</text:span><text:span text:style-name="T40"> (П,</text:span><text:span text:style-name="T2"> ІІ, 7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попе́реду</text:p>
            <text:p text:style-name="P18"><text:span text:style-name="T131">I </text:span><text:span text:style-name="T136">присл.</text:span></text:p>
            <text:p text:style-name="P18">1) Перед ким-, чим-небудь, на чолі <text:soft-page-break/>когось, чогось; <text:span text:style-name="T153">прот.</text:span> позаду. || У передній частині чого-небудь. || У числі перших, передових, в авангарді.</text:p>
            <text:p text:style-name="P18">2) Раніше від кого-, чого-небудь; спершу. || За якийсь час до чого-небудь; заздалегідь, наперед. || У минулому, раніше.</text:p>
            <text:p text:style-name="P18">3) На деякій відстані перед ким-, чим-небудь. || На значній віддалі на шляху під час пересування.</text:p>
            <text:p text:style-name="P18">4) У майбутньому<text:span text:style-name="T38"> (ВТСУМ,</text:span><text:span text:style-name="T169"> 1054)</text:span></text:p>
          </table:table-cell>
        </table:table-row>
        <table:table-row>
          <table:table-cell table:style-name="Dictionary.A2" table:number-rows-spanned="2" office:value-type="string">
            <text:p text:style-name="P14">ВСЕПРОЗРÍННЯ</text:p>
            <text:p text:style-name="P19">ім., с., інд.-авт.,</text:p>
            <text:p text:style-name="P18"><text:span text:style-name="T8">утворене способом основоскладання, похідне від слів:</text:span><text:span text:style-name="T171"> </text:span><text:span text:style-name="T49">все</text:span><text:span text:style-name="T171"> і </text:span><text:span text:style-name="T49">прозрíння.</text:span></text:p>
            <text:p text:style-name="P19">На всерозхресті люті і жаху,</text:p>
            <text:p text:style-name="P19">на <text:span text:style-name="T47">всепрозрінні</text:span> смертного скрику</text:p>
            <text:p text:style-name="P19">дай мені, Боже, чесного шляху,</text:p>
            <text:p text:style-name="P18"><text:span text:style-name="T155">дай мені, Боже, гордого лику!</text:span><text:span text:style-name="T39"> (П,</text:span><text:span text:style-name="T2"> І, 153);</text:span></text:p>
            <text:p text:style-name="P19">Узорені, роздумані, прозорі - </text:p>
            <text:p text:style-name="P19">вони — одне високе чудування - </text:p>
            <text:p text:style-name="P19">недоторканна є оця зчужілість</text:p>
            <text:p text:style-name="P18"><text:span text:style-name="T155">і </text:span><text:span text:style-name="T157">всепрозріння</text:span><text:span text:style-name="T155"> добрих всеочей</text:span><text:span text:style-name="T40"> (П,</text:span><text:span text:style-name="T2"> ІІ, 19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прозрі́ння</text:p>
            <text:p text:style-name="P18"><text:span text:style-name="T132">-я, </text:span><text:span text:style-name="T136">с.</text:span></text:p>
            <text:p text:style-name="P18">1) Дія і стан за знач. прозріти<text:span text:style-name="T38"> (ВТСУМ,</text:span><text:span text:style-name="T179"> 1153)</text:span></text:p>
          </table:table-cell>
        </table:table-row>
        <table:table-row>
          <table:table-cell table:style-name="Dictionary.A2" table:number-rows-spanned="2" office:value-type="string">
            <text:p text:style-name="P14">ВСЕПРОЩÁЛЬНИЙ</text:p>
            <text:p text:style-name="P18"><text:soft-page-break/>-а, -е, <text:span text:style-name="T155">прикм., </text:span><text:span text:style-name="T154">інд.-авт.,</text:span></text:p>
            <text:p text:style-name="P18"><text:span text:style-name="T9">утворене способом основословоскладання, похідне від слів:</text:span><text:span text:style-name="T171"> </text:span><text:span text:style-name="T49">все</text:span><text:span text:style-name="T171"> і </text:span><text:span text:style-name="T49">прощáльний.</text:span></text:p>
            <text:p text:style-name="P19">Земля — хитлива і плавка — вседорога і <text:span text:style-name="T47">всепрощальна</text:span> —</text:p>
            <text:p text:style-name="P18"><text:span text:style-name="T155">здоліла стати, щоб благальна помічена була рука</text:span><text:span text:style-name="T40"> (П,</text:span><text:span text:style-name="T2"> ІІ, 147)</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проща́льний</text:p>
            <text:p text:style-name="P18">-а, -е.</text:p>
            <text:p text:style-name="P18">1) Стос. до прощання. ||Викликаний прощанням. || Який буває, відбувається тощо під час прощання з покійником. || Який влаштовується з нагоди від’їзду.</text:p>
            <text:p text:style-name="P18"><text:span text:style-name="T109">2) </text:span><text:span text:style-name="T125">перен.</text:span><text:span text:style-name="T109"> Останній</text:span><text:span text:style-name="T146"> (ВТСУМ,</text:span><text:span text:style-name="T122"> 1181)</text:span></text:p>
          </table:table-cell>
        </table:table-row>
        <table:table-row>
          <table:table-cell table:style-name="Dictionary.A2" table:number-rows-spanned="2" office:value-type="string">
            <text:p text:style-name="P14">ВСЕПРОЩÁННЯ</text:p>
            <text:p text:style-name="P18">-я, <text:span text:style-name="T154">ім., с., інд.-авт.,</text:span></text:p>
            <text:p text:style-name="P18"><text:span text:style-name="T9">утворене способом основословоскладання, похідне від </text:span><text:span text:style-name="T9">слів:</text:span><text:span text:style-name="T171"> </text:span><text:span text:style-name="T49">все</text:span><text:span text:style-name="T171"> і </text:span><text:span text:style-name="T49">прощáння.</text:span></text:p>
            <text:p text:style-name="P19">Що мав — привиділось, причулося,</text:p>
            <text:p text:style-name="P18"><text:span text:style-name="T155">на всенезустріч, </text:span><text:span text:style-name="T157">всепрощання</text:span><text:span text:style-name="T40"> (П,</text:span><text:span text:style-name="T2"> І, 199)</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проща́ння</text:p>
            <text:p text:style-name="P18"><text:span text:style-name="T132">-я, </text:span><text:span text:style-name="T136">с.</text:span></text:p>
            <text:p text:style-name="P18"><text:span text:style-name="T133">1) Дія за знач. прощатися 1). || Слова, </text:span><text:span text:style-name="T133">які вимовляються перед розлукою, розставанням. </text:span><text:span text:style-name="T137">Час прощання</text:span><text:span text:style-name="T133">.</text:span></text:p>
            <text:p text:style-name="P18"><text:span text:style-name="T110">2) </text:span><text:span text:style-name="T126">перен.</text:span><text:span text:style-name="T110"> Розставання з чим-небудь</text:span><text:span text:style-name="T146"> (ВТСУМ,</text:span><text:span text:style-name="T112"> 1181)</text:span></text:p>
          </table:table-cell>
        </table:table-row>
        <table:table-row>
          <table:table-cell table:style-name="Dictionary.A2" table:number-rows-spanned="2" office:value-type="string">
            <text:p text:style-name="P14">ВСЕРОЗЛУ́́КА</text:p>
            <text:p text:style-name="P18">-и, <text:span text:style-name="T154">ім., ж., інд.-авт.,</text:span></text:p>
            <text:p text:style-name="P18"><text:span text:style-name="T9">утворене способом основоскладання, похідне від слів:</text:span><text:span text:style-name="T171"> </text:span><text:span text:style-name="T49">все</text:span><text:span text:style-name="T171"> і </text:span><text:span text:style-name="T49">розлу́ка.</text:span></text:p>
            <text:p text:style-name="P18">Сягни рукою — і не досягнеш</text:p>
            <text:p text:style-name="P18"><text:span text:style-name="T154">ні краю </text:span><text:span text:style-name="T156">всерозлук</text:span><text:span text:style-name="T154">, ні муки краю</text:span><text:span text:style-name="T39"> (П,</text:span><text:span text:style-name="T2"> І, 149)</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розлу́ка</text:p>
            <text:p text:style-name="P18"><text:span text:style-name="T132">-и, </text:span><text:span text:style-name="T136">ж.</text:span></text:p>
            <text:p text:style-name="P18">1) Розставання, прощання з ким-, чим-небудь близьким, дорогим.</text:p>
            <text:p text:style-name="P18">2) Тимчасове перебування далеко від кого-, чого-небудь близького, дорогого<text:span text:style-name="T38"> (ВТСУМ,</text:span><text:span text:style-name="T169"> 1250)</text:span></text:p>
          </table:table-cell>
        </table:table-row>
        <table:table-row>
          <table:table-cell table:style-name="Dictionary.A2" table:number-rows-spanned="2" office:value-type="string">
            <text:p text:style-name="P14">ВСЕРОЗХРÉСТЯ</text:p>
            <text:p text:style-name="P18">-я, <text:span text:style-name="T154">ім., с., інд.-авт.,</text:span></text:p>
            <text:p text:style-name="P18"><text:span text:style-name="T9">утворене способом основоскладання, </text:span><text:soft-page-break/><text:span text:style-name="T9">префіксальним і нульсуфіксальним, </text:span><text:span text:style-name="T9">похідне від слів:</text:span><text:span text:style-name="T171"> </text:span><text:span text:style-name="T49">все</text:span><text:span text:style-name="T171"> і </text:span><text:span text:style-name="T49">хрест.</text:span></text:p>
            <text:p text:style-name="P19">На <text:span text:style-name="T47">всерозхресті</text:span> люті і жаху,</text:p>
            <text:p text:style-name="P19">на всепрозрінні смертного скрику</text:p>
            <text:p text:style-name="P19">дай мені, Боже, чесного шляху,</text:p>
            <text:p text:style-name="P18"><text:span text:style-name="T155">дай мені, Боже, гордого лику!</text:span><text:span text:style-name="T39"> (П,</text:span><text:span text:style-name="T2"> І, 153)</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4">хрест</text:p>
            <text:p text:style-name="P18"><text:span text:style-name="T132">-а́, </text:span><text:span text:style-name="T136">ч.</text:span></text:p>
            <text:p text:style-name="P18"><text:soft-page-break/>1) Предмет і символ культу християнської релігії, який являє собою стрижень з однією або кількома поперечками у верхній половині. || Молитовний жест християн — знак, що нагадує такий предмет, зображується перехресним рухом особливим чином складених пальців правої руки.</text:p>
            <text:p text:style-name="P18"><text:span text:style-name="T110">5) </text:span><text:span text:style-name="T126">перен.</text:span><text:span text:style-name="T110"> Страждання, випробування, що випали на чиюсь долю</text:span><text:span text:style-name="T146"> (ВТСУМ,</text:span><text:span text:style-name="T112"> 1572)</text:span></text:p>
          </table:table-cell>
        </table:table-row>
        <table:table-row>
          <table:table-cell table:style-name="Dictionary.A2" office:value-type="string">
            <text:p text:style-name="P14">ВСЕСÁДНО</text:p>
            <text:p text:style-name="P19">присл., інд.-авт.,</text:p>
            <text:p text:style-name="P18"><text:span text:style-name="T8">утворене суфіксальним способом, похідне від слова</text:span><text:span text:style-name="T171"> </text:span><text:span text:style-name="T49">всесáдний.</text:span></text:p>
            <text:p text:style-name="P19">Меркавий<text:span text:style-name="T47"> </text:span>місяць був посів</text:p>
            <text:p text:style-name="P19">на всю околицю, <text:span text:style-name="T47">всесадно</text:span></text:p>
            <text:p text:style-name="P19">пишаючись і правив владно,</text:p>
            <text:p text:style-name="P18"><text:span text:style-name="T155">нічний мій сором чемно крив</text:span><text:span text:style-name="T40"> (П,</text:span><text:span text:style-name="T2"> ІІ, 296)</text:span></text:p>
          </table:table-cell>
          <table:table-cell table:style-name="Dictionary.B2" office:value-type="string">
            <text:p text:style-name="P18"><text:span text:style-name="T49">Всесáдний </text:span><text:span text:style-name="T165">(не подано у словнику)</text:span></text:p>
          </table:table-cell>
        </table:table-row>
        <table:table-row>
          <table:table-cell table:style-name="Dictionary.A2" table:number-rows-spanned="2" office:value-type="string">
            <text:p text:style-name="P14">ВСЕСПÁЛЕНН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все</text:span><text:span text:style-name="T171"> і </text:span><text:span text:style-name="T49">спáлення.</text:span></text:p>
            <text:p text:style-name="P19"><text:span text:style-name="T47">Всеспалення</text:span> Твоє автодафе - </text:p>
            <text:p text:style-name="P19"><text:soft-page-break/>перепочинок перед різнім святом,</text:p>
            <text:p text:style-name="P19">як ворогу назвешся рідним братом</text:p>
            <text:p text:style-name="P18"><text:span text:style-name="T155">і смерк розсуне лірою Орфей</text:span><text:span text:style-name="T40"> (П,</text:span><text:span text:style-name="T2"> І, 134)</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спа́лення</text:p>
            <text:p text:style-name="P18"><text:span text:style-name="T132">-я, </text:span><text:span text:style-name="T136">с.</text:span></text:p>
            <text:p text:style-name="P18">Дія за знач. спалити<text:span text:style-name="T38"> (ВТСУМ,</text:span><text:span text:style-name="T179"> 1361)</text:span></text:p>
          </table:table-cell>
        </table:table-row>
        <table:table-row>
          <table:table-cell table:style-name="Dictionary.A2" table:number-rows-spanned="2" office:value-type="string">
            <text:p text:style-name="P14">ВСЕСПОГÁДУВАТИ</text:p>
            <text:p text:style-name="P18">-ую, -єш, дієсл., <text:span text:style-name="T154">недок., перех., інд.-авт.,</text:span></text:p>
            <text:p text:style-name="P18"><text:span text:style-name="T163">утворене способом основоскладання, похідне від слів:</text:span> <text:span text:style-name="T48">все</text:span> і <text:span text:style-name="T48">спогáдувати.</text:span></text:p>
            <text:p text:style-name="P19">Як лев, що причаївся в хащах обрію,</text:p>
            <text:p text:style-name="P19">заки й зблудив, отак і я валандаюсь,</text:p>
            <text:p text:style-name="P19">від тебе відмежований навіки,</text:p>
            <text:p text:style-name="P18"><text:span text:style-name="T155">і </text:span><text:span text:style-name="T157">всеспогадую</text:span><text:span text:style-name="T155"> — немов живу</text:span><text:span text:style-name="T40"> (П,</text:span><text:span text:style-name="T2"> І, 70)</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спога́дувати</text:p>
            <text:p text:style-name="P18"><text:span text:style-name="T132">-ую, -уєш, </text:span><text:span text:style-name="T136">недок.</text:span><text:span text:style-name="T132">, спогадати, -аю, -аєш, </text:span><text:span text:style-name="T136">док.</text:span><text:span text:style-name="T132">, </text:span><text:span text:style-name="T136">перех.</text:span><text:span text:style-name="T132">, </text:span><text:span text:style-name="T136">також із спол.</text:span><text:span text:style-name="T132">що, як, коли, </text:span><text:span text:style-name="T136">неперех.</text:span><text:span text:style-name="T132">, </text:span><text:span text:style-name="T136">про кого —</text:span><text:span text:style-name="T132"> </text:span><text:span text:style-name="T136">що</text:span><text:span text:style-name="T132">, </text:span><text:span text:style-name="T136">розм.</text:span><text:span text:style-name="T132"> </text:span><text:span text:style-name="T136">за кого —</text:span><text:span text:style-name="T132"> </text:span><text:span text:style-name="T136">що</text:span><text:span text:style-name="T132">, </text:span><text:span text:style-name="T136">розм.</text:span></text:p>
            <text:p text:style-name="P18"><text:span text:style-name="T133">1) Те саме, що згадувати. </text:span><text:span text:style-name="T137">Спогадувати добрим словом</text:span><text:span text:style-name="T133">.</text:span></text:p>
            <text:p text:style-name="P18">2) Думати, уявляти що-небудь<text:span text:style-name="T38"> (ВТСУМ,</text:span><text:span text:style-name="T169"> 1371)</text:span></text:p>
          </table:table-cell>
        </table:table-row>
        <table:table-row>
          <table:table-cell table:style-name="Dictionary.A2" table:number-rows-spanned="2" office:value-type="string">
            <text:p text:style-name="P14">ВСЕТРИВÓГА</text:p>
            <text:p text:style-name="P18">-и, <text:span text:style-name="T154">ім., ж., інд.-авт.,</text:span></text:p>
            <text:p text:style-name="P18"><text:span text:style-name="T9">утворене способом основоскладання, похідне від слів:</text:span><text:span text:style-name="T171"> </text:span><text:span text:style-name="T49">все</text:span><text:span text:style-name="T171"> і </text:span><text:span text:style-name="T49">тривóга.</text:span></text:p>
            <text:p text:style-name="P19">Надимляється дорога</text:p>
            <text:p text:style-name="P19">від диявола до Бога,</text:p>
            <text:p text:style-name="P19">вслід ступає <text:span text:style-name="T47">всетривога</text:span>,</text:p>
            <text:p text:style-name="P18"><text:span text:style-name="T155">і спинилась біла смерть</text:span><text:span text:style-name="T40"> (П,</text:span><text:span text:style-name="T2"> ІІ, 127);</text:span></text:p>
            <text:p text:style-name="P19">О ця займанщина душі!</text:p>
            <text:p text:style-name="P19">Спіши — з дороги і в дорогу.</text:p>
            <text:p text:style-name="P19">Годуй голодну <text:span text:style-name="T47">всетривогу</text:span></text:p>
            <text:p text:style-name="P18"><text:span text:style-name="T155">і спогаду не воруши</text:span><text:span text:style-name="T40"> (П,</text:span><text:span text:style-name="T2"> ІІ, 289)</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триво́га</text:p>
            <text:p text:style-name="P18"><text:span text:style-name="T132">-и, </text:span><text:span text:style-name="T136">ж.</text:span></text:p>
            <text:p text:style-name="P18">1) Неспокій, збентеження, викликані якимсь побоюванням, страхом перед чимось, передчуттям неприємного, небезпечного. || <text:span text:style-name="T153">перев.</text:span> <text:span text:style-name="T153">мн.</text:span>Хвилювання, переживання, що порушують душевний спокій.</text:p>
            <text:p text:style-name="P18">2) Метушня, шарпанина, переполох.</text:p>
            <text:p text:style-name="P18"><text:span text:style-name="T109">3) Стан, що вимагає активних дій; загроза, небезпека. || Умовний сигнал, що сповіщає про небезпеку, загрозу </text:span><text:soft-page-break/><text:span text:style-name="T109">або про битву, бій. </text:span><text:span text:style-name="T125">Бойова тривога</text:span><text:span text:style-name="T146"> </text:span><text:span text:style-name="T146">(ВТСУМ,</text:span><text:span text:style-name="T122"> 1473)</text:span></text:p>
          </table:table-cell>
        </table:table-row>
        <table:table-row>
          <table:table-cell table:style-name="Dictionary.A2" table:number-rows-spanned="2" office:value-type="string">
            <text:p text:style-name="P14">ВСЕЦÁРСТВІЄ</text:p>
            <text:p text:style-name="P18">-я, <text:span text:style-name="T154">ім., с., інд.-авт.,</text:span></text:p>
            <text:p text:style-name="P18"><text:span text:style-name="T9">утворене способом основоскладання, похідне від слів:</text:span><text:span text:style-name="T171"> </text:span><text:span text:style-name="T49">все</text:span><text:span text:style-name="T171"> і </text:span><text:span text:style-name="T49">цáрствіє.</text:span></text:p>
            <text:p text:style-name="P19">Оце й бо він, твій люд. Оце й бо він, твій край.</text:p>
            <text:p text:style-name="P18"><text:span text:style-name="T157">Всецарствіє</text:span><text:span text:style-name="T155"> паскуд в сто горл реве: тримай</text:span><text:span text:style-name="T40"> (П,</text:span><text:span text:style-name="T2"> ІІ, 192)</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23">Ца́рство (ца́рствіє)</text:p>
            <text:p text:style-name="P18"><text:span text:style-name="T132">-а, </text:span><text:span text:style-name="T136">с.</text:span></text:p>
            <text:p text:style-name="P18">1) Держава, якою править цар (у 1 <text:span text:style-name="T153">знач.</text:span>).</text:p>
            <text:p text:style-name="P18"><text:span text:style-name="T109">2) </text:span><text:span text:style-name="T125">рідко</text:span><text:span text:style-name="T109">. Правління царя (у 1 </text:span><text:span text:style-name="T125">знач.</text:span><text:span text:style-name="T109">); царювання. || </text:span><text:span text:style-name="T125">перен.</text:span><text:span text:style-name="T109"> Сфера, ділянка, в якій хто-небудь почуває себе повновладним господарем</text:span><text:span text:style-name="T146"> (ВТСУМ,</text:span><text:span text:style-name="T122"> 1578)</text:span></text:p>
          </table:table-cell>
        </table:table-row>
        <table:table-row>
          <table:table-cell table:style-name="Dictionary.A1" table:number-rows-spanned="2" office:value-type="string">
            <text:p text:style-name="P14">ВСЕЧЕКÁННЯ</text:p>
            <text:p text:style-name="P18">-я, <text:span text:style-name="T154">ім., с., інд.-авт.,</text:span></text:p>
            <text:p text:style-name="P18"><text:span text:style-name="T9">утворене способом основоскладання, </text:span><text:span text:style-name="T9">похідне від слів:</text:span><text:span text:style-name="T171"> </text:span><text:span text:style-name="T49">все</text:span><text:span text:style-name="T171"> і </text:span><text:span text:style-name="T49">чекáння.</text:span></text:p>
            <text:p text:style-name="P19">Це все юрма. І ніч. І брат мій спить.</text:p>
            <text:p text:style-name="P18"><text:span text:style-name="T155">Росте під стелю </text:span><text:span text:style-name="T157">всечекання</text:span><text:span text:style-name="T40"> (П,</text:span><text:span text:style-name="T2"> І, 164)</text:span></text:p>
          </table:table-cell>
          <table:table-cell table:style-name="Dictionary.B1"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чека́ння</text:p>
            <text:p text:style-name="P18"><text:span text:style-name="T132">-я, </text:span><text:span text:style-name="T136">с.</text:span></text:p>
            <text:p text:style-name="P18">Стан за знач. чекати<text:span text:style-name="T38"> (ВТСУМ,</text:span><text:span text:style-name="T179"> 1596)</text:span></text:p>
          </table:table-cell>
        </table:table-row>
        <table:table-row>
          <table:table-cell table:style-name="Dictionary.A2" table:number-rows-spanned="2" office:value-type="string">
            <text:p text:style-name="P14">ВСЕЧУ́́ЛИЙ</text:p>
            <text:p text:style-name="P18">-а, -е, <text:span text:style-name="T155">дієпр., </text:span><text:span text:style-name="T154">інд.-авт.,</text:span></text:p>
            <text:p text:style-name="P18"><text:span text:style-name="T9">утворене складносуфіксальним способом, похідне від слів:</text:span><text:span text:style-name="T171"> </text:span><text:span text:style-name="T49">все</text:span><text:span text:style-name="T171"> і </text:span><text:span text:style-name="T49">чýти.</text:span></text:p>
            <text:p text:style-name="P19">Володарю своєї смерті, доля - </text:p>
            <text:p text:style-name="P19">всепам’ятка, <text:span text:style-name="T47">всечула</text:span>, всевидюща - </text:p>
            <text:p text:style-name="P18"><text:span text:style-name="T155">нічого не забуде, не простить</text:span><text:span text:style-name="T40"> </text:span><text:soft-page-break/><text:span text:style-name="T40">(П,</text:span><text:span text:style-name="T2"> І, 144)</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чу́ти</text:p>
            <text:p text:style-name="P18"><text:span text:style-name="T132">чую, чуєш, </text:span><text:span text:style-name="T136">недок.</text:span></text:p>
            <text:p text:style-name="P18">1) <text:span text:style-name="T153">перех.</text:span> Сприймати за допомогою органів слуху які-небудь звуки. ||<text:span text:style-name="T153">у знач.</text:span> <text:span text:style-name="T153">вставн. сл.</text:span> Чується.</text:p>
            <text:p text:style-name="P18">2) <text:span text:style-name="T153">неперех.</text:span> Мати слух.</text:p>
            <text:p text:style-name="P18"><text:span text:style-name="T110">3) </text:span><text:span text:style-name="T126">перех.</text:span><text:span text:style-name="T110"> Мати які-небудь дані, </text:span><text:soft-page-break/><text:span text:style-name="T110">відомості про кого-, що-небудь, знати </text:span><text:span text:style-name="T110">про кого-небудь із розмов, чуток </text:span><text:span text:style-name="T110">і т. ін. </text:span><text:span text:style-name="T146">(ВТСУМ,</text:span><text:span text:style-name="T112"> 1609)</text:span></text:p>
          </table:table-cell>
        </table:table-row>
        <table:table-row>
          <table:table-cell table:style-name="Dictionary.A2" table:number-rows-spanned="2" office:value-type="string">
            <text:p text:style-name="P14">ВСЕЩÉДРИЙ</text:p>
            <text:p text:style-name="P18">-а, -е, <text:span text:style-name="T155">прикм., </text:span><text:span text:style-name="T154">інд.-авт.,</text:span></text:p>
            <text:p text:style-name="P18"><text:span text:style-name="T9">утворене способом основословоскладання, похідне від слів:</text:span><text:span text:style-name="T171"> </text:span><text:span text:style-name="T49">все</text:span><text:span text:style-name="T171"> і </text:span><text:span text:style-name="T49">щéдрий.</text:span></text:p>
            <text:p text:style-name="P19">Тож — в неба провалля в бездоння, бездолий</text:p>
            <text:p text:style-name="P19">нагірний, невірний, западистий рай,</text:p>
            <text:p text:style-name="P19">всебідий, всегнівний, <text:span text:style-name="T47">всещедрий</text:span>, всекволий.</text:p>
            <text:p text:style-name="P18"><text:span text:style-name="T155">А що під крилом твоїм? Кара — </text:span><text:span text:style-name="T155">карай</text:span><text:span text:style-name="T40"> (П,</text:span><text:span text:style-name="T2"> І, 9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ще́дрий</text:p>
            <text:p text:style-name="P18">-а, -е.</text:p>
            <text:p text:style-name="P18"><text:span text:style-name="T110">1) Який охоче ділиться своїм майном, коштами і т. ін., не шкодує витрачати що-небудь. || </text:span><text:span text:style-name="T126">у знач.</text:span><text:span text:style-name="T110"> </text:span><text:span text:style-name="T126">ім.</text:span><text:span text:style-name="T110"> щедрий, -рого, </text:span><text:span text:style-name="T126">ч.</text:span><text:span text:style-name="T110"> Той, хто не шкодує витрачати що-небудь. || </text:span><text:span text:style-name="T126">перен.</text:span><text:span text:style-name="T110">, </text:span><text:span text:style-name="T126">на що</text:span><text:span text:style-name="T110">, </text:span><text:span text:style-name="T126">в чому</text:span><text:span text:style-name="T110">. Який легко, охоче роздає щось, наділяє чимсь</text:span><text:span text:style-name="T146"> (ВТСУМ,</text:span><text:span text:style-name="T112"> 1638)</text:span></text:p>
          </table:table-cell>
        </table:table-row>
        <table:table-row>
          <table:table-cell table:style-name="Dictionary.A2" office:value-type="string">
            <text:p text:style-name="P14">ГЕТЬМÁНИТИСЯ</text:p>
            <text:p text:style-name="P18">-нюся, -нишся, <text:span text:style-name="T155">дієсл., недок., перех., інд.-авт.,</text:span></text:p>
            <text:p text:style-name="P18"><text:span text:style-name="T9">утворене суфіксально-постфіксальним способом, похідне від слова</text:span> <text:span text:style-name="T48">ге́тьман.</text:span><text:span text:style-name="T163"> Вивищуватися</text:span></text:p>
            <text:p text:style-name="P19">…той віщий пагорб, на котрому горді</text:p>
            <text:p text:style-name="P19"><text:span text:style-name="T47">гетьманяться</text:span> дуби — наснився з ночі,</text:p>
            <text:p text:style-name="P18"><text:span text:style-name="T155">аби розлуку близити мою</text:span><text:span text:style-name="T40"> (П,</text:span><text:span text:style-name="T2"> ІІ, 172)</text:span></text:p>
          </table:table-cell>
          <table:table-cell table:style-name="Dictionary.B2" office:value-type="string">
            <text:p text:style-name="P15">ге́тьман</text:p>
            <text:p text:style-name="P18">поет.</text:p>
            <text:p text:style-name="P18"><text:span text:style-name="T110">гетьма́н, -а, </text:span><text:span text:style-name="T126">ч.</text:span><text:span text:style-name="T110"> У 16 ст. — виборний ватажок козацького війська Запорізької Січі, від 17 ст. до 1764 р. — начальник козацького війська та верховний правитель України</text:span><text:span text:style-name="T146"> (ВТСУМ,</text:span><text:span text:style-name="T112"> 235)</text:span></text:p>
          </table:table-cell>
        </table:table-row>
        <table:table-row>
          <table:table-cell table:style-name="Dictionary.A2" table:number-rows-spanned="3" office:value-type="string">
            <text:p text:style-name="P14">ГЛИ́Б-СИ́НЬ-СЕ́РЦЕ</text:p>
            <text:p text:style-name="P18"><text:soft-page-break/>-я, <text:span text:style-name="T155">ім., с. інд.-авт.,</text:span></text:p>
            <text:p text:style-name="P18"><text:span text:style-name="T10">утворене способом словоскладання, </text:span><text:span text:style-name="T10">похідне від слів:</text:span> <text:span text:style-name="T48">глиб</text:span>, <text:span text:style-name="T48">синь</text:span> і <text:span text:style-name="T48">се́рце.</text:span></text:p>
            <text:p text:style-name="P19"><text:span text:style-name="T163">Золотокінва</text:span> — пади-но,</text:p>
            <text:p text:style-name="P18"><text:span text:style-name="T155">спади з лиця в </text:span><text:span text:style-name="T158">глиб-синь-серця</text:span><text:span text:style-name="T40"> (П,</text:span><text:span text:style-name="T2"> ІІ, 191)</text:span></text:p>
          </table:table-cell>
          <table:table-cell table:style-name="Dictionary.B2" office:value-type="string">
            <text:p text:style-name="P15">глибина́ (глиб)</text:p>
            <text:p text:style-name="P18"><text:soft-page-break/><text:span text:style-name="T132">-и, </text:span><text:span text:style-name="T136">ж.</text:span></text:p>
            <text:p text:style-name="P18">1) Відстань зверху вниз від поверхні, краю чого-небудь.</text:p>
            <text:p text:style-name="P18"><text:span text:style-name="T110">5) </text:span><text:span text:style-name="T126">тільки одн.</text:span><text:span text:style-name="T110">, </text:span><text:span text:style-name="T126">перен.</text:span><text:span text:style-name="T110"> Про значущість, змістовність чого-небудь</text:span><text:span text:style-name="T146"> (ВТСУМ,</text:span><text:span text:style-name="T113"> 244)</text:span></text:p>
          </table:table-cell>
        </table:table-row>
        <table:table-row>
          <table:covered-table-cell/>
          <table:table-cell table:style-name="Dictionary.B2" office:value-type="string">
            <text:p text:style-name="P15">си́нява (синь)</text:p>
            <text:p text:style-name="P18"><text:span text:style-name="T132">-и, </text:span><text:span text:style-name="T136">ж.</text:span></text:p>
            <text:p text:style-name="P18">1) Синій колір чого-небудь. || Ясне синє небо. || Серпанок. || <text:span text:style-name="T153">поет.</text:span>Сутінки.</text:p>
            <text:p text:style-name="P18">2) Синій простір, синя поверхня (про небо, море)<text:span text:style-name="T38"> (ВТСУМ,</text:span><text:span text:style-name="T179"> 1319)</text:span></text:p>
          </table:table-cell>
        </table:table-row>
        <table:table-row>
          <table:covered-table-cell/>
          <table:table-cell table:style-name="Dictionary.B2" office:value-type="string">
            <text:p text:style-name="P15">се́рце</text:p>
            <text:p text:style-name="P18"><text:span text:style-name="T132">-я, </text:span><text:span text:style-name="T136">с.</text:span></text:p>
            <text:p text:style-name="P18">2) Цей орган людини як символ зосередження почуттів, настроїв, переживань і т. ін. || Здатність почувати й розуміти інших; чуйність, сердечність. || Цей орган людини як символ любовних почуттів, любовної прив’язаності<text:span text:style-name="T38"> (ВТСУМ,</text:span><text:span text:style-name="T169"> 1310)</text:span></text:p>
          </table:table-cell>
        </table:table-row>
        <table:table-row>
          <table:table-cell table:style-name="Dictionary.A1" table:number-rows-spanned="2" office:value-type="string">
            <text:p text:style-name="P14">ГОРЛОЗГУ́́КИЙ</text:p>
            <text:p text:style-name="P18">-а, -е, <text:span text:style-name="T155">прикм., </text:span><text:span text:style-name="T154">інд.-авт.,</text:span></text:p>
            <text:p text:style-name="P18"><text:span text:style-name="T9">утворене складнофлективним способом, похідне від слів:</text:span><text:span text:style-name="T171"> </text:span><text:span text:style-name="T49">гóрло </text:span><text:span text:style-name="T171">і </text:span><text:span text:style-name="T49">згýкий (</text:span><text:span text:style-name="T171">від </text:span><text:span text:style-name="T49">звук).</text:span></text:p>
            <text:p text:style-name="P19"><text:soft-page-break/>А обрій утікав. Я надбігав</text:p>
            <text:p text:style-name="P19">щосил моїх. Та обрій <text:span text:style-name="T47">горлозгукий</text:span></text:p>
            <text:p text:style-name="P18"><text:span text:style-name="T155">пустився впрост</text:span><text:span text:style-name="T40"> (П,</text:span><text:span text:style-name="T2"> І, 183)</text:span></text:p>
          </table:table-cell>
          <table:table-cell table:style-name="Dictionary.B1" office:value-type="string">
            <text:p text:style-name="P15">го́рло</text:p>
            <text:p text:style-name="P18"><text:span text:style-name="T132">-а, </text:span><text:span text:style-name="T136">с.</text:span></text:p>
            <text:p text:style-name="P18">1) Передня частина шиї, всередині якої знаходиться початок стравоходу і дихальних шляхів. || Хрящовий канал, <text:soft-page-break/>який є початком стравоходу і дихальних шляхів<text:span text:style-name="T38"> (ВТСУМ,</text:span><text:span text:style-name="T179"> 254)</text:span></text:p>
          </table:table-cell>
        </table:table-row>
        <table:table-row>
          <table:covered-table-cell/>
          <table:table-cell table:style-name="Dictionary.B2" office:value-type="string">
            <text:p text:style-name="P14">звук</text:p>
            <text:p text:style-name="P18">ч.</text:p>
            <text:p text:style-name="P18">1) <text:span text:style-name="T153">род.</text:span> -у.Слухове відчуття, що викликається механічними коливаннями; те, що людина чує, сприймає органом слуху. || Спів, музика. || <text:span text:style-name="T153">перев.</text:span> <text:span text:style-name="T153">мн.</text:span> Мелодія.</text:p>
            <text:p text:style-name="P18"><text:span text:style-name="T110">4) </text:span><text:span text:style-name="T126">род.</text:span><text:span text:style-name="T110"> -а, </text:span><text:span text:style-name="T126">лінгв.</text:span><text:span text:style-name="T110"> Членороздільний елемент людської мови, утворюваний за допомогою органів мовлення. </text:span><text:span text:style-name="T126">Голосні звуки</text:span><text:span text:style-name="T110">.</text:span><text:span text:style-name="T126">Альвеолярні звуки</text:span><text:span text:style-name="T146"> (ВТСУМ,</text:span><text:span text:style-name="T112"> 449)</text:span></text:p>
          </table:table-cell>
        </table:table-row>
        <table:table-row>
          <table:table-cell table:style-name="Dictionary.A2" table:number-rows-spanned="2" office:value-type="string">
            <text:p text:style-name="P14">ДВОПÓГЛЯД</text:p>
            <text:p text:style-name="P18">-у, <text:span text:style-name="T154">ім., ч., інд.-авт.,</text:span></text:p>
            <text:p text:style-name="P18"><text:span text:style-name="T9">утворене способом основоскладання, похідне від слів:</text:span><text:span text:style-name="T171"> </text:span><text:span text:style-name="T49">два</text:span><text:span text:style-name="T171"> і </text:span><text:span text:style-name="T49">пóгляд.</text:span></text:p>
            <text:p text:style-name="P19">Та всеобрушає нестерпно</text:p>
            <text:p text:style-name="P19"><text:span text:style-name="T47">двопогляд</text:span>. У ньому ти сущий,</text:p>
            <text:p text:style-name="P19">померлий, пантруєш живого,</text:p>
            <text:p text:style-name="P18"><text:span text:style-name="T155">зориш за померлим — живий</text:span><text:span text:style-name="T40"> (П,</text:span><text:span text:style-name="T2"> І, 87)</text:span></text:p>
          </table:table-cell>
          <table:table-cell table:style-name="Dictionary.B2" office:value-type="string">
            <text:p text:style-name="P18">два</text:p>
            <text:p text:style-name="P18"><text:span text:style-name="T136">ч.</text:span><text:span text:style-name="T132"> </text:span><text:span text:style-name="T136">і с.</text:span><text:span text:style-name="T132">, дві, </text:span><text:span text:style-name="T136">ж.</text:span><text:span text:style-name="T132">, двох, </text:span><text:span text:style-name="T136">числ.</text:span><text:span text:style-name="T132"> </text:span><text:span text:style-name="T136">кільк.</text:span></text:p>
            <text:p text:style-name="P18">1) Назва числа 2 і його цифрового позначення. || Кількість із двох одиниць<text:span text:style-name="T38"> (ВТСУМ,</text:span><text:span text:style-name="T179"> 274)</text:span></text:p>
          </table:table-cell>
        </table:table-row>
        <table:table-row>
          <table:covered-table-cell/>
          <table:table-cell table:style-name="Dictionary.B2" office:value-type="string">
            <text:p text:style-name="P15">по́гляд</text:p>
            <text:p text:style-name="P18"><text:span text:style-name="T132">-у, </text:span><text:span text:style-name="T136">ч.</text:span></text:p>
            <text:p text:style-name="P18">1) Спрямованість, скерованість зору на кого-, що-небудь. || Вираз очей, манера дивитися. <text:span text:style-name="T153">Відводити погляд</text:span>. <text:span text:style-name="T153">Зустрічатися поглядом</text:span>.</text:p>
            <text:p text:style-name="P18"><text:span text:style-name="T110">2) Думка, судження про що-небудь. || </text:span><text:span text:style-name="T126">тільки мн.</text:span><text:span text:style-name="T110"> Система переконань, уявлень; світогляд, світосприймання</text:span><text:span text:style-name="T146"> </text:span><text:soft-page-break/><text:span text:style-name="T146">(ВТСУМ,</text:span><text:span text:style-name="T112"> 1004)</text:span></text:p>
          </table:table-cell>
        </table:table-row>
        <table:table-row>
          <table:table-cell table:style-name="Dictionary.A2" table:number-rows-spanned="2" office:value-type="string">
            <text:p text:style-name="P14">ДЗЕНЬ-СТРУНÁ</text:p>
            <text:p text:style-name="P18">-и́, <text:span text:style-name="T154">ім., ж., інд.-авт.,</text:span></text:p>
            <text:p text:style-name="P18"><text:span text:style-name="T9">утворене способом словоскладання, </text:span><text:span text:style-name="T9">похідне від слів:</text:span><text:span text:style-name="T171"> </text:span><text:span text:style-name="T49">дзень</text:span><text:span text:style-name="T171"> і </text:span><text:span text:style-name="T49">струнá.</text:span></text:p>
            <text:p text:style-name="P19">І думою одною</text:p>
            <text:p text:style-name="P19">півсну кошлатить ся. І <text:span text:style-name="T47">дзень-струною</text:span></text:p>
            <text:p text:style-name="P18"><text:span text:style-name="T155">не йде це дивне диво з голови</text:span><text:span text:style-name="T40"> (П,</text:span><text:span text:style-name="T2"> ІІ, 194)</text:span></text:p>
          </table:table-cell>
          <table:table-cell table:style-name="Dictionary.B2" office:value-type="string">
            <text:p text:style-name="P14">дзень</text:p>
            <text:p text:style-name="P18">виг.</text:p>
            <text:p text:style-name="P18"><text:span text:style-name="T133">Уживається як присудок за </text:span><text:span text:style-name="T137">знач.</text:span><text:span text:style-name="T133"> дзенькати</text:span><text:span text:style-name="T144"> (ВТСУМ,</text:span><text:span text:style-name="T135"> 292)</text:span></text:p>
          </table:table-cell>
        </table:table-row>
        <table:table-row>
          <table:covered-table-cell/>
          <table:table-cell table:style-name="Dictionary.B2" office:value-type="string">
            <text:p text:style-name="P15">струна́</text:p>
            <text:p text:style-name="P18"><text:span text:style-name="T132">-и́, </text:span><text:span text:style-name="T136">ж.</text:span></text:p>
            <text:p text:style-name="P18">1) Гнучка, пружна, туго натягнена нитка (металева, жильна і т. ін.) в музичних інструментах, що, коливаючись, створює звуки. || <text:span text:style-name="T153">тількимн.</text:span>, <text:span text:style-name="T153">перен.</text:span> Про звуки якого-небудь музичного інструмента; взагалі про музику, поезію.</text:p>
            <text:p text:style-name="P18"><text:span text:style-name="T110">2) </text:span><text:span text:style-name="T126">перен.</text:span><text:span text:style-name="T110"> Особливість кого-, чого-небудь, риса людини, властивість її характеру</text:span><text:span text:style-name="T146"> (ВТСУМ,</text:span><text:span text:style-name="T112"> 1405)</text:span></text:p>
          </table:table-cell>
        </table:table-row>
        <table:table-row>
          <table:table-cell table:style-name="Dictionary.A2" table:number-rows-spanned="2" office:value-type="string">
            <text:p text:style-name="P14">ДИВНОВЗÍР</text:p>
            <text:p text:style-name="P18">-зóру, <text:span text:style-name="T154">ім., ч., інд.-авт.,</text:span></text:p>
            <text:p text:style-name="P18"><text:span text:style-name="T9">утворене способом основоскладання і нульсуфіксальним, похідне від слів:</text:span><text:span text:style-name="T171"> </text:span><text:span text:style-name="T49">ди́вний</text:span><text:span text:style-name="T171"> і </text:span><text:span text:style-name="T49">взі́р.</text:span></text:p>
            <text:p text:style-name="P19">Там крила птаства рясно миготіли,</text:p>
            <text:p text:style-name="P19">мережилася зелень <text:span text:style-name="T47">дивновзором</text:span>,</text:p>
            <text:p text:style-name="P19">а душу вже поймав самодоходжень</text:p>
            <text:p text:style-name="P18"><text:span text:style-name="T155">зухвалий холод і зухвалий жах</text:span><text:span text:style-name="T40"> (П,</text:span><text:span text:style-name="T2"> ІІ, 118)</text:span></text:p>
          </table:table-cell>
          <table:table-cell table:style-name="Dictionary.B2" office:value-type="string">
            <text:p text:style-name="P15">ди́вний</text:p>
            <text:p text:style-name="P18">-а, -е.</text:p>
            <text:p text:style-name="P18">1) Який викликає подив. || Незвичайний якими-небудь якостями; чудний, незрозумілий. || Який не має подібних собі; рідкісний, кумедний.</text:p>
            <text:p text:style-name="P18">2) Дуже гарний; чудовий, чарівний<text:span text:style-name="T38"> (ВТСУМ,</text:span><text:span text:style-name="T179"> 294)</text:span></text:p>
          </table:table-cell>
        </table:table-row>
        <table:table-row>
          <table:covered-table-cell/>
          <table:table-cell table:style-name="Dictionary.B2" office:value-type="string">
            <text:p text:style-name="P14">взір</text:p>
            <text:p text:style-name="P18"><text:span text:style-name="T132">(узір), взору, </text:span><text:span text:style-name="T136">ч.</text:span><text:span text:style-name="T132">, </text:span><text:span text:style-name="T136">рідко</text:span><text:span text:style-name="T132">.</text:span></text:p>
            <text:p text:style-name="P18"><text:soft-page-break/>1) Зовнішній вигляд кого-, чого-небудь.</text:p>
            <text:p text:style-name="P18"><text:span text:style-name="T110">3) </text:span><text:span text:style-name="T126">діал.</text:span><text:span text:style-name="T110"> Зір, погляд</text:span><text:span text:style-name="T146"> (ВТСУМ,</text:span><text:span text:style-name="T112"> 125)</text:span></text:p>
          </table:table-cell>
        </table:table-row>
        <table:table-row>
          <table:table-cell table:style-name="Dictionary.A2" office:value-type="string">
            <text:p text:style-name="P14">ДЛЯ́ННЯ</text:p>
            <text:p text:style-name="P18"><text:span text:style-name="T172">-</text:span>я, <text:span text:style-name="T154">ім., с., інд.-авт.,</text:span></text:p>
            <text:p text:style-name="P18"><text:span text:style-name="T9">утворене суфіксальним способом, похідне від слова</text:span> <text:span text:style-name="T48">для́ти.</text:span></text:p>
            <text:p text:style-name="P18">У штольнях ночей вертикальних</text:p>
            <text:p text:style-name="P18"><text:span text:style-name="T154">іде схарапуджене </text:span><text:span text:style-name="T156">дляння</text:span></text:p>
            <text:p text:style-name="P18"><text:span text:style-name="T154">всебезруху…</text:span><text:span text:style-name="T39"> (П,</text:span><text:span text:style-name="T2"> І, 87)</text:span></text:p>
          </table:table-cell>
          <table:table-cell table:style-name="Dictionary.B2" office:value-type="string">
            <text:p text:style-name="P15">для́ти</text:p>
            <text:p text:style-name="P18"><text:span text:style-name="T132">дляю, дляєш, </text:span><text:span text:style-name="T136">недок.</text:span><text:span text:style-name="T132">, </text:span><text:span text:style-name="T136">розм.</text:span><text:span text:style-name="T132">, </text:span><text:span text:style-name="T136">рідко</text:span><text:span text:style-name="T132">.</text:span></text:p>
            <text:p text:style-name="P18">Не поспішати робити що-небудь; затягувати<text:span text:style-name="T38"> (ВТСУМ,</text:span><text:span text:style-name="T169"> 306)</text:span></text:p>
          </table:table-cell>
        </table:table-row>
        <table:table-row>
          <table:table-cell table:style-name="Dictionary.A2" office:value-type="string">
            <text:p text:style-name="P14">ДОДÓСВІТ</text:p>
            <text:p text:style-name="P18">-у, ім., <text:span text:style-name="T154">ч., інд.-авт.,</text:span></text:p>
            <text:p text:style-name="P18"><text:span text:style-name="T9">утворене префіксальним способом, </text:span><text:span text:style-name="T9">похідне від слова</text:span> <text:span text:style-name="T48">до́світ.</text:span></text:p>
            <text:p text:style-name="P19">Там ще <text:span text:style-name="T47">додосвіт</text:span>. Смерком облягло</text:p>
            <text:p text:style-name="P18"><text:span text:style-name="T155">ледачі верби, сторожкі тополі…</text:span><text:span text:style-name="T39"> (П,</text:span><text:span text:style-name="T2"> ІІ, 13)</text:span></text:p>
          </table:table-cell>
          <table:table-cell table:style-name="Dictionary.B2" office:value-type="string">
            <text:p text:style-name="P15">до́світ</text:p>
            <text:p text:style-name="P18"><text:span text:style-name="T132">-у, </text:span><text:span text:style-name="T136">ч.</text:span></text:p>
            <text:p text:style-name="P18">Час доби перед сходом сонця, світанком<text:span text:style-name="T38"> (ВТСУМ,</text:span><text:span text:style-name="T169"> 321)</text:span></text:p>
          </table:table-cell>
        </table:table-row>
        <table:table-row>
          <table:table-cell table:style-name="Dictionary.A2" table:number-rows-spanned="2" office:value-type="string">
            <text:p text:style-name="P14">ДУШЕКРÓНА</text:p>
            <text:p text:style-name="P18">-и, <text:span text:style-name="T154">ім., ж., інд.-авт.,</text:span></text:p>
            <text:p text:style-name="P18"><text:span text:style-name="T9">утворене способом основословоскладання, похідне від слів:</text:span><text:span text:style-name="T171"> </text:span><text:span text:style-name="T49">душá</text:span><text:span text:style-name="T171"> і </text:span><text:span text:style-name="T49">крóна.</text:span></text:p>
            <text:p text:style-name="P19">Ця розлука душ - </text:p>
            <text:p text:style-name="P19">одна загасла, друга спалахнула</text:p>
            <text:p text:style-name="P19">(лиш не твоя, бо смертна павза вже</text:p>
            <text:p text:style-name="P18"><text:soft-page-break/><text:span text:style-name="T155">обтяла зароділу </text:span><text:span text:style-name="T157">душекрону</text:span><text:span text:style-name="T155">)…</text:span><text:span text:style-name="T39"> (П,</text:span><text:span text:style-name="T2"> І, 203)</text:span></text:p>
          </table:table-cell>
          <table:table-cell table:style-name="Dictionary.B2" office:value-type="string">
            <text:p text:style-name="P15">душа́</text:p>
            <text:p text:style-name="P18"><text:span text:style-name="T132">-і, </text:span><text:span text:style-name="T136">ж.</text:span></text:p>
            <text:p text:style-name="P18">1) Внутрішній психічний світ людини з її настроями, переживаннями та почуттями. || За релігійними уявленнями — безсмертна нематеріальна основа в людині, що становить суть її життя, є джерелом психічних явищ і відрізняє її від <text:soft-page-break/>тварини.</text:p>
            <text:p text:style-name="P18">2) Сукупність рис, якостей, властивих певній особі. || Людина як носій тих чи інших рис, якостей. || Почуття, натхнення, енергія. || Про людину з прекрасними рисами характеру<text:span text:style-name="T38"> (ВТСУМ,</text:span><text:span text:style-name="T179"> 333)</text:span></text:p>
          </table:table-cell>
        </table:table-row>
        <table:table-row>
          <table:covered-table-cell/>
          <table:table-cell table:style-name="Dictionary.B2" office:value-type="string">
            <text:p text:style-name="P15">кро́на</text:p>
            <text:p text:style-name="P18"><text:span text:style-name="T131">I </text:span><text:span text:style-name="T132">-и, </text:span><text:span text:style-name="T136">ж.</text:span></text:p>
            <text:p text:style-name="P18">Верхня частина дерева, що являє собою сукупність його гілок<text:span text:style-name="T38"> (ВТСУМ,</text:span><text:span text:style-name="T169"> 590)</text:span></text:p>
          </table:table-cell>
        </table:table-row>
        <table:table-row>
          <table:table-cell table:style-name="Dictionary.A2" table:number-rows-spanned="2" office:value-type="string">
            <text:p text:style-name="P14">ЖИВОДНÍ</text:p>
            <text:p text:style-name="P18">-íв, <text:span text:style-name="T154">ім., мн., інд.-авт.,</text:span></text:p>
            <text:p text:style-name="P18"><text:span text:style-name="T9">утворене способом основоскладання, похідне від слів:</text:span><text:span text:style-name="T171"> </text:span><text:span text:style-name="T49">живи́й</text:span><text:span text:style-name="T171"> і </text:span><text:span text:style-name="T49">дні́.</text:span></text:p>
            <text:p text:style-name="P19">Коли протліла згага <text:span text:style-name="T47">живоднів</text:span></text:p>
            <text:p text:style-name="P19">ураз попустить серце, ніби напад</text:p>
            <text:p text:style-name="P19">нагальної недуги, в смертний запад,</text:p>
            <text:p text:style-name="P18"><text:span text:style-name="T155">у феєричні полиски жалів</text:span><text:span text:style-name="T40"> (П,</text:span><text:span text:style-name="T2"> І, 62)</text:span></text:p>
          </table:table-cell>
          <table:table-cell table:style-name="Dictionary.B2" office:value-type="string">
            <text:p text:style-name="P15">живи́й</text:p>
            <text:p text:style-name="P18">-а, -е.</text:p>
            <text:p text:style-name="P18"><text:span text:style-name="T110">1) Який існує, здійснює обмін речовин із зовнішнім середовищем, здатний рости, розмножуватися; </text:span><text:span text:style-name="T126">прот.</text:span><text:span text:style-name="T110"> мертвий. || Який є невід’ємною ознакою істоти, що живе, існує. || </text:span><text:span text:style-name="T126">у знач.</text:span><text:span text:style-name="T110"> </text:span><text:span text:style-name="T126">ім.</text:span><text:span text:style-name="T110"> живе, -вого, </text:span><text:span text:style-name="T126">с.</text:span><text:span text:style-name="T110"> Все, що виявляє ознаки життя, що живе, існує. || Якого створюють рослини, тварини, люди</text:span><text:span text:style-name="T146"> (ВТСУМ,</text:span><text:span text:style-name="T113"> 367)</text:span></text:p>
          </table:table-cell>
        </table:table-row>
        <table:table-row>
          <table:covered-table-cell/>
          <table:table-cell table:style-name="Dictionary.B2" office:value-type="string">
            <text:p text:style-name="P14">день</text:p>
            <text:p text:style-name="P18"><text:span text:style-name="T132">дня, </text:span><text:span text:style-name="T136">ч.</text:span></text:p>
            <text:p text:style-name="P18">1) Частина доби від сходу до заходу сонця, від ранку до вечора. || Про денне світло.</text:p>
            <text:p text:style-name="P18"><text:soft-page-break/><text:span text:style-name="T110">4) </text:span><text:span text:style-name="T126">тільки мн.</text:span><text:span text:style-name="T110">, </text:span><text:span text:style-name="T126">чого</text:span><text:span text:style-name="T110">, </text:span><text:span text:style-name="T126">які</text:span><text:span text:style-name="T110">. Час, період у </text:span><text:span text:style-name="T110">житті людини, народу. || </text:span><text:span text:style-name="T126">чиї</text:span><text:span text:style-name="T110">. Життя</text:span><text:span text:style-name="T146"> (ВТСУМ,</text:span><text:span text:style-name="T112"> 284)</text:span></text:p>
          </table:table-cell>
        </table:table-row>
        <table:table-row>
          <table:table-cell table:style-name="Dictionary.A2" table:number-rows-spanned="2" office:value-type="string">
            <text:p text:style-name="P14">ЖИТТЄСМÉРТЬ</text:p>
            <text:p text:style-name="P18">-і, <text:span text:style-name="T154">ім., ж., інд.-авт.,</text:span></text:p>
            <text:p text:style-name="P18"><text:span text:style-name="T9">утворене способом основоскладання, похідне від слів:</text:span><text:span text:style-name="T171"> </text:span><text:span text:style-name="T49">життя́</text:span><text:span text:style-name="T171"> і </text:span><text:span text:style-name="T49">сме́рть.</text:span></text:p>
            <text:p text:style-name="P19">Сховати ся од долі — не судилось.</text:p>
            <text:p text:style-name="P19">Ударив грім — і зразу шкереберть</text:p>
            <text:p text:style-name="P19">пішло життя. І ось ти — все, що снилось,</text:p>
            <text:p text:style-name="P18"><text:span text:style-name="T155">як смертеіснування й </text:span><text:span text:style-name="T157">життєсмерть</text:span><text:span text:style-name="T40"> (П,</text:span><text:span text:style-name="T2"> І, 83)</text:span></text:p>
          </table:table-cell>
          <table:table-cell table:style-name="Dictionary.B2" office:value-type="string">
            <text:p text:style-name="P15">життя́</text:p>
            <text:p text:style-name="P18"><text:span text:style-name="T132">-я, </text:span><text:span text:style-name="T136">с.</text:span></text:p>
            <text:p text:style-name="P18">1) Вища форма існування матерії, найхарактернішими рисами якої є обмін речовин, самооновлення, самовідтворення. || Існування всього живого; <text:span text:style-name="T153">прот.</text:span> смерть.</text:p>
            <text:p text:style-name="P18">2) Стан живого організму в стадії розвитку, зросту.</text:p>
            <text:p text:style-name="P18">3) Період існування кого-небудь; вік. || Все пережите, зроблене людиною за час її існування; біографія.</text:p>
            <text:p text:style-name="P18">4) Спосіб існування кого-небудь<text:span text:style-name="T38"> (ВТСУМ,</text:span><text:span text:style-name="T179"> 369)</text:span></text:p>
          </table:table-cell>
        </table:table-row>
        <table:table-row>
          <table:covered-table-cell/>
          <table:table-cell table:style-name="Dictionary.B2" office:value-type="string">
            <text:p text:style-name="P14">смерть</text:p>
            <text:p text:style-name="P18"><text:span text:style-name="T132">-і, </text:span><text:span text:style-name="T136">ж.</text:span></text:p>
            <text:p text:style-name="P18">1) Припинення життєдіяльності організму і загибель його; припинення біологічного обміну речовин в організмі або його частині. <text:span text:style-name="T153">Фізіологічна смерть</text:span>.</text:p>
            <text:p text:style-name="P18"><text:span text:style-name="T133">2) Припинення існування людини, тварини; </text:span><text:span text:style-name="T137">прот.</text:span><text:span text:style-name="T133"> життя; кончина, скін. || Те саме, що Смертна кара (</text:span><text:span text:style-name="T137">див.</text:span><text:span text:style-name="T133"> смертний). || </text:span><text:span text:style-name="T137">кому</text:span><text:span text:style-name="T133">. Уживається як </text:span><text:soft-page-break/><text:span text:style-name="T133">заклик до помсти, відплати. || </text:span><text:span text:style-name="T133">Персоніфікація кончини — людський скелет, звичайно з косою. || </text:span><text:span text:style-name="T137">перен.</text:span><text:span text:style-name="T133"> Загибель, припинення існування чого-небудь. || </text:span><text:span text:style-name="T137">перен.</text:span><text:span text:style-name="T133"> Занепад чого-небудь</text:span><text:span text:style-name="T144"> (ВТСУМ,</text:span><text:span text:style-name="T134"> 1348)</text:span></text:p>
          </table:table-cell>
        </table:table-row>
        <table:table-row>
          <table:table-cell table:style-name="Dictionary.A2" table:number-rows-spanned="2" office:value-type="string">
            <text:p text:style-name="P14">ЖИТТЄТÓКИ</text:p>
            <text:p text:style-name="P18">-ів, <text:span text:style-name="T154">ім., мн., інд.-авт.,</text:span></text:p>
            <text:p text:style-name="P18"><text:span text:style-name="T9">утворене способом основоскладання, похідне від слів:</text:span><text:span text:style-name="T171"> </text:span><text:span text:style-name="T49">життя́</text:span><text:span text:style-name="T171"> і </text:span><text:span text:style-name="T49">тóки.</text:span></text:p>
            <text:p text:style-name="P19">Нарешті збір, нарешті збір померлих днів і років,</text:p>
            <text:p text:style-name="P18"><text:span text:style-name="T155">мов ґрати чорних спроневір і ярих </text:span><text:span text:style-name="T157">життєтоків</text:span><text:span text:style-name="T155">…</text:span><text:span text:style-name="T39"> (П,</text:span><text:span text:style-name="T2"> ІІ, 131)</text:span></text:p>
          </table:table-cell>
          <table:table-cell table:style-name="Dictionary.B2" office:value-type="string">
            <text:p text:style-name="P18"><text:span text:style-name="T49">життя́</text:span><text:span text:style-name="T171"> (див </text:span><text:span text:style-name="T49">ЖИТТЄСМÉРТЬ</text:span><text:span text:style-name="T171">)</text:span></text:p>
          </table:table-cell>
        </table:table-row>
        <table:table-row>
          <table:covered-table-cell/>
          <table:table-cell table:style-name="Dictionary.B2" office:value-type="string">
            <text:p text:style-name="P14">тік</text:p>
            <text:p text:style-name="P18"><text:span text:style-name="T132">то́ку, </text:span><text:span text:style-name="T136">ч.</text:span></text:p>
            <text:p text:style-name="P18">1) Розчищене місце, спеціально підготовлений майданчик надворі або в приміщенні для молотьби, очищення і просушування зерна.</text:p>
            <text:p text:style-name="P18">2) Скирти, стіжки, ожереди і т. ін., що стоять на такому місці<text:span text:style-name="T38"> (ВТСУМ,</text:span><text:span text:style-name="T169"> 1453)</text:span></text:p>
          </table:table-cell>
        </table:table-row>
        <table:table-row>
          <table:table-cell table:style-name="Dictionary.A2" table:number-rows-spanned="2" office:value-type="string">
            <text:p text:style-name="P14">ЗА-СВІТИ́</text:p>
            <text:p text:style-name="P18">-і́в, <text:span text:style-name="T154">ім., мн. інд.-авт.,</text:span></text:p>
            <text:p text:style-name="P18"><text:span text:style-name="T9">утворене способом словоскладання, похідне від слів:</text:span><text:span text:style-name="T171"> </text:span><text:span text:style-name="T49">за</text:span><text:span text:style-name="T171"> і </text:span><text:span text:style-name="T49">світи́.</text:span></text:p>
            <text:p text:style-name="P19">І не держу надії в бозі,</text:p>
            <text:p text:style-name="P18"><text:span text:style-name="T155">коли пірвався в </text:span><text:span text:style-name="T157">за-світи</text:span><text:span text:style-name="T40"> (П,</text:span><text:span text:style-name="T2"> ІІ, 195)</text:span></text:p>
          </table:table-cell>
          <table:table-cell table:style-name="Dictionary.B2" office:value-type="string">
            <text:p text:style-name="P14">за</text:p>
            <text:p text:style-name="P18"><text:span text:style-name="T131">I </text:span><text:span text:style-name="T136">прийм.</text:span><text:span text:style-name="T132">, </text:span><text:span text:style-name="T136">з род.</text:span><text:span text:style-name="T132">, </text:span><text:span text:style-name="T136">знах.</text:span><text:span text:style-name="T132"> </text:span><text:span text:style-name="T136">і оруд.</text:span><text:span text:style-name="T132"> </text:span><text:span text:style-name="T136">відмінками</text:span><text:span text:style-name="T132">. Сполучення з </text:span><text:span text:style-name="T136">прийм.</text:span><text:span text:style-name="T132"> за виражають: Просторові відношення:</text:span></text:p>
            <text:p text:style-name="P18"><text:span text:style-name="T110">1) </text:span><text:span text:style-name="T126">із знах.</text:span><text:span text:style-name="T110"> </text:span><text:span text:style-name="T126">і оруд. в.</text:span><text:span text:style-name="T110"> Вказує на предмет, місце і т. ін.: а) за межі яких спрямовані дія, рух (</text:span><text:span text:style-name="T126">знах. в.</text:span><text:span text:style-name="T110">); б) позад, по той бік яких хто-, що-небудь знаходиться, міститься, перебуває або щось відбувається (</text:span><text:span text:style-name="T126">оруд. в.</text:span><text:span text:style-name="T110">). || У </text:span><text:span text:style-name="T126">сполуч.</text:span><text:span text:style-name="T110"> зі </text:span><text:span text:style-name="T126">сл.</text:span><text:span text:style-name="T110"> сідати (сидіти, сісти), стояти (стати) і т. ін. вказує на предмет, біля якого хто-небудь </text:span><text:soft-page-break/><text:span text:style-name="T110">розташовується, щоб виконати певну </text:span><text:span text:style-name="T110">дію, або хтось знаходиться, виконуючи що-небудь</text:span><text:span text:style-name="T146"> (ВТСУМ,</text:span><text:span text:style-name="T113"> 373)</text:span></text:p>
          </table:table-cell>
        </table:table-row>
        <table:table-row>
          <table:covered-table-cell/>
          <table:table-cell table:style-name="Dictionary.B2" office:value-type="string">
            <text:p text:style-name="P14">світ</text:p>
            <text:p text:style-name="P18"><text:span text:style-name="T131">II </text:span><text:span text:style-name="T132">-у </text:span><text:span text:style-name="T136">і заст.</text:span><text:span text:style-name="T132"> -а, </text:span><text:span text:style-name="T136">ч.</text:span></text:p>
            <text:p text:style-name="P18">1) Сукупність усіх форм матерії як єдине ціле; всесвіт. <text:span text:style-name="T153">Геоцентрична система світу</text:span><text:span text:style-name="T38"> (ВТСУМ,</text:span><text:span text:style-name="T169"> 1298-1299)</text:span></text:p>
          </table:table-cell>
        </table:table-row>
        <table:table-row>
          <table:table-cell table:style-name="Dictionary.A2" table:number-rows-spanned="2" office:value-type="string">
            <text:p text:style-name="P14">ЗИМНОСХÍД</text:p>
            <text:p text:style-name="P18">-у, <text:span text:style-name="T154">ім., ч., інд.-авт.,</text:span></text:p>
            <text:p text:style-name="P18"><text:span text:style-name="T9">утворене способом основоскладання і нульсуфіксальним, похідне від слів:</text:span><text:span text:style-name="T171"> </text:span><text:span text:style-name="T49">зи́мно</text:span><text:span text:style-name="T171"> і </text:span><text:span text:style-name="T49">схо́дити.</text:span></text:p>
            <text:p text:style-name="P19">Довкруги - </text:p>
            <text:p text:style-name="P18"><text:span text:style-name="T155">лише вітри з шпаркого </text:span><text:span text:style-name="T157">зимносходу</text:span><text:span text:style-name="T40"> (П,</text:span><text:span text:style-name="T2"> І, 173)</text:span></text:p>
          </table:table-cell>
          <table:table-cell table:style-name="Dictionary.B2" office:value-type="string">
            <text:p text:style-name="P15">зи́мно</text:p>
            <text:p text:style-name="P18"><text:span text:style-name="T131">I </text:span><text:span text:style-name="T136">розм.</text:span></text:p>
            <text:p text:style-name="P18">1) <text:span text:style-name="T155">Присл.</text:span> до зимний <text:span text:style-name="T179">(ВТСУМ, 459)</text:span></text:p>
          </table:table-cell>
        </table:table-row>
        <table:table-row>
          <table:covered-table-cell/>
          <table:table-cell table:style-name="Dictionary.B2" office:value-type="string">
            <text:p text:style-name="P14">схо́дити</text:p>
            <text:p text:style-name="P18"><text:span text:style-name="T131">I </text:span><text:span text:style-name="T132">схо́дити</text:span></text:p>
            <text:p text:style-name="P18"><text:span text:style-name="T153">і рідше </text:span>зіходити, -джу, -диш, <text:span text:style-name="T153">недок.</text:span>, зійти, зійду, зійдеш, <text:span text:style-name="T153">док.</text:span></text:p>
            <text:p text:style-name="P18"><text:span text:style-name="T110">3) </text:span><text:span text:style-name="T126">перен.</text:span><text:span text:style-name="T110"> Наближатися, поширюючись, ніби опускаючись (про вечір, сутінки і т. ін.). || </text:span><text:span text:style-name="T126">на кого —</text:span><text:span text:style-name="T110"> </text:span><text:span text:style-name="T126">що</text:span><text:span text:style-name="T110">, </text:span><text:span text:style-name="T126">розм.</text:span><text:span text:style-name="T110"> </text:span><text:span text:style-name="T126">кому до чого</text:span><text:span text:style-name="T110">, </text:span><text:span text:style-name="T126">книжн.</text:span><text:span text:style-name="T110">Охоплювати кого-небудь, оволодівати кимсь (про почуття, стан і т. ін.)</text:span><text:span text:style-name="T146"> (ВТСУМ,</text:span><text:span text:style-name="T112"> 1421)</text:span></text:p>
          </table:table-cell>
        </table:table-row>
        <table:table-row>
          <table:table-cell table:style-name="Dictionary.A2" office:value-type="string">
            <text:p text:style-name="P14">ЗНЕГОЛОСНÍЛИЙ</text:p>
            <text:p text:style-name="P18">-а, -е, <text:span text:style-name="T155">прикм., </text:span><text:span text:style-name="T154">інд.-авт.,</text:span></text:p>
            <text:p text:style-name="P18"><text:span text:style-name="T9">утворене суфіксальним способом, похідне від слова</text:span><text:span text:style-name="T171"> </text:span><text:span text:style-name="T49">знеголосні́ти —</text:span><text:span text:style-name="T165"> позбавитися голосу.</text:span></text:p>
            <text:p text:style-name="P19"><text:soft-page-break/>…це кождочасне поривання в смерть ,</text:p>
            <text:p text:style-name="P19">щоб з неї виринати в знавіснілий</text:p>
            <text:p text:style-name="P18"><text:span text:style-name="T155">хрипкий чи геть </text:span><text:span text:style-name="T157">знеголоснілий</text:span><text:span text:style-name="T155"> крик</text:span><text:span text:style-name="T40"> (П,</text:span><text:span text:style-name="T2"> І, 121)</text:span></text:p>
          </table:table-cell>
          <table:table-cell table:style-name="Dictionary.B2" office:value-type="string">
            <text:p text:style-name="P18"><text:span text:style-name="T49">Знеголосні́ти </text:span><text:span text:style-name="T165">(не подано у словнику)</text:span></text:p>
          </table:table-cell>
        </table:table-row>
        <table:table-row>
          <table:table-cell table:style-name="Dictionary.A2" table:number-rows-spanned="2" office:value-type="string">
            <text:p text:style-name="P14">ЗОЛОТОКÍНВА</text:p>
            <text:p text:style-name="P18">-и, <text:span text:style-name="T154">ім., ж., інд.-авт.,</text:span></text:p>
            <text:p text:style-name="P18"><text:span text:style-name="T9">утворене способом основоскладання, похідне від слів:</text:span><text:span text:style-name="T171"> </text:span><text:span text:style-name="T49">золоти́й</text:span><text:span text:style-name="T171"> і </text:span><text:span text:style-name="T49">кíнва.</text:span></text:p>
            <text:p text:style-name="P19"><text:span text:style-name="T47">Золотокінва</text:span> — пади-но,</text:p>
            <text:p text:style-name="P18"><text:span text:style-name="T155">спади з лиця в глиб-синь-серця</text:span><text:span text:style-name="T40"> (П,</text:span><text:span text:style-name="T2"> ІІ, 191)</text:span></text:p>
          </table:table-cell>
          <table:table-cell table:style-name="Dictionary.B2" office:value-type="string">
            <text:p text:style-name="P15">золоти́й</text:p>
            <text:p text:style-name="P18">-а, -е.</text:p>
            <text:p text:style-name="P18">4) Який своїм кольором нагадує золото; блискучо-жовтий, оранжевий.<text:span text:style-name="T153">Золота осінь</text:span>. <text:span text:style-name="T153">Золота рибка</text:span>.</text:p>
            <text:p text:style-name="P18">5) <text:span text:style-name="T153">перен.</text:span> Дуже цінний, вартий поваги (про людину, її характер і т. ін.). <text:span text:style-name="T153">Золоте серце</text:span>. <text:span text:style-name="T153">Золоті руки</text:span>.</text:p>
            <text:p text:style-name="P18">6) <text:span text:style-name="T153">перен.</text:span> Який дає людям радість, щастя; прекрасний, щасливий.<text:span text:style-name="T153">Золоте дитинство</text:span>.</text:p>
            <text:p text:style-name="P18"><text:span text:style-name="T110">7) </text:span><text:span text:style-name="T126">перен.</text:span><text:span text:style-name="T110"> Дорогий, любий (у </text:span><text:span text:style-name="T126">пестл.</text:span><text:span text:style-name="T110"> звертанні до кого-небудь)</text:span><text:span text:style-name="T146"> (ВТСУМ,</text:span><text:span text:style-name="T113"> 475)</text:span></text:p>
          </table:table-cell>
        </table:table-row>
        <table:table-row>
          <table:covered-table-cell/>
          <table:table-cell table:style-name="Dictionary.B2" office:value-type="string">
            <text:p text:style-name="P14">кінва́</text:p>
            <text:p text:style-name="P18"><text:span text:style-name="T131">II </text:span><text:span text:style-name="T132">кінва́</text:span></text:p>
            <text:p text:style-name="P18">-и, <text:span text:style-name="T153">ж.</text:span>, <text:span text:style-name="T153">розм.</text:span></text:p>
            <text:p text:style-name="P24"><text:span text:style-name="T139">Збірн. до </text:span><text:span text:style-name="T1">кінь</text:span><text:span text:style-name="T142"> (ВТСУМ,</text:span><text:span text:style-name="T140"> 540)</text:span></text:p>
          </table:table-cell>
        </table:table-row>
        <table:table-row>
          <table:table-cell table:style-name="Dictionary.A2" table:number-rows-spanned="2" office:value-type="string">
            <text:p text:style-name="P14">З-ПОНАДСВÍТНІЙ</text:p>
            <text:p text:style-name="P18">-я, -є, <text:span text:style-name="T155">прикм., </text:span><text:span text:style-name="T154">інд.-авт.,</text:span></text:p>
            <text:p text:style-name="P18"><text:soft-page-break/><text:span text:style-name="T9">утворене способом </text:span><text:span text:style-name="T9">основословоскладання, похідне від </text:span><text:span text:style-name="T9">слів:</text:span><text:span text:style-name="T171"> </text:span><text:span text:style-name="T49">з</text:span><text:span text:style-name="T165">-</text:span><text:span text:style-name="T49">по́над</text:span><text:span text:style-name="T171"> і </text:span><text:span text:style-name="T49">світ.</text:span></text:p>
            <text:p text:style-name="P19">…аж сіла зірка на дроту й щебече</text:p>
            <text:p text:style-name="P18"><text:span text:style-name="T155">і сяє горлом — </text:span><text:span text:style-name="T157">з-понадсвітній</text:span><text:span text:style-name="T155"> спів</text:span><text:span text:style-name="T40"> (П,</text:span><text:span text:style-name="T2"> ІІ, 120)</text:span></text:p>
          </table:table-cell>
          <table:table-cell table:style-name="Dictionary.B2" office:value-type="string">
            <text:p text:style-name="P15">з-по́над</text:p>
            <text:p text:style-name="P18"><text:span text:style-name="T136">прийм.</text:span><text:span text:style-name="T132">, </text:span><text:span text:style-name="T136">з род. в.</text:span></text:p>
            <text:p text:style-name="P18"><text:soft-page-break/><text:span text:style-name="T110">Вказує на предмет, через верхній край </text:span><text:span text:style-name="T110">якого спрямовано дію, рух. || Вказує </text:span><text:span text:style-name="T110">на предмет, місце, у безпосередній близькості від якого починається якась дія</text:span><text:span text:style-name="T146"> (ВТСУМ,</text:span><text:span text:style-name="T113"> 478)</text:span></text:p>
          </table:table-cell>
        </table:table-row>
        <table:table-row>
          <table:covered-table-cell/>
          <table:table-cell table:style-name="Dictionary.B2" office:value-type="string">
            <text:p text:style-name="P18"><text:span text:style-name="T48">світ</text:span><text:span text:style-name="T163"> (див. </text:span><text:span text:style-name="T48">ЗА-СВІТИ́</text:span><text:span text:style-name="T163">)</text:span></text:p>
          </table:table-cell>
        </table:table-row>
        <table:table-row>
          <table:table-cell table:style-name="Dictionary.A2" table:number-rows-spanned="2" office:value-type="string">
            <text:p text:style-name="P14">ІСПЕРЕДЛÍТ</text:p>
            <text:p text:style-name="P19">присл., інд.-авт.,</text:p>
            <text:p text:style-name="P18"><text:span text:style-name="T8">утворене способом основоскладання, похідне від слів:</text:span> <text:span text:style-name="T48">спе́ред</text:span> і <text:span text:style-name="T48">літ.</text:span></text:p>
            <text:p text:style-name="P19">Ось твоя подоба</text:p>
            <text:p text:style-name="P18"><text:span text:style-name="T155">подвижництво людське — </text:span><text:span text:style-name="T157">іспередліт</text:span><text:span text:style-name="T40"> (П,</text:span><text:span text:style-name="T2"> ІІ, 158)</text:span></text:p>
          </table:table-cell>
          <table:table-cell table:style-name="Dictionary.B2" office:value-type="string">
            <text:p text:style-name="P16">спе́реду</text:p>
            <text:p text:style-name="P18"><text:span text:style-name="T132">3) </text:span><text:span text:style-name="T136">присл.</text:span><text:span text:style-name="T132">, </text:span><text:span text:style-name="T136">рідко</text:span><text:span text:style-name="T132">. Раніше, в минулому; перед цим.</text:span></text:p>
            <text:p text:style-name="P18"><text:span text:style-name="T108">4) </text:span><text:span text:style-name="T125">прийм.</text:span><text:span text:style-name="T108">, </text:span><text:span text:style-name="T125">з род. в.</text:span><text:span text:style-name="T108"> Уживається для означення місця перед ким-, чим-небудь; на передньому боці чогось</text:span><text:span text:style-name="T146"> (ВТСУМ,</text:span><text:span text:style-name="T129"> 1361-1364)</text:span></text:p>
          </table:table-cell>
        </table:table-row>
        <table:table-row>
          <table:covered-table-cell/>
          <table:table-cell table:style-name="Dictionary.B2" office:value-type="string">
            <text:p text:style-name="P15">літа́</text:p>
            <text:p text:style-name="P18"><text:span text:style-name="T132">літ, </text:span><text:span text:style-name="T136">мн.</text:span></text:p>
            <text:p text:style-name="P18">1) Період часу в кілька років; роки<text:span text:style-name="T38"> (ВТСУМ,</text:span><text:span text:style-name="T169"> 622)</text:span></text:p>
          </table:table-cell>
        </table:table-row>
        <table:table-row>
          <table:table-cell table:style-name="Dictionary.A2" office:value-type="string">
            <text:p text:style-name="P14">КРАЙÓКРАЙ</text:p>
            <text:p text:style-name="P18">крайóкраю, <text:span text:style-name="T154">ім., ч., інд.-авт.,</text:span></text:p>
            <text:p text:style-name="P18"><text:span text:style-name="T9">утворене способом основоскладання, похідне від слів:</text:span><text:span text:style-name="T171"> </text:span><text:span text:style-name="T49">край</text:span><text:span text:style-name="T171"> і </text:span><text:span text:style-name="T49">край.</text:span></text:p>
            <text:p text:style-name="P19">З <text:span text:style-name="T47">крайокраю</text:span>, з цієї високості,</text:p>
            <text:p text:style-name="P19">пади, згорнувши крила, до долин…<text:span text:style-name="T42"> (П,</text:span><text:span text:style-name="T6"> І, 40);</text:span></text:p>
            <text:p text:style-name="P19">Єси ти за <text:span text:style-name="T47">крайокраєм</text:span>, чаїшся</text:p>
            <text:p text:style-name="P18"><text:span text:style-name="T155">од мого неоговтаного погляду…</text:span><text:span text:style-name="T39"> (П,</text:span><text:span text:style-name="T2"> І, 91)</text:span></text:p>
          </table:table-cell>
          <table:table-cell table:style-name="Dictionary.B2" office:value-type="string">
            <text:p text:style-name="P14">край</text:p>
            <text:p text:style-name="P18"><text:span text:style-name="T131">I </text:span><text:span text:style-name="T132">-ю, </text:span><text:span text:style-name="T136">ч.</text:span></text:p>
            <text:p text:style-name="P18"><text:span text:style-name="T133">1) Лінія, що обмежує поверхню чого-небудь, а також те, що прилягає до цієї лінії; кінець (</text:span><text:span text:style-name="T137">див.</text:span><text:span text:style-name="T133"> кінець I 1)). || Верхній зріз стінок посудини, яких-небудь заглиблень і т. ін. || Найвіддаленіша від центру частина якої-небудь місцевості; околиця.</text:span></text:p>
            <text:p text:style-name="P18"><text:span text:style-name="T46">II </text:span><text:span text:style-name="T153">прийм.</text:span> <text:span text:style-name="T153">з род. в.</text:span></text:p>
            <text:p text:style-name="P18"><text:soft-page-break/>Указує на місцезнаходження предмета поблизу іншого; біля, коло<text:span text:style-name="T38"> </text:span><text:span text:style-name="T38">(ВТСУМ,</text:span><text:span text:style-name="T169"> 582)</text:span></text:p>
          </table:table-cell>
        </table:table-row>
        <table:table-row>
          <table:table-cell table:style-name="Dictionary.A2" table:number-rows-spanned="2" office:value-type="string">
            <text:p text:style-name="P14">КРАЙСЕБÉ</text:p>
            <text:p text:style-name="P18"><text:span text:style-name="T155">присл., </text:span><text:span text:style-name="T154">інд.-авт.,</text:span></text:p>
            <text:p text:style-name="P18"><text:span text:style-name="T9">утворене способом зрощення, похідне від слів:</text:span><text:span text:style-name="T171"> </text:span><text:span text:style-name="T49">край</text:span><text:span text:style-name="T171"> і </text:span><text:span text:style-name="T49">себé.</text:span></text:p>
            <text:p text:style-name="P19">І не зайти за дальні далечі.</text:p>
            <text:p text:style-name="P18"><text:span text:style-name="T155">І за </text:span><text:span text:style-name="T157">крайсебе</text:span><text:span text:style-name="T155"> не зайти</text:span><text:span text:style-name="T40"> (П,</text:span><text:span text:style-name="T2"> І, 96)</text:span></text:p>
          </table:table-cell>
          <table:table-cell table:style-name="Dictionary.B2" office:value-type="string">
            <text:p text:style-name="P18"><text:span text:style-name="T49">край </text:span><text:span text:style-name="T167">(див. </text:span><text:span text:style-name="T49">КРАЙÓКРАЙ</text:span><text:span text:style-name="T167">)</text:span></text:p>
          </table:table-cell>
        </table:table-row>
        <table:table-row>
          <table:covered-table-cell/>
          <table:table-cell table:style-name="Dictionary.B2" office:value-type="string">
            <text:p text:style-name="P15">себе́</text:p>
            <text:p text:style-name="P18"><text:span text:style-name="T136">наз. в.</text:span><text:span text:style-name="T132"> </text:span><text:span text:style-name="T136">нема</text:span><text:span text:style-name="T132">, </text:span><text:span text:style-name="T136">одн.</text:span><text:span text:style-name="T132"> </text:span><text:span text:style-name="T136">і мн.</text:span><text:span text:style-name="T132">, </text:span><text:span text:style-name="T136">займ.</text:span><text:span text:style-name="T132"> </text:span><text:span text:style-name="T136">зворотний</text:span><text:span text:style-name="T132">.</text:span></text:p>
            <text:p text:style-name="P18">Вказує на спрямованість дії на самого виконавця дії, заміняючи за змістом особові займенники<text:span text:style-name="T38"> (ВТСУМ,</text:span><text:span text:style-name="T169"> 1301)</text:span></text:p>
          </table:table-cell>
        </table:table-row>
        <table:table-row>
          <table:table-cell table:style-name="Dictionary.A2" table:number-rows-spanned="2" office:value-type="string">
            <text:p text:style-name="P14">КРАЙЧÁС</text:p>
            <text:p text:style-name="P18"><text:span text:style-name="T155">присл., </text:span><text:span text:style-name="T154">інд.-авт.,</text:span></text:p>
            <text:p text:style-name="P18"><text:span text:style-name="T9">утворене способом зрощення, похідне від слів:</text:span><text:span text:style-name="T171"> </text:span><text:span text:style-name="T49">край</text:span><text:span text:style-name="T171"> і </text:span><text:span text:style-name="T49">час.</text:span></text:p>
            <text:p text:style-name="P19">Що б то нам</text:p>
            <text:p text:style-name="P19">посовгнути — ці межигони часу,</text:p>
            <text:p text:style-name="P19">марудні межигони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І хочеться сягнути за <text:span text:style-name="T47">крайчасу</text:span>,</text:p>
            <text:p text:style-name="P18"><text:span text:style-name="T155">за прапервні</text:span><text:span text:style-name="T40"> (П,</text:span><text:span text:style-name="T2"> І, 57)</text:span></text:p>
          </table:table-cell>
          <table:table-cell table:style-name="Dictionary.B2" office:value-type="string">
            <text:p text:style-name="P18"><text:span text:style-name="T49">край </text:span><text:span text:style-name="T167">(див. </text:span><text:span text:style-name="T49">КРАЙÓКРАЙ</text:span><text:span text:style-name="T167">)</text:span></text:p>
          </table:table-cell>
        </table:table-row>
        <table:table-row>
          <table:covered-table-cell/>
          <table:table-cell table:style-name="Dictionary.B2" office:value-type="string">
            <text:p text:style-name="P14">час</text:p>
            <text:p text:style-name="P18"><text:span text:style-name="T132">-у, </text:span><text:span text:style-name="T136">ч.</text:span></text:p>
            <text:p text:style-name="P18"><text:span text:style-name="T110">1) </text:span><text:span text:style-name="T126">філос.</text:span><text:span text:style-name="T110"> Одна з основних об’єктивних форм існування матерії, яка виявляється в тривалості буття</text:span><text:span text:style-name="T146"> </text:span><text:span text:style-name="T146">(ВТСУМ,</text:span><text:span text:style-name="T112"> 1594)</text:span></text:p>
          </table:table-cell>
        </table:table-row>
        <table:table-row>
          <table:table-cell table:style-name="Dictionary.A2" table:number-rows-spanned="2" office:value-type="string">
            <text:p text:style-name="P14">КРИВОЛÉТ</text:p>
            <text:p text:style-name="P18">-у, <text:span text:style-name="T154">ім., ч., інд.-авт.,</text:span></text:p>
            <text:p text:style-name="P18"><text:span text:style-name="T9">утворене способом основоскладання, похідне від слів:</text:span><text:span text:style-name="T171"> </text:span><text:span text:style-name="T49">криви́й</text:span><text:span text:style-name="T171"> і </text:span><text:span text:style-name="T49">лет.</text:span></text:p>
            <text:p text:style-name="P19"><text:soft-page-break/>…ця колотнеча</text:p>
            <text:p text:style-name="P19">надій і спроневіри, <text:span text:style-name="T47">криволет</text:span></text:p>
            <text:p text:style-name="P19">лякливих ауспіцій, що в безгуччі</text:p>
            <text:p text:style-name="P19">шершаваими крильми прошерхотять </text:p>
            <text:p text:style-name="P18"><text:span text:style-name="T155">і всядуться на голові…</text:span><text:span text:style-name="T39"> (П,</text:span><text:span text:style-name="T2"> І, 121)</text:span></text:p>
          </table:table-cell>
          <table:table-cell table:style-name="Dictionary.B2" office:value-type="string">
            <text:p text:style-name="P15">криви́й</text:p>
            <text:p text:style-name="P18">-а, -е.</text:p>
            <text:p text:style-name="P18"><text:span text:style-name="T133">6) </text:span><text:span text:style-name="T137">перен.</text:span><text:span text:style-name="T133">, </text:span><text:span text:style-name="T137">розм.</text:span><text:span text:style-name="T133"> Те саме, що хибний; неправильний (у 2 </text:span><text:span text:style-name="T137">знач.</text:span><text:span text:style-name="T133">), помилковий</text:span><text:span text:style-name="T144"> </text:span><text:soft-page-break/><text:span text:style-name="T144">(ВТСУМ,</text:span><text:span text:style-name="T135"> 585)</text:span></text:p>
          </table:table-cell>
        </table:table-row>
        <table:table-row>
          <table:covered-table-cell/>
          <table:table-cell table:style-name="Dictionary.B2" office:value-type="string">
            <text:p text:style-name="P14">лет</text:p>
            <text:p text:style-name="P18"><text:span text:style-name="T132">-у, </text:span><text:span text:style-name="T136">ч.</text:span><text:span text:style-name="T132">, </text:span><text:span text:style-name="T136">поет.</text:span></text:p>
            <text:p text:style-name="P18"><text:span text:style-name="T133">Дія за знач. літати і летіти; літ (</text:span><text:span text:style-name="T137">див.</text:span><text:span text:style-name="T133"> літ I). </text:span><text:span text:style-name="T137">Зриватися в лет</text:span><text:span text:style-name="T144"> (ВТСУМ,</text:span><text:span text:style-name="T134"> 613)</text:span></text:p>
          </table:table-cell>
        </table:table-row>
        <table:table-row>
          <table:table-cell table:style-name="Dictionary.A2" table:number-rows-spanned="2" office:value-type="string">
            <text:p text:style-name="P14">КРИК-ЗЕЛÓ</text:p>
            <text:p text:style-name="P18"><text:span text:style-name="T172">-</text:span>á, <text:span text:style-name="T154">ім., ч., інд.-авт.,</text:span></text:p>
            <text:p text:style-name="P18"><text:span text:style-name="T13">утворене способом словоскладання, похідне від слів:</text:span><text:span text:style-name="T171"> </text:span><text:span text:style-name="T49">крик</text:span><text:span text:style-name="T171"> і </text:span><text:span text:style-name="T49">зелó.</text:span></text:p>
            <text:p text:style-name="P19">Обміліла</text:p>
            <text:p text:style-name="P19">криниця. А верба пустила</text:p>
            <text:p text:style-name="P18"><text:span text:style-name="T155">гарячі брості — в </text:span><text:span text:style-name="T157">крик-зело</text:span><text:span text:style-name="T41"> (П,</text:span><text:span text:style-name="T2"> І, 84)</text:span></text:p>
          </table:table-cell>
          <table:table-cell table:style-name="Dictionary.B2" office:value-type="string">
            <text:p text:style-name="P14">крик</text:p>
            <text:p text:style-name="P18"><text:span text:style-name="T131">I -у, </text:span><text:span text:style-name="T138">ч.</text:span></text:p>
            <text:p text:style-name="P18">1) Сильний різкий звук голосу; зойк. || Вигук (у 1 <text:span text:style-name="T153">знач.</text:span>), вигуки. || Поклик. || Гамір, галас. || Ґвалт, лемент. || Про різкі звуки тварин, птахів.</text:p>
            <text:p text:style-name="P18"><text:span text:style-name="T46">II </text:span>-у, <text:span text:style-name="T153">ч.</text:span></text:p>
            <text:p text:style-name="P18">Річка, що пересихає, або тимчасовий водоток в Австралії<text:span text:style-name="T38"> (ВТСУМ,</text:span><text:span text:style-name="T179"> 586)</text:span></text:p>
          </table:table-cell>
        </table:table-row>
        <table:table-row>
          <table:covered-table-cell/>
          <table:table-cell table:style-name="Dictionary.B2" office:value-type="string">
            <text:p text:style-name="P15">зело́</text:p>
            <text:p text:style-name="P18"><text:span text:style-name="T131">I </text:span><text:span text:style-name="T132">-а, </text:span><text:span text:style-name="T136">с.</text:span><text:span text:style-name="T132">, </text:span><text:span text:style-name="T136">заст.</text:span><text:span text:style-name="T132">, </text:span><text:span text:style-name="T136">поет.</text:span></text:p>
            <text:p text:style-name="P18"><text:span text:style-name="T110">Зелень (у 1 </text:span><text:span text:style-name="T126">знач.</text:span><text:span text:style-name="T110">)</text:span><text:span text:style-name="T146"> (ВТСУМ,</text:span><text:span text:style-name="T112"> 457)</text:span></text:p>
          </table:table-cell>
        </table:table-row>
        <table:table-row>
          <table:table-cell table:style-name="Dictionary.A2" table:number-rows-spanned="2" office:value-type="string">
            <text:p text:style-name="P14">КРИЛАТОЛÉЗО</text:p>
            <text:p text:style-name="P18"><text:span text:style-name="T155">присл., </text:span><text:span text:style-name="T154">інд.-авт.,</text:span></text:p>
            <text:p text:style-name="P18"><text:span text:style-name="T9">утворене способом основословоскладання, похідне від слів:</text:span><text:span text:style-name="T171"> </text:span><text:span text:style-name="T49">крилáтий</text:span><text:span text:style-name="T171"> і </text:span><text:span text:style-name="T49">лéзо.</text:span></text:p>
            <text:p text:style-name="P19">Криваво рветься з нього вороння</text:p>
            <text:p text:style-name="P19">майбутнього. Летить <text:span text:style-name="T47">крилатолезо</text:span></text:p>
            <text:p text:style-name="P18"><text:span text:style-name="T155">понад проваллям яру…</text:span><text:span text:style-name="T39"> (П,</text:span><text:span text:style-name="T2"> І, 29)</text:span></text:p>
          </table:table-cell>
          <table:table-cell table:style-name="Dictionary.B2" office:value-type="string">
            <text:p text:style-name="P15">крила́тий</text:p>
            <text:p text:style-name="P18">-а, -е.</text:p>
            <text:p text:style-name="P18"><text:span text:style-name="T110">1) Який має крила (у 1, 3, 4 </text:span><text:span text:style-name="T126">знач.</text:span><text:span text:style-name="T110">). || </text:span><text:span text:style-name="T126">перен.</text:span><text:span text:style-name="T110"> Який надихає, підносить. </text:span><text:span text:style-name="T126">Крилаті ідеї</text:span><text:span text:style-name="T146"> (ВТСУМ,</text:span><text:span text:style-name="T113"> 586)</text:span></text:p>
          </table:table-cell>
        </table:table-row>
        <table:table-row>
          <table:covered-table-cell/>
          <table:table-cell table:style-name="Dictionary.B2" office:value-type="string">
            <text:p text:style-name="P15">ле́зо</text:p>
            <text:p text:style-name="P18"><text:span text:style-name="T132">-а, </text:span><text:span text:style-name="T136">с.</text:span></text:p>
            <text:p text:style-name="P18"><text:span text:style-name="T110">Гостра частина знаряддя, яким ріжуть, колють або рубають. || Уся різальна </text:span><text:soft-page-break/><text:span text:style-name="T110">частина такого знаряддя. </text:span><text:span text:style-name="T126">Лезо бритви</text:span><text:span text:style-name="T146"> </text:span><text:span text:style-name="T146">(ВТСУМ,</text:span><text:span text:style-name="T112"> 610)</text:span></text:p>
          </table:table-cell>
        </table:table-row>
        <table:table-row>
          <table:table-cell table:style-name="Dictionary.A2" table:number-rows-spanned="2" office:value-type="string">
            <text:p text:style-name="P14">КРИХКОКРИ́ЦЯ</text:p>
            <text:p text:style-name="P18">-і, <text:span text:style-name="T154">ім., ж., інд.-авт.,</text:span></text:p>
            <text:p text:style-name="P18"><text:span text:style-name="T9">утворене способом основоскладання, похідне від слів:</text:span><text:span text:style-name="T171"> </text:span><text:span text:style-name="T49">крихки́й</text:span><text:span text:style-name="T171"> і </text:span><text:span text:style-name="T49">кри́ця.</text:span></text:p>
            <text:p text:style-name="P19">І ти щербата доле <text:span text:style-name="T47">крихкокрице</text:span>,</text:p>
            <text:p text:style-name="P19">давно вже сонце перед нас зайшло,</text:p>
            <text:p text:style-name="P19">бо нашу путь пісками замело,</text:p>
            <text:p text:style-name="P18"><text:span text:style-name="T155">хто ж нам воздасть за битий шлях, сторице</text:span><text:span text:style-name="T40"> (П,</text:span><text:span text:style-name="T2"> ІІ, 292)</text:span></text:p>
          </table:table-cell>
          <table:table-cell table:style-name="Dictionary.B2" office:value-type="string">
            <text:p text:style-name="P15">крихки́й</text:p>
            <text:p text:style-name="P18">-а, -е.</text:p>
            <text:p text:style-name="P18">1) Який легко кришиться, розсипається. || Який не відзначається міцністю; трухлявий (про дерево тощо). <text:span text:style-name="T153">Крихкий метал</text:span>.</text:p>
            <text:p text:style-name="P18"><text:span text:style-name="T133">2) </text:span><text:span text:style-name="T137">перен.</text:span><text:span text:style-name="T133"> Те саме, що крихкотілий; тендітний</text:span><text:span text:style-name="T144"> (ВТСУМ,</text:span><text:span text:style-name="T135"> 588)</text:span></text:p>
          </table:table-cell>
        </table:table-row>
        <table:table-row>
          <table:covered-table-cell/>
          <table:table-cell table:style-name="Dictionary.B2" office:value-type="string">
            <text:p text:style-name="P15">кри́ця</text:p>
            <text:p text:style-name="P18"><text:span text:style-name="T132">-і, </text:span><text:span text:style-name="T136">ж.</text:span></text:p>
            <text:p text:style-name="P18">1) Те саме, що сталь. || Виріб із сталі.</text:p>
            <text:p text:style-name="P18"><text:span text:style-name="T133">3) </text:span><text:span text:style-name="T137">розм.</text:span><text:span text:style-name="T133">, </text:span><text:span text:style-name="T137">рідко</text:span><text:span text:style-name="T133">. Те саме, що кресало</text:span><text:span text:style-name="T144"> (ВТСУМ,</text:span><text:span text:style-name="T134"> 588)</text:span></text:p>
          </table:table-cell>
        </table:table-row>
        <table:table-row>
          <table:table-cell table:style-name="Dictionary.A2" office:value-type="string">
            <text:p text:style-name="P14">МАРНИ́ЧИТИ</text:p>
            <text:p text:style-name="P18">-чу, -чиш, <text:span text:style-name="T155">дієсл., недо</text:span><text:span text:style-name="T154">к., перех., інд.-авт.,</text:span></text:p>
            <text:p text:style-name="P18"><text:span text:style-name="T9">утворене суфіксальним способом, похідне від слова</text:span><text:span text:style-name="T164"> </text:span><text:span text:style-name="T48">марни́й.</text:span></text:p>
            <text:p text:style-name="P19">І двері на замку,</text:p>
            <text:p text:style-name="P19">ні душечки — довкола,</text:p>
            <text:p text:style-name="P19">лиш зозулі — ку-ку! - </text:p>
            <text:p text:style-name="P18"><text:span text:style-name="T157">марничать</text:span><text:span text:style-name="T155"> і спроквола</text:span><text:span text:style-name="T40"> (П,</text:span><text:span text:style-name="T2"> ІІ, 19)</text:span></text:p>
          </table:table-cell>
          <table:table-cell table:style-name="Dictionary.B2" office:value-type="string">
            <text:p text:style-name="P14">марний</text:p>
            <text:p text:style-name="P18"><text:span text:style-name="T131">II </text:span><text:span text:style-name="T132">ма́рни́й</text:span></text:p>
            <text:p text:style-name="P18">марна, марне, <text:span text:style-name="T153">розм.</text:span></text:p>
            <text:p text:style-name="P18">Худий, мізерний, блідий<text:span text:style-name="T38"> (ВТСУМ,</text:span><text:span text:style-name="T169"> 647)</text:span></text:p>
          </table:table-cell>
        </table:table-row>
        <table:table-row>
          <table:table-cell table:style-name="Dictionary.A2" table:number-rows-spanned="2" office:value-type="string">
            <text:p text:style-name="P14">МЕЖИГÓНИ</text:p>
            <text:p text:style-name="P18">-ів, <text:span text:style-name="T154">ім., мн., інд.-авт.,</text:span></text:p>
            <text:p text:style-name="P18"><text:soft-page-break/>утворене способом основоскладання, похідне від слів: <text:span text:style-name="T48">мéжи</text:span> і <text:span text:style-name="T48">гін.</text:span></text:p>
            <text:p text:style-name="P19">Що б то нам</text:p>
            <text:p text:style-name="P19">посовгнути — ці <text:span text:style-name="T47">межигони</text:span> часу,</text:p>
            <text:p text:style-name="P19">марудні <text:span text:style-name="T47">межигони</text:span>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І хочеться сягнути за крайчасу,</text:p>
            <text:p text:style-name="P18"><text:span text:style-name="T155">за прапервні</text:span><text:span text:style-name="T40"> (П,</text:span><text:span text:style-name="T2"> І, 57)</text:span></text:p>
          </table:table-cell>
          <table:table-cell table:style-name="Dictionary.B2" office:value-type="string">
            <text:p text:style-name="P14">Між (ме́жи)</text:p>
            <text:p text:style-name="P18"><text:span text:style-name="T132">межи, меж, </text:span><text:span text:style-name="T136">прийм.</text:span><text:span text:style-name="T132"> Уживається із </text:span><text:span text:style-name="T136">род.</text:span><text:span text:style-name="T132">, </text:span><text:soft-page-break/><text:span text:style-name="T136">знах.</text:span><text:span text:style-name="T132"> і </text:span><text:span text:style-name="T136">оруд.</text:span><text:span text:style-name="T132"> відмінками. Сполучення з </text:span><text:span text:style-name="T132">між, межи, меж виражають: Просторові відношення:</text:span></text:p>
            <text:p text:style-name="P18"><text:span text:style-name="T110">1) </text:span><text:span text:style-name="T126">з оруд.</text:span><text:span text:style-name="T110">, </text:span><text:span text:style-name="T126">рідше з род. в.</text:span><text:span text:style-name="T110"> Уживається на означення просторового розташування предмета чи вияву дії посередині чого-небудь</text:span><text:span text:style-name="T146"> (ВТСУМ,</text:span><text:span text:style-name="T113"> 670)</text:span></text:p>
          </table:table-cell>
        </table:table-row>
        <table:table-row>
          <table:covered-table-cell/>
          <table:table-cell table:style-name="Dictionary.B2" office:value-type="string">
            <text:p text:style-name="P18"><text:span text:style-name="T48">гін </text:span><text:span text:style-name="T163">(див. </text:span><text:span text:style-name="T48">ВСЕГÍН</text:span><text:span text:style-name="T163">)</text:span></text:p>
          </table:table-cell>
        </table:table-row>
        <table:table-row>
          <table:table-cell table:style-name="Dictionary.A2" table:number-rows-spanned="2" office:value-type="string">
            <text:p text:style-name="P14">МЕЖИСВÍТНІЙ</text:p>
            <text:p text:style-name="P18">-я, -є, <text:span text:style-name="T155">прикм., </text:span><text:span text:style-name="T154">інд.-авт.,</text:span></text:p>
            <text:p text:style-name="P18"><text:span text:style-name="T9">утворене складносуфіксальним способом, похідне від слів:</text:span><text:span text:style-name="T6"> </text:span><text:span text:style-name="T15">ме́жи</text:span><text:span text:style-name="T12"> і </text:span><text:span text:style-name="T15">світ.</text:span></text:p>
            <text:p text:style-name="P19">Ці сосни, вбрані в синій-синій іній,</text:p>
            <text:p text:style-name="P19">на взгір’я збіглі і завмерлі, мерехтом -</text:p>
            <text:p text:style-name="P19">чи то цвинтарним ачи <text:span text:style-name="T47">межисвітнім</text:span> -</text:p>
            <text:p text:style-name="P18"><text:span text:style-name="T155">мені відкрили візерунки душ…</text:span><text:span text:style-name="T39"> (П,</text:span><text:span text:style-name="T2"> І, 79)</text:span></text:p>
          </table:table-cell>
          <table:table-cell table:style-name="Dictionary.B2" office:value-type="string">
            <text:p text:style-name="P18"><text:span text:style-name="T48">ме́жи</text:span> <text:span text:style-name="T163">(див. </text:span><text:span text:style-name="T48">МЕЖИГÓНИ</text:span><text:span text:style-name="T163">)</text:span></text:p>
          </table:table-cell>
        </table:table-row>
        <table:table-row>
          <table:covered-table-cell/>
          <table:table-cell table:style-name="Dictionary.B2" office:value-type="string">
            <text:p text:style-name="P18"><text:span text:style-name="T48">світ</text:span><text:span text:style-name="T179"> </text:span><text:span text:style-name="T163">(див. </text:span><text:span text:style-name="T48">ЗА-СВІТИ́</text:span><text:span text:style-name="T163">)</text:span></text:p>
          </table:table-cell>
        </table:table-row>
        <table:table-row>
          <table:table-cell table:style-name="Dictionary.A2" table:number-rows-spanned="2" office:value-type="string">
            <text:p text:style-name="P14">МЕРТВОКРИЛИЙ</text:p>
            <text:p text:style-name="P18">-а, -е, <text:span text:style-name="T155">прикм., </text:span><text:span text:style-name="T154">інд.-авт.,</text:span></text:p>
            <text:p text:style-name="P18"><text:span text:style-name="T9">утворене складнофлективним способом, похідне від слів:</text:span><text:span text:style-name="T171"> </text:span><text:span text:style-name="T49">мéртвий</text:span><text:span text:style-name="T171"> і </text:span><text:span text:style-name="T49">крилó.</text:span></text:p>
            <text:p text:style-name="P19"><text:soft-page-break/>А <text:span text:style-name="T47">мертвокрилі</text:span> стугонять стимфали,</text:p>
            <text:p text:style-name="P19">напевну провіщаючи біду,</text:p>
            <text:p text:style-name="P19">що ослонила біле опахало</text:p>
            <text:p text:style-name="P18"><text:span text:style-name="T155">і по моєму нишпорить сліду</text:span><text:span text:style-name="T40"> (П,</text:span><text:span text:style-name="T2"> ІІ, 110)</text:span></text:p>
          </table:table-cell>
          <table:table-cell table:style-name="Dictionary.B2" office:value-type="string">
            <text:p text:style-name="P15">ме́ртвий</text:p>
            <text:p text:style-name="P18">-а, -е.</text:p>
            <text:p text:style-name="P18">1) Такий, у якому припинилося життя; померлий; <text:span text:style-name="T153">прот.</text:span> живий. || <text:span text:style-name="T153">у знач.</text:span> <text:span text:style-name="T153">ім.</text:span> мертвий, -вого, <text:span text:style-name="T153">ч.</text:span>; мертва, -вої, <text:span text:style-name="T153">ж.</text:span> <text:soft-page-break/>Мрець. || Про частини тіла мерця. || Засохлий, завмерлий, сухий (про рослинність). || <text:span text:style-name="T153">перен.</text:span>Надзвичайно схвильований, знесилений, стомлений (про людину).</text:p>
            <text:p text:style-name="P18"><text:span text:style-name="T110">3) </text:span><text:span text:style-name="T126">перен.</text:span><text:span text:style-name="T110"> Позбавлений ознак життя. || Порожній, спустілий (про дім, вулицю тощо). || Позбавлений руху; завмерлий, нерухомий (про машини, механізми, предмети). || Взагалі про все неживе на протилежність живому</text:span><text:span text:style-name="T146"> (ВТСУМ,</text:span><text:span text:style-name="T113"> 661)</text:span></text:p>
          </table:table-cell>
        </table:table-row>
        <table:table-row>
          <table:covered-table-cell/>
          <table:table-cell table:style-name="Dictionary.B2" office:value-type="string">
            <text:p text:style-name="P15">крило́</text:p>
            <text:p text:style-name="P18"><text:span text:style-name="T132">-а, </text:span><text:span text:style-name="T136">с.</text:span></text:p>
            <text:p text:style-name="P18">1) Літальний орган птахів, комах та деяких ссавців (напр., кажанів)<text:span text:style-name="T38"> (ВТСУМ,</text:span><text:span text:style-name="T169"> 587)</text:span></text:p>
          </table:table-cell>
        </table:table-row>
        <table:table-row>
          <table:table-cell table:style-name="Dictionary.A2" table:number-rows-spanned="2" office:value-type="string">
            <text:p text:style-name="P14">МОЛОДОЩÁСТЯ</text:p>
            <text:p text:style-name="P18">-я, <text:span text:style-name="T154">ім., с., інд.-авт.,</text:span></text:p>
            <text:p text:style-name="P18"><text:span text:style-name="T9">утворене способом основоскладання, похідне від слів:</text:span><text:span text:style-name="T171"> </text:span><text:span text:style-name="T49">молоди́й</text:span><text:span text:style-name="T171"> і </text:span><text:span text:style-name="T49">щáстя.</text:span></text:p>
            <text:p text:style-name="P19">Ти десь живеш на призабутім березі</text:p>
            <text:p text:style-name="P19">моїх змілілих пам’ятей. Блукаєш</text:p>
            <text:p text:style-name="P19">пустелею моїх <text:span text:style-name="T47">молодощасть</text:span>,</text:p>
            <text:p text:style-name="P18"><text:span text:style-name="T155">як біла тінь суворої скорботи</text:span><text:span text:style-name="T40"> (П,</text:span><text:span text:style-name="T2"> І, 52)</text:span></text:p>
          </table:table-cell>
          <table:table-cell table:style-name="Dictionary.B2" office:value-type="string">
            <text:p text:style-name="P18"><text:span text:style-name="T49">молоди́й </text:span><text:span text:style-name="T167">(див. </text:span><text:span text:style-name="T49">ВСЕМОЛОДИ́Й</text:span><text:span text:style-name="T167">)</text:span></text:p>
          </table:table-cell>
        </table:table-row>
        <table:table-row>
          <table:covered-table-cell/>
          <table:table-cell table:style-name="Dictionary.B2" office:value-type="string">
            <text:p text:style-name="P15">ща́стя</text:p>
            <text:p text:style-name="P18"><text:span text:style-name="T132">-я, </text:span><text:span text:style-name="T136">с.</text:span></text:p>
            <text:p text:style-name="P18">1) Стан цілковитого задоволення життям, відчуття глибокого вдоволення та безмежної радості, яких зазнає хто-небудь. || Зовнішній вияв цього відчуття. || Радість від спілкування з ким-небудь близьким, коханим тощо. || Про того, хто дає радість кому-небудь, викликає гаряче <text:soft-page-break/>почуття симпатії, любові. || Те, що викликає відчуття найвищого задоволення життям, дає радість кому-небудь<text:span text:style-name="T38"> (ВТСУМ,</text:span><text:span text:style-name="T169"> 1637)</text:span></text:p>
          </table:table-cell>
        </table:table-row>
        <table:table-row>
          <table:table-cell table:style-name="Dictionary.A2" table:number-rows-spanned="2" office:value-type="string">
            <text:p text:style-name="P14">НÁДВИЩ</text:p>
            <text:p text:style-name="P18">-і, <text:span text:style-name="T154">ім., ж., інд.-авт.,</text:span></text:p>
            <text:p text:style-name="P18"><text:span text:style-name="T9">утворене суфіксально-префіксальним способом, похідне від слів:</text:span><text:span text:style-name="T171"> </text:span><text:span text:style-name="T49">над</text:span><text:span text:style-name="T171"> і </text:span><text:span text:style-name="T49">ви́щий.</text:span></text:p>
            <text:p text:style-name="P19">У небо, у <text:span text:style-name="T47">надвищ</text:span>, за хмари за чорні</text:p>
            <text:p text:style-name="P18"><text:span text:style-name="T155">до сонця, Ікаре, спрямовуй свій лет!</text:span><text:span text:style-name="T39"> (П,</text:span><text:span text:style-name="T2"> І, 98)</text:span></text:p>
          </table:table-cell>
          <table:table-cell table:style-name="Dictionary.B2" office:value-type="string">
            <text:p text:style-name="P14">над</text:p>
            <text:p text:style-name="P18"><text:span text:style-name="T136">рідко </text:span><text:span text:style-name="T132">наді, надо, </text:span><text:span text:style-name="T136">прийм.</text:span><text:span text:style-name="T132">, </text:span><text:span text:style-name="T136">з оруд.</text:span><text:span text:style-name="T132"> </text:span><text:span text:style-name="T136">і знах. в.</text:span><text:span text:style-name="T132"> Сполучення з над виражають: Просторові відношення:</text:span></text:p>
            <text:p text:style-name="P18">1) <text:span text:style-name="T153">з оруд. в.</text:span> Уживається для позначення предметів, осіб, вище яких відбувається дія. || Уживається для позначення предметів, осіб, до яких хто-небудь нахиляється, схиляється і т. ін. || Уживається для позначення місця, біля якого на вищому рівні щось розміщене.</text:p>
            <text:p text:style-name="P18">2) <text:span text:style-name="T153">із знах. в.</text:span> Уживається для позначення місця, куди спрямована дія. Об’єктні відношення:</text:p>
            <text:p text:style-name="P18"><text:span text:style-name="T110">5) </text:span><text:span text:style-name="T126">із знах.</text:span><text:span text:style-name="T110">, </text:span><text:span text:style-name="T126">рідко з оруд. в.</text:span><text:span text:style-name="T110"> Уживається для позначення вищої міри, ступеня порівняння, більшої кількості і т. ін. || Уживається для позначення предметів, осіб, яким надається перевага над ким-, чим-небудь. || Уживається для позначення перевищення якої-небудь міри, ступеня і т. ін. </text:span><text:span text:style-name="T126">Над усе</text:span><text:span text:style-name="T146"> (ВТСУМ,</text:span><text:span text:style-name="T113"> 709)</text:span></text:p>
          </table:table-cell>
        </table:table-row>
        <table:table-row>
          <table:covered-table-cell/>
          <table:table-cell table:style-name="Dictionary.B2" office:value-type="string">
            <text:p text:style-name="P15">ви́щий</text:p>
            <text:p text:style-name="P18"><text:soft-page-break/>-а, -е.</text:p>
            <text:p text:style-name="P18">1) Вищ. ст. до високий<text:span text:style-name="T38"> (ВТСУМ,</text:span><text:span text:style-name="T179"> 162)</text:span></text:p>
          </table:table-cell>
        </table:table-row>
        <table:table-row>
          <table:table-cell table:style-name="Dictionary.A2" table:number-rows-spanned="2" office:value-type="string">
            <text:p text:style-name="P14">НАДНÉБО</text:p>
            <text:p text:style-name="P18">-а, <text:span text:style-name="T154">ім., с., інд.-авт.,</text:span></text:p>
            <text:p text:style-name="P18"><text:span text:style-name="T9">утворене префіксальним способом, похідне від слова</text:span><text:span text:style-name="T171"> </text:span><text:span text:style-name="T49">над</text:span><text:span text:style-name="T171"> і </text:span><text:span text:style-name="T49">нéбо.</text:span></text:p>
            <text:p text:style-name="P19">Були мої моління всує - </text:p>
            <text:p text:style-name="P19">Бог не почув і не простив,</text:p>
            <text:p text:style-name="P19">і вже її душа прямує</text:p>
            <text:p text:style-name="P18"><text:span text:style-name="T155">в </text:span><text:span text:style-name="T157">наднеба</text:span><text:span text:style-name="T155"> синь</text:span><text:span text:style-name="T40"> (П,</text:span><text:span text:style-name="T2"> ІІ, 114)</text:span></text:p>
          </table:table-cell>
          <table:table-cell table:style-name="Dictionary.B2" office:value-type="string">
            <text:p text:style-name="P18"><text:span text:style-name="T49">над </text:span><text:span text:style-name="T167">(див. </text:span><text:span text:style-name="T49">НÁДВИЩ</text:span><text:span text:style-name="T167">)</text:span></text:p>
          </table:table-cell>
        </table:table-row>
        <table:table-row>
          <table:covered-table-cell/>
          <table:table-cell table:style-name="Dictionary.B2" office:value-type="string">
            <text:p text:style-name="P14">небо</text:p>
            <text:p text:style-name="P18"><text:span text:style-name="T131">I </text:span><text:span text:style-name="T132">не́бо</text:span></text:p>
            <text:p text:style-name="P18">-а, <text:span text:style-name="T153">с.</text:span></text:p>
            <text:p text:style-name="P18">1) Видимий над поверхнею землі повітряний простір у формі шатра.</text:p>
            <text:p text:style-name="P18">2) За релігійними уявленнями — місцеперебування Бога, ангелів, святих; потойбічний світ, рай<text:span text:style-name="T38"> (ВТСУМ,</text:span><text:span text:style-name="T169"> 747)</text:span></text:p>
          </table:table-cell>
        </table:table-row>
        <table:table-row>
          <table:table-cell table:style-name="Dictionary.A2" table:number-rows-spanned="2" office:value-type="string">
            <text:p text:style-name="P14">НАДÓКРУЖ</text:p>
            <text:p text:style-name="P19">незм., присл., інд.-авт.,</text:p>
            <text:p text:style-name="P18"><text:span text:style-name="T8">утворене префіксальним способом, похідне від слова</text:span><text:span text:style-name="T6"> </text:span><text:span text:style-name="T15">о́круга.</text:span></text:p>
            <text:p text:style-name="P19">А <text:span text:style-name="T47">надокруж</text:span> — майстри заплічні</text:p>
            <text:p text:style-name="P18"><text:span text:style-name="T155">стежок — ганебних і величних</text:span><text:span text:style-name="T40"> (П,</text:span><text:span text:style-name="T2"> ІІ, 165)</text:span></text:p>
          </table:table-cell>
          <table:table-cell table:style-name="Dictionary.B2" office:value-type="string">
            <text:p text:style-name="P14"><text:span text:style-name="T171">над </text:span><text:span text:style-name="T167">(див. </text:span><text:span text:style-name="T171">НÁДВИЩ</text:span><text:span text:style-name="T167">)</text:span></text:p>
          </table:table-cell>
        </table:table-row>
        <table:table-row>
          <table:covered-table-cell/>
          <table:table-cell table:style-name="Dictionary.B2" office:value-type="string">
            <text:p text:style-name="P15">окру́га</text:p>
            <text:p text:style-name="P18"><text:span text:style-name="T132">-и, </text:span><text:span text:style-name="T136">ж.</text:span></text:p>
            <text:p text:style-name="P18">1) Навколишня місцевість<text:span text:style-name="T38"> </text:span><text:span text:style-name="T38">(ВТСУМ,</text:span><text:span text:style-name="T169"> 838)</text:span></text:p>
          </table:table-cell>
        </table:table-row>
        <table:table-row>
          <table:table-cell table:style-name="Dictionary.A2" table:number-rows-spanned="2" office:value-type="string">
            <text:p text:style-name="P14">НАДТОРÓСИ</text:p>
            <text:p text:style-name="P18">-ів, <text:span text:style-name="T154">ім., мн., інд.-авт.,</text:span></text:p>
            <text:p text:style-name="P18"><text:span text:style-name="T9">утворене префіксальним способом, похідне від слів:</text:span> <text:span text:style-name="T48">над</text:span> і <text:span text:style-name="T47">торóси.</text:span></text:p>
            <text:p text:style-name="P19">…оце світіння полохких світань</text:p>
            <text:p text:style-name="P19">світів жертовних, що мене запалює</text:p>
            <text:p text:style-name="P19">всенепогасним і ламким, як крига,</text:p>
            <text:p text:style-name="P18"><text:soft-page-break/><text:span text:style-name="T155">огнем співучих </text:span><text:span text:style-name="T157">надторосів</text:span><text:span text:style-name="T155"> — криг</text:span><text:span text:style-name="T40"> (П,</text:span><text:span text:style-name="T2"> І, 80)</text:span></text:p>
          </table:table-cell>
          <table:table-cell table:style-name="Dictionary.B2" office:value-type="string">
            <text:p text:style-name="P14"><text:span text:style-name="T171">над </text:span><text:span text:style-name="T167">(див. </text:span><text:span text:style-name="T171">НÁДВИЩ</text:span><text:span text:style-name="T167">)</text:span></text:p>
          </table:table-cell>
        </table:table-row>
        <table:table-row>
          <table:covered-table-cell/>
          <table:table-cell table:style-name="Dictionary.B2" office:value-type="string">
            <text:p text:style-name="P15">торо́с</text:p>
            <text:p text:style-name="P18"><text:span text:style-name="T132">-а, </text:span><text:span text:style-name="T136">ч.</text:span></text:p>
            <text:p text:style-name="P18">Нагромадження уламків криги на замерзлих морях і річках, що утворюється внаслідок стискання льоду<text:span text:style-name="T38"> (ВТСУМ,</text:span><text:span text:style-name="T169"> 1464)</text:span></text:p>
          </table:table-cell>
        </table:table-row>
        <table:table-row>
          <table:table-cell table:style-name="Dictionary.A2" office:value-type="string">
            <text:p text:style-name="P14">НÁКРИК</text:p>
            <text:p text:style-name="P18">-у, <text:span text:style-name="T154">ім., ч., інд.-авт.,</text:span></text:p>
            <text:p text:style-name="P18"><text:span text:style-name="T9">утворене префіксальним способом, похідне від слова</text:span><text:span text:style-name="T171"> </text:span><text:span text:style-name="T49">крик.</text:span></text:p>
            <text:p text:style-name="P19">Отой прощальний змах тонкоголосий</text:p>
            <text:p text:style-name="P19">тремтливої руки, той голий <text:span text:style-name="T47">накрик</text:span> - </text:p>
            <text:p text:style-name="P19">пункти рами — щербати й яр, той пагорб - </text:p>
            <text:p text:style-name="P18"><text:span text:style-name="T155">яким зигзагом путь тобі значив?</text:span><text:span text:style-name="T39"> (П,</text:span><text:span text:style-name="T2"> І, 124)</text:span></text:p>
          </table:table-cell>
          <table:table-cell table:style-name="Dictionary.B2" office:value-type="string">
            <text:p text:style-name="P18"><text:span text:style-name="T49">крик </text:span><text:span text:style-name="T167">(див. </text:span><text:span text:style-name="T49">КРИК-ЗЕЛÓ</text:span><text:span text:style-name="T167">)</text:span></text:p>
          </table:table-cell>
        </table:table-row>
        <table:table-row>
          <table:table-cell table:style-name="Dictionary.A2" office:value-type="string">
            <text:p text:style-name="P14">НÁМЕРЗИ</text:p>
            <text:p text:style-name="P18">-ів, <text:span text:style-name="T154">ім., мн., інд.-авт.,</text:span></text:p>
            <text:p text:style-name="P18"><text:span text:style-name="T9">утворене нульсуфіксальним способом, похідне від слова</text:span><text:span text:style-name="T171"> </text:span><text:span text:style-name="T49">намерза́ти.</text:span></text:p>
            <text:p text:style-name="P19">О скрипки тьмавий гуд — мов скапує живиця,</text:p>
            <text:p text:style-name="P19">зникають <text:span text:style-name="T47">намерзи</text:span> і вже хмеліє гін</text:p>
            <text:p text:style-name="P18"><text:span text:style-name="T155">дзвінкого дерева…</text:span><text:span text:style-name="T39"> (П,</text:span><text:span text:style-name="T2"> ІІ, 155)</text:span></text:p>
          </table:table-cell>
          <table:table-cell table:style-name="Dictionary.B2" office:value-type="string">
            <text:p text:style-name="P15">намерза́ти</text:p>
            <text:p text:style-name="P18"><text:span text:style-name="T132">-ає, </text:span><text:span text:style-name="T136">недок.</text:span><text:span text:style-name="T132">, намерзнути </text:span><text:span text:style-name="T136">і </text:span><text:span text:style-name="T132">намерзти, -зне; </text:span><text:span text:style-name="T136">мин. ч.</text:span><text:span text:style-name="T132"> намерз, -ла, -ло; </text:span><text:span text:style-name="T136">док.</text:span></text:p>
            <text:p text:style-name="P18">1) Замерзаючи, вкривати поверхню чого-небудь або нагромаджуватися на чому-небудь (про лід, сніг і т. ін.). || Покриватися льодом<text:span text:style-name="T38"> (ВТСУМ,</text:span><text:span text:style-name="T169"> 723)</text:span></text:p>
          </table:table-cell>
        </table:table-row>
        <table:table-row>
          <table:table-cell table:style-name="Dictionary.A2" table:number-rows-spanned="2" office:value-type="string">
            <text:p text:style-name="P14">НАПІВБАЖÁННЯ</text:p>
            <text:p text:style-name="P18">-я, <text:span text:style-name="T154">ім., с., інд.-авт.,</text:span></text:p>
            <text:p text:style-name="P18"><text:span text:style-name="T9">утворене префіксальним способом, похідне від слів:</text:span><text:span text:style-name="T171"> </text:span><text:span text:style-name="T49">напíв</text:span><text:span text:style-name="T171"> і </text:span><text:span text:style-name="T49">бажáння.</text:span></text:p>
            <text:p text:style-name="P19">Напівступою,</text:p>
            <text:p text:style-name="P19"><text:soft-page-break/>як над собою винесений крок</text:p>
            <text:p text:style-name="P19">задумався і скляк. <text:span text:style-name="T47">Напівбажання</text:span>,</text:p>
            <text:p text:style-name="P18"><text:span text:style-name="T155">на півваганні втяте</text:span><text:span text:style-name="T40"> (П,</text:span><text:span text:style-name="T2"> І, 57)</text:span></text:p>
          </table:table-cell>
          <table:table-cell table:style-name="Dictionary.B2" office:value-type="string">
            <text:p text:style-name="P15">Наполови́ну (напі́в)</text:p>
            <text:p text:style-name="P19">присл.</text:p>
            <text:p text:style-name="P18">1) У розмірі чи обсязі, що охоплює половину кого-, чого-небудь.</text:p>
            <text:p text:style-name="P18">2) Пополам з чим-небудь; з домішкою, з ознакою, з елементами чогось.</text:p>
            <text:p text:style-name="P18"><text:soft-page-break/>3) Частково, не зовсім, не повністю або значною мірою<text:span text:style-name="T38"> (ВТСУМ,</text:span><text:span text:style-name="T179"> 730)</text:span></text:p>
          </table:table-cell>
        </table:table-row>
        <table:table-row>
          <table:covered-table-cell/>
          <table:table-cell table:style-name="Dictionary.B2" office:value-type="string">
            <text:p text:style-name="P15">бажа́ння</text:p>
            <text:p text:style-name="P18"><text:span text:style-name="T132">-я, </text:span><text:span text:style-name="T136">с.</text:span></text:p>
            <text:p text:style-name="P18">1) Прагнення, потяг до здійснення чого-небудь; хотіння<text:span text:style-name="T38"> (ВТСУМ,</text:span><text:span text:style-name="T169"> 55)</text:span></text:p>
          </table:table-cell>
        </table:table-row>
        <table:table-row>
          <table:table-cell table:style-name="Dictionary.A2" table:number-rows-spanned="2" office:value-type="string">
            <text:p text:style-name="P14">НАПІВСТУПÁ</text:p>
            <text:p text:style-name="P18">-и́, <text:span text:style-name="T154">ім., </text:span><text:span text:style-name="T155">ж., інд.-авт.,</text:span></text:p>
            <text:p text:style-name="P18"><text:span text:style-name="T2">утворене префіксальним способом, похідне від слів:</text:span><text:span text:style-name="T171"> </text:span><text:span text:style-name="T49">напíв</text:span><text:span text:style-name="T171"> і </text:span><text:span text:style-name="T49">ступа́</text:span><text:span text:style-name="T16">.</text:span></text:p>
            <text:p text:style-name="P19"><text:span text:style-name="T47">Напівступою</text:span>,</text:p>
            <text:p text:style-name="P19">як над собою винесений крок</text:p>
            <text:p text:style-name="P19">задумався і скляк. Напівбажання,</text:p>
            <text:p text:style-name="P18"><text:span text:style-name="T155">на півваганні втяте</text:span><text:span text:style-name="T40"> (П,</text:span><text:span text:style-name="T2"> І, 57)</text:span></text:p>
          </table:table-cell>
          <table:table-cell table:style-name="Dictionary.B2" office:value-type="string">
            <text:p text:style-name="P18"><text:span text:style-name="T46">напі́в </text:span>(див. <text:span text:style-name="T48">НАПІВБАЖÁННЯ</text:span>)</text:p>
          </table:table-cell>
        </table:table-row>
        <table:table-row>
          <table:covered-table-cell/>
          <table:table-cell table:style-name="Dictionary.B2" office:value-type="string">
            <text:p text:style-name="P14">ступа́</text:p>
            <text:p text:style-name="P18"><text:span text:style-name="T131">II </text:span><text:span text:style-name="T132">ступа́</text:span></text:p>
            <text:p text:style-name="P18">-и, <text:span text:style-name="T153">ж.</text:span>, <text:span text:style-name="T153">перев.</text:span> <text:span text:style-name="T153">з означ.</text:span></text:p>
            <text:p text:style-name="P18">Манера ходити, ступати; хода. || Рух ногою вперед, убік або назад; крок. || Звуки від таких рухів. || Про спокійну, тиху ходу коня; найповільніший алюр<text:span text:style-name="T38"> (ВТСУМ,</text:span><text:span text:style-name="T169"> 1407)</text:span></text:p>
          </table:table-cell>
        </table:table-row>
        <table:table-row>
          <table:table-cell table:style-name="Dictionary.A2" office:value-type="string">
            <text:p text:style-name="P14">НÁХЛЮПИ</text:p>
            <text:p text:style-name="P18">-ів, <text:span text:style-name="T154">ім., мн., інд.-авт.,</text:span></text:p>
            <text:p text:style-name="P18"><text:span text:style-name="T9">утворене префіксальним і нульсуфіксальним способом, похідне від слова</text:span><text:span text:style-name="T171"> </text:span><text:span text:style-name="T49">хлю́пати.</text:span></text:p>
            <text:p text:style-name="P19">Покірні вітру, <text:span text:style-name="T47">нахлюпи</text:span> щедрот</text:p>
            <text:p text:style-name="P19">з убогого жебрацького бенкету,</text:p>
            <text:p text:style-name="P19">відвирувавши, котяться у Лету,</text:p>
            <text:p text:style-name="P18"><text:span text:style-name="T155">в таночок взявши кревних і заброд</text:span><text:span text:style-name="T39"> (П,</text:span><text:span text:style-name="T2"> І, 101)</text:span></text:p>
          </table:table-cell>
          <table:table-cell table:style-name="Dictionary.B2" office:value-type="string">
            <text:p text:style-name="P15">хлю́пати</text:p>
            <text:p text:style-name="P18"><text:span text:style-name="T132">-аю, -аєш, </text:span><text:span text:style-name="T136">недок.</text:span></text:p>
            <text:p text:style-name="P18">1) <text:span text:style-name="T153">неперех.</text:span> Плещучи, просочуючись, видавати характерні звуки (про воду, грязь і т. ін.). || З плескотом битися, ударятися об що-небудь. || Ударяючи по воді, з шумом занурюючись, падаючи в воду чи іншу рідину, створювати плескіт.</text:p>
            <text:p text:style-name="P18"><text:span text:style-name="T110">2) </text:span><text:span text:style-name="T126">перех.</text:span><text:span text:style-name="T110"> </text:span><text:span text:style-name="T126">і неперех.</text:span><text:span text:style-name="T110"> Рвучкими рухами лити, бризкати водою або іншою рідиною на кого-, що-небудь. || Розливатися, виливатися, </text:span><text:soft-page-break/><text:span text:style-name="T110">розпліскуватися. || Утворювати звуки, що нагадують хлипання.</text:span><text:span text:style-name="T126">Хлюпати носом</text:span><text:span text:style-name="T146"> (ВТСУМ,</text:span><text:span text:style-name="T112"> 1565)</text:span></text:p>
          </table:table-cell>
        </table:table-row>
        <table:table-row>
          <table:table-cell table:style-name="Dictionary.A2" table:number-rows-spanned="2" office:value-type="string">
            <text:p text:style-name="P14">ОБАКРÁЙ</text:p>
            <text:p text:style-name="P18">-ю, <text:span text:style-name="T154">ім., ч., інд.-авт.,</text:span></text:p>
            <text:p text:style-name="P18"><text:span text:style-name="T9">утворене способом зрощення, похідне від слів:</text:span><text:span text:style-name="T171"> </text:span><text:span text:style-name="T49">óба</text:span><text:span text:style-name="T171"> і </text:span><text:span text:style-name="T49">край.</text:span></text:p>
            <text:p text:style-name="P19">З ціложиттєвого ждання</text:p>
            <text:p text:style-name="P19">Ти смерть на кілька літ відтрутив,</text:p>
            <text:p text:style-name="P19">аби почути пахощ рути</text:p>
            <text:p text:style-name="P19">і в неї впасти навмання - </text:p>
            <text:p text:style-name="P19">з усіх розлук — на <text:span text:style-name="T47">обакрай</text:span></text:p>
            <text:p text:style-name="P18"><text:span text:style-name="T155">Вітчизни — і яви, і мрії</text:span><text:span text:style-name="T40"> (П,</text:span><text:span text:style-name="T2"> ІІ, 19)</text:span></text:p>
          </table:table-cell>
          <table:table-cell table:style-name="Dictionary.B2" office:value-type="string">
            <text:p text:style-name="P18"><text:span text:style-name="T46">Оби́два (</text:span><text:span text:style-name="T49">óба</text:span><text:span text:style-name="T46">)</text:span></text:p>
            <text:p text:style-name="P18"><text:span text:style-name="T132">обох, </text:span><text:span text:style-name="T136">ч.</text:span><text:span text:style-name="T132"> </text:span><text:span text:style-name="T136">і с.</text:span><text:span text:style-name="T132">, обидві, обох, </text:span><text:span text:style-name="T136">ж.</text:span><text:span text:style-name="T132">, </text:span><text:span text:style-name="T136">числ.</text:span><text:span text:style-name="T132">, </text:span><text:span text:style-name="T136">збірн.</text:span></text:p>
            <text:p text:style-name="P18"><text:span text:style-name="T110">Означає кожний із двох названих або відомих предметів; один і другий; і той, і другий. </text:span><text:span text:style-name="T126">В обидва кінці</text:span><text:span text:style-name="T146"> (ВТСУМ,</text:span><text:span text:style-name="T113"> 804)</text:span></text:p>
          </table:table-cell>
        </table:table-row>
        <table:table-row>
          <table:covered-table-cell/>
          <table:table-cell table:style-name="Dictionary.B2" office:value-type="string">
            <text:p text:style-name="P18"><text:span text:style-name="T49">край </text:span><text:span text:style-name="T167">(див. </text:span><text:span text:style-name="T49">КРАЙÓКРАЙ</text:span><text:span text:style-name="T167">)</text:span></text:p>
          </table:table-cell>
        </table:table-row>
        <table:table-row>
          <table:table-cell table:style-name="Dictionary.A2" table:number-rows-spanned="2" office:value-type="string">
            <text:p text:style-name="P14">ОБОЮДОЖÁЛИЙ</text:p>
            <text:p text:style-name="P18">-а, -е, <text:span text:style-name="T155">прикм., </text:span><text:span text:style-name="T154">інд.-авт.,</text:span></text:p>
            <text:p text:style-name="P18"><text:span text:style-name="T9">утворене складносуфіксальним </text:span><text:span text:style-name="T9">способом, похідне від слів:</text:span><text:span text:style-name="T6"> </text:span><text:span text:style-name="T15">обою́до</text:span><text:span text:style-name="T6"> і </text:span><text:span text:style-name="T15">жалі́ти.</text:span></text:p>
            <text:p text:style-name="P19">Та мури, мов із мертвих всталі,</text:p>
            <text:p text:style-name="P19">похмуро мовили: чекай,</text:p>
            <text:p text:style-name="P19">ще обрадіє із печалі</text:p>
            <text:p text:style-name="P18"><text:span text:style-name="T155">твій </text:span><text:span text:style-name="T157">обоюдожалий</text:span><text:span text:style-name="T155"> край</text:span><text:span text:style-name="T40"> (П,</text:span><text:span text:style-name="T2"> І, 36)</text:span></text:p>
          </table:table-cell>
          <table:table-cell table:style-name="Dictionary.B2" office:value-type="string">
            <text:p text:style-name="P18"><text:span text:style-name="T15">Обою́до </text:span><text:span text:style-name="T12">(не подано у словнику)</text:span></text:p>
          </table:table-cell>
        </table:table-row>
        <table:table-row>
          <table:covered-table-cell/>
          <table:table-cell table:style-name="Dictionary.B2" office:value-type="string">
            <text:p text:style-name="P15">жалі́ти</text:p>
            <text:p text:style-name="P18"><text:span text:style-name="T132">-ію, -ієш, </text:span><text:span text:style-name="T136">недок.</text:span></text:p>
            <text:p text:style-name="P18">1) <text:span text:style-name="T153">перех.</text:span> <text:span text:style-name="T153">і без додатка</text:span>. Відчувати жалість, співчуття до кого-небудь.</text:p>
            <text:p text:style-name="P18">2) <text:span text:style-name="T153">неперех.</text:span> Нарікати на що-небудь, уболівати за чимось, за щось; шкодувати, жалкувати.</text:p>
            <text:p text:style-name="P18"><text:span text:style-name="T110">3) </text:span><text:span text:style-name="T126">перех.</text:span><text:span text:style-name="T110"> Берегти, оберігати кого-, що-небудь. || Неохоче витрачати що-небудь; шкодувати, жалкувати</text:span><text:span text:style-name="T146"> (ВТСУМ,</text:span><text:span text:style-name="T112"> 364)</text:span></text:p>
          </table:table-cell>
        </table:table-row>
        <table:table-row>
          <table:table-cell table:style-name="Dictionary.A2" office:value-type="string">
            <text:p text:style-name="P14">ОВÓГНЕНИЙ</text:p>
            <text:p text:style-name="P18"><text:soft-page-break/>-а, -е, <text:span text:style-name="T155">дієпр., інд.-авт.,</text:span></text:p>
            <text:p text:style-name="P18"><text:span text:style-name="T8">утворене суфіксально-префіксальним способом, похідне від </text:span><text:span text:style-name="T9">в</text:span><text:span text:style-name="T171">ід неіснуючого дієслова </text:span><text:span text:style-name="T49">ово́гнити.</text:span></text:p>
            <text:p text:style-name="P19">Та за тобою небо запалало,</text:p>
            <text:p text:style-name="P18"><text:span text:style-name="T157">овогнене</text:span><text:span text:style-name="T155"> грозою стожалів</text:span><text:span text:style-name="T40"> (П,</text:span><text:span text:style-name="T2"> ІІ, 68)</text:span></text:p>
          </table:table-cell>
          <table:table-cell table:style-name="Dictionary.B2" office:value-type="string">
            <text:p text:style-name="P18"><text:span text:style-name="T49">Ово́гнити </text:span><text:span text:style-name="T165">(не подано у словнику)</text:span></text:p>
          </table:table-cell>
        </table:table-row>
        <table:table-row>
          <table:table-cell table:style-name="Dictionary.A2" office:value-type="string">
            <text:p text:style-name="P14">ОГРÁННЯ</text:p>
            <text:p text:style-name="P19">ім., с., інд.-авт.,</text:p>
            <text:p text:style-name="P18"><text:span text:style-name="T9">утворене суфіксальним способом, похідне від слова</text:span><text:span text:style-name="T6"> </text:span><text:span text:style-name="T48">огрáнювати.</text:span></text:p>
            <text:p text:style-name="P19">У зашморзі бід</text:p>
            <text:p text:style-name="P19">аж зайшовся кривий од волання борлак,</text:p>
            <text:p text:style-name="P18"><text:span text:style-name="T155">аж </text:span><text:span text:style-name="T157">огранням</text:span><text:span text:style-name="T155"> дзеркал заросилася кров!</text:span><text:span text:style-name="T39"> (П,</text:span><text:span text:style-name="T2"> І, 33)</text:span></text:p>
          </table:table-cell>
          <table:table-cell table:style-name="Dictionary.B2" office:value-type="string">
            <text:p text:style-name="P18"><text:span text:style-name="T46">Ограно́вувати (</text:span><text:span text:style-name="T48">огрáнювати</text:span><text:span text:style-name="T46">)</text:span></text:p>
            <text:p text:style-name="P18"><text:span text:style-name="T132">-ую, -уєш, </text:span><text:span text:style-name="T136">недок.</text:span><text:span text:style-name="T132">, огранувати, -ую, -уєш, </text:span><text:span text:style-name="T136">док.</text:span><text:span text:style-name="T132">, </text:span><text:span text:style-name="T136">перех.</text:span><text:span text:style-name="T132">, </text:span><text:span text:style-name="T136">спец.</text:span></text:p>
            <text:p text:style-name="P18"><text:span text:style-name="T110">Шліфуючи поверхню чого-небудь, робити на ній грані</text:span><text:span text:style-name="T146"> (ВТСУМ,</text:span><text:span text:style-name="T112"> 826)</text:span></text:p>
          </table:table-cell>
        </table:table-row>
        <table:table-row>
          <table:table-cell table:style-name="Dictionary.A2" office:value-type="string">
            <text:p text:style-name="P14">ОЗЛÍННЯ</text:p>
            <text:p text:style-name="P18">-я, <text:span text:style-name="T154">ім., ж., інд.-авт.,</text:span></text:p>
            <text:p text:style-name="P18"><text:span text:style-name="T163">утворене суфіксальним способом, похідне від слова</text:span> <text:span text:style-name="T48">озли́тися.</text:span></text:p>
            <text:p text:style-name="P19">А шал який! Яке <text:span text:style-name="T47">озління</text:span>!</text:p>
            <text:p text:style-name="P18"><text:span text:style-name="T155">О білий світе-блекота</text:span><text:span text:style-name="T40"> (П,</text:span><text:span text:style-name="T2"> І, 132)</text:span></text:p>
          </table:table-cell>
          <table:table-cell table:style-name="Dictionary.B2" office:value-type="string">
            <text:p text:style-name="P15">озли́тися</text:p>
            <text:p text:style-name="P18"><text:span text:style-name="T132">-люся, -лишся, </text:span><text:span text:style-name="T136">док.</text:span></text:p>
            <text:p text:style-name="P18">Стати розлюченим, роздратованим; розізлитися, розгніватися. || Стати злим, злостивим<text:span text:style-name="T38"> (ВТСУМ,</text:span><text:span text:style-name="T169"> 834)</text:span></text:p>
          </table:table-cell>
        </table:table-row>
        <table:table-row>
          <table:table-cell table:style-name="Dictionary.A2" office:value-type="string">
            <text:p text:style-name="P14">ОШРÓТТЯ</text:p>
            <text:p text:style-name="P18">-я, <text:span text:style-name="T154">ім., збірн., інд.-авт.,</text:span></text:p>
            <text:p text:style-name="P18"><text:span text:style-name="T9">утворене суфіксально-префіксальним способом, похідне від слова</text:span> <text:span text:style-name="T48">шріт.</text:span></text:p>
            <text:p text:style-name="P19">І тінь біжить — поверхи давніх днів.</text:p>
            <text:p text:style-name="P18"><text:soft-page-break/><text:span text:style-name="T155">І заволока — на </text:span><text:span text:style-name="T157">ошроття</text:span><text:span text:style-name="T155"> часу</text:span><text:span text:style-name="T40"> (П,</text:span><text:span text:style-name="T2"> І, 137)</text:span></text:p>
          </table:table-cell>
          <table:table-cell table:style-name="Dictionary.B2" office:value-type="string">
            <text:p text:style-name="P14">шріт</text:p>
            <text:p text:style-name="P18"><text:span text:style-name="T132">шроту, </text:span><text:span text:style-name="T136">ч.</text:span></text:p>
            <text:p text:style-name="P18">1) Дрібні свинцеві кульки для стрільби з мисливської рушниці; дріб<text:span text:style-name="T38"> (ВТСУМ,</text:span><text:span text:style-name="T169"> 1631)</text:span></text:p>
          </table:table-cell>
        </table:table-row>
        <table:table-row>
          <table:table-cell table:style-name="Dictionary.A2" table:number-rows-spanned="2" office:value-type="string">
            <text:p text:style-name="P14">ПÁВЕРХ</text:p>
            <text:p text:style-name="P18">-у, <text:span text:style-name="T154">ім., ч., інд.-авт.,</text:span></text:p>
            <text:p text:style-name="P18"><text:span text:style-name="T9">утворене префіксальним способом, похідне від слів:</text:span><text:span text:style-name="T171"> </text:span><text:span text:style-name="T49">па</text:span><text:span text:style-name="T171">... (“подібний”) і </text:span><text:span text:style-name="T49">верх.</text:span></text:p>
            <text:p text:style-name="P19">Тут <text:span text:style-name="T47">паверх</text:span>, паниз, пажиття і паскін,</text:p>
            <text:p text:style-name="P19">переступай лискуче лезо меж,</text:p>
            <text:p text:style-name="P19">і рідні лиця за порожні маски</text:p>
            <text:p text:style-name="P18"><text:span text:style-name="T155">тобі здадуться з понадгірних веж</text:span><text:span text:style-name="T40"> (П,</text:span><text:span text:style-name="T2"> І, 167)</text:span></text:p>
          </table:table-cell>
          <table:table-cell table:style-name="Dictionary.B2" office:value-type="string">
            <text:p text:style-name="P18"><text:span text:style-name="T123">Па</text:span><text:span text:style-name="T114">... </text:span><text:span text:style-name="T115">(не подано у словнику)</text:span></text:p>
          </table:table-cell>
        </table:table-row>
        <table:table-row>
          <table:covered-table-cell/>
          <table:table-cell table:style-name="Dictionary.B2" office:value-type="string">
            <text:p text:style-name="P14">верх</text:p>
            <text:p text:style-name="P18"><text:span text:style-name="T132">-у, </text:span><text:span text:style-name="T136">ч.</text:span></text:p>
            <text:p text:style-name="P18">1) Верхня, найвища частина чого-небудь; вершина. || Поверхня землі, якої-небудь рідини і т. ін. <text:span text:style-name="T38">(ВТСУМ,</text:span><text:span text:style-name="T169"> 123)</text:span></text:p>
          </table:table-cell>
        </table:table-row>
        <table:table-row>
          <table:table-cell table:style-name="Dictionary.A2" office:value-type="string">
            <text:p text:style-name="P14">ПАЖИТТЯ́</text:p>
            <text:p text:style-name="P18">-я, <text:span text:style-name="T154">ім., с., інд.-авт.,</text:span></text:p>
            <text:p text:style-name="P18"><text:span text:style-name="T9">утворене префіксальним способом, похідне від слів:</text:span><text:span text:style-name="T171"> </text:span><text:span text:style-name="T49">па</text:span><text:span text:style-name="T171">... (“подібний”) і </text:span><text:span text:style-name="T49">життя́.</text:span></text:p>
            <text:p text:style-name="P19">Тут паверх, паниз, <text:span text:style-name="T47">пажиття</text:span> і паскін,</text:p>
            <text:p text:style-name="P19">переступай лискуче лезо меж,</text:p>
            <text:p text:style-name="P19">і рідні лиця за порожні маски</text:p>
            <text:p text:style-name="P18"><text:span text:style-name="T155">тобі здадуться з понадгірних веж</text:span><text:span text:style-name="T40"> (П,</text:span><text:span text:style-name="T2"> І, 167)</text:span></text:p>
          </table:table-cell>
          <table:table-cell table:style-name="Dictionary.B2" office:value-type="string">
            <text:p text:style-name="P18"><text:span text:style-name="T49">життя́</text:span><text:span text:style-name="T167"> (див </text:span><text:span text:style-name="T49">ЖИТТЄСМÉРТЬ</text:span><text:span text:style-name="T167">)</text:span></text:p>
          </table:table-cell>
        </table:table-row>
        <table:table-row>
          <table:table-cell table:style-name="Dictionary.A2" office:value-type="string">
            <text:p text:style-name="P14">ПÁНИЗ</text:p>
            <text:p text:style-name="P18">-у, <text:span text:style-name="T154">ім., ч., інд.-авт.,</text:span></text:p>
            <text:p text:style-name="P18"><text:span text:style-name="T9">утворене префіксальним способом, </text:span><text:soft-page-break/><text:span text:style-name="T9">похідне від слів:</text:span><text:span text:style-name="T171"> </text:span><text:span text:style-name="T49">па</text:span><text:span text:style-name="T171">... (“подібний”) і </text:span><text:span text:style-name="T49">низ.</text:span></text:p>
            <text:p text:style-name="P19">Тут паверх, <text:span text:style-name="T47">паниз</text:span>, пажиття і паскін,</text:p>
            <text:p text:style-name="P19">переступай лискуче лезо меж,</text:p>
            <text:p text:style-name="P19">і рідні лиця за порожні маски</text:p>
            <text:p text:style-name="P18"><text:span text:style-name="T155">тобі здадуться з понадгірних веж</text:span><text:span text:style-name="T40"> (П,</text:span><text:span text:style-name="T2"> І, 167)</text:span></text:p>
          </table:table-cell>
          <table:table-cell table:style-name="Dictionary.B2" office:value-type="string">
            <text:p text:style-name="P14">низ</text:p>
            <text:p text:style-name="P18"><text:span text:style-name="T132">-у, </text:span><text:span text:style-name="T136">ч.</text:span></text:p>
            <text:p text:style-name="P18"><text:span text:style-name="T133">1) Нижня частина предмета. || </text:span><text:span text:style-name="T137">рідко</text:span><text:span text:style-name="T133">. </text:span><text:soft-page-break/><text:span text:style-name="T133">Те саме, що виворіт</text:span><text:span text:style-name="T144"> (ВТСУМ,</text:span><text:span text:style-name="T134"> 785)</text:span></text:p>
          </table:table-cell>
        </table:table-row>
        <table:table-row>
          <table:table-cell table:style-name="Dictionary.A2" office:value-type="string">
            <text:p text:style-name="P14">ПАРУ́́РА</text:p>
            <text:p text:style-name="P18">-и, <text:span text:style-name="T154">ім., ж., інд.-авт.,</text:span></text:p>
            <text:p text:style-name="P18"><text:span text:style-name="T9">утворене префіксальним способом, похідне від слів:</text:span><text:span text:style-name="T171"> </text:span><text:span text:style-name="T49">па</text:span><text:span text:style-name="T171">... (“подібний”) і </text:span><text:span text:style-name="T49">рýра.</text:span></text:p>
            <text:p text:style-name="P19">Те безмежжя сил,</text:p>
            <text:p text:style-name="P19">розбурханих од молодого болю,</text:p>
            <text:p text:style-name="P18"><text:span text:style-name="T155">ті </text:span><text:span text:style-name="T157">парури</text:span><text:span text:style-name="T155"> зусиль…</text:span><text:span text:style-name="T39"> (П,</text:span><text:span text:style-name="T2"> І, 57)</text:span></text:p>
          </table:table-cell>
          <table:table-cell table:style-name="Dictionary.B2" office:value-type="string">
            <text:p text:style-name="P15">ру́ра</text:p>
            <text:p text:style-name="P18"><text:span text:style-name="T132">-и, </text:span><text:span text:style-name="T136">ж.</text:span></text:p>
            <text:p text:style-name="P24"><text:span text:style-name="T139">1) </text:span><text:span text:style-name="T141">зах.</text:span><text:span text:style-name="T139"> Те саме, що </text:span><text:span text:style-name="T1">труба</text:span><text:span text:style-name="T142"> (ВТСУМ,</text:span><text:span text:style-name="T140"> 1279)</text:span></text:p>
          </table:table-cell>
        </table:table-row>
        <table:table-row>
          <table:table-cell table:style-name="Dictionary.A2" office:value-type="string">
            <text:p text:style-name="P14">ПÁСКІН</text:p>
            <text:p text:style-name="P18">пáскону, <text:span text:style-name="T154">ім., ч., інд.-авт.,</text:span></text:p>
            <text:p text:style-name="P18"><text:span text:style-name="T9">утворене префіксальним способом, похідне від слів:</text:span><text:span text:style-name="T171"> </text:span><text:span text:style-name="T49">па</text:span><text:span text:style-name="T171">... (“подібний”) і </text:span><text:span text:style-name="T49">скін.</text:span></text:p>
            <text:p text:style-name="P19">Тут паверх, паниз, пажиття і <text:span text:style-name="T47">паскін</text:span>,</text:p>
            <text:p text:style-name="P19">переступай лискуче лезо меж,</text:p>
            <text:p text:style-name="P19">і рідні лиця за порожні маски</text:p>
            <text:p text:style-name="P18"><text:span text:style-name="T155">тобі здадуться з понадгірних веж</text:span><text:span text:style-name="T40"> (П,</text:span><text:span text:style-name="T2"> І, 167)</text:span></text:p>
          </table:table-cell>
          <table:table-cell table:style-name="Dictionary.B2" office:value-type="string">
            <text:p text:style-name="P14">скін</text:p>
            <text:p text:style-name="P18"><text:span text:style-name="T132">скону, </text:span><text:span text:style-name="T136">ч.</text:span><text:span text:style-name="T132">, </text:span><text:span text:style-name="T136">уроч.</text:span></text:p>
            <text:p text:style-name="P18">Те саме, що смерть. || Кінець, межа<text:span text:style-name="T38"> (ВТСУМ,</text:span><text:span text:style-name="T179"> 1330)</text:span></text:p>
          </table:table-cell>
        </table:table-row>
        <table:table-row>
          <table:table-cell table:style-name="Dictionary.A2" table:number-rows-spanned="2" office:value-type="string">
            <text:p text:style-name="P14">ПЕКЕЛЬНОЗÓРИЙ</text:p>
            <text:p text:style-name="P18"><text:soft-page-break/>-а, -е, <text:span text:style-name="T155">прикм., </text:span><text:span text:style-name="T154">інд.-авт.,</text:span></text:p>
            <text:p text:style-name="P18"><text:span text:style-name="T9">утворене складнофлективним способом, похідне від слів:</text:span><text:span text:style-name="T171"> </text:span><text:span text:style-name="T49">пеке́льний </text:span><text:span text:style-name="T171">і </text:span><text:span text:style-name="T49">зір.</text:span></text:p>
            <text:p text:style-name="P19">Мигоче, мов відьмак, паркан <text:span text:style-name="T47">пекельнозорий</text:span>,</text:p>
            <text:p text:style-name="P18"><text:span text:style-name="T155">за голосом покори душа рушає вспак</text:span><text:span text:style-name="T40"> (П,</text:span><text:span text:style-name="T2"> ІІ, 31)</text:span></text:p>
          </table:table-cell>
          <table:table-cell table:style-name="Dictionary.B2" office:value-type="string">
            <text:p text:style-name="P18"><text:span text:style-name="T49">пеке́льний </text:span><text:span text:style-name="T165">(див. </text:span><text:span text:style-name="T49">ВСЕПЕКЕ́ЛЬНИЙ</text:span><text:span text:style-name="T165">)</text:span></text:p>
          </table:table-cell>
        </table:table-row>
        <table:table-row>
          <table:covered-table-cell/>
          <table:table-cell table:style-name="Dictionary.B2" office:value-type="string">
            <text:p text:style-name="P14">зір</text:p>
            <text:p text:style-name="P18"><text:span text:style-name="T132">зору, </text:span><text:span text:style-name="T136">ч.</text:span></text:p>
            <text:p text:style-name="P18">1) Одне з п’яти почуттів, органом якого є око. || Здатність бачити.</text:p>
            <text:p text:style-name="P18">2) Спрямованість очей на кого-, що-небудь; погляд.</text:p>
            <text:p text:style-name="P18">3) Те саме, що очі<text:span text:style-name="T38"> (ВТСУМ,</text:span><text:span text:style-name="T179"> 460)</text:span></text:p>
          </table:table-cell>
        </table:table-row>
        <table:table-row>
          <table:table-cell table:style-name="Dictionary.A2" table:number-rows-spanned="2" office:value-type="string">
            <text:p text:style-name="P14">ПІВВАГÁННЯ</text:p>
            <text:p text:style-name="P18">-я, <text:span text:style-name="T154">ім., с., інд.-авт.,</text:span></text:p>
            <text:p text:style-name="P18"><text:span text:style-name="T9">утворене префіксальним способом, похідне від слів:</text:span><text:span text:style-name="T171"> </text:span><text:span text:style-name="T49">пів</text:span><text:span text:style-name="T171"> і </text:span><text:span text:style-name="T49">вагáння.</text:span></text:p>
            <text:p text:style-name="P19">Напівступою,</text:p>
            <text:p text:style-name="P19">як над собою винесений крок</text:p>
            <text:p text:style-name="P19">задумався і скляк. Напівбажання,</text:p>
            <text:p text:style-name="P18"><text:span text:style-name="T155">на </text:span><text:span text:style-name="T157">півваганні</text:span><text:span text:style-name="T155"> втяте</text:span><text:span text:style-name="T40"> (П,</text:span><text:span text:style-name="T2"> І, 57)</text:span></text:p>
          </table:table-cell>
          <table:table-cell table:style-name="Dictionary.B2" office:value-type="string">
            <text:p text:style-name="P18"><text:span text:style-name="T46">Полови́на </text:span><text:span text:style-name="T180">(пів)</text:span></text:p>
            <text:p text:style-name="P18"><text:span text:style-name="T132">-и, </text:span><text:span text:style-name="T136">ж.</text:span></text:p>
            <text:p text:style-name="P18">1) Одна з двох рівних частин чого-небудь. || Складова частина парного предмета. || Якась частина або певна кількість чого-небудь.</text:p>
            <text:p text:style-name="P18">2) Середина якої-небудь віддалі, якогось проміжку часу і т. ін. || Момент часу, який відповідає середині даної години<text:span text:style-name="T38"> (ВТСУМ,</text:span><text:span text:style-name="T179"> 1036)</text:span></text:p>
          </table:table-cell>
        </table:table-row>
        <table:table-row>
          <table:covered-table-cell/>
          <table:table-cell table:style-name="Dictionary.B2" office:value-type="string">
            <text:p text:style-name="P15">вага́ння</text:p>
            <text:p text:style-name="P18"><text:span text:style-name="T132">-я, </text:span><text:span text:style-name="T136">с.</text:span></text:p>
            <text:p text:style-name="P18">1) Дія за знач. вагатися.</text:p>
            <text:p text:style-name="P18">2) Неспроможність відразу вирішити щось; роздумування.</text:p>
            <text:p text:style-name="P18">3) Непослідовність у поглядах, хитання<text:span text:style-name="T38"> (ВТСУМ,</text:span><text:span text:style-name="T169"> 106)</text:span></text:p>
          </table:table-cell>
        </table:table-row>
        <table:table-row>
          <table:table-cell table:style-name="Dictionary.A2" table:number-rows-spanned="2" office:value-type="string">
            <text:p text:style-name="P14">ПІВДУ́́ШІ</text:p>
            <text:p text:style-name="P18">півдýш, <text:span text:style-name="T154">ім., мн., інд.-авт.,</text:span></text:p>
            <text:p text:style-name="P18"><text:soft-page-break/><text:span text:style-name="T9">утворене префіксальним способом, похідне від слів:</text:span><text:span text:style-name="T171"> </text:span><text:span text:style-name="T49">пів</text:span><text:span text:style-name="T171"> і </text:span><text:span text:style-name="T49">ду́ші.</text:span></text:p>
            <text:p text:style-name="P19">О царство півсерць, півнадій, півпричалів,</text:p>
            <text:p text:style-name="P18"><text:span text:style-name="T155">півзамірів царство, півзмаг і </text:span><text:span text:style-name="T157">півдуш</text:span><text:span text:style-name="T155">!</text:span><text:span text:style-name="T39"> (П,</text:span><text:span text:style-name="T2"> І, 98)</text:span></text:p>
          </table:table-cell>
          <table:table-cell table:style-name="Dictionary.B2" office:value-type="string">
            <text:p text:style-name="P18"><text:span text:style-name="T49">пів </text:span><text:span text:style-name="T167">(див. </text:span><text:span text:style-name="T49">ПІВВАГÁННЯ</text:span><text:span text:style-name="T167">)</text:span></text:p>
          </table:table-cell>
        </table:table-row>
        <table:table-row>
          <table:covered-table-cell/>
          <table:table-cell table:style-name="Dictionary.B2" office:value-type="string">
            <text:p text:style-name="P18"><text:span text:style-name="T49">ду́ші </text:span><text:span text:style-name="T165">(див. </text:span><text:span text:style-name="T49">ДУШЕКРÓНА</text:span><text:span text:style-name="T165">)</text:span></text:p>
          </table:table-cell>
        </table:table-row>
        <table:table-row>
          <table:table-cell table:style-name="Dictionary.A2" table:number-rows-spanned="2" office:value-type="string">
            <text:p text:style-name="P14">ПІВЗÁМІРИ</text:p>
            <text:p text:style-name="P18">-ів, <text:span text:style-name="T154">ім., мн., інд.-авт.,</text:span></text:p>
            <text:p text:style-name="P18"><text:span text:style-name="T9">утворене префіксальним способом, похідне від слів:</text:span><text:span text:style-name="T171"> </text:span><text:span text:style-name="T49">пів</text:span><text:span text:style-name="T171"> і </text:span><text:span text:style-name="T49">зáміри.</text:span></text:p>
            <text:p text:style-name="P19">О царство півсерць, півнадій, півпричалів,</text:p>
            <text:p text:style-name="P18"><text:span text:style-name="T157">півзамірів</text:span><text:span text:style-name="T155"> царство, півзмаг і півдуш!</text:span><text:span text:style-name="T39"> (П,</text:span><text:span text:style-name="T2"> І, 98)</text:span></text:p>
          </table:table-cell>
          <table:table-cell table:style-name="Dictionary.B2" office:value-type="string">
            <text:p text:style-name="P18"><text:span text:style-name="T49">пів </text:span><text:span text:style-name="T167">(див. </text:span><text:span text:style-name="T49">ПІВВАГÁННЯ</text:span><text:span text:style-name="T167">)</text:span></text:p>
          </table:table-cell>
        </table:table-row>
        <table:table-row>
          <table:covered-table-cell/>
          <table:table-cell table:style-name="Dictionary.B2" office:value-type="string">
            <text:p text:style-name="P14">за́мір</text:p>
            <text:p text:style-name="P18"><text:span text:style-name="T131">I </text:span><text:span text:style-name="T132">за́мір</text:span></text:p>
            <text:p text:style-name="P18">-у, <text:span text:style-name="T153">ч.</text:span></text:p>
            <text:p text:style-name="P18"><text:span text:style-name="T110">Задум, бажання зробити щось; намір. || </text:span><text:span text:style-name="T126">перев.</text:span><text:span text:style-name="T110"> </text:span><text:span text:style-name="T126">мн.</text:span><text:span text:style-name="T110"> Таємні, підступні плани, спрямовані проти кого-, чого-небудь</text:span><text:span text:style-name="T146"> (ВТСУМ,</text:span><text:span text:style-name="T112"> 405)</text:span></text:p>
          </table:table-cell>
        </table:table-row>
        <table:table-row>
          <table:table-cell table:style-name="Dictionary.A2" table:number-rows-spanned="2" office:value-type="string">
            <text:p text:style-name="P14">ПІВЗМÁГИ</text:p>
            <text:p text:style-name="P19">ім., мн., інд.-авт.,</text:p>
            <text:p text:style-name="P18"><text:span text:style-name="T7">утворене префіксальним і нульсуфіксальним способом, похідне від слів:</text:span><text:span text:style-name="T170"> </text:span><text:span text:style-name="T50">пів</text:span><text:span text:style-name="T170"> і </text:span><text:span text:style-name="T50">змагáння.</text:span></text:p>
            <text:p text:style-name="P19">О царство півсерць, півнадій, півпричалів,</text:p>
            <text:p text:style-name="P18"><text:span text:style-name="T155">півзамірів царство, </text:span><text:span text:style-name="T157">півзмаг</text:span><text:span text:style-name="T155"> і півдуш!</text:span><text:span text:style-name="T39"> (П,</text:span><text:span text:style-name="T2"> І, 98)</text:span></text:p>
          </table:table-cell>
          <table:table-cell table:style-name="Dictionary.B2" office:value-type="string">
            <text:p text:style-name="P14"><text:span text:style-name="T171">пів </text:span><text:span text:style-name="T167">(див. </text:span><text:span text:style-name="T171">ПІВВАГÁННЯ</text:span><text:span text:style-name="T167">)</text:span></text:p>
          </table:table-cell>
        </table:table-row>
        <table:table-row>
          <table:covered-table-cell/>
          <table:table-cell table:style-name="Dictionary.B2" office:value-type="string">
            <text:p text:style-name="P15">змага́ння</text:p>
            <text:p text:style-name="P18"><text:span text:style-name="T132">-я, </text:span><text:span text:style-name="T136">с.</text:span></text:p>
            <text:p text:style-name="P18">1) Намагання перевершити, перемогти когось у чому-небудь, домагаючись кращих, ніж у когось, результатів, показників.</text:p>
            <text:p text:style-name="P18"><text:span text:style-name="T110">3) </text:span><text:span text:style-name="T126">перен.</text:span><text:span text:style-name="T110"> Сутичка, боротьба двох протилежних або ворожих сил</text:span><text:span text:style-name="T146"> (ВТСУМ,</text:span><text:span text:style-name="T112"> 464)</text:span></text:p>
          </table:table-cell>
        </table:table-row>
        <table:table-row>
          <table:table-cell table:style-name="Dictionary.A2" table:number-rows-spanned="2" office:value-type="string">
            <text:p text:style-name="P14">ПІВНАДÍЇ</text:p>
            <text:p text:style-name="P18">півнадíй, <text:span text:style-name="T154">ім., мн., інд.-авт.,</text:span></text:p>
            <text:p text:style-name="P18"><text:span text:style-name="T9">утворене префіксальним способом, </text:span><text:soft-page-break/><text:span text:style-name="T9">похідне від слів:</text:span><text:span text:style-name="T171"> </text:span><text:span text:style-name="T49">пів</text:span><text:span text:style-name="T171"> і </text:span><text:span text:style-name="T49">надíї.</text:span></text:p>
            <text:p text:style-name="P19">О царство півсерць, <text:span text:style-name="T47">півнадій</text:span>, півпричалів,</text:p>
            <text:p text:style-name="P18"><text:span text:style-name="T155">півзамірів царство, півзмаг і півдуш!</text:span><text:span text:style-name="T39"> (П,</text:span><text:span text:style-name="T2"> І, 98)</text:span></text:p>
          </table:table-cell>
          <table:table-cell table:style-name="Dictionary.B2" office:value-type="string">
            <text:p text:style-name="P14"><text:span text:style-name="T171">пів </text:span><text:span text:style-name="T167">(див. </text:span><text:span text:style-name="T171">ПІВВАГÁННЯ</text:span><text:span text:style-name="T167">)</text:span></text:p>
          </table:table-cell>
        </table:table-row>
        <table:table-row>
          <table:covered-table-cell/>
          <table:table-cell table:style-name="Dictionary.B2" office:value-type="string">
            <text:p text:style-name="P15">наді́я</text:p>
            <text:p text:style-name="P18"><text:span text:style-name="T132">-ї, </text:span><text:span text:style-name="T136">ж.</text:span></text:p>
            <text:p text:style-name="P18"><text:soft-page-break/>1) Впевненість у можливості здійснення чогось бажаного, потрібного, приємного; сподівання<text:span text:style-name="T38"> (ВТСУМ,</text:span><text:span text:style-name="T169"> 711)</text:span></text:p>
          </table:table-cell>
        </table:table-row>
        <table:table-row>
          <table:table-cell table:style-name="Dictionary.A2" table:number-rows-spanned="2" office:value-type="string">
            <text:p text:style-name="P14">ПІВНЕБÉС</text:p>
            <text:p text:style-name="P18">півнебéс, <text:span text:style-name="T154">ім., мн., інд.-авт.,</text:span></text:p>
            <text:p text:style-name="P18"><text:span text:style-name="T9">утворене префіксальним способом, похідне від слів:</text:span><text:span text:style-name="T171"> </text:span><text:span text:style-name="T49">пів</text:span><text:span text:style-name="T171"> і </text:span><text:span text:style-name="T49">небесá.</text:span></text:p>
            <text:p text:style-name="P19">І з тих затятих здвоєних ночей</text:p>
            <text:p text:style-name="P19">на <text:span text:style-name="T47">півнебес</text:span> зажевріло б іржання</text:p>
            <text:p text:style-name="P18"><text:span text:style-name="T155">чи сиваша чи привиду</text:span><text:span text:style-name="T40"> (П,</text:span><text:span text:style-name="T2"> І, 156)</text:span></text:p>
          </table:table-cell>
          <table:table-cell table:style-name="Dictionary.B2" office:value-type="string">
            <text:p text:style-name="P14"><text:span text:style-name="T171">пів </text:span><text:span text:style-name="T167">(див. </text:span><text:span text:style-name="T171">ПІВВАГÁННЯ</text:span><text:span text:style-name="T167">)</text:span></text:p>
          </table:table-cell>
        </table:table-row>
        <table:table-row>
          <table:covered-table-cell/>
          <table:table-cell table:style-name="Dictionary.B2" office:value-type="string">
            <text:p text:style-name="P18"><text:span text:style-name="T49">небесá </text:span><text:span text:style-name="T165">(див. </text:span><text:span text:style-name="T49">НАДНÉБО</text:span><text:span text:style-name="T165">)</text:span></text:p>
          </table:table-cell>
        </table:table-row>
        <table:table-row>
          <table:table-cell table:style-name="Dictionary.A2" table:number-rows-spanned="2" office:value-type="string">
            <text:p text:style-name="P14">ПІВПРИЧÁЛИ</text:p>
            <text:p text:style-name="P18">-ів, <text:span text:style-name="T154">ім., мн., інд.-авт.,</text:span></text:p>
            <text:p text:style-name="P18"><text:span text:style-name="T9">утворене префіксальним способом, </text:span><text:span text:style-name="T9">похідне від слів:</text:span><text:span text:style-name="T171"> </text:span><text:span text:style-name="T49">пів</text:span><text:span text:style-name="T171"> і </text:span><text:span text:style-name="T49">причáли.</text:span></text:p>
            <text:p text:style-name="P19">О царство півсерць, півнадій, <text:span text:style-name="T47">півпричалів</text:span>,</text:p>
            <text:p text:style-name="P18"><text:span text:style-name="T155">півзамірів царство, півзмаг і півдуш!</text:span><text:span text:style-name="T39"> (П,</text:span><text:span text:style-name="T2"> І, 98)</text:span></text:p>
          </table:table-cell>
          <table:table-cell table:style-name="Dictionary.B2" office:value-type="string">
            <text:p text:style-name="P14"><text:span text:style-name="T171">пів </text:span><text:span text:style-name="T167">(див. </text:span><text:span text:style-name="T171">ПІВВАГÁННЯ</text:span><text:span text:style-name="T167">)</text:span></text:p>
          </table:table-cell>
        </table:table-row>
        <table:table-row>
          <table:covered-table-cell/>
          <table:table-cell table:style-name="Dictionary.B2" office:value-type="string">
            <text:p text:style-name="P15">прича́л</text:p>
            <text:p text:style-name="P18"><text:span text:style-name="T132">-у, </text:span><text:span text:style-name="T136">ч.</text:span></text:p>
            <text:p text:style-name="P18"><text:span text:style-name="T110">2) </text:span><text:span text:style-name="T126">перен.</text:span><text:span text:style-name="T110"> Пристановище для кого-, чого-небудь; притулок</text:span><text:span text:style-name="T146"> (ВТСУМ,</text:span><text:span text:style-name="T112"> 1139)</text:span></text:p>
          </table:table-cell>
        </table:table-row>
        <table:table-row>
          <table:table-cell table:style-name="Dictionary.A2" table:number-rows-spanned="2" office:value-type="string">
            <text:p text:style-name="P14">ПОВНОГÓРЛЯ</text:p>
            <text:p text:style-name="P18">-я, <text:span text:style-name="T154">ім., с., інд.-авт.,</text:span></text:p>
            <text:p text:style-name="P18"><text:span text:style-name="T9">Утворене способом основоскладання і нульсуфіксальним, похідне від слів:</text:span><text:span text:style-name="T171"> </text:span><text:span text:style-name="T49">пóвний</text:span><text:span text:style-name="T171"> і </text:span><text:span text:style-name="T49">гóрло.</text:span></text:p>
            <text:p text:style-name="P19"><text:soft-page-break/>До гори, до рік, до <text:span text:style-name="T47">повногорля</text:span>,</text:p>
            <text:p text:style-name="P19">повногруддям зобов’яж мене.</text:p>
            <text:p text:style-name="P19">Кожним днем боліти, кожним днем</text:p>
            <text:p text:style-name="P18"><text:span text:style-name="T155">виповняти серце власним горем</text:span><text:span text:style-name="T40"> (П,</text:span><text:span text:style-name="T2"> ІІ, 200)</text:span></text:p>
          </table:table-cell>
          <table:table-cell table:style-name="Dictionary.B2" office:value-type="string">
            <text:p text:style-name="P15">по́вний</text:p>
            <text:p text:style-name="P18">повен, -вна, -вне.</text:p>
            <text:p text:style-name="P18">1) У якому немає вільного місця, заповнений до краю. || У якому є, міститься, вміщується порівняно багато кого-, чого-небудь. || У<text:span text:style-name="T153">сполуч.</text:span> з <text:soft-page-break/>деякими <text:span text:style-name="T153">ім.</text:span> вживається на означення великої міри вияву дії, ознаки і т. ін. || Не порожній всередині (про зерно, плоди і т. ін.). || Який має велику кількість пелюсток (про квіти, цвіт і т. ін.). || <text:span text:style-name="T153">у знач.ім.</text:span> по́вна, -ної, <text:span text:style-name="T153">ж.</text:span>, <text:span text:style-name="T153">розм.</text:span> Наповнена по вінця чарка.</text:p>
            <text:p text:style-name="P18"><text:span text:style-name="T110">2) </text:span><text:span text:style-name="T126">перен.</text:span><text:span text:style-name="T110"> Цілком пройнятий, охоплений чим-небудь; сповнений чимсь. || Зайнятий, зацікавлений, захоплений ким-, чим-небудь. || Який відбиває, виражає якесь почуття, переживання і т. ін. (про погляд, вираз обличчя тощо). || Який має в собі багато чого-небудь. || Насичений чим-небудь. </text:span><text:span text:style-name="T126">Повне життя</text:span><text:span text:style-name="T146"> (ВТСУМ,</text:span><text:span text:style-name="T113"> 1000)</text:span></text:p>
          </table:table-cell>
        </table:table-row>
        <table:table-row>
          <table:covered-table-cell/>
          <table:table-cell table:style-name="Dictionary.B2" office:value-type="string">
            <text:p text:style-name="P15">го́рло</text:p>
            <text:p text:style-name="P18"><text:span text:style-name="T132">-а, </text:span><text:span text:style-name="T136">с.</text:span></text:p>
            <text:p text:style-name="P18">1) Передня частина шиї, всередині якої знаходиться початок стравоходу і дихальних шляхів. || Хрящовий канал, який є початком стравоходу і дихальних шляхів.</text:p>
            <text:p text:style-name="P18">2) Верхня звужена частина посуду.</text:p>
            <text:p text:style-name="P18">3) Протока між внутрішнім і окраїнним морями або при впадінні річки в озеро чи море<text:span text:style-name="T38"> (ВТСУМ,</text:span><text:span text:style-name="T169"> 254)</text:span></text:p>
          </table:table-cell>
        </table:table-row>
        <table:table-row>
          <table:table-cell table:style-name="Dictionary.A2" table:number-rows-spanned="2" office:value-type="string">
            <text:p text:style-name="P14">ПОЗАПРÓСТІР</text:p>
            <text:p text:style-name="P18"><text:soft-page-break/>-стору, <text:span text:style-name="T154">ім., ч., інд.-авт.,</text:span></text:p>
            <text:p text:style-name="P18"><text:span text:style-name="T9">утворене префіксальним способом, похідне від слів:</text:span><text:span text:style-name="T171"> </text:span><text:span text:style-name="T49">пóза</text:span><text:span text:style-name="T171"> і </text:span><text:span text:style-name="T49">прóстір.</text:span></text:p>
            <text:p text:style-name="P19">Як вікна в <text:span text:style-name="T47">позапростір</text:span>, позачас,</text:p>
            <text:p text:style-name="P19">за мури німоти і всепокори,</text:p>
            <text:p text:style-name="P19">так світяться свічада, світлом хорі,</text:p>
            <text:p text:style-name="P19">і пильно задивляються крізь нас</text:p>
            <text:p text:style-name="P18"><text:span text:style-name="T155">у сяйва…</text:span><text:span text:style-name="T39"> (П,</text:span><text:span text:style-name="T2"> І, 66)</text:span></text:p>
          </table:table-cell>
          <table:table-cell table:style-name="Dictionary.B2" office:value-type="string">
            <text:p text:style-name="P15">по́за</text:p>
            <text:p text:style-name="P18"><text:soft-page-break/><text:span text:style-name="T131">II </text:span><text:span text:style-name="T136">прийм.</text:span><text:span text:style-name="T132">, </text:span><text:span text:style-name="T136">із знах.</text:span><text:span text:style-name="T132"> </text:span><text:span text:style-name="T136">і оруд. в.</text:span></text:p>
            <text:p text:style-name="P18"><text:span text:style-name="T110">4) </text:span><text:span text:style-name="T126">з оруд. в.</text:span><text:span text:style-name="T110"> Указує на існування, наявність кого-, чого-небудь або перебування когось за межами того, що названо іменником (займенником)</text:span><text:span text:style-name="T146"> (ВТСУМ,</text:span><text:span text:style-name="T113"> 1017)</text:span></text:p>
          </table:table-cell>
        </table:table-row>
        <table:table-row>
          <table:covered-table-cell/>
          <table:table-cell table:style-name="Dictionary.B2" office:value-type="string">
            <text:p text:style-name="P15">про́стір</text:p>
            <text:p text:style-name="P18"><text:span text:style-name="T132">простору, </text:span><text:span text:style-name="T136">ч.</text:span></text:p>
            <text:p text:style-name="P18">1) <text:span text:style-name="T153">тільки одн.</text:span>, <text:span text:style-name="T153">філос.</text:span> Одна з основних об’єктивних форм існування матерії, яка характеризується протяжністю та обсягом.</text:p>
            <text:p text:style-name="P18"><text:span text:style-name="T110">4) </text:span><text:span text:style-name="T126">перен.</text:span><text:span text:style-name="T110"> Відсутність яких-небудь обмежень, перешкод у чомусь; воля</text:span><text:span text:style-name="T146"> (ВТСУМ,</text:span><text:span text:style-name="T112"> 1170)</text:span></text:p>
          </table:table-cell>
        </table:table-row>
        <table:table-row>
          <table:table-cell table:style-name="Dictionary.A2" table:number-rows-spanned="2" office:value-type="string">
            <text:p text:style-name="P14">ПОЗАЧÁС</text:p>
            <text:p text:style-name="P18">-у, <text:span text:style-name="T154">ім., ч., інд.-авт.,</text:span></text:p>
            <text:p text:style-name="P18"><text:span text:style-name="T9">утворене префіксальним способом, похідне від слів:</text:span><text:span text:style-name="T171"> </text:span><text:span text:style-name="T49">пóза</text:span><text:span text:style-name="T171"> і </text:span><text:span text:style-name="T49">час.</text:span></text:p>
            <text:p text:style-name="P19">Як вікна в позапростір, <text:span text:style-name="T47">позачас</text:span>,</text:p>
            <text:p text:style-name="P19">за мури німоти і всепокори,</text:p>
            <text:p text:style-name="P19">так світяться свічада, світлом хорі,</text:p>
            <text:p text:style-name="P19">і пильно задивляються крізь нас</text:p>
            <text:p text:style-name="P18"><text:span text:style-name="T155">у сяйва…</text:span><text:span text:style-name="T39"> (П,</text:span><text:span text:style-name="T2"> І, 66)</text:span></text:p>
          </table:table-cell>
          <table:table-cell table:style-name="Dictionary.B2" office:value-type="string">
            <text:p text:style-name="P18"><text:span text:style-name="T49">пóза </text:span><text:span text:style-name="T165">(див. </text:span><text:span text:style-name="T49">ПОЗАПРÓСТІР</text:span><text:span text:style-name="T165">)</text:span></text:p>
          </table:table-cell>
        </table:table-row>
        <table:table-row>
          <table:covered-table-cell/>
          <table:table-cell table:style-name="Dictionary.B2" office:value-type="string">
            <text:p text:style-name="P18"><text:span text:style-name="T49">час </text:span><text:span text:style-name="T165">(див. </text:span><text:span text:style-name="T49">КРАЙЧÁС</text:span><text:span text:style-name="T165">)</text:span></text:p>
          </table:table-cell>
        </table:table-row>
        <table:table-row>
          <table:table-cell table:style-name="Dictionary.A2" table:number-rows-spanned="2" office:value-type="string">
            <text:p text:style-name="P14">ПОРОЖНЬОСÉРДИЙ</text:p>
            <text:p text:style-name="P18">-а, -е, <text:span text:style-name="T155">прикм., </text:span><text:span text:style-name="T154">інд.-авт.,</text:span></text:p>
            <text:p text:style-name="P18"><text:soft-page-break/><text:span text:style-name="T9">утворене складнофлективним способом, похідне від слів:</text:span><text:span text:style-name="T171"> </text:span><text:span text:style-name="T49">порóжній</text:span><text:span text:style-name="T171"> і </text:span><text:span text:style-name="T49">сéрце.</text:span></text:p>
            <text:p text:style-name="P19"><text:span text:style-name="T47">Порожньосердий</text:span> вибільшився світ,</text:p>
            <text:p text:style-name="P18"><text:span text:style-name="T155">мов простору запрагло німування…</text:span><text:span text:style-name="T39"> (П,</text:span><text:span text:style-name="T2"> ІІ, 174)</text:span></text:p>
          </table:table-cell>
          <table:table-cell table:style-name="Dictionary.B2" office:value-type="string">
            <text:p text:style-name="P15">поро́жній</text:p>
            <text:p text:style-name="P18">-я, -є.</text:p>
            <text:p text:style-name="P18"><text:soft-page-break/><text:span text:style-name="T110">3) </text:span><text:span text:style-name="T126">у сполуч.</text:span><text:span text:style-name="T110"> </text:span><text:span text:style-name="T126">зі сл.</text:span><text:span text:style-name="T110"> життя, світ </text:span><text:span text:style-name="T126">і т. ін.</text:span><text:span text:style-name="T110">, </text:span><text:span text:style-name="T126">перен.</text:span><text:span text:style-name="T110"> Ні для кого не корисний; марний. || Позбавлений змісту, убогий змістом; беззмістовний, пустий. || Який не відповідає об’єктивній дійсності</text:span><text:span text:style-name="T146"> (ВТСУМ,</text:span><text:span text:style-name="T113"> 1067-1068)</text:span></text:p>
          </table:table-cell>
        </table:table-row>
        <table:table-row>
          <table:covered-table-cell/>
          <table:table-cell table:style-name="Dictionary.B2" office:value-type="string">
            <text:p text:style-name="P18"><text:span text:style-name="T49">сéрце </text:span><text:span text:style-name="T165">(див. </text:span><text:span text:style-name="T49">ГЛИ́Б-СИ́НЬ-СЕ́РЦЕ</text:span><text:span text:style-name="T165">)</text:span></text:p>
          </table:table-cell>
        </table:table-row>
        <table:table-row>
          <table:table-cell table:style-name="Dictionary.A2" table:number-rows-spanned="2" office:value-type="string">
            <text:p text:style-name="P14">ПОТАЙМИ́Р</text:p>
            <text:p text:style-name="P18">-у, <text:span text:style-name="T154">ім., ч., інд.-авт.,</text:span></text:p>
            <text:p text:style-name="P18"><text:span text:style-name="T163">Утворене способом зрощення або абревіатурним, похідне від слів:</text:span> <text:span text:style-name="T48">потаємни́й</text:span> і <text:span text:style-name="T48">мир</text:span> (можливо, <text:span text:style-name="T48">пота́й</text:span> — скорочення від <text:span text:style-name="T48">потає́мний</text:span>).</text:p>
            <text:p text:style-name="P19">І десь там гасне <text:span text:style-name="T47">потаймир</text:span>,</text:p>
            <text:p text:style-name="P19">а між торосами крижин</text:p>
            <text:p text:style-name="P18"><text:span text:style-name="T155">я сам-один і — враг-вражин…</text:span><text:span text:style-name="T39"> </text:span><text:span text:style-name="T39">(П,</text:span><text:span text:style-name="T2"> ІІ, 15)</text:span></text:p>
          </table:table-cell>
          <table:table-cell table:style-name="Dictionary.B2" office:value-type="string">
            <text:p text:style-name="P15">по́тай</text:p>
            <text:p text:style-name="P18"><text:span text:style-name="T136">присл.</text:span><text:span text:style-name="T132">, </text:span><text:span text:style-name="T136">від кого</text:span><text:span text:style-name="T132">, </text:span><text:span text:style-name="T136">заст.</text:span><text:span text:style-name="T132">, </text:span><text:span text:style-name="T136">рідко кого і без додатка</text:span><text:span text:style-name="T132">.</text:span></text:p>
            <text:p text:style-name="P18">Так, щоб ніхто не знав, не дізнався; таємно від когось або від усіх. || Так, щоб ніхто не побачив; непомітно для інших; крадькома. || Так, щоб ніхто не почув. || У глибині душі, не показуючи свого почуття іншим, ніяк не виявляючи зовні свого стану. || Не явно, не одверто, прикриваючись нещирими словами тощо; приховано<text:span text:style-name="T38"> (ВТСУМ,</text:span><text:span text:style-name="T179"> 1087)</text:span></text:p>
          </table:table-cell>
        </table:table-row>
        <table:table-row>
          <table:covered-table-cell/>
          <table:table-cell table:style-name="Dictionary.B2" office:value-type="string">
            <text:p text:style-name="P18">мир</text:p>
            <text:p text:style-name="P18"><text:span text:style-name="T131">II </text:span><text:span text:style-name="T132">-у, </text:span><text:span text:style-name="T136">ч.</text:span></text:p>
            <text:p text:style-name="P18"><text:span text:style-name="T110">1) </text:span><text:span text:style-name="T126">заст.</text:span><text:span text:style-name="T110"> Земля з усім, що на ній існує; світ</text:span><text:span text:style-name="T146"> (ВТСУМ,</text:span><text:span text:style-name="T112"> 667)</text:span></text:p>
          </table:table-cell>
        </table:table-row>
        <table:table-row>
          <table:table-cell table:style-name="Dictionary.A2" table:number-rows-spanned="2" office:value-type="string">
            <text:p text:style-name="P14">ПРАЛІТÁ</text:p>
            <text:p text:style-name="P18">пралíт, <text:span text:style-name="T154">ім., мн., інд.-авт.,</text:span></text:p>
            <text:p text:style-name="P18"><text:span text:style-name="T9">утворене префіксальним способом, </text:span><text:span text:style-name="T9">похідне від слів:</text:span><text:span text:style-name="T171"> </text:span><text:span text:style-name="T49">пра</text:span><text:span text:style-name="T171">... і </text:span><text:span text:style-name="T49">літá.</text:span></text:p>
            <text:p text:style-name="P19"><text:soft-page-break/>Забудься. Стань. І зачекай мене</text:p>
            <text:p text:style-name="P19">на самоті в такому велелюдді,</text:p>
            <text:p text:style-name="P19">де спогади стовбичать, наче судді,</text:p>
            <text:p text:style-name="P18"><text:span text:style-name="T155">і пам’ять чвалом </text:span><text:span text:style-name="T157">праліта</text:span><text:span text:style-name="T155"> жене</text:span><text:span text:style-name="T40"> (П,</text:span><text:span text:style-name="T2"> ІІ, 149)</text:span></text:p>
          </table:table-cell>
          <table:table-cell table:style-name="Dictionary.B2" office:value-type="string">
            <text:p text:style-name="P15">да́вній (пра...)</text:p>
            <text:p text:style-name="P18">-я, -є.</text:p>
            <text:p text:style-name="P18">1) Який давно минув; колишній. || Який застарів.</text:p>
            <text:p text:style-name="P18"><text:soft-page-break/>2) Який існує вже багато часу; старий. || Здавна добре відомий; стародавній<text:span text:style-name="T38"> (ВТСУМ,</text:span><text:span text:style-name="T179"> 271)</text:span></text:p>
          </table:table-cell>
        </table:table-row>
        <table:table-row>
          <table:covered-table-cell/>
          <table:table-cell table:style-name="Dictionary.B2" office:value-type="string">
            <text:p text:style-name="P18"><text:span text:style-name="T49">літá </text:span><text:span text:style-name="T165">(див. </text:span><text:span text:style-name="T49">ІСПЕРЕДЛÍТ</text:span><text:span text:style-name="T165">)</text:span></text:p>
          </table:table-cell>
        </table:table-row>
        <table:table-row>
          <table:table-cell table:style-name="Dictionary.A2" table:number-rows-spanned="2" office:value-type="string">
            <text:p text:style-name="P14">ПРÁПЕРВНІ</text:p>
            <text:p text:style-name="P18">-ів, <text:span text:style-name="T154">ім., мн., інд.-авт.,</text:span></text:p>
            <text:p text:style-name="P18"><text:span text:style-name="T9">утворене префіксальним способом, похідне від слів:</text:span><text:span text:style-name="T171"> </text:span><text:span text:style-name="T49">пра</text:span><text:span text:style-name="T171">... і </text:span><text:span text:style-name="T48">пéрвень.</text:span></text:p>
            <text:p text:style-name="P19">Що б то нам</text:p>
            <text:p text:style-name="P19">посовгнути — ці межигони часу,</text:p>
            <text:p text:style-name="P19">марудні межигони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І хочеться сягнути за крайчасу,</text:p>
            <text:p text:style-name="P18"><text:span text:style-name="T155">за </text:span><text:span text:style-name="T157">прапервні</text:span><text:span text:style-name="T40"> (П,</text:span><text:span text:style-name="T2"> І, 57)</text:span></text:p>
          </table:table-cell>
          <table:table-cell table:style-name="Dictionary.B2" office:value-type="string">
            <text:p text:style-name="P18"><text:span text:style-name="T49">пра...</text:span><text:span text:style-name="T171"> </text:span><text:span text:style-name="T165">(див. </text:span><text:span text:style-name="T49">ПРАЛІТÁ</text:span><text:span text:style-name="T165">)</text:span></text:p>
          </table:table-cell>
        </table:table-row>
        <table:table-row>
          <table:covered-table-cell/>
          <table:table-cell table:style-name="Dictionary.B2" office:value-type="string">
            <text:p text:style-name="P18"><text:span text:style-name="T48">Пéрвень </text:span><text:span text:style-name="T164">(не подано у словнику)</text:span></text:p>
          </table:table-cell>
        </table:table-row>
        <table:table-row>
          <table:table-cell table:style-name="Dictionary.A2" table:number-rows-spanned="2" office:value-type="string">
            <text:p text:style-name="P14">ПРИЗÁХОДИ</text:p>
            <text:p text:style-name="P18">-ів, <text:span text:style-name="T154">ім., мн., інд.-авт.,</text:span></text:p>
            <text:p text:style-name="P18"><text:span text:style-name="T116">утворене префіксальним способом, похідне від слів:</text:span><text:span text:style-name="T110"> </text:span><text:span text:style-name="T124">при</text:span><text:span text:style-name="T110"> і </text:span><text:span text:style-name="T124">за́хід.</text:span></text:p>
            <text:p text:style-name="P19">Прижухлий клониться пирій</text:p>
            <text:p text:style-name="P18"><text:span text:style-name="T155">на </text:span><text:span text:style-name="T157">призаходи</text:span><text:span text:style-name="T155"> дня</text:span><text:span text:style-name="T40"> (П,</text:span><text:span text:style-name="T2"> ІІ, 92)</text:span></text:p>
          </table:table-cell>
          <table:table-cell table:style-name="Dictionary.B2" office:value-type="string">
            <text:p text:style-name="P14">при</text:p>
            <text:p text:style-name="P18"><text:span text:style-name="T136">прийм.</text:span><text:span text:style-name="T132">, </text:span><text:span text:style-name="T136">з місц. в.</text:span><text:span text:style-name="T132"> Сполучення з </text:span><text:span text:style-name="T136">прийм.</text:span><text:span text:style-name="T132"> при виражають: Просторові відношення:</text:span></text:p>
            <text:p text:style-name="P18"><text:span text:style-name="T110">5) Уживається з позначенням: а) події, дії, в момент якої щось відбувається; б) процесу, явища, одночасно з яким відбувається дія або виникає певний стан; в) дії, одночасно з якою </text:span><text:soft-page-break/><text:span text:style-name="T110">відбувається інша дія чи триває стан; г) моменту дії, пов’язаного з її початком або кінцем. </text:span><text:span text:style-name="T126">Сказати при кінці</text:span><text:span text:style-name="T146"> (ВТСУМ,</text:span><text:span text:style-name="T113"> 1108)</text:span></text:p>
          </table:table-cell>
        </table:table-row>
        <table:table-row>
          <table:covered-table-cell/>
          <table:table-cell table:style-name="Dictionary.B2" office:value-type="string">
            <text:p text:style-name="P15">за́хі́д</text:p>
            <text:p text:style-name="P18"><text:span text:style-name="T132">захо́ду, </text:span><text:span text:style-name="T136">ч.</text:span></text:p>
            <text:p text:style-name="P18">2) Час, коли заходить сонце<text:span text:style-name="T38"> (ВТСУМ,</text:span><text:span text:style-name="T169"> 433)</text:span></text:p>
          </table:table-cell>
        </table:table-row>
        <table:table-row>
          <table:table-cell table:style-name="Dictionary.A2" table:number-rows-spanned="2" office:value-type="string">
            <text:p text:style-name="P14">ПРИ́ТІНЬ</text:p>
            <text:p text:style-name="P18">-і, <text:span text:style-name="T154">ім., ж., інд.-авт.,</text:span></text:p>
            <text:p text:style-name="P18"><text:span text:style-name="T116">утворене префіксальним способом, </text:span><text:span text:style-name="T116">похідне від слів:</text:span><text:span text:style-name="T110"> </text:span><text:span text:style-name="T124">при</text:span><text:span text:style-name="T110"> і </text:span><text:span text:style-name="T124">тінь.</text:span></text:p>
            <text:p text:style-name="P19">Ти тінь. Ти <text:span text:style-name="T47">притінь</text:span>. Смерк і довгий гуд</text:p>
            <text:p text:style-name="P18"><text:span text:style-name="T155">і зелень бань…</text:span><text:span text:style-name="T39"> (П,</text:span><text:span text:style-name="T2"> І, 134)</text:span></text:p>
          </table:table-cell>
          <table:table-cell table:style-name="Dictionary.B2" office:value-type="string">
            <text:p text:style-name="P18"><text:span text:style-name="T48">при</text:span> <text:span text:style-name="T164">(див. </text:span><text:span text:style-name="T48">ПРИ́ТІНЬ</text:span><text:span text:style-name="T164">)</text:span></text:p>
          </table:table-cell>
        </table:table-row>
        <table:table-row>
          <table:covered-table-cell/>
          <table:table-cell table:style-name="Dictionary.B2" office:value-type="string">
            <text:p text:style-name="P14">тінь</text:p>
            <text:p text:style-name="P18"><text:span text:style-name="T132">-і, </text:span><text:span text:style-name="T136">ж.</text:span></text:p>
            <text:p text:style-name="P18">1) Темний відбиток на чому-небудь від предмета, освітленого з протилежного боку. || Зображення такого відбитку в живопису; місце, що зображує на малюнку, картині найменш освітлену частину, ділянку чого-небудь. || <text:span text:style-name="T153">кого</text:span>, <text:span text:style-name="T153">чия</text:span>, <text:span text:style-name="T153">перен.</text:span> Про того, хто ніколи не покидає іншого, завжди буває з ним разом.</text:p>
            <text:p text:style-name="P18"><text:span text:style-name="T109">6) </text:span><text:span text:style-name="T125">перен.</text:span><text:span text:style-name="T109"> Ледве вловимий слід, найменша ознака чого-небудь, натяк на наявність чогось</text:span><text:span text:style-name="T146"> (ВТСУМ,</text:span><text:span text:style-name="T122"> 1454)</text:span></text:p>
          </table:table-cell>
        </table:table-row>
        <table:table-row>
          <table:table-cell table:style-name="Dictionary.A2" office:value-type="string">
            <text:p text:style-name="P14">ПРÓРОСТЕНЬ</text:p>
            <text:p text:style-name="P18">-стня, <text:span text:style-name="T154">ім., ч., інд.-авт.,</text:span></text:p>
            <text:p text:style-name="P18"><text:span text:style-name="T9">утворене суфіксальним способом, похідне від слова</text:span><text:span text:style-name="T6"> </text:span><text:span text:style-name="T48">проростáти.</text:span></text:p>
            <text:p text:style-name="P19"><text:soft-page-break/>І <text:span text:style-name="T47">проростень</text:span>, і бугила,</text:p>
            <text:p text:style-name="P19">і жалом жалощів тріпоче</text:p>
            <text:p text:style-name="P19">доба і не пустити хоче</text:p>
            <text:p text:style-name="P18"><text:span text:style-name="T155">стежина, терням поросла</text:span><text:span text:style-name="T40"> (П,</text:span><text:span text:style-name="T2"> ІІ, 122)</text:span></text:p>
          </table:table-cell>
          <table:table-cell table:style-name="Dictionary.B2" office:value-type="string">
            <text:p text:style-name="P15">пророста́ти</text:p>
            <text:p text:style-name="P18"><text:span text:style-name="T132">-ає, </text:span><text:span text:style-name="T136">недок.</text:span><text:span text:style-name="T132">, прорости, -те, </text:span><text:span text:style-name="T136">док.</text:span></text:p>
            <text:p text:style-name="P18"><text:span text:style-name="T110">3) </text:span><text:span text:style-name="T126">неперех.</text:span><text:span text:style-name="T110"> Покриватися рослинністю (про якусь територію, місцевість); заростати. || Ставати місцем, основою </text:span><text:soft-page-break/><text:span text:style-name="T110">для росту, появи чого-небудь</text:span><text:span text:style-name="T146"> (ВТСУМ,</text:span><text:span text:style-name="T112"> 1166)</text:span></text:p>
          </table:table-cell>
        </table:table-row>
        <table:table-row>
          <table:table-cell table:style-name="Dictionary.A2" table:number-rows-spanned="2" office:value-type="string">
            <text:p text:style-name="P18"><text:span text:style-name="T48">ПРОТИПОТÍК</text:span><text:span text:style-name="T173"> (</text:span><text:span text:style-name="T47">протипотóки</text:span><text:span text:style-name="T173">)</text:span></text:p>
            <text:p text:style-name="P18">-тóку, <text:span text:style-name="T154">ім., ч., інд.-авт.,</text:span></text:p>
            <text:p text:style-name="P18"><text:span text:style-name="T9">утворене префіксальним способом, похідне від слів:</text:span><text:span text:style-name="T171"> </text:span><text:span text:style-name="T49">прóти</text:span><text:span text:style-name="T171">... і </text:span><text:span text:style-name="T49">потíк.</text:span></text:p>
            <text:p text:style-name="P19">Розбратані <text:span text:style-name="T47">протипотоки</text:span></text:p>
            <text:p text:style-name="P19">’дне одного наздоганяють,</text:p>
            <text:p text:style-name="P19">годують себе проминанням</text:p>
            <text:p text:style-name="P18"><text:span text:style-name="T155">заказаних долею стріч</text:span><text:span text:style-name="T40"> (П,</text:span><text:span text:style-name="T2"> І, 86)</text:span></text:p>
          </table:table-cell>
          <table:table-cell table:style-name="Dictionary.B2" office:value-type="string">
            <text:p text:style-name="P15">про́ти</text:p>
            <text:p text:style-name="P18"><text:span text:style-name="T131">II </text:span><text:span text:style-name="T136">присл.</text:span></text:p>
            <text:p text:style-name="P18"><text:span text:style-name="T110">Не на підтримку, не на користь кого-, чого-небудь. || </text:span><text:span text:style-name="T126">у знач.</text:span><text:span text:style-name="T110"> </text:span><text:span text:style-name="T126">присудк. сл.</text:span><text:span text:style-name="T110"> || </text:span><text:span text:style-name="T126">у знач.</text:span><text:span text:style-name="T110"> </text:span><text:span text:style-name="T126">ім.</text:span><text:span text:style-name="T110">, </text:span><text:span text:style-name="T126">розм.</text:span><text:span text:style-name="T110"> Те, що є негативним чинником стосовно до чогось, заперечення чогось</text:span><text:span text:style-name="T146"> (ВТСУМ,</text:span><text:span text:style-name="T113"> 1173)</text:span></text:p>
          </table:table-cell>
        </table:table-row>
        <table:table-row>
          <table:covered-table-cell/>
          <table:table-cell table:style-name="Dictionary.B2" office:value-type="string">
            <text:p text:style-name="P15">поті́к</text:p>
            <text:p text:style-name="P18"><text:span text:style-name="T132">-току, </text:span><text:span text:style-name="T136">ч.</text:span></text:p>
            <text:p text:style-name="P18">1) Річка (<text:span text:style-name="T153">перев.</text:span> невелика), струмок із стрімкою течією. || Маса води, що стрімко тече. || Маса якої-небудь рідини, що швидко тече, виливається звідкись. || <text:span text:style-name="T153">чого</text:span>, <text:span text:style-name="T153">який</text:span>. Маса (повітря, світла, звуків і т. ін.), що поширюється звідкись, спрямовується кудись. || Фізична величина, що характеризує цей рух. <text:span text:style-name="T153">Магнітний потік</text:span>.</text:p>
            <text:p text:style-name="P18"><text:span text:style-name="T110">2) </text:span><text:span text:style-name="T126">кого</text:span><text:span text:style-name="T110">, </text:span><text:span text:style-name="T126">чого</text:span><text:span text:style-name="T110">, </text:span><text:span text:style-name="T126">який</text:span><text:span text:style-name="T110">, </text:span><text:span text:style-name="T126">перен.</text:span><text:span text:style-name="T110"> Велика кількість, маса кого-, чого-небудь, що рухається в одному напрямі. || Безперервний рух, надходження великої кількості чого-небудь</text:span><text:span text:style-name="T146"> (ВТСУМ,</text:span><text:span text:style-name="T112"> 1088-1089)</text:span></text:p>
          </table:table-cell>
        </table:table-row>
        <text:soft-page-break/>
        <table:table-row>
          <table:table-cell table:style-name="Dictionary.A2" table:number-rows-spanned="2" office:value-type="string">
            <text:p text:style-name="P14">ПРУЖНОГОЛÓСИЙ</text:p>
            <text:p text:style-name="P18">-а, -е, <text:span text:style-name="T155">прикм., </text:span><text:span text:style-name="T154">інд.-авт.,</text:span></text:p>
            <text:p text:style-name="P18"><text:span text:style-name="T9">утворене складнофлективним способом, похідне від слів:</text:span><text:span text:style-name="T171"> </text:span><text:span text:style-name="T49">прýжний</text:span><text:span text:style-name="T171"> і </text:span><text:span text:style-name="T49">гóлос.</text:span></text:p>
            <text:p text:style-name="P19">…янгольський мосянжний хор</text:p>
            <text:p text:style-name="P19">гучить на присілки і села</text:p>
            <text:p text:style-name="P19">і проста пісенька весела</text:p>
            <text:p text:style-name="P18"><text:span text:style-name="T157">пружноголосий</text:span><text:span text:style-name="T155"> барвить хор</text:span><text:span text:style-name="T40"> (П,</text:span><text:span text:style-name="T2"> ІІ, 277)</text:span></text:p>
          </table:table-cell>
          <table:table-cell table:style-name="Dictionary.B2" office:value-type="string">
            <text:p text:style-name="P15">пру́жни́й</text:p>
            <text:p text:style-name="P18">пружна, пружне.</text:p>
            <text:p text:style-name="P18"><text:span text:style-name="T110">3) </text:span><text:span text:style-name="T126">перен.</text:span><text:span text:style-name="T110"> Тугий, міцний (про тіло, м’язи і т. ін.). || З тугим, гнучким тілом, міцними м’язами</text:span><text:span text:style-name="T146"> (ВТСУМ,</text:span><text:span text:style-name="T113"> 1182)</text:span></text:p>
          </table:table-cell>
        </table:table-row>
        <table:table-row>
          <table:covered-table-cell/>
          <table:table-cell table:style-name="Dictionary.B2" office:value-type="string">
            <text:p text:style-name="P15">го́лос</text:p>
            <text:p text:style-name="P18"><text:span text:style-name="T132">-у, </text:span><text:span text:style-name="T136">ч.</text:span></text:p>
            <text:p text:style-name="P18">3) Звучання голосових зв’язок як матеріал вокального мистецтва<text:span text:style-name="T38"> (ВТСУМ,</text:span><text:span text:style-name="T169"> 251)</text:span></text:p>
          </table:table-cell>
        </table:table-row>
        <table:table-row>
          <table:table-cell table:style-name="Dictionary.A2" table:number-rows-spanned="2" office:value-type="string">
            <text:p text:style-name="P14">ПУРГ-СНІГИ́</text:p>
            <text:p text:style-name="P18">-і́в, <text:span text:style-name="T154">ім., мн., інд.-авт.,</text:span></text:p>
            <text:p text:style-name="P18"><text:span text:style-name="T9">утворене способом словоскладання, </text:span><text:span text:style-name="T9">похідне від слів:</text:span><text:span text:style-name="T171"> </text:span><text:span text:style-name="T49">пургá</text:span><text:span text:style-name="T171"> і </text:span><text:span text:style-name="T49">сніги́.</text:span></text:p>
            <text:p text:style-name="P19">Лиш модрини<text:span text:style-name="T181"> </text:span>гудуть, гудуть мо-</text:p>
            <text:p text:style-name="P19">дрини,</text:p>
            <text:p text:style-name="P19">а вітри лекалами хуг</text:p>
            <text:p text:style-name="P19">піють,</text:p>
            <text:p text:style-name="P19">що заблуклий в сопках пестун</text:p>
            <text:p text:style-name="P19">скоро</text:p>
            <text:p text:style-name="P19">без ведмедиці в <text:span text:style-name="T47">пург-снігах</text:span></text:p>
            <text:p text:style-name="P18"><text:span text:style-name="T155">згине</text:span><text:span text:style-name="T40"> (П,</text:span><text:span text:style-name="T2"> ІІ, 17)</text:span></text:p>
          </table:table-cell>
          <table:table-cell table:style-name="Dictionary.B2" office:value-type="string">
            <text:p text:style-name="P15">пурга́</text:p>
            <text:p text:style-name="P18"><text:span text:style-name="T132">-и, </text:span><text:span text:style-name="T136">ж.</text:span></text:p>
            <text:p text:style-name="P18">1) Сильний вітер зі снігом; завірюха, хуртовина<text:span text:style-name="T38"> (ВТСУМ,</text:span><text:span text:style-name="T179"> 1189)</text:span></text:p>
          </table:table-cell>
        </table:table-row>
        <table:table-row>
          <table:covered-table-cell/>
          <table:table-cell table:style-name="Dictionary.B2" office:value-type="string">
            <text:p text:style-name="P14">сніг</text:p>
            <text:p text:style-name="P18"><text:span text:style-name="T132">-у, </text:span><text:span text:style-name="T136">ч.</text:span></text:p>
            <text:p text:style-name="P18">Атмосферні опади у вигляді білих зіркоподібних кристалів чи пластівців, що становлять скупчення таких кристалів. || Суцільна маса таких опадів, що лежить на поверхні чого-небудь. || Холодний край<text:span text:style-name="T38"> (ВТСУМ,</text:span><text:span text:style-name="T169"> 1351)</text:span></text:p>
          </table:table-cell>
        </table:table-row>
        <table:table-row>
          <table:table-cell table:style-name="Dictionary.A2" table:number-rows-spanned="2" office:value-type="string">
            <text:p text:style-name="P14">РÁДОЩІ-ЖАЛÍ</text:p>
            <text:p text:style-name="P18">рáдоще-жалíв, <text:span text:style-name="T154">ім., мн., інд.-авт.,</text:span></text:p>
            <text:p text:style-name="P18"><text:span text:style-name="T9">утворене способом словоскладання, </text:span><text:soft-page-break/><text:span text:style-name="T9">похідне від слів:</text:span><text:span text:style-name="T171"> </text:span><text:span text:style-name="T49">рáдощі</text:span><text:span text:style-name="T171"> і </text:span><text:span text:style-name="T49">жалі́.</text:span></text:p>
            <text:p text:style-name="P19">…де розкошує маячня</text:p>
            <text:p text:style-name="P19">моїх далеких недобутих марень</text:p>
            <text:p text:style-name="P18"><text:span text:style-name="T155">в калейдоскопі </text:span><text:span text:style-name="T157">радоще-жалів</text:span><text:span text:style-name="T155">…</text:span><text:span text:style-name="T39"> (П,</text:span><text:span text:style-name="T2"> І, 206-207)</text:span></text:p>
          </table:table-cell>
          <table:table-cell table:style-name="Dictionary.B2" office:value-type="string">
            <text:p text:style-name="P18"><text:span text:style-name="T46">Ра́дість (</text:span><text:span text:style-name="T49">рáдощі</text:span><text:span text:style-name="T46">)</text:span></text:p>
            <text:p text:style-name="P18"><text:span text:style-name="T132">-дості, </text:span><text:span text:style-name="T136">ж.</text:span></text:p>
            <text:p text:style-name="P18">1) Почуття задоволення, втіха, <text:soft-page-break/>приємність<text:span text:style-name="T38"> (ВТСУМ,</text:span><text:span text:style-name="T179"> 1199)</text:span></text:p>
          </table:table-cell>
        </table:table-row>
        <table:table-row>
          <table:covered-table-cell/>
          <table:table-cell table:style-name="Dictionary.B2" office:value-type="string">
            <text:p text:style-name="P14">жаль</text:p>
            <text:p text:style-name="P18"><text:span text:style-name="T131">I </text:span><text:span text:style-name="T132">жалю, </text:span><text:span text:style-name="T136">ч.</text:span></text:p>
            <text:p text:style-name="P18">1) Важкий настрій, що викликається якоюсь невдачею, горем і т. ін.; сум, печаль, скорбота<text:span text:style-name="T38"> (ВТСУМ,</text:span><text:span text:style-name="T169"> 364)</text:span></text:p>
          </table:table-cell>
        </table:table-row>
        <table:table-row>
          <table:table-cell table:style-name="Dictionary.A2" office:value-type="string">
            <text:p text:style-name="P14">РОЗБРÁТАНИЙ</text:p>
            <text:p text:style-name="P18">-а, -е, <text:span text:style-name="T155">дієпр. пас. мин. ч., інд.-авт.,</text:span></text:p>
            <text:p text:style-name="P18"><text:span text:style-name="T9">утворене суфіксальним способом, похідне від слова </text:span><text:span text:style-name="T48">розбратáти.</text:span></text:p>
            <text:p text:style-name="P19"><text:span text:style-name="T47">Розбратані</text:span> <text:span text:style-name="T163">протипотоки</text:span></text:p>
            <text:p text:style-name="P19">’дне одного наздоганяють,</text:p>
            <text:p text:style-name="P19">годують себе проминанням</text:p>
            <text:p text:style-name="P18"><text:span text:style-name="T155">заказаних долею стріч</text:span><text:span text:style-name="T40"> (П,</text:span><text:span text:style-name="T2"> І, 86)</text:span></text:p>
          </table:table-cell>
          <table:table-cell table:style-name="Dictionary.B2" office:value-type="string">
            <text:p text:style-name="P15">розбрата́ти</text:p>
            <text:p text:style-name="P18"><text:span text:style-name="T132">-аю, -аєш, </text:span><text:span text:style-name="T136">док.</text:span><text:span text:style-name="T132">, </text:span><text:span text:style-name="T136">розм.</text:span></text:p>
            <text:p text:style-name="P18">Перервати, припинити дружбу, посварити кого-небудь з кимсь<text:span text:style-name="T38"> (ВТСУМ,</text:span><text:span text:style-name="T169"> 1232)</text:span></text:p>
          </table:table-cell>
        </table:table-row>
        <table:table-row>
          <table:table-cell table:style-name="Dictionary.A2" office:value-type="string">
            <text:p text:style-name="P14">РОЗПЕЛЮ́СТИТИ</text:p>
            <text:p text:style-name="P18">-щу, -щиш, дієсл., <text:span text:style-name="T154">док., перех., інд.-авт.,</text:span></text:p>
            <text:p text:style-name="P18"><text:span text:style-name="T9">утворене суфіксально-префіксальним способом, похідне від слова</text:span><text:span text:style-name="T171"> </text:span><text:span text:style-name="T49">пелюстки́.</text:span></text:p>
            <text:p text:style-name="P19">Треба щедро — серцем одним, устами</text:p>
            <text:p text:style-name="P19">ледь розпуклими — <text:span text:style-name="T47">розпелюстити</text:span> втіхи гін,</text:p>
            <text:p text:style-name="P18"><text:span text:style-name="T155">всевідради! Сонце бо йде — за нами</text:span><text:span text:style-name="T40"> (П,</text:span><text:span text:style-name="T2"> І, 106)</text:span></text:p>
          </table:table-cell>
          <table:table-cell table:style-name="Dictionary.B2" office:value-type="string">
            <text:p text:style-name="P15">пелю́стка</text:p>
            <text:p text:style-name="P18"><text:span text:style-name="T132">-и, </text:span><text:span text:style-name="T136">ж.</text:span></text:p>
            <text:p text:style-name="P18">1) Окремий листок із віночка квітки<text:span text:style-name="T38"> (ВТСУМ,</text:span><text:span text:style-name="T169"> 897)</text:span></text:p>
          </table:table-cell>
        </table:table-row>
        <text:soft-page-break/>
        <table:table-row>
          <table:table-cell table:style-name="Dictionary.A2" table:number-rows-spanned="2" office:value-type="string">
            <text:p text:style-name="P14">РЯСНОЧÓЛИЙ</text:p>
            <text:p text:style-name="P18">-а, -е, <text:span text:style-name="T155">прикм., </text:span><text:span text:style-name="T154">інд.-авт.,</text:span></text:p>
            <text:p text:style-name="P18"><text:span text:style-name="T9">утворене складнофлективним способом, похідне від слів:</text:span><text:span text:style-name="T171"> </text:span><text:span text:style-name="T49">рясни́й </text:span><text:span text:style-name="T171">і </text:span><text:span text:style-name="T49">чолó.</text:span></text:p>
            <text:p text:style-name="P19">Я, певне, яблуня була,</text:p>
            <text:p text:style-name="P19">паморочила світ довкола,</text:p>
            <text:p text:style-name="P19">в рясному цвіті <text:span text:style-name="T47">рясночола</text:span></text:p>
            <text:p text:style-name="P18"><text:span text:style-name="T155">тужила, ніжилась, жила</text:span><text:span text:style-name="T40"> (П,</text:span><text:span text:style-name="T2"> ІІ, 296)</text:span></text:p>
          </table:table-cell>
          <table:table-cell table:style-name="Dictionary.B2" office:value-type="string">
            <text:p text:style-name="P15">рясни́й</text:p>
            <text:p text:style-name="P18">-а, -е.</text:p>
            <text:p text:style-name="P18">2) Багатий, високий (про урожай). || <text:span text:style-name="T153">перен.</text:span> Плідний на що-небудь, чимсь.</text:p>
            <text:p text:style-name="P18"><text:span text:style-name="T110">5) </text:span><text:span text:style-name="T126">розм.</text:span><text:span text:style-name="T110"> Дуже яскравий, кольористий (про розцвітку чого-небудь)</text:span><text:span text:style-name="T146"> (ВТСУМ,</text:span><text:span text:style-name="T113"> 1281)</text:span></text:p>
          </table:table-cell>
        </table:table-row>
        <table:table-row>
          <table:covered-table-cell/>
          <table:table-cell table:style-name="Dictionary.B2" office:value-type="string">
            <text:p text:style-name="P15">чоло́</text:p>
            <text:p text:style-name="P18"><text:span text:style-name="T132">-а, </text:span><text:span text:style-name="T136">с.</text:span></text:p>
            <text:p text:style-name="P18"><text:span text:style-name="T110">1) Верхня надочна частина обличчя людини; лоб. || </text:span><text:span text:style-name="T126">перен.</text:span><text:span text:style-name="T110"> Вершина гори, дерева і т. ін., верхівка чого-небудь</text:span><text:span text:style-name="T146"> (ВТСУМ,</text:span><text:span text:style-name="T112"> 1604)</text:span></text:p>
          </table:table-cell>
        </table:table-row>
        <table:table-row>
          <table:table-cell table:style-name="Dictionary.A2" table:number-rows-spanned="2" office:value-type="string">
            <text:p text:style-name="P14">САМОВИВИ́ЩЕНН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ви́вищення.</text:span></text:p>
            <text:p text:style-name="P19">Оце, життя, твої дороги</text:p>
            <text:p text:style-name="P18"><text:span text:style-name="T157">самовивищень</text:span><text:span text:style-name="T155">, як наруг</text:span><text:span text:style-name="T40"> (П,</text:span><text:span text:style-name="T2"> ІІ, 107)</text:span></text:p>
          </table:table-cell>
          <table:table-cell table:style-name="Dictionary.B2" office:value-type="string">
            <text:p text:style-name="P14">сам</text:p>
            <text:p text:style-name="P18"><text:span text:style-name="T136">рідше </text:span><text:span text:style-name="T132">самий, сама, само </text:span><text:span text:style-name="T136">і </text:span><text:span text:style-name="T132">саме; </text:span><text:span text:style-name="T136">мн.</text:span><text:span text:style-name="T132"> сами </text:span><text:span text:style-name="T136">і </text:span><text:span text:style-name="T132">самі; </text:span><text:span text:style-name="T136">займ.</text:span><text:span text:style-name="T132"> </text:span><text:span text:style-name="T136">означ.</text:span></text:p>
            <text:p text:style-name="P21"><text:span text:style-name="T118">1) Уживається з </text:span><text:span text:style-name="T127">ім.</text:span><text:span text:style-name="T118"> чи </text:span><text:span text:style-name="T127">особ.</text:span><text:span text:style-name="T118"> </text:span><text:span text:style-name="T127">займ.</text:span><text:span text:style-name="T118">, вказуючи на особу чи предмет, що безпосередньо є джерелом чи об’єктом дії, стану. || Уживається для більшої конкретизації, вирізнення особи чи предмета; власне хтось; власне щось. || Уживається в </text:span><text:span text:style-name="T127">знач.</text:span><text:span text:style-name="T118"> не хто інший, як, хтось власною особою. || Уживається для підкреслення, що дія або стан поширюються й на визначувану особу чи предмет; теж, також, і (й). || Уживається самостійно, </text:span><text:soft-page-break/><text:span text:style-name="T118">заступаючи </text:span><text:span text:style-name="T127">ім.</text:span><text:span text:style-name="T118"> чи </text:span><text:span text:style-name="T127">особ.</text:span><text:span text:style-name="T118"> </text:span><text:span text:style-name="T127">займ.</text:span><text:span text:style-name="T118"> || Уживається на позначення відокремлення особи чи предмета від інших осіб або предметів (</text:span><text:span text:style-name="T127">перев.</text:span><text:span text:style-name="T118"> зі </text:span><text:span text:style-name="T127">спол.</text:span><text:span text:style-name="T118"> «а»)</text:span><text:span text:style-name="T147"> (ВТСУМ,</text:span><text:span text:style-name="T119"> 1286)</text:span></text:p>
          </table:table-cell>
        </table:table-row>
        <table:table-row>
          <table:covered-table-cell/>
          <table:table-cell table:style-name="Dictionary.B2" office:value-type="string">
            <text:p text:style-name="P15">ви́вищення</text:p>
            <text:p text:style-name="P18"><text:span text:style-name="T132">-я, </text:span><text:span text:style-name="T136">с.</text:span></text:p>
            <text:p text:style-name="P18"><text:span text:style-name="T133">Дія за знач. вивищувати, вивищуватися, ви́вищити і ви́вищитися</text:span><text:span text:style-name="T144"> (ВТСУМ,</text:span><text:span text:style-name="T134"> 129)</text:span></text:p>
          </table:table-cell>
        </table:table-row>
        <table:table-row>
          <table:table-cell table:style-name="Dictionary.A2" table:number-rows-spanned="2" office:value-type="string">
            <text:p text:style-name="P14">САМОВÓЛЯ</text:p>
            <text:p text:style-name="P18">-і, <text:span text:style-name="T154">ім., ж., інд.-авт.,</text:span></text:p>
            <text:p text:style-name="P18"><text:span text:style-name="T9">утворене способом основословоскладання, похідне від </text:span><text:span text:style-name="T9">слів:</text:span><text:span text:style-name="T171"> </text:span><text:span text:style-name="T49">сáмо</text:span><text:span text:style-name="T171">... і </text:span><text:span text:style-name="T49">вóля.</text:span></text:p>
            <text:p text:style-name="P19">Червона барка в чорноводді<text:span text:style-name="T181"> </text:span>доль</text:p>
            <text:p text:style-name="P19">загубиться. І фенікс довгоногий</text:p>
            <text:p text:style-name="P19">перенесе тебе в ясні чертоги</text:p>
            <text:p text:style-name="P18"><text:span text:style-name="T155">від </text:span><text:span text:style-name="T157">самоволь</text:span><text:span text:style-name="T155">, покори і сваволь</text:span><text:span text:style-name="T40"> (П,</text:span><text:span text:style-name="T2"> І, 56)</text:span></text:p>
          </table:table-cell>
          <table:table-cell table:style-name="Dictionary.B2" office:value-type="string">
            <text:p text:style-name="P18"><text:span text:style-name="T49">сáмо... </text:span><text:span text:style-name="T167">(див. 129)</text:span></text:p>
          </table:table-cell>
        </table:table-row>
        <table:table-row>
          <table:covered-table-cell/>
          <table:table-cell table:style-name="Dictionary.B2" office:value-type="string">
            <text:p text:style-name="P15">во́ля</text:p>
            <text:p text:style-name="P18"><text:span text:style-name="T132">-і, </text:span><text:span text:style-name="T136">ж.</text:span></text:p>
            <text:p text:style-name="P18"><text:span text:style-name="T110">5) Свобода, незалежність; </text:span><text:span text:style-name="T126">прот.</text:span><text:span text:style-name="T110"> неволя, рабство. || Перебування не під арештом, не в клітці, не на ланцюгу і т. ін. </text:span><text:span text:style-name="T146">(ВТСУМ,</text:span><text:span text:style-name="T112"> 202)</text:span></text:p>
          </table:table-cell>
        </table:table-row>
        <table:table-row>
          <table:table-cell table:style-name="Dictionary.A2" table:number-rows-spanned="2" office:value-type="string">
            <text:p text:style-name="P14">САМОВОСКРЕСÍНН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воскресíння.</text:span></text:p>
            <text:p text:style-name="P19">…перейде крізь страстотерпця тіні</text:p>
            <text:p text:style-name="P19"><text:soft-page-break/>пророк, свого цураючись лиця,</text:p>
            <text:p text:style-name="P19">в передчуванні віщого кінця</text:p>
            <text:p text:style-name="P18"><text:span text:style-name="T155">самоофіри й </text:span><text:span text:style-name="T157">самовоскресіння</text:span><text:span text:style-name="T40"> (П,</text:span><text:span text:style-name="T2"> ІІ, 150)</text:span></text:p>
          </table:table-cell>
          <table:table-cell table:style-name="Dictionary.B2" office:value-type="string">
            <text:p text:style-name="P18"><text:span text:style-name="T49">сáмо... </text:span><text:span text:style-name="T167">(див. </text:span><text:span text:style-name="T49">САМОВИВИ́ЩЕННЯ</text:span><text:span text:style-name="T167">)</text:span></text:p>
          </table:table-cell>
        </table:table-row>
        <table:table-row>
          <table:covered-table-cell/>
          <table:table-cell table:style-name="Dictionary.B2" office:value-type="string">
            <text:p text:style-name="P15">воскресі́ння</text:p>
            <text:p text:style-name="P18"><text:span text:style-name="T132">-я, </text:span><text:span text:style-name="T136">с.</text:span></text:p>
            <text:p text:style-name="P18">Дія і стан за знач. воскреснути <text:span text:style-name="T179">(ВТСУМ, 203)</text:span></text:p>
          </table:table-cell>
        </table:table-row>
        <table:table-row>
          <table:table-cell table:style-name="Dictionary.A2" table:number-rows-spanned="2" office:value-type="string">
            <text:p text:style-name="P14">САМОВТÉЧА</text:p>
            <text:p text:style-name="P18">-і, <text:span text:style-name="T154">ім., ж.,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втéча.</text:span></text:p>
            <text:p text:style-name="P19">Доброму і злому</text:p>
            <text:p text:style-name="P19">кажи межу і позначи шляхи</text:p>
            <text:p text:style-name="P18"><text:span text:style-name="T155">для </text:span><text:span text:style-name="T157">самовтечі</text:span><text:span text:style-name="T40"> (П,</text:span><text:span text:style-name="T2"> ІІ, 136)</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7">уте́ча</text:p>
            <text:p text:style-name="P18"><text:span text:style-name="T117">(вте́ча), -і, </text:span><text:span text:style-name="T128">ж.</text:span></text:p>
            <text:p text:style-name="P18">1) Швидкий відхід, біг, від’їзд і т. ін. з метою уникнення небезпеки, неприємного становища тощо.</text:p>
            <text:p text:style-name="P18">2) Таємний самовільний відхід, від’їзд<text:span text:style-name="T38"> (ВТСУМ,</text:span> 1519)</text:p>
          </table:table-cell>
        </table:table-row>
        <table:table-row>
          <table:table-cell table:style-name="Dictionary.A2" table:number-rows-spanned="2" office:value-type="string">
            <text:p text:style-name="P14">САМОДÓКÍР</text:p>
            <text:p text:style-name="P18">самодóкóру, <text:span text:style-name="T154">ім., ч., інд.-авт.,</text:span></text:p>
            <text:p text:style-name="P18"><text:span text:style-name="T9">утворене способом основословоскладання, похідне від </text:span><text:span text:style-name="T9">слів:</text:span><text:span text:style-name="T171"> </text:span><text:span text:style-name="T49">сáмо</text:span><text:span text:style-name="T171">... і </text:span><text:span text:style-name="T49">дóкíр.</text:span></text:p>
            <text:p text:style-name="P19">Не вір — ні долі, ні собі не вір,</text:p>
            <text:p text:style-name="P19">а спроневіра і <text:span text:style-name="T47">самодокір</text:span></text:p>
            <text:p text:style-name="P19">і змерзлий крик, що грудкою у горлі</text:p>
            <text:p text:style-name="P19">засів мов кляп — то все неначе дріт</text:p>
            <text:p text:style-name="P18"><text:span text:style-name="T155">колючий</text:span><text:span text:style-name="T40"> (П,</text:span><text:span text:style-name="T2"> ІІ, 290)</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до́кі́р</text:p>
            <text:p text:style-name="P18"><text:span text:style-name="T132">до́ко́ру, </text:span><text:span text:style-name="T136">ч.</text:span></text:p>
            <text:p text:style-name="P18">Висловлене кому-небудь або передане в інший спосіб звинувачення в чомусь, незадоволення чимось і т. ін. <text:span text:style-name="T38">(ВТСУМ,</text:span><text:span text:style-name="T169"> 313)</text:span></text:p>
          </table:table-cell>
        </table:table-row>
        <table:table-row>
          <table:table-cell table:style-name="Dictionary.A2" table:number-rows-spanned="2" office:value-type="string">
            <text:p text:style-name="P14">САМОДОСÁДА</text:p>
            <text:p text:style-name="P18">-и, <text:span text:style-name="T154">ім., ж., інд.-авт.,</text:span></text:p>
            <text:p text:style-name="P18"><text:span text:style-name="T9">утворене способом основословоскладання, похідне від </text:span><text:soft-page-break/><text:span text:style-name="T9">слів:</text:span><text:span text:style-name="T171"> </text:span><text:span text:style-name="T49">сáмо</text:span><text:span text:style-name="T171">... і </text:span><text:span text:style-name="T49">досáда.</text:span></text:p>
            <text:p text:style-name="P19">…в мить крутого самопочезання</text:p>
            <text:p text:style-name="P19">він надто пильно стежив шлях утрат, - </text:p>
            <text:p text:style-name="P19">лиш так його спотворило дерзання</text:p>
            <text:p text:style-name="P19">тим виразом вибачливих жалів,</text:p>
            <text:p text:style-name="P18"><text:span text:style-name="T157">самодосад</text:span><text:span text:style-name="T155">…</text:span><text:span text:style-name="T39"> (П,</text:span><text:span text:style-name="T2"> І, 55)</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доса́да</text:p>
            <text:p text:style-name="P18"><text:span text:style-name="T132">-и, </text:span><text:span text:style-name="T136">ж.</text:span></text:p>
            <text:p text:style-name="P18"><text:soft-page-break/>1) Почуття невдоволення, гіркоти, викликане чим-небудь<text:span text:style-name="T38"> (ВТСУМ,</text:span><text:span text:style-name="T169"> 321)</text:span></text:p>
          </table:table-cell>
        </table:table-row>
        <table:table-row>
          <table:table-cell table:style-name="Dictionary.A2" table:number-rows-spanned="2" office:value-type="string">
            <text:p text:style-name="P14">САМОДОХÓДЖЕНН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дохóдження.</text:span></text:p>
            <text:p text:style-name="P19">Там крила птаства рясно миготіли,</text:p>
            <text:p text:style-name="P19">мережилася зелень дивновзором,</text:p>
            <text:p text:style-name="P19">а душу вже поймав <text:span text:style-name="T47">самодоходжень</text:span></text:p>
            <text:p text:style-name="P18"><text:span text:style-name="T155">зухвалий холод і зухвалий жах</text:span><text:span text:style-name="T40"> (П,</text:span><text:span text:style-name="T2"> ІІ, 118)</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дохо́дження</text:p>
            <text:p text:style-name="P18"><text:span text:style-name="T132">-я, </text:span><text:span text:style-name="T136">с.</text:span></text:p>
            <text:p text:style-name="P18">Дія за знач. доходити<text:span text:style-name="T38"> (ВТСУМ,</text:span><text:span text:style-name="T179"> 324)</text:span></text:p>
          </table:table-cell>
        </table:table-row>
        <table:table-row>
          <table:table-cell table:style-name="Dictionary.A2" table:number-rows-spanned="2" office:value-type="string">
            <text:p text:style-name="P14">САМОЗАБОРÓНА</text:p>
            <text:p text:style-name="P18">-и, <text:span text:style-name="T154">ім., ж.,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заборóна.</text:span></text:p>
            <text:p text:style-name="P19">Нам ряд утрачено. Раптових спроб</text:p>
            <text:p text:style-name="P19">назубрені шпилі — ото єдине,</text:p>
            <text:p text:style-name="P19">що вирвалося з <text:span text:style-name="T47">самозаборон</text:span>,</text:p>
            <text:p text:style-name="P18"><text:soft-page-break/><text:span text:style-name="T155">які дарують небеса щедротні…</text:span><text:span text:style-name="T39"> </text:span><text:span text:style-name="T39">(П,</text:span><text:span text:style-name="T2"> ІІ, 100)</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заборо́на</text:p>
            <text:p text:style-name="P18"><text:span text:style-name="T132">-и, </text:span><text:span text:style-name="T136">ж.</text:span></text:p>
            <text:p text:style-name="P18">1) Наказ не робити чого-небудь<text:span text:style-name="T38"> (ВТСУМ,</text:span><text:span text:style-name="T169"> 376)</text:span></text:p>
          </table:table-cell>
        </table:table-row>
        <table:table-row>
          <table:table-cell table:style-name="Dictionary.A2" table:number-rows-spanned="2" office:value-type="string">
            <text:p text:style-name="P14">САМОНАБЛИ́ЖЕНН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набли́ження.</text:span></text:p>
            <text:p text:style-name="P19">…весь той чар</text:p>
            <text:p text:style-name="P19"><text:span text:style-name="T47">самонаближень</text:span>, упізнань і врочень,</text:p>
            <text:p text:style-name="P19">що визріли у невіді душевній</text:p>
            <text:p text:style-name="P19">і стежать стежать стежать зизим оком,</text:p>
            <text:p text:style-name="P18"><text:span text:style-name="T155">ачи я втраплю на свою стежу…</text:span><text:span text:style-name="T39"> (П,</text:span><text:span text:style-name="T2"> І, 121)</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набли́ження</text:p>
            <text:p text:style-name="P18"><text:span text:style-name="T132">-я, </text:span><text:span text:style-name="T136">с.</text:span></text:p>
            <text:p text:style-name="P18">Дія за знач. наблизити, наближати і наблизитися, наближатися<text:span text:style-name="T38"> (ВТСУМ,</text:span><text:span text:style-name="T179"> 701)</text:span></text:p>
          </table:table-cell>
        </table:table-row>
        <table:table-row>
          <table:table-cell table:style-name="Dictionary.A2" table:number-rows-spanned="2" office:value-type="string">
            <text:p text:style-name="P14">САМОНАРІКÁНН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нарікáння.</text:span></text:p>
            <text:p text:style-name="P19">Ні, не впадай у біль — до <text:span text:style-name="T47">самонаріканняи</text:span>.</text:p>
            <text:p text:style-name="P18"><text:span text:style-name="T155">О, не впадай у біль — його, як меч, піднось</text:span><text:span text:style-name="T40"> (П,</text:span><text:span text:style-name="T2"> ІІ, 155)</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наріка́ння</text:p>
            <text:p text:style-name="P18"><text:span text:style-name="T132">-я, </text:span><text:span text:style-name="T136">с.</text:span></text:p>
            <text:p text:style-name="P18">Дія за знач. нарікати<text:span text:style-name="T38"> (ВТСУМ,</text:span><text:span text:style-name="T179"> 733)</text:span></text:p>
          </table:table-cell>
        </table:table-row>
        <table:table-row>
          <table:table-cell table:style-name="Dictionary.A2" table:number-rows-spanned="2" office:value-type="string">
            <text:p text:style-name="P14">САМОНАРÓДЖЕННЯ</text:p>
            <text:p text:style-name="P18">-я, <text:span text:style-name="T154">ім., с., інд.-авт.,</text:span></text:p>
            <text:p text:style-name="P18"><text:span text:style-name="T9">утворене способом </text:span><text:soft-page-break/><text:span text:style-name="T9">основословоскладання, похідне від </text:span><text:span text:style-name="T9">слів:</text:span><text:span text:style-name="T171"> </text:span><text:span text:style-name="T49">сáмо</text:span><text:span text:style-name="T171">... і </text:span><text:span text:style-name="T49">нарóдження.</text:span></text:p>
            <text:p text:style-name="P19">Оце <text:span text:style-name="T47">самонародження</text:span> твоє</text:p>
            <text:p text:style-name="P19">то голос смерті: пристарайся, брате,</text:p>
            <text:p text:style-name="P19">бо вже заходить час твій вирушати,</text:p>
            <text:p text:style-name="P18"><text:span text:style-name="T155">пора і дописати житіє</text:span><text:span text:style-name="T40"> (П,</text:span><text:span text:style-name="T2"> ІІ, 117)</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наро́дження</text:p>
            <text:p text:style-name="P18"><text:span text:style-name="T132">-я, </text:span><text:span text:style-name="T136">с.</text:span></text:p>
            <text:p text:style-name="P18"><text:soft-page-break/>1) Дія за знач. народити, народжувати і народитися, народжуватися. || Час появи на світ<text:span text:style-name="T38"> (ВТСУМ,</text:span><text:span text:style-name="T179"> 733)</text:span></text:p>
          </table:table-cell>
        </table:table-row>
        <table:table-row>
          <table:table-cell table:style-name="Dictionary.A2" table:number-rows-spanned="2" office:value-type="string">
            <text:p text:style-name="P14">САМОНАРОСТÁТИ</text:p>
            <text:p text:style-name="P18">-áю, -áєш, <text:span text:style-name="T155">дієсл., недок., перех., інд.-авт.,</text:span></text:p>
            <text:p text:style-name="P18">утворене способом основословоскладання, похідне від слів: сáмо... і наростáти</text:p>
            <text:p text:style-name="P19">Неначе дзвін — поезія. Гуде</text:p>
            <text:p text:style-name="P18"><text:span text:style-name="T155">і </text:span><text:span text:style-name="T157">самонаростає</text:span><text:span text:style-name="T155"> аж до повні…</text:span><text:span text:style-name="T39"> (П,</text:span><text:span text:style-name="T2"> ІІ, 150)</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нароста́ти</text:p>
            <text:p text:style-name="P18"><text:span text:style-name="T132">-ає, </text:span><text:span text:style-name="T136">недок.</text:span><text:span text:style-name="T132">, нарости, -те; </text:span><text:span text:style-name="T136">мин. ч.</text:span><text:span text:style-name="T132"> наріс, наросла, наросло; </text:span><text:span text:style-name="T136">док.</text:span></text:p>
            <text:p text:style-name="P18"><text:span text:style-name="T110">3) </text:span><text:span text:style-name="T126">перен.</text:span><text:span text:style-name="T110"> Збільшувати свій об’єм, свою кількість, силу вияву і т. ін. </text:span><text:span text:style-name="T146">(ВТСУМ,</text:span><text:span text:style-name="T112"> 733-734)</text:span></text:p>
          </table:table-cell>
        </table:table-row>
        <table:table-row>
          <table:table-cell table:style-name="Dictionary.A2" table:number-rows-spanned="2" office:value-type="string">
            <text:p text:style-name="P14">САМООФÍРА</text:p>
            <text:p text:style-name="P18">-и, <text:span text:style-name="T154">ім., ж.,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7">офíра.</text:span></text:p>
            <text:p text:style-name="P19">…перейде крізь страстотерпця тіні</text:p>
            <text:p text:style-name="P19">пророк, свого цураючись лиця,</text:p>
            <text:p text:style-name="P19">в передчуванні віщого кінця</text:p>
            <text:p text:style-name="P18"><text:span text:style-name="T157">самоофіри</text:span><text:span text:style-name="T155"> й самовоскресіння</text:span><text:span text:style-name="T40"> (П,</text:span><text:span text:style-name="T2"> ІІ, 150)</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22">же́ртва (офі́ра)</text:p>
            <text:p text:style-name="P18"><text:span text:style-name="T132">-и, </text:span><text:span text:style-name="T136">ж.</text:span></text:p>
            <text:p text:style-name="P18">1) За релігійними обрядами деяких народів — предмет або жива істота, яких приносили в дар богам<text:span text:style-name="T38"> (ВТСУМ,</text:span><text:span text:style-name="T169"> 366)</text:span></text:p>
          </table:table-cell>
        </table:table-row>
        <text:soft-page-break/>
        <table:table-row>
          <table:table-cell table:style-name="Dictionary.A2" table:number-rows-spanned="2" office:value-type="string">
            <text:p text:style-name="P14">САМОПАЛÁНН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палáння.</text:span></text:p>
            <text:p text:style-name="P19">О як нестерпно хочеться подовжень</text:p>
            <text:p text:style-name="P18"><text:span text:style-name="T155">і невигасного </text:span><text:span text:style-name="T157">самопалання</text:span><text:span text:style-name="T155">!</text:span><text:span text:style-name="T39"> (П,</text:span><text:span text:style-name="T2"> ІІ, 130)</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ала́ння</text:p>
            <text:p text:style-name="P18"><text:span text:style-name="T132">-я, </text:span><text:span text:style-name="T136">с.</text:span></text:p>
            <text:p text:style-name="P18">Дія за знач. палати<text:span text:style-name="T38"> (ВТСУМ,</text:span><text:span text:style-name="T179"> 876)</text:span></text:p>
          </table:table-cell>
        </table:table-row>
        <table:table-row>
          <table:table-cell table:style-name="Dictionary.A2" table:number-rows-spanned="2" office:value-type="string">
            <text:p text:style-name="P14">САМОПЕРЕРОСТÁННЯ</text:p>
            <text:p text:style-name="P18">-я, <text:span text:style-name="T155">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переростáння.</text:span></text:p>
            <text:p text:style-name="P19">Отак: живи — і скній, живи — і скній,</text:p>
            <text:p text:style-name="P19">і як дійдеш <text:span text:style-name="T48">самопереростання</text:span>,</text:p>
            <text:p text:style-name="P19">і як збагнеш: ти власна жертва й кат,</text:p>
            <text:p text:style-name="P19">тоді збагнеш і смерть, як припадання</text:p>
            <text:p text:style-name="P18"><text:span text:style-name="T155">до обрію, як утрату всіх утрат</text:span><text:span text:style-name="T40"> (П,</text:span><text:span text:style-name="T2"> І, 203)</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ерероста́ння</text:p>
            <text:p text:style-name="P18"><text:span text:style-name="T132">-я, </text:span><text:span text:style-name="T136">с.</text:span></text:p>
            <text:p text:style-name="P18">Дія за знач. переростати, перерости<text:span text:style-name="T38"> (ВТСУМ,</text:span><text:span text:style-name="T179"> 926)</text:span></text:p>
          </table:table-cell>
        </table:table-row>
        <table:table-row>
          <table:table-cell table:style-name="Dictionary.A2" table:number-rows-spanned="2" office:value-type="string">
            <text:p text:style-name="P14">САМОПІДТВÉРДЖУВАТИ</text:p>
            <text:p text:style-name="P18">-ую, -уєш, <text:span text:style-name="T155">дієсл., недок., перех., інд.-авт.,</text:span></text:p>
            <text:p text:style-name="P18"><text:span text:style-name="T9">утворене способом основословоскладання, похідне від </text:span><text:soft-page-break/><text:span text:style-name="T9">слів:</text:span><text:span text:style-name="T171"> </text:span><text:span text:style-name="T49">сáмо</text:span><text:span text:style-name="T171">... і </text:span><text:span text:style-name="T49">підтвéрджувати.</text:span></text:p>
            <text:p text:style-name="P19">Ще, слава Богу, тьмяний стовбур совісті</text:p>
            <text:p text:style-name="P19">признатись може весь до незбагненного,</text:p>
            <text:p text:style-name="P19">котре <text:span text:style-name="T47">самопідтверджує</text:span> її</text:p>
            <text:p text:style-name="P18"><text:span text:style-name="T155">і втаємничує…</text:span><text:span text:style-name="T39"> (П,</text:span><text:span text:style-name="T2"> ІІ, 101)</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ідтве́рджувати</text:p>
            <text:p text:style-name="P18"><text:span text:style-name="T132">-ую, -уєш, </text:span><text:span text:style-name="T136">недок.</text:span><text:span text:style-name="T132">, підтвердити, -джу, -диш, </text:span><text:span text:style-name="T136">док.</text:span><text:span text:style-name="T132">, </text:span><text:span text:style-name="T136">перех.</text:span><text:span text:style-name="T132"> </text:span><text:span text:style-name="T136">і без додатка</text:span><text:span text:style-name="T132">.</text:span></text:p>
            <text:p text:style-name="P18">Визнавати, засвідчувати правильність, <text:soft-page-break/>достовірність, істинність чого-небудь. || Доводити достовірність, істинність чого-небудь, підкріплюючи фактами, доказами і т. ін. || Служити доказом правильності, істинності чого-небудь<text:span text:style-name="T38"> (ВТСУМ,</text:span><text:span text:style-name="T169"> 967)</text:span></text:p>
          </table:table-cell>
        </table:table-row>
        <table:table-row>
          <table:table-cell table:style-name="Dictionary.A2" table:number-rows-spanned="2" office:value-type="string">
            <text:p text:style-name="P14">САМОПОГИ́БА</text:p>
            <text:p text:style-name="P18">-и, <text:span text:style-name="T154">ім., ж., інд.-авт.,</text:span></text:p>
            <text:p text:style-name="P18"><text:span text:style-name="T182">утворене способом основословоскладання, похідне від слів:</text:span><text:span text:style-name="T171"> </text:span><text:span text:style-name="T49">сáмо</text:span><text:span text:style-name="T171">... і </text:span><text:span text:style-name="T49">поги́ба.</text:span></text:p>
            <text:p text:style-name="P19">Господи, Господи, о осторонь</text:p>
            <text:p text:style-name="P19">душі гулкі, що, заслухані в тугу,</text:p>
            <text:p text:style-name="P19">немочі власної люблять наругу,</text:p>
            <text:p text:style-name="P18"><text:span text:style-name="T157">самопогиби</text:span><text:span text:style-name="T155"> високий огонь</text:span><text:span text:style-name="T40"> (П,</text:span><text:span text:style-name="T2"> ІІ, 74-75)</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оги́бель (поги́ба)</text:p>
            <text:p text:style-name="P18"><text:span text:style-name="T136">і рідко </text:span><text:span text:style-name="T132">погибіль, -і, </text:span><text:span text:style-name="T136">ж.</text:span></text:p>
            <text:p text:style-name="P18"><text:span text:style-name="T110">Передчасна, насильницька смерть; гибель. || Руйнування, занепад, знищення чого-небудь. || </text:span><text:span text:style-name="T126">перен.</text:span><text:span text:style-name="T110"> Кінець існування чого-небудь; зникнення. </text:span><text:span text:style-name="T126">Згинати в три погибелі</text:span><text:span text:style-name="T146"> (ВТСУМ,</text:span><text:span text:style-name="T112"> 1003)</text:span></text:p>
          </table:table-cell>
        </table:table-row>
        <table:table-row>
          <table:table-cell table:style-name="Dictionary.A2" table:number-rows-spanned="2" office:value-type="string">
            <text:p text:style-name="P14">САМОПОДÓВЖЕНИЙ</text:p>
            <text:p text:style-name="P18"><text:span text:style-name="T6">-а, -е,</text:span><text:span text:style-name="T154"> </text:span><text:span text:style-name="T155">прикм., інд.-авт.,</text:span></text:p>
            <text:p text:style-name="P18">утворене способом основословоскладання, похідне від слів: <text:span text:style-name="T48">сáмо</text:span>... і <text:span text:style-name="T48">подóвжений.</text:span></text:p>
            <text:p text:style-name="P19">Хто б збагнув</text:p>
            <text:p text:style-name="P19">оці дороги — без кінця і краю</text:p>
            <text:p text:style-name="P18"><text:span text:style-name="T157">самоподовжені</text:span><text:span text:style-name="T155">?</text:span><text:span text:style-name="T39"> (П,</text:span><text:span text:style-name="T2"> ІІ, 100)</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одо́вжений</text:p>
            <text:p text:style-name="P18">-а, -е.</text:p>
            <text:p text:style-name="P18"><text:span text:style-name="T133">1) Дієприкм. пас. мин. ч. до подовжити. || подо́вжено, </text:span><text:span text:style-name="T137">безос.</text:span><text:span text:style-name="T133"> </text:span><text:span text:style-name="T137">присудк. сл</text:span><text:span text:style-name="T144"> (ВТСУМ,</text:span><text:span text:style-name="T134"> 1009)</text:span></text:p>
          </table:table-cell>
        </table:table-row>
        <table:table-row>
          <table:table-cell table:style-name="Dictionary.A2" table:number-rows-spanned="2" office:value-type="string">
            <text:p text:style-name="P14">САМОПОМИНÁННЯ</text:p>
            <text:p text:style-name="P18"><text:soft-page-break/>-я, <text:span text:style-name="T154">ім., с., інд.-авт.,</text:span></text:p>
            <text:p text:style-name="P18"><text:span text:style-name="T9">утворене способом </text:span><text:span text:style-name="T9">основословоскладання, похідне від слів:</text:span><text:span text:style-name="T171"> </text:span><text:span text:style-name="T49">сáмо</text:span><text:span text:style-name="T171">... і </text:span><text:span text:style-name="T49">поминáння.</text:span></text:p>
            <text:p text:style-name="P19">Ти загубився в горі — не знайтись</text:p>
            <text:p text:style-name="P19">у чорноводді змовклого волання,</text:p>
            <text:p text:style-name="P19">в ропі чекань і <text:span text:style-name="T47">самопоминання</text:span></text:p>
            <text:p text:style-name="P18"><text:span text:style-name="T155">і гуку, що доносить благовість</text:span><text:span text:style-name="T40"> (П,</text:span><text:span text:style-name="T2"> ІІ, 111)</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омина́ння</text:p>
            <text:p text:style-name="P18"><text:span text:style-name="T132">-я, </text:span><text:span text:style-name="T136">с.</text:span></text:p>
            <text:p text:style-name="P18">1) Дія за знач. поминати <text:span text:style-name="T179">(ВТСУМ, 1041)</text:span></text:p>
          </table:table-cell>
        </table:table-row>
        <table:table-row>
          <table:table-cell table:style-name="Dictionary.A2" table:number-rows-spanned="2" office:value-type="string">
            <text:p text:style-name="P14">САМОПОСТА́ННЯ</text:p>
            <text:p text:style-name="P18">-я, <text:span text:style-name="T154">ім., с., інд.-авт.,</text:span></text:p>
            <text:p text:style-name="P18"><text:span text:style-name="T9">утворене способом основословоскладання, похідне від </text:span><text:span text:style-name="T9">слів:</text:span><text:span text:style-name="T171"> </text:span><text:span text:style-name="T49">сáмо</text:span><text:span text:style-name="T171">... і </text:span><text:span text:style-name="T49">поста́ння </text:span><text:span text:style-name="T12">(від </text:span><text:span text:style-name="T15">постава́ти</text:span><text:span text:style-name="T12">).</text:span></text:p>
            <text:p text:style-name="P19">По ліву руку — древній, аж до ер</text:p>
            <text:p text:style-name="P19"><text:span text:style-name="T47">самопостання</text:span>, гоном безберегим,</text:p>
            <text:p text:style-name="P19">щовбом смертельним, що наліг на серце</text:p>
            <text:p text:style-name="P19">і наслухає втомлене буття - </text:p>
            <text:p text:style-name="P19">той древній світ — і радісний і тужний - </text:p>
            <text:p text:style-name="P18"><text:span text:style-name="T155">непам’яті</text:span><text:span text:style-name="T40"> (П,</text:span><text:span text:style-name="T2"> ІІ, 136)</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остава́ти</text:p>
            <text:p text:style-name="P18"><text:span text:style-name="T131">I </text:span><text:span text:style-name="T132">-ає́, </text:span><text:span text:style-name="T136">недок.</text:span><text:span text:style-name="T132">, поста́ти, -а́не, </text:span><text:span text:style-name="T136">док.</text:span></text:p>
            <text:p text:style-name="P18">2) Зароджуватися, брати початок, походити від чого-небудь. || Виникати внаслідок яких-небудь причин, збігу відповідних умов, обставин і т. ін. || Ставати актуальним, першочерговим, набувати в певних умовах дуже великого значення<text:span text:style-name="T38"> (ВТСУМ,</text:span><text:span text:style-name="T169"> 1082)</text:span></text:p>
          </table:table-cell>
        </table:table-row>
        <table:table-row>
          <table:table-cell table:style-name="Dictionary.A2" table:number-rows-spanned="2" office:value-type="string">
            <text:p text:style-name="P14">САМОПРОМИНÁННЯ</text:p>
            <text:p text:style-name="P18">-я, <text:span text:style-name="T154">ім., с., інд.-авт.,</text:span></text:p>
            <text:p text:style-name="P18"><text:span text:style-name="T9">утворене способом </text:span><text:soft-page-break/><text:span text:style-name="T9">основословоскладання, похідне від слів:</text:span><text:span text:style-name="T171"> </text:span><text:span text:style-name="T49">сáмо</text:span><text:span text:style-name="T171">... і </text:span><text:span text:style-name="T49">проминáння.</text:span></text:p>
            <text:p text:style-name="P19">В дорозі довгих <text:span text:style-name="T47">самопроминань</text:span></text:p>
            <text:p text:style-name="P19">під знадою земного притягання</text:p>
            <text:p text:style-name="P18"><text:span text:style-name="T155">проносяться від ранку до смеркання</text:span><text:span text:style-name="T40"> (П,</text:span><text:span text:style-name="T2"> І, 44)</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ромина́ння</text:p>
            <text:p text:style-name="P18"><text:span text:style-name="T131">I </text:span><text:span text:style-name="T132">-я, </text:span><text:span text:style-name="T136">с.</text:span></text:p>
            <text:p text:style-name="P18"><text:soft-page-break/>Дія за знач. проминати <text:span text:style-name="T179">(ВТСУМ, 1159)</text:span></text:p>
          </table:table-cell>
        </table:table-row>
        <table:table-row>
          <table:table-cell table:style-name="Dictionary.A2" table:number-rows-spanned="2" office:value-type="string">
            <text:p text:style-name="P14">САМОПРОТИСТОЯ́ННЯ</text:p>
            <text:p text:style-name="P18"><text:span text:style-name="T172">-</text:span>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протистоя́ння.</text:span></text:p>
            <text:p text:style-name="P19">О вирвись, залишивши вирву</text:p>
            <text:p text:style-name="P19">у грудях, і роздмухай грань</text:p>
            <text:p text:style-name="P19">моїх <text:span text:style-name="T47">самопротистоянь</text:span></text:p>
            <text:p text:style-name="P18"><text:span text:style-name="T155">і дай напитися з потиру</text:span><text:span text:style-name="T40"> (П,</text:span><text:span text:style-name="T2"> ІІ, 195)</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ротистоя́ння</text:p>
            <text:p text:style-name="P18"><text:span text:style-name="T132">-я, </text:span><text:span text:style-name="T136">с.</text:span></text:p>
            <text:p text:style-name="P18">1) Дія за знач. протистояти<text:span text:style-name="T38"> (ВТСУМ,</text:span><text:span text:style-name="T179"> 1174)</text:span></text:p>
          </table:table-cell>
        </table:table-row>
        <table:table-row>
          <table:table-cell table:style-name="Dictionary.A2" table:number-rows-spanned="2" office:value-type="string">
            <text:p text:style-name="P14">САМОСТРÍЛ</text:p>
            <text:p text:style-name="P18">-у, <text:span text:style-name="T154">ім., ч., інд.-авт.,</text:span></text:p>
            <text:p text:style-name="P18"><text:span text:style-name="T9">утворене способом основословоскладання, похідне від слів:</text:span><text:span text:style-name="T6"> </text:span><text:span text:style-name="T49">сáмо</text:span><text:span text:style-name="T171">... і </text:span><text:span text:style-name="T49">стріл.</text:span></text:p>
            <text:p text:style-name="P19">Як рура, кругла вулиця,</text:p>
            <text:p text:style-name="P19">гулка од гуду бджіл,</text:p>
            <text:p text:style-name="P19">маленький хлопчик щулиться,</text:p>
            <text:p text:style-name="P18"><text:span text:style-name="T155">бо ж сонце — </text:span><text:span text:style-name="T157">самостріл</text:span><text:span text:style-name="T40"> (П,</text:span><text:span text:style-name="T2"> ІІ, 275)</text:span></text:p>
          </table:table-cell>
          <table:table-cell table:style-name="Dictionary.B2" office:value-type="string">
            <text:p text:style-name="P20"><text:span text:style-name="T49">сáмо... </text:span><text:span text:style-name="T171">(див. </text:span><text:span text:style-name="T49">САМОВИВИ́ЩЕННЯ</text:span><text:span text:style-name="T171">)</text:span></text:p>
          </table:table-cell>
        </table:table-row>
        <table:table-row>
          <table:covered-table-cell/>
          <table:table-cell table:style-name="Dictionary.B2" office:value-type="string">
            <text:p text:style-name="P15">По́стріл (стріл)</text:p>
            <text:p text:style-name="P18"><text:span text:style-name="T132">-у, </text:span><text:span text:style-name="T136">ч.</text:span></text:p>
            <text:p text:style-name="P18">1) Виліт кулі або снаряда з каналу ствола вогнепальної зброї, спричинений вибухом порохового заряду. || Виліт кульки з дула пневматичної зброї. || Звук від вибуху порохового заряду в каналі ствола вогнепальної зброї<text:span text:style-name="T38"> (ВТСУМ,</text:span><text:span text:style-name="T169"> 1085)</text:span></text:p>
          </table:table-cell>
        </table:table-row>
        <table:table-row>
          <table:table-cell table:style-name="Dictionary.A2" table:number-rows-spanned="2" office:value-type="string">
            <text:p text:style-name="P14">САМОСТРУМУВÁННЯ</text:p>
            <text:p text:style-name="P18"><text:soft-page-break/>-я, <text:span text:style-name="T154">ім., с., інд.-авт.,</text:span></text:p>
            <text:p text:style-name="P18"><text:span text:style-name="T9">утворене способом основословоскладання, похідне від </text:span><text:span text:style-name="T9">слів:</text:span><text:span text:style-name="T171"> </text:span><text:span text:style-name="T49">сáмо</text:span><text:span text:style-name="T171">... і </text:span><text:span text:style-name="T49">струмувáння.</text:span></text:p>
            <text:p text:style-name="P19">…аби в останньому пориві,</text:p>
            <text:p text:style-name="P19">у плині <text:span text:style-name="T47">самострумувань</text:span></text:p>
            <text:p text:style-name="P19">ураз зайти за власну грань,</text:p>
            <text:p text:style-name="P18"><text:span text:style-name="T155">пірнути в смертні переливи</text:span><text:span text:style-name="T40"> (П,</text:span><text:span text:style-name="T2"> І, 169)</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струмува́ння</text:p>
            <text:p text:style-name="P18"><text:soft-page-break/><text:span text:style-name="T132">-я, </text:span><text:span text:style-name="T136">с.</text:span></text:p>
            <text:p text:style-name="P18"><text:span text:style-name="T133">Дія за знач. струмувати. </text:span><text:span text:style-name="T137">Струмування повітря</text:span><text:span text:style-name="T144"> (ВТСУМ,</text:span><text:span text:style-name="T134"> 1405)</text:span></text:p>
          </table:table-cell>
        </table:table-row>
        <table:table-row>
          <table:table-cell table:style-name="Dictionary.A2" office:value-type="string">
            <text:p text:style-name="P14">САМОТИ́ННИЙ</text:p>
            <text:p text:style-name="P18">-а, -е, <text:span text:style-name="T155">прикм., </text:span><text:span text:style-name="T154">інд.-авт.,</text:span></text:p>
            <text:p text:style-name="P18"><text:span text:style-name="T163">утворене суфіксальним способом, похідне від слова</text:span> <text:span text:style-name="T48">самоти́на.</text:span></text:p>
            <text:p text:style-name="P19">Спиваєш тугу <text:span text:style-name="T47">самотинну</text:span></text:p>
            <text:p text:style-name="P19">і душу, мов малу дитину,</text:p>
            <text:p text:style-name="P18"><text:span text:style-name="T155">до рання присипляєш: спи</text:span><text:span text:style-name="T40"> (П,</text:span><text:span text:style-name="T2"> ІІ, 182)</text:span></text:p>
          </table:table-cell>
          <table:table-cell table:style-name="Dictionary.B2" office:value-type="string">
            <text:p text:style-name="P18"><text:span text:style-name="T46">Самота́ (</text:span><text:span text:style-name="T159">самоти́на́</text:span><text:span text:style-name="T46">)</text:span></text:p>
            <text:p text:style-name="P18"><text:span text:style-name="T132">-и, </text:span><text:span text:style-name="T136">ж.</text:span></text:p>
            <text:p text:style-name="P18">1) Стан за знач. самітний, самотній; самотність. || Гостре відчуття відокремленості, ізольованості від кого-, чого-небудь<text:span text:style-name="T38"> (ВТСУМ,</text:span><text:span text:style-name="T179"> 1291)</text:span></text:p>
          </table:table-cell>
        </table:table-row>
        <table:table-row>
          <table:table-cell table:style-name="Dictionary.A2" table:number-rows-spanned="2" office:value-type="string">
            <text:p text:style-name="P14">САМОУНИКÁНН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уникáння.</text:span></text:p>
            <text:p text:style-name="P19">Коли спромога <text:span text:style-name="T47">самоуникань</text:span></text:p>
            <text:p text:style-name="P19">при узголів’ї спалахом прозріння</text:p>
            <text:p text:style-name="P19">відкриється тобі, як благостиня</text:p>
            <text:p text:style-name="P18"><text:span text:style-name="T155">прощень, опрощень, прощ і прощавань</text:span><text:span text:style-name="T40"> (П,</text:span><text:span text:style-name="T2"> І, 62)</text:span></text:p>
          </table:table-cell>
          <table:table-cell table:style-name="Dictionary.B2" office:value-type="string">
            <text:p text:style-name="P20"><text:span text:style-name="T49">сáмо... </text:span><text:span text:style-name="T171">(див. </text:span><text:span text:style-name="T49">САМОВИВИ́ЩЕННЯ</text:span><text:span text:style-name="T171">)</text:span></text:p>
          </table:table-cell>
        </table:table-row>
        <table:table-row>
          <table:covered-table-cell/>
          <table:table-cell table:style-name="Dictionary.B2" office:value-type="string">
            <text:p text:style-name="P15">уника́ння</text:p>
            <text:p text:style-name="P18"><text:span text:style-name="T132">-я, </text:span><text:span text:style-name="T136">с.</text:span></text:p>
            <text:p text:style-name="P18">Дія за знач. уникати<text:span text:style-name="T38"> (ВТСУМ,</text:span><text:span text:style-name="T179"> 1507)</text:span></text:p>
          </table:table-cell>
        </table:table-row>
        <table:table-row>
          <table:table-cell table:style-name="Dictionary.A2" table:number-rows-spanned="2" office:value-type="string">
            <text:p text:style-name="P14">СВІТИ́-ГАЛАЇ́</text:p>
            <text:p text:style-name="P18"><text:soft-page-break/>світі́в-галаї́в, <text:span text:style-name="T154">ім., мн., інд.-авт.,</text:span></text:p>
            <text:p text:style-name="P18">утворене способом словоскладання, похідне від слів: <text:span text:style-name="T48">світ</text:span> і <text:span text:style-name="T48">гала́й </text:span><text:span text:style-name="T164">(від </text:span><text:span text:style-name="T48">гала́світа</text:span><text:span text:style-name="T164">).</text:span></text:p>
            <text:p text:style-name="P19">На тебе чатують <text:span text:style-name="T47">світи–галаї</text:span>.</text:p>
            <text:p text:style-name="P18"><text:span text:style-name="T155">Прощальний — як подим пожарищ — той спогад</text:span><text:span text:style-name="T40"> (П,</text:span><text:span text:style-name="T2"> І, 98)</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гала́світа</text:p>
            <text:p text:style-name="P18"><text:span text:style-name="T136">присл.</text:span><text:span text:style-name="T132">, </text:span><text:span text:style-name="T136">діал.</text:span></text:p>
            <text:p text:style-name="P18">Невідомо куди; кудись<text:span text:style-name="T38"> (ВТСУМ,</text:span><text:span text:style-name="T169"> 218)</text:span></text:p>
          </table:table-cell>
        </table:table-row>
        <table:table-row>
          <table:table-cell table:style-name="Dictionary.A2" table:number-rows-spanned="2" office:value-type="string">
            <text:p text:style-name="P14">СЕБЕКРÁЙ</text:p>
            <text:p text:style-name="P18">-ю, <text:span text:style-name="T154">ім., ч., інд.-авт.,</text:span></text:p>
            <text:p text:style-name="P18"><text:span text:style-name="T9">утворене способом зрощення, похідне від слів:</text:span><text:span text:style-name="T171"> </text:span><text:span text:style-name="T49">себé</text:span><text:span text:style-name="T171"> і </text:span><text:span text:style-name="T49">край.</text:span></text:p>
            <text:p text:style-name="P19">І все то — зá: дарунок сили</text:p>
            <text:p text:style-name="P19">за <text:span text:style-name="T47">себекраєм</text:span>: на, візьми,</text:p>
            <text:p text:style-name="P19">аби дороги доль гуділи</text:p>
            <text:p text:style-name="P18"><text:span text:style-name="T155">всіма серцями і грудьми</text:span><text:span text:style-name="T40"> (П,</text:span><text:span text:style-name="T5"> І, 100);</text:span></text:p>
            <text:p text:style-name="P18"><text:span text:style-name="T155">оця утеча геть за </text:span><text:span text:style-name="T157">себекрай</text:span><text:span text:style-name="T155"> - </text:span></text:p>
            <text:p text:style-name="P18"><text:span text:style-name="T155">то ніби виснений в дитинстві син…</text:span><text:span text:style-name="T39"> </text:span><text:span text:style-name="T39">(П,</text:span><text:span text:style-name="T2"> І, 203)</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8"><text:span text:style-name="T49">край </text:span><text:span text:style-name="T165">(див. </text:span><text:span text:style-name="T49">КРАЙСЕБÉ</text:span><text:span text:style-name="T165">)</text:span></text:p>
          </table:table-cell>
        </table:table-row>
        <table:table-row>
          <table:table-cell table:style-name="Dictionary.A2" table:number-rows-spanned="2" office:value-type="string">
            <text:p text:style-name="P14">СЕМИГÓРИ</text:p>
            <text:p text:style-name="P18">-гíр, <text:span text:style-name="T154">ім., мн., інд.-авт.,</text:span></text:p>
            <text:p text:style-name="P18"><text:span text:style-name="T9">утворене способом основоскладання, похідне від слів:</text:span><text:span text:style-name="T171"> </text:span><text:span text:style-name="T49">сім</text:span><text:span text:style-name="T171"> і </text:span><text:span text:style-name="T49">гóри.</text:span></text:p>
            <text:p text:style-name="P19">І що кигиче в мертвій цій пустелі?</text:p>
            <text:p text:style-name="P19">Киги-киги — мов чайка з-над Дніпра.</text:p>
            <text:p text:style-name="P19">О <text:span text:style-name="T47">семигори</text:span> горя, цвинтар велій,</text:p>
            <text:p text:style-name="P18"><text:soft-page-break/><text:span text:style-name="T155">і я тут згину, як прийде пора?</text:span><text:span text:style-name="T40"> (П,</text:span><text:span text:style-name="T2"> І, 100)</text:span></text:p>
          </table:table-cell>
          <table:table-cell table:style-name="Dictionary.B2" office:value-type="string">
            <text:p text:style-name="P14">сім</text:p>
            <text:p text:style-name="P18"><text:span text:style-name="T131">I </text:span><text:span text:style-name="T132">семи </text:span><text:span text:style-name="T136">і </text:span><text:span text:style-name="T132">сімох, </text:span><text:span text:style-name="T136">числ.</text:span><text:span text:style-name="T132"> </text:span><text:span text:style-name="T136">кільк.</text:span></text:p>
            <text:p text:style-name="P18"><text:span text:style-name="T110">Назва числа і цифри 7. || </text:span><text:span text:style-name="T126">чого</text:span><text:span text:style-name="T110">. Кількість із 7 одиниць</text:span><text:span text:style-name="T146"> (ВТСУМ,</text:span><text:span text:style-name="T113"> 1323)</text:span></text:p>
          </table:table-cell>
        </table:table-row>
        <table:table-row>
          <table:covered-table-cell/>
          <table:table-cell table:style-name="Dictionary.B2" office:value-type="string">
            <text:p text:style-name="P15">гора́</text:p>
            <text:p text:style-name="P18"><text:span text:style-name="T132">-и, </text:span><text:span text:style-name="T136">ж.</text:span></text:p>
            <text:p text:style-name="P18">1) Значне підвищення над навколишньою місцевістю або серед <text:soft-page-break/>інших підвищень. || <text:span text:style-name="T153">тільки мн.</text:span> Гориста місцевість, країна.</text:p>
            <text:p text:style-name="P18"><text:span text:style-name="T110">2) </text:span><text:span text:style-name="T126">чого</text:span><text:span text:style-name="T110">. Велика кількість чого-небудь </text:span><text:span text:style-name="T110">складеного в купу; багато чогось</text:span><text:span text:style-name="T146"> (ВТСУМ,</text:span><text:span text:style-name="T112"> 254)</text:span></text:p>
          </table:table-cell>
        </table:table-row>
        <table:table-row>
          <table:table-cell table:style-name="Dictionary.A2" table:number-rows-spanned="2" office:value-type="string">
            <text:p text:style-name="P14">СЕРЦЕÓКИЙ</text:p>
            <text:p text:style-name="P18">-а, -е, <text:span text:style-name="T155">прикм., </text:span><text:span text:style-name="T154">інд.-авт.,</text:span></text:p>
            <text:p text:style-name="P18"><text:span text:style-name="T9">утворене складнофлективним способом, похідне від слів:</text:span><text:span text:style-name="T171"> </text:span><text:span text:style-name="T49">сéрце</text:span><text:span text:style-name="T171"> і </text:span><text:span text:style-name="T49">óко.</text:span></text:p>
            <text:p text:style-name="P19">Сто плах перейди, <text:span text:style-name="T47">серцеокий</text:span>,</text:p>
            <text:p text:style-name="P18"><text:span text:style-name="T155">сто плах, сто багать, сто голгоф…</text:span><text:span text:style-name="T40"> (П,</text:span><text:span text:style-name="T2"> І, 180)</text:span></text:p>
          </table:table-cell>
          <table:table-cell table:style-name="Dictionary.B2" office:value-type="string">
            <text:p text:style-name="P18"><text:span text:style-name="T49">сéрце </text:span><text:span text:style-name="T165">(див. </text:span><text:span text:style-name="T49">ГЛИ́Б-СИ́НЬ-СЕ́РЦЕ</text:span><text:span text:style-name="T165">)</text:span></text:p>
          </table:table-cell>
        </table:table-row>
        <table:table-row>
          <table:covered-table-cell/>
          <table:table-cell table:style-name="Dictionary.B2" office:value-type="string">
            <text:p text:style-name="P18"><text:span text:style-name="T49">óко </text:span><text:span text:style-name="T165">(див. </text:span><text:span text:style-name="T49">ВСЕО́ЧІ</text:span><text:span text:style-name="T165">)</text:span></text:p>
          </table:table-cell>
        </table:table-row>
        <table:table-row>
          <table:table-cell table:style-name="Dictionary.A2" table:number-rows-spanned="2" office:value-type="string">
            <text:p text:style-name="P14">СЛОВОТÉЧА</text:p>
            <text:p text:style-name="P18">-і, <text:span text:style-name="T154">ім., ж., інд.-авт.,</text:span></text:p>
            <text:p text:style-name="P18"><text:span text:style-name="T9">утворене способом основоскладання і нульсуфіксальним, похідне від слів:</text:span><text:span text:style-name="T171"> </text:span><text:span text:style-name="T49">слóво</text:span><text:span text:style-name="T171"> і </text:span><text:span text:style-name="T49">текти́.</text:span></text:p>
            <text:p text:style-name="P19">Слова, слова, слова — задосить <text:span text:style-name="T47">словотечі</text:span>,</text:p>
            <text:p text:style-name="P18"><text:span text:style-name="T155">німують бо предтечі, доба гряде нова</text:span><text:span text:style-name="T40"> (П,</text:span><text:span text:style-name="T2"> ІІ, 292)</text:span></text:p>
          </table:table-cell>
          <table:table-cell table:style-name="Dictionary.B2" office:value-type="string">
            <text:p text:style-name="P15">сло́во</text:p>
            <text:p text:style-name="P18"><text:span text:style-name="T132">-а, </text:span><text:span text:style-name="T136">с.</text:span></text:p>
            <text:p text:style-name="P18">1) Мовна одиниця, що являє собою звукове вираження поняття про предмет або явище об’єктивного світу. || Заклинання, що, за марновірним уявленням, має магічну силу. || В обчислювальній техніці — послідовність символів («літер») для позначення виду даних, повідомлення і т. ін.</text:p>
            <text:p text:style-name="P18"><text:span text:style-name="T110">4) Обіцянка виконати що-небудь. || Згода на шлюб. </text:span><text:span text:style-name="T126">Дотримати [свого] слова</text:span><text:span text:style-name="T146"> (ВТСУМ,</text:span><text:span text:style-name="T113"> 1344-1345)</text:span></text:p>
          </table:table-cell>
        </table:table-row>
        <table:table-row>
          <table:covered-table-cell/>
          <table:table-cell table:style-name="Dictionary.B2" office:value-type="string">
            <text:p text:style-name="P15">текти́<text:soft-page-break/></text:p>
            <text:p text:style-name="P18"><text:span text:style-name="T132">тече; </text:span><text:span text:style-name="T136">мин. ч.</text:span><text:span text:style-name="T132"> тік, текла, текло; </text:span><text:span text:style-name="T136">наказ. сп.</text:span><text:span text:style-name="T132"> течи; </text:span><text:span text:style-name="T136">недок.</text:span></text:p>
            <text:p text:style-name="P18"><text:span text:style-name="T110">2) Струменіти, литися (про рідину). || </text:span><text:span text:style-name="T126">безос.</text:span><text:span text:style-name="T110"> || </text:span><text:span text:style-name="T126">перен.</text:span><text:span text:style-name="T110"> Поширюватися в повітрі (про світло, запах тощо). || </text:span><text:span text:style-name="T126">перен.</text:span><text:span text:style-name="T110"> Звучати плавно, рівно та безперервно (про звуки, слова тощо). || </text:span><text:span text:style-name="T126">перен.</text:span><text:span text:style-name="T110"> Виникати в певній послідовності, іти одна за одною (про думки). || </text:span><text:span text:style-name="T126">перен.</text:span><text:span text:style-name="T110"> Відбуватися (про розмову, бесіду). || </text:span><text:span text:style-name="T126">перен.</text:span><text:span text:style-name="T110"> Хвилеподібно спадати (про волосся)</text:span><text:span text:style-name="T146"> (ВТСУМ,</text:span><text:span text:style-name="T112"> 1436)</text:span></text:p>
          </table:table-cell>
        </table:table-row>
        <table:table-row>
          <table:table-cell table:style-name="Dictionary.A2" table:number-rows-spanned="2" office:value-type="string">
            <text:p text:style-name="P14">СМЕРТЕІСНУВÁНН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мерть</text:span><text:span text:style-name="T171"> і </text:span><text:span text:style-name="T49">існувáння.</text:span></text:p>
            <text:p text:style-name="P19">Сховатися од долі — не судилось.</text:p>
            <text:p text:style-name="P19">Ударив грім — і зразу шкереберть</text:p>
            <text:p text:style-name="P19">пішло життя. І ость ти — все, що снилось,</text:p>
            <text:p text:style-name="P18"><text:span text:style-name="T155">як </text:span><text:span text:style-name="T157">смертеіснування</text:span><text:span text:style-name="T155"> й життєсмерть</text:span><text:span text:style-name="T40"> (П,</text:span><text:span text:style-name="T2"> І, 83)</text:span></text:p>
          </table:table-cell>
          <table:table-cell table:style-name="Dictionary.B2" office:value-type="string">
            <text:p text:style-name="P18"><text:span text:style-name="T49">смерть </text:span><text:span text:style-name="T167">(див. </text:span><text:span text:style-name="T49">ЖИТТЄСМÉРТЬ</text:span><text:span text:style-name="T167">)</text:span></text:p>
          </table:table-cell>
        </table:table-row>
        <table:table-row>
          <table:covered-table-cell/>
          <table:table-cell table:style-name="Dictionary.B2" office:value-type="string">
            <text:p text:style-name="P15">існува́ння</text:p>
            <text:p text:style-name="P18"><text:span text:style-name="T132">-я, </text:span><text:span text:style-name="T136">с.</text:span></text:p>
            <text:p text:style-name="P18">1) <text:span text:style-name="T153">тільки одн.</text:span> Буття; наявність кого-, чого-небудь у дійсності.</text:p>
            <text:p text:style-name="P18">2) Життя, спосіб життя<text:span text:style-name="T38"> (ВТСУМ,</text:span><text:span text:style-name="T169"> 506)</text:span></text:p>
          </table:table-cell>
        </table:table-row>
        <table:table-row>
          <table:table-cell table:style-name="Dictionary.A2" office:value-type="string">
            <text:p text:style-name="P14">СНÍННЯ</text:p>
            <text:p text:style-name="P18">-нь, <text:span text:style-name="T154">ім., мн., інд.-авт.,</text:span></text:p>
            <text:p text:style-name="P18"><text:soft-page-break/><text:span text:style-name="T9">утворене суфіксальним способом, похідне від слова</text:span> <text:span text:style-name="T48">сон</text:span></text:p>
            <text:p text:style-name="P19">Немов рубін у чорнім адамашку,</text:p>
            <text:p text:style-name="P19">обачно критий білим німуванням,</text:p>
            <text:p text:style-name="P19">так <text:span text:style-name="T47">снінь</text:span> моїх озерце шарлатове</text:p>
            <text:p text:style-name="P18"><text:span text:style-name="T155">лямує обережок начувань…</text:span><text:span text:style-name="T40"> (П,</text:span><text:span text:style-name="T2"> І, 121)</text:span></text:p>
          </table:table-cell>
          <table:table-cell table:style-name="Dictionary.B2" office:value-type="string">
            <text:p text:style-name="P14">сон</text:p>
            <text:p text:style-name="P18"><text:span text:style-name="T131">I </text:span><text:span text:style-name="T132">сну, </text:span><text:span text:style-name="T136">ч.</text:span></text:p>
            <text:p text:style-name="P18"><text:soft-page-break/><text:span text:style-name="T133">1) Фізіологічний стан спокою організму людини і тварини, що настає періодично і супроводиться повною або частковою втратою </text:span><text:span text:style-name="T133">свідомості й ослабленням ряду фізіологічних процесів. || Те саме, що спання. || Те саме, що сплячка 1). || </text:span><text:span text:style-name="T137">спец.</text:span><text:span text:style-name="T133"> Стан рослини, за якого відбувається зміна в положенні листя або пелюсток квітки під впливом зміни освітлення і температури. || Зимове завмирання рослин.</text:span></text:p>
            <text:p text:style-name="P18"><text:span text:style-name="T110">2) Те, що сниться; сновидіння. || </text:span><text:span text:style-name="T126">перен.</text:span><text:span text:style-name="T110"> Те, про що мріє людина; мрія. || </text:span><text:span text:style-name="T126">перен.</text:span><text:span text:style-name="T110"> Те, що сприймається як нереальне, примарне, оманливе;</text:span><text:span text:style-name="T126">прот.</text:span><text:span text:style-name="T110"> дійсність</text:span><text:span text:style-name="T146"> (ВТСУМ,</text:span><text:span text:style-name="T112"> 1356)</text:span></text:p>
          </table:table-cell>
        </table:table-row>
        <table:table-row>
          <table:table-cell table:style-name="Dictionary.A2" table:number-rows-spanned="2" office:value-type="string">
            <text:p text:style-name="P14">СОЛОДКОМОЛÓКА</text:p>
            <text:p text:style-name="P18">-е, <text:span text:style-name="T155">прикм., </text:span><text:span text:style-name="T154">інд.-авт.,</text:span></text:p>
            <text:p text:style-name="P18"><text:span text:style-name="T9">утворене складнофлективним </text:span><text:span text:style-name="T9">способом, похідне від слів:</text:span><text:span text:style-name="T171"> </text:span><text:span text:style-name="T49">солóдкий</text:span><text:span text:style-name="T171"> і </text:span><text:span text:style-name="T49">молокó.</text:span></text:p>
            <text:p text:style-name="P19">Ти десь за край світу, як птаха моя білогруда,</text:p>
            <text:p text:style-name="P18"><text:span text:style-name="T157">солодкомолока</text:span><text:span text:style-name="T155">, два ока - мигдалі сумні</text:span><text:span text:style-name="T40"> (П,</text:span><text:span text:style-name="T2"> ІІ, 161)</text:span></text:p>
          </table:table-cell>
          <table:table-cell table:style-name="Dictionary.B2" office:value-type="string">
            <text:p text:style-name="P15">соло́дкий</text:p>
            <text:p text:style-name="P18">-а, -е.</text:p>
            <text:p text:style-name="P18">1) Який має приємний смак, <text:span text:style-name="T153">власт.</text:span> цукрові, медові і т. ін.; <text:span text:style-name="T153">прот.</text:span>гіркий, кислий, солоний. || Пригот. із цукром, медом, варенням і т. ін. (про їжу, питво). || <text:span text:style-name="T153">у знач.</text:span> <text:span text:style-name="T153">ім.</text:span> солодке, -кого, <text:span text:style-name="T153">с.</text:span> Їжа, яка має приємний смак, <text:span text:style-name="T153">власт.</text:span> цукрові, медові тощо, або пригот. із цукром, медом, варенням і т. ін. || <text:span text:style-name="T153">у знач.</text:span> <text:span text:style-name="T153">ім.</text:span> солодке, -кого, <text:span text:style-name="T153">с.</text:span> Фрукти, цукерки, тістечка і т. ін., що їх <text:soft-page-break/>подають наприкінці обіду тощо; десерт. || Позбавлений солоного смаку (про воду і т. ін.). || Уживається у складі назв деяких рослин. <text:span text:style-name="T153">Солодкий </text:span><text:span text:style-name="T153">перець</text:span>.</text:p>
            <text:p text:style-name="P18"><text:span text:style-name="T110">4) </text:span><text:span text:style-name="T126">перен.</text:span><text:span text:style-name="T110"> Який дає відчуття приємності або виражає задоволення, радість, насолоду (про думки, почуття, стан людини)</text:span><text:span text:style-name="T146"> (ВТСУМ,</text:span><text:span text:style-name="T113"> 1355)</text:span></text:p>
          </table:table-cell>
        </table:table-row>
        <table:table-row>
          <table:covered-table-cell/>
          <table:table-cell table:style-name="Dictionary.B2" office:value-type="string">
            <text:p text:style-name="P15">молоко́</text:p>
            <text:p text:style-name="P18"><text:span text:style-name="T132">-а, </text:span><text:span text:style-name="T136">с.</text:span></text:p>
            <text:p text:style-name="P18">2) Рідина, одержувана від деяких сільськогосподарських тварин як продукт харчування. || Коров’яче молоко як їжа<text:span text:style-name="T38"> (ВТСУМ,</text:span><text:span text:style-name="T169"> 686)</text:span></text:p>
          </table:table-cell>
        </table:table-row>
        <table:table-row>
          <table:table-cell table:style-name="Dictionary.A2" table:number-rows-spanned="2" office:value-type="string">
            <text:p text:style-name="P14">СОН-КОМИШÍ</text:p>
            <text:p text:style-name="P18">-ів, <text:span text:style-name="T154">ім., мн., інд.-авт.,</text:span></text:p>
            <text:p text:style-name="P18"><text:span text:style-name="T9">утворене способом словоскладання, </text:span><text:span text:style-name="T9">похідне від слів:</text:span><text:span text:style-name="T171"> </text:span><text:span text:style-name="T49">сон</text:span><text:span text:style-name="T171"> і </text:span><text:span text:style-name="T49">коми́ш.</text:span></text:p>
            <text:p text:style-name="P19">І в серця на споді, в осерді душі</text:p>
            <text:p text:style-name="P18"><text:span text:style-name="T155">ішли нашорошені </text:span><text:span text:style-name="T157">сон-комиші</text:span><text:span text:style-name="T40"> (П,</text:span><text:span text:style-name="T2"> ІІ, 61)</text:span></text:p>
          </table:table-cell>
          <table:table-cell table:style-name="Dictionary.B2" office:value-type="string">
            <text:p text:style-name="P18"><text:span text:style-name="T48">сон</text:span> <text:span text:style-name="T164">(див. </text:span><text:span text:style-name="T48">СНÍННЯ</text:span><text:span text:style-name="T164">)</text:span></text:p>
          </table:table-cell>
        </table:table-row>
        <table:table-row>
          <table:covered-table-cell/>
          <table:table-cell table:style-name="Dictionary.B2" office:value-type="string">
            <text:p text:style-name="P15">коми́ш</text:p>
            <text:p text:style-name="P18"><text:span text:style-name="T132">-у, </text:span><text:span text:style-name="T136">ч.</text:span></text:p>
            <text:p text:style-name="P18">1) Висока водяна чи болотяна багаторічна рослина родини осокових<text:span text:style-name="T38"> (ВТСУМ,</text:span><text:span text:style-name="T169"> 559)</text:span></text:p>
          </table:table-cell>
        </table:table-row>
        <table:table-row>
          <table:table-cell table:style-name="Dictionary.A2" table:number-rows-spanned="2" office:value-type="string">
            <text:p text:style-name="P14">СОНЦЕЛÉТ</text:p>
            <text:p text:style-name="P18">-у, <text:span text:style-name="T154">ім., ч., інд.-авт.,</text:span></text:p>
            <text:p text:style-name="P18"><text:span text:style-name="T9">утворене способом </text:span><text:span text:style-name="T9">основословоскладання, похідне від </text:span><text:soft-page-break/><text:span text:style-name="T9">слів:</text:span><text:span text:style-name="T171"> </text:span><text:span text:style-name="T49">сóнце </text:span><text:span text:style-name="T171">і </text:span><text:span text:style-name="T49">лет.</text:span></text:p>
            <text:p text:style-name="P19">Зворохобилися айстри</text:p>
            <text:p text:style-name="P19">приосіннім <text:span text:style-name="T47">сонцелетом</text:span>,</text:p>
            <text:p text:style-name="P19">проминальною порою</text:p>
            <text:p text:style-name="P18"><text:span text:style-name="T155">падолистом деручким</text:span><text:span text:style-name="T40"> (П,</text:span><text:span text:style-name="T2"> І, 92)</text:span></text:p>
          </table:table-cell>
          <table:table-cell table:style-name="Dictionary.B2" office:value-type="string">
            <text:p text:style-name="P15">со́нце</text:p>
            <text:p text:style-name="P18"><text:span text:style-name="T132">-я, </text:span><text:span text:style-name="T136">с.</text:span></text:p>
            <text:p text:style-name="P18">1) Центральне небесне світило Сонячної системи, що має форму <text:soft-page-break/>гігантської розжареної кулі, яка випромінює світло й тепло<text:span text:style-name="T38"> (ВТСУМ,</text:span><text:span text:style-name="T179"> 1357)</text:span></text:p>
          </table:table-cell>
        </table:table-row>
        <table:table-row>
          <table:covered-table-cell/>
          <table:table-cell table:style-name="Dictionary.B2" office:value-type="string">
            <text:p text:style-name="P18"><text:span text:style-name="T48">лет</text:span> <text:span text:style-name="T164">(див. </text:span><text:span text:style-name="T48">КРИВОЛÉТ</text:span><text:span text:style-name="T164">)</text:span></text:p>
          </table:table-cell>
        </table:table-row>
        <table:table-row>
          <table:table-cell table:style-name="Dictionary.A2" table:number-rows-spanned="2" office:value-type="string">
            <text:p text:style-name="P14">СОНЦЕПРУ́́Г</text:p>
            <text:p text:style-name="P18">-а, <text:span text:style-name="T154">ім., ч., інд.-авт.,</text:span></text:p>
            <text:p text:style-name="P18"><text:span text:style-name="T9">утворене способом основословоскладання, похідне від слів:</text:span><text:span text:style-name="T171"> </text:span><text:span text:style-name="T49">сóнце</text:span><text:span text:style-name="T171"> і </text:span><text:span text:style-name="T49">пруг.</text:span></text:p>
            <text:p text:style-name="P19">Як боляче ряхкоче <text:span text:style-name="T47">сонцепруг</text:span>!</text:p>
            <text:p text:style-name="P18"><text:span text:style-name="T155">Як — далина!</text:span><text:span text:style-name="T40"> (П,</text:span><text:span text:style-name="T2"> ІІ, 64)</text:span></text:p>
          </table:table-cell>
          <table:table-cell table:style-name="Dictionary.B2" office:value-type="string">
            <text:p text:style-name="P18"><text:span text:style-name="T49">сóнце </text:span><text:span text:style-name="T165">(див. </text:span><text:span text:style-name="T49">СОНЦЕЛÉТ</text:span><text:span text:style-name="T165">)</text:span></text:p>
          </table:table-cell>
        </table:table-row>
        <table:table-row>
          <table:covered-table-cell/>
          <table:table-cell table:style-name="Dictionary.B2" office:value-type="string">
            <text:p text:style-name="P14">пруг</text:p>
            <text:p text:style-name="P18"><text:span text:style-name="T132">-а, </text:span><text:span text:style-name="T136">ч.</text:span><text:span text:style-name="T132">, </text:span><text:span text:style-name="T136">розм.</text:span></text:p>
            <text:p text:style-name="P18"><text:span text:style-name="T110">1) Край чого-небудь. || Поздовжній вузький край, бік якогось предмета; ребро. </text:span><text:span text:style-name="T126">Пруг дошки</text:span><text:span text:style-name="T110">. || Ребро гранчастого предмета. || Верхній край (обріз) якої-небудь посудини (</text:span><text:span text:style-name="T126">перев.</text:span><text:span text:style-name="T110"> круглої форми); вінця. </text:span><text:span text:style-name="T126">Пруг відра</text:span><text:span text:style-name="T146"> (ВТСУМ,</text:span><text:span text:style-name="T112"> 1181)</text:span></text:p>
          </table:table-cell>
        </table:table-row>
        <table:table-row>
          <table:table-cell table:style-name="Dictionary.A2" office:value-type="string">
            <text:p text:style-name="P14">СПАХ</text:p>
            <text:p text:style-name="P18">-у, <text:span text:style-name="T154">ім., ч., інд.-авт.,</text:span></text:p>
            <text:p text:style-name="P18"><text:span text:style-name="T9">утворене нульсуфіксальним способом, похідне від слова</text:span><text:span text:style-name="T6"> </text:span><text:span text:style-name="T48">спалáхувати </text:span><text:span text:style-name="T164">(від </text:span><text:span text:style-name="T48">спахáти).</text:span></text:p>
            <text:p text:style-name="P19">По голубих лугах, мов голуб,</text:p>
            <text:p text:style-name="P18"><text:span text:style-name="T155">кошлатих сонць шугає </text:span><text:span text:style-name="T157">спах</text:span><text:span text:style-name="T40"> (П,</text:span><text:span text:style-name="T2"> І, 157)</text:span></text:p>
          </table:table-cell>
          <table:table-cell table:style-name="Dictionary.B2" office:value-type="string">
            <text:p text:style-name="P18"><text:span text:style-name="T46">спала́хувати (</text:span><text:span text:style-name="T48">спахáти</text:span><text:span text:style-name="T46">)</text:span></text:p>
            <text:p text:style-name="P18"><text:span text:style-name="T132">-ую, -уєш, </text:span><text:span text:style-name="T136">недок.</text:span><text:span text:style-name="T132">, спалахнути, -ну, -неш, </text:span><text:span text:style-name="T136">док.</text:span></text:p>
            <text:p text:style-name="P18"><text:span text:style-name="T133">1) </text:span><text:span text:style-name="T137">тільки </text:span><text:span text:style-name="T133">3 </text:span><text:span text:style-name="T137">ос.</text:span><text:span text:style-name="T133">, </text:span><text:span text:style-name="T137">чим і без </text:span><text:span text:style-name="T137">додатка</text:span><text:span text:style-name="T133">.Раптово і швидко загорятися яскравим полум’ям; займатися (</text:span><text:span text:style-name="T137">див.</text:span><text:span text:style-name="T133"> займатися II). || </text:span><text:span text:style-name="T137">безос.</text:span><text:span text:style-name="T133"> || </text:span><text:span text:style-name="T137">також у сполуч.</text:span><text:span text:style-name="T133"> </text:span><text:span text:style-name="T137">зі сл.</text:span><text:span text:style-name="T133"> вогонь, полум’я, пожежа, іскра і т. ін. || </text:span><text:span text:style-name="T137">тільки недок.</text:span><text:span text:style-name="T133">При млявому або нерівному горінні час від часу розгорятися сильніше; займатися (</text:span><text:span text:style-name="T137">див.</text:span><text:span text:style-name="T133"> займатися II) на мить</text:span><text:span text:style-name="T144"> </text:span><text:soft-page-break/><text:span text:style-name="T144">(ВТСУМ,</text:span><text:span text:style-name="T134"> 1361)</text:span></text:p>
          </table:table-cell>
        </table:table-row>
        <table:table-row>
          <table:table-cell table:style-name="Dictionary.A2" table:number-rows-spanned="2" office:value-type="string">
            <text:p text:style-name="P14">СПЕРЕДВІКÍВ</text:p>
            <text:p text:style-name="P18"><text:span text:style-name="T154">незм., </text:span><text:span text:style-name="T155">присл., </text:span><text:span text:style-name="T154">інд.-авт.,</text:span></text:p>
            <text:p text:style-name="P18"><text:span text:style-name="T9">утворене способом зрощення, похідне </text:span><text:span text:style-name="T9">від слів:</text:span><text:span text:style-name="T6"> </text:span><text:span text:style-name="T47">спе́ред </text:span><text:span text:style-name="T164">і </text:span><text:span text:style-name="T47">вікі́в.</text:span></text:p>
            <text:p text:style-name="P19">Ви вбивці, ви ненатлі нелюди</text:p>
            <text:p text:style-name="P19"><text:span text:style-name="T47">спередвіків</text:span>,</text:p>
            <text:p text:style-name="P19">а ми припізнені аеди,</text:p>
            <text:p text:style-name="P18"><text:span text:style-name="T155">наш злочин — спів</text:span><text:span text:style-name="T40"> (П,</text:span><text:span text:style-name="T2"> ІІ, 94)</text:span></text:p>
          </table:table-cell>
          <table:table-cell table:style-name="Dictionary.B2" office:value-type="string">
            <text:p text:style-name="P18"><text:span text:style-name="T48">спе́ред</text:span><text:span text:style-name="T183"> </text:span><text:span text:style-name="T163">(див. </text:span><text:span text:style-name="T48">ІСПЕРЕДЛÍТ</text:span><text:span text:style-name="T163">)</text:span></text:p>
          </table:table-cell>
        </table:table-row>
        <table:table-row>
          <table:covered-table-cell/>
          <table:table-cell table:style-name="Dictionary.B2" office:value-type="string">
            <text:p text:style-name="P18"><text:span text:style-name="T48">вік</text:span> <text:span text:style-name="T164">(див. </text:span><text:span text:style-name="T48">ВСЕВІКИ́ (ВСЕВІ́К)</text:span><text:span text:style-name="T164">)</text:span></text:p>
          </table:table-cell>
        </table:table-row>
        <table:table-row>
          <table:table-cell table:style-name="Dictionary.A2" table:number-rows-spanned="2" office:value-type="string">
            <text:p text:style-name="P14">СПЕРЕДОДНЯ́</text:p>
            <text:p text:style-name="P18"><text:span text:style-name="T154">незм., </text:span><text:span text:style-name="T155">присл.,</text:span><text:span text:style-name="T6"> </text:span><text:span text:style-name="T154">інд.-авт.,</text:span></text:p>
            <text:p text:style-name="P18"><text:span text:style-name="T9">утворене способом зрощення, похідне від слів:</text:span><text:span text:style-name="T171"> </text:span><text:span text:style-name="T49">спéред</text:span><text:span text:style-name="T171"> і </text:span><text:span text:style-name="T49">день.</text:span></text:p>
            <text:p text:style-name="P19">Було ж: <text:span text:style-name="T47">спередодня</text:span></text:p>
            <text:p text:style-name="P19">так довго трембітало,</text:p>
            <text:p text:style-name="P19">за тим світати стало - </text:p>
            <text:p text:style-name="P18"><text:span text:style-name="T155">прожогом, навмання</text:span><text:span text:style-name="T40"> (П,</text:span><text:span text:style-name="T2"> І, 126)</text:span></text:p>
          </table:table-cell>
          <table:table-cell table:style-name="Dictionary.B2" office:value-type="string">
            <text:p text:style-name="P18"><text:span text:style-name="T48">спе́ред</text:span><text:span text:style-name="T168"> </text:span><text:span text:style-name="T163">(див. </text:span><text:span text:style-name="T48">ІСПЕРЕДЛÍТ</text:span><text:span text:style-name="T163">)</text:span></text:p>
          </table:table-cell>
        </table:table-row>
        <table:table-row>
          <table:covered-table-cell/>
          <table:table-cell table:style-name="Dictionary.B2" office:value-type="string">
            <text:p text:style-name="P18"><text:span text:style-name="T49">день</text:span><text:span text:style-name="T171"> </text:span><text:span text:style-name="T165">(див. </text:span><text:span text:style-name="T49">ЖИВОДНÍ</text:span><text:span text:style-name="T165">)</text:span></text:p>
          </table:table-cell>
        </table:table-row>
        <table:table-row>
          <table:table-cell table:style-name="Dictionary.A2" table:number-rows-spanned="2" office:value-type="string">
            <text:p text:style-name="P14">СТАВІТРИ́</text:p>
            <text:p text:style-name="P18">-íв, <text:span text:style-name="T154">ім., мн., інд.-авт.,</text:span></text:p>
            <text:p text:style-name="P18">утворене способом основословоскладання, похідне від слів: <text:span text:style-name="T48">сто</text:span> і <text:span text:style-name="T48">вітри́.</text:span></text:p>
            <text:p text:style-name="P19">На цих шалених <text:span text:style-name="T47">ставітрах</text:span>,</text:p>
            <text:p text:style-name="P19">де ні коня, ані дороги,</text:p>
            <text:p text:style-name="P19">звіряй свій крок за знаком Бога - </text:p>
            <text:p text:style-name="P18"><text:soft-page-break/><text:span text:style-name="T155">і попри смерть і попри жах</text:span><text:span text:style-name="T40"> (П,</text:span><text:span text:style-name="T2"> І, 131)</text:span></text:p>
          </table:table-cell>
          <table:table-cell table:style-name="Dictionary.B2" office:value-type="string">
            <text:p text:style-name="P14">сто</text:p>
            <text:p text:style-name="P18"><text:span text:style-name="T131">I </text:span><text:span text:style-name="T132">ста, </text:span><text:span text:style-name="T136">числ.</text:span><text:span text:style-name="T132"> </text:span><text:span text:style-name="T136">кільк.</text:span></text:p>
            <text:p text:style-name="P18">1) Назва числа 100 і його цифрового позначення. || <text:span text:style-name="T153">чого</text:span>. Кількість із 100 одиниць.</text:p>
            <text:p text:style-name="P18"><text:span text:style-name="T110">2) </text:span><text:span text:style-name="T126">розм.</text:span><text:span text:style-name="T110"> Багато, невизначено велика кількість кого-, чого-небудь</text:span><text:span text:style-name="T146"> (ВТСУМ,</text:span><text:span text:style-name="T113"> 1394)</text:span></text:p>
          </table:table-cell>
        </table:table-row>
        <table:table-row>
          <table:covered-table-cell/>
          <table:table-cell table:style-name="Dictionary.B2" office:value-type="string">
            <text:p text:style-name="P15">ві́тер</text:p>
            <text:p text:style-name="P18"><text:soft-page-break/><text:span text:style-name="T132">-тру, </text:span><text:span text:style-name="T136">ч.</text:span></text:p>
            <text:p text:style-name="P18">1) Рух потоку атмосферного повітря в горизонтальному напрямі<text:span text:style-name="T38"> (ВТСУМ,</text:span><text:span text:style-name="T169"> 190)</text:span></text:p>
          </table:table-cell>
        </table:table-row>
        <table:table-row>
          <table:table-cell table:style-name="Dictionary.A2" table:number-rows-spanned="2" office:value-type="string">
            <text:p text:style-name="P14">СТАСВІТИ́</text:p>
            <text:p text:style-name="P18">-ів, <text:span text:style-name="T154">ім., мн., інд.-авт.,</text:span></text:p>
            <text:p text:style-name="P18"><text:span text:style-name="T9">утворене способом основословоскладання, похідне від слів:</text:span><text:span text:style-name="T171"> </text:span><text:span text:style-name="T49">сто</text:span><text:span text:style-name="T171"> і </text:span><text:span text:style-name="T49">світи́.</text:span></text:p>
            <text:p text:style-name="P19">О те моє відьомське вариво, та колотнеча <text:span text:style-name="T47">стасвітів</text:span>,</text:p>
            <text:p text:style-name="P19">о те чадне жагуче марево вгорнуло горло і до брів</text:p>
            <text:p text:style-name="P18"><text:span text:style-name="T155">сягнуло…</text:span><text:span text:style-name="T40"> (П,</text:span><text:span text:style-name="T2"> ІІ, 127)</text:span></text:p>
          </table:table-cell>
          <table:table-cell table:style-name="Dictionary.B2" office:value-type="string">
            <text:p text:style-name="P18"><text:span text:style-name="T49">сто </text:span><text:span text:style-name="T167">(див. </text:span><text:span text:style-name="T49">СТАВІТРИ́</text:span><text:span text:style-name="T167">)</text:span></text:p>
          </table:table-cell>
        </table:table-row>
        <table:table-row>
          <table:covered-table-cell/>
          <table:table-cell table:style-name="Dictionary.B2" office:value-type="string">
            <text:p text:style-name="P18"><text:span text:style-name="T49">світи́ </text:span><text:span text:style-name="T165">(див. </text:span><text:span text:style-name="T49">ЗА-СВІТИ́</text:span><text:span text:style-name="T165">)</text:span></text:p>
          </table:table-cell>
        </table:table-row>
        <table:table-row>
          <table:table-cell table:style-name="Dictionary.A2" table:number-rows-spanned="2" office:value-type="string">
            <text:p text:style-name="P14">СТОБАГÁТТ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то</text:span><text:span text:style-name="T171"> і </text:span><text:span text:style-name="T49">багáття.</text:span></text:p>
            <text:p text:style-name="P19">Я — незалежний, серце бо студене</text:p>
            <text:p text:style-name="P18"><text:span text:style-name="T155">згубило давній жар на </text:span><text:span text:style-name="T157">стобагатті</text:span><text:span text:style-name="T155"> мук</text:span><text:span text:style-name="T40"> (П,</text:span><text:span text:style-name="T2"> ІІ, 191)</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бага́ття</text:p>
            <text:p text:style-name="P18"><text:span text:style-name="T132">-я, </text:span><text:span text:style-name="T136">с.</text:span></text:p>
            <text:p text:style-name="P18">1) Купа дров, хмизу, ломаччя і т. ін., що горить; вогнище<text:span text:style-name="T38"> (ВТСУМ,</text:span><text:span text:style-name="T169"> 54)</text:span></text:p>
          </table:table-cell>
        </table:table-row>
        <table:table-row>
          <table:table-cell table:style-name="Dictionary.A2" table:number-rows-spanned="2" office:value-type="string">
            <text:p text:style-name="P14">СТОГÓРИ</text:p>
            <text:p text:style-name="P18">стогíр, <text:span text:style-name="T154">ім., мн., інд.-авт.,</text:span></text:p>
            <text:p text:style-name="P18"><text:span text:style-name="T9">утворене способом основословоскладання, похідне від </text:span><text:soft-page-break/><text:span text:style-name="T9">слів:</text:span><text:span text:style-name="T171"> </text:span><text:span text:style-name="T49">сто</text:span><text:span text:style-name="T171"> і </text:span><text:span text:style-name="T49">гóри.</text:span></text:p>
            <text:p text:style-name="P19">Я вийду в ніч, я позирну туди,</text:p>
            <text:p text:style-name="P18"><text:span text:style-name="T155">де захід за </text:span><text:span text:style-name="T157">стогорами</text:span><text:span text:style-name="T155"> палає</text:span><text:span text:style-name="T40"> (П,</text:span><text:span text:style-name="T2"> ІІ, 13);</text:span></text:p>
            <text:p text:style-name="P19">Там, за кандзюбою <text:span text:style-name="T47">стогір</text:span>,</text:p>
            <text:p text:style-name="P19">за кайданами стриму</text:p>
            <text:p text:style-name="P19">збігає вік — наперекір</text:p>
            <text:p text:style-name="P18"><text:span text:style-name="T155">огню притомі диму</text:span><text:span text:style-name="T40"> (П,</text:span><text:span text:style-name="T2"> ІІ, 285)</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8"><text:span text:style-name="T49">гóри </text:span><text:span text:style-name="T165">(див. </text:span><text:span text:style-name="T49">СЕМИГÓРИ</text:span><text:span text:style-name="T165">)</text:span></text:p>
          </table:table-cell>
        </table:table-row>
        <table:table-row>
          <table:table-cell table:style-name="Dictionary.A2" table:number-rows-spanned="2" office:value-type="string">
            <text:p text:style-name="P14">СТОДУ́́МНИЙ</text:p>
            <text:p text:style-name="P18">-а, -е, <text:span text:style-name="T155">прикм., </text:span><text:span text:style-name="T154">інд.-авт.,</text:span></text:p>
            <text:p text:style-name="P18"><text:span text:style-name="T9">утворене складносуфіксальним способом, похідне від слів:</text:span><text:span text:style-name="T171"> </text:span><text:span text:style-name="T49">сто</text:span><text:span text:style-name="T171"> і </text:span><text:span text:style-name="T49">дýмати.</text:span></text:p>
            <text:p text:style-name="P19">Як чорногуз при березі, <text:span text:style-name="T47">стодумний</text:span></text:p>
            <text:p text:style-name="P18"><text:span text:style-name="T155">став Пан-Господь і молиться…</text:span><text:span text:style-name="T2">(П, ІІ, 60)</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ду́мати</text:p>
            <text:p text:style-name="P18"><text:span text:style-name="T132">-аю, -аєш, </text:span><text:span text:style-name="T136">недок.</text:span></text:p>
            <text:p text:style-name="P18"><text:span text:style-name="T110">1) </text:span><text:span text:style-name="T126">без додатка</text:span><text:span text:style-name="T110">. Розмірковувати над чим-небудь; мислити</text:span><text:span text:style-name="T146"> (ВТСУМ,</text:span><text:span text:style-name="T112"> 331)</text:span></text:p>
          </table:table-cell>
        </table:table-row>
        <table:table-row>
          <table:table-cell table:style-name="Dictionary.A2" table:number-rows-spanned="2" office:value-type="string">
            <text:p text:style-name="P14">СТОЖАЛÍ</text:p>
            <text:p text:style-name="P18">-íв, <text:span text:style-name="T154">ім., мн., інд.-авт.,</text:span></text:p>
            <text:p text:style-name="P18"><text:span text:style-name="T9">утворене способом </text:span><text:span text:style-name="T9">основословоскладання, похідне від слів:</text:span><text:span text:style-name="T171"> </text:span><text:span text:style-name="T49">сто</text:span><text:span text:style-name="T171"> і </text:span><text:span text:style-name="T49">жалí.</text:span></text:p>
            <text:p text:style-name="P19">Та за тобою небо запалало,</text:p>
            <text:p text:style-name="P18"><text:span text:style-name="T155">овогнене грозою </text:span><text:span text:style-name="T157">стожалів</text:span><text:span text:style-name="T40"> (П,</text:span><text:span text:style-name="T2"> ІІ, 68)</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8"><text:span text:style-name="T49">жалí </text:span><text:span text:style-name="T165">(див. </text:span><text:span text:style-name="T49">РÁДОЩІ-ЖАЛÍ</text:span><text:span text:style-name="T165">)</text:span></text:p>
          </table:table-cell>
        </table:table-row>
        <table:table-row>
          <table:table-cell table:style-name="Dictionary.A2" table:number-rows-spanned="2" office:value-type="string">
            <text:p text:style-name="P14">СТОЖÁЛО</text:p>
            <text:p text:style-name="P19">присл., інд.-авт.,</text:p>
            <text:p text:style-name="P18"><text:span text:style-name="T8">утворене способом </text:span><text:soft-page-break/><text:span text:style-name="T8">основословоскладання, похідне від </text:span><text:span text:style-name="T8">слів:</text:span><text:span text:style-name="T171"> </text:span><text:span text:style-name="T49">сто</text:span><text:span text:style-name="T171"> і </text:span><text:span text:style-name="T49">жáло.</text:span></text:p>
            <text:p text:style-name="P19">Тота сльоза тебе іспопелить,</text:p>
            <text:p text:style-name="P19">і лютий зойк завруниться <text:span text:style-name="T47">стожало</text:span></text:p>
            <text:p text:style-name="P18"><text:span text:style-name="T155">ланами й луками</text:span><text:span text:style-name="T40"> (П,</text:span><text:span text:style-name="T2"> І, 144)</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жа́ло́</text:p>
            <text:p text:style-name="P18"><text:span text:style-name="T132">жа́ла, </text:span><text:span text:style-name="T136">с.</text:span></text:p>
            <text:p text:style-name="P18"><text:soft-page-break/>1) Гостра частина органа захисту або нападу деяких комах, якою вони жалять.</text:p>
            <text:p text:style-name="P18">2) Хоботок деяких комах (комара, овода і т. ін.), яким вони колють і всмоктують кров.</text:p>
            <text:p text:style-name="P18">3) Роздвоєний на кінчику язик змії, яким вона, як помилково вважається, жалить.</text:p>
            <text:p text:style-name="P18">4) <text:span text:style-name="T153">чого</text:span>, <text:span text:style-name="T153">перен.</text:span> Про щось дошкульне, різке.</text:p>
            <text:p text:style-name="P18">5) Гострий кінець інструмента, зброї і т. ін., який коле, ріже тощо; лезо<text:span text:style-name="T38"> (ВТСУМ,</text:span><text:span text:style-name="T169"> 364)</text:span></text:p>
          </table:table-cell>
        </table:table-row>
        <table:table-row>
          <table:table-cell table:style-name="Dictionary.A2" table:number-rows-spanned="2" office:value-type="string">
            <text:p text:style-name="P14">СТОЖÁЛЬНИЙ</text:p>
            <text:p text:style-name="P18">-а, -е, <text:span text:style-name="T155">прикм., </text:span><text:span text:style-name="T154">інд.-авт.,</text:span></text:p>
            <text:p text:style-name="P18"><text:span text:style-name="T9">утворене способом основословоскладання, похідне від слів:</text:span><text:span text:style-name="T171"> </text:span><text:span text:style-name="T49">сто</text:span><text:span text:style-name="T171"> і </text:span><text:span text:style-name="T49">жáльний.</text:span></text:p>
            <text:p text:style-name="P19">Куріє руїна. Кривавим стікає потоком,</text:p>
            <text:p text:style-name="P18"><text:span text:style-name="T155">і сонце татарське — </text:span><text:span text:style-name="T157">стожальне</text:span><text:span text:style-name="T155"> — разить наповал</text:span><text:span text:style-name="T40"> (П,</text:span><text:span text:style-name="T2"> І, 45)</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жа́льний</text:p>
            <text:p text:style-name="P18"><text:span text:style-name="T132">-а, -е, </text:span><text:span text:style-name="T136">рідко</text:span><text:span text:style-name="T132">.</text:span></text:p>
            <text:p text:style-name="P18">1) Який виражає тугу, печаль, смуток; жалібний, сумний.</text:p>
            <text:p text:style-name="P18">2) Який навіває смуток, журбу; журливий, сумовитий<text:span text:style-name="T38"> (ВТСУМ,</text:span><text:span text:style-name="T169"> 364)</text:span></text:p>
          </table:table-cell>
        </table:table-row>
        <table:table-row>
          <table:table-cell table:style-name="Dictionary.A2" table:number-rows-spanned="2" office:value-type="string">
            <text:p text:style-name="P14">СТОЖÁРНИЙ</text:p>
            <text:p text:style-name="P18">-а, -е, <text:span text:style-name="T155">прикм., </text:span><text:span text:style-name="T154">інд.-авт.,</text:span></text:p>
            <text:p text:style-name="P18"><text:span text:style-name="T9">утворене складносуфіксальним способом, похідне від слів:</text:span><text:span text:style-name="T171"> </text:span><text:span text:style-name="T49">сто</text:span><text:span text:style-name="T171"> і </text:span><text:soft-page-break/><text:span text:style-name="T49">жáрити.</text:span></text:p>
            <text:p text:style-name="P19">Сяде сонце на сопку, скаженіє бичарня,</text:p>
            <text:p text:style-name="P18"><text:span text:style-name="T155">заховайся в коробку там, де сонце </text:span><text:span text:style-name="T157">стожарне</text:span><text:span text:style-name="T155">…</text:span><text:span text:style-name="T40"> (П,</text:span><text:span text:style-name="T2"> ІІ, 166-167);</text:span></text:p>
            <text:p text:style-name="P19">Паду в траву — на цей цвинтарний</text:p>
            <text:p text:style-name="P19">кульбабин зойк, кульбабин пух,</text:p>
            <text:p text:style-name="P19">на розсип рос і на <text:span text:style-name="T47">стожарний</text:span></text:p>
            <text:p text:style-name="P18"><text:span text:style-name="T155">пожежний виквіт довгих скрух</text:span><text:span text:style-name="T40"> (П,</text:span><text:span text:style-name="T2"> ІІ, 184).</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жа́рити</text:p>
            <text:p text:style-name="P18"><text:span text:style-name="T132">-рю, -риш, </text:span><text:span text:style-name="T136">недок.</text:span></text:p>
            <text:p text:style-name="P18">1) <text:span text:style-name="T153">перех.</text:span> Готувати їжу з жиром на <text:soft-page-break/>вогні, на жару без використання води; смажити. || <text:span text:style-name="T153">розм.</text:span> Підпікати кого-, що-небудь на вогні, на жару.</text:p>
            <text:p text:style-name="P18"><text:span text:style-name="T110">2) </text:span><text:span text:style-name="T126">неперех.</text:span><text:span text:style-name="T110">, </text:span><text:span text:style-name="T126">розм.</text:span><text:span text:style-name="T110"> Сильно гріти, </text:span><text:span text:style-name="T110">пригрівати; пекти, палити (про сонце)</text:span><text:span text:style-name="T146"> (ВТСУМ,</text:span><text:span text:style-name="T112"> 364)</text:span></text:p>
          </table:table-cell>
        </table:table-row>
        <table:table-row>
          <table:table-cell table:style-name="Dictionary.A2" table:number-rows-spanned="2" office:value-type="string">
            <text:p text:style-name="P14">СТОЖУРБÁ</text:p>
            <text:p text:style-name="P18">-и́, <text:span text:style-name="T154">ім., ж., інд.-авт.,</text:span></text:p>
            <text:p text:style-name="P18"><text:span text:style-name="T163">утворене способом </text:span><text:span text:style-name="T163">основословоскладання, похідне від </text:span><text:span text:style-name="T163">слів:</text:span> <text:span text:style-name="T48">сто</text:span> і <text:span text:style-name="T48">журбá.</text:span></text:p>
            <text:p text:style-name="P19">Пропадіть, аеродроми,</text:p>
            <text:p text:style-name="P18"><text:span text:style-name="T155">спопеліться в </text:span><text:span text:style-name="T157">стожурбі</text:span><text:span text:style-name="T40"> (П,</text:span><text:span text:style-name="T2"> І, 159)</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журба́</text:p>
            <text:p text:style-name="P18"><text:span text:style-name="T132">-и, </text:span><text:span text:style-name="T136">ж.</text:span></text:p>
            <text:p text:style-name="P18">1) Невеселий настрій, тяжкі почуття; печаль, смуток<text:span text:style-name="T38"> (ВТСУМ,</text:span><text:span text:style-name="T169"> 371)</text:span></text:p>
          </table:table-cell>
        </table:table-row>
        <table:table-row>
          <table:table-cell table:style-name="Dictionary.A2" table:number-rows-spanned="3" office:value-type="string">
            <text:p text:style-name="P14">СТОЗЛОТОПЕЛЮСТКИ́</text:p>
            <text:p text:style-name="P18">-і́в, <text:span text:style-name="T154">ім., мн., інд.-авт.,</text:span></text:p>
            <text:p text:style-name="P18"><text:span text:style-name="T9">утворене способом основословоскладання, похідне від слів:</text:span><text:span text:style-name="T171"> </text:span><text:span text:style-name="T49">сто, золоти́й</text:span><text:span text:style-name="T171"> і </text:span><text:span text:style-name="T49">пелюстки́.</text:span></text:p>
            <text:p text:style-name="P19">Як сонях сонце п’є</text:p>
            <text:p text:style-name="P19"><text:span text:style-name="T47">стозлотопелюстками</text:span>,</text:p>
            <text:p text:style-name="P19">де хата постає - </text:p>
            <text:p text:style-name="P18"><text:span text:style-name="T155">ковчегом над роками</text:span><text:span text:style-name="T40"> (П,</text:span><text:span text:style-name="T2"> ІІ, 18)</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8"><text:span text:style-name="T49">золоти́й </text:span><text:span text:style-name="T165">(див. </text:span><text:span text:style-name="T49">ЗОЛОТОКÍНВА</text:span><text:span text:style-name="T165">)</text:span></text:p>
          </table:table-cell>
        </table:table-row>
        <table:table-row>
          <table:covered-table-cell/>
          <table:table-cell table:style-name="Dictionary.B2" office:value-type="string">
            <text:p text:style-name="P18"><text:span text:style-name="T49">пелюстки́ </text:span><text:span text:style-name="T165">(див. </text:span><text:span text:style-name="T49">РОЗПЕЛЮ́СТИТИ</text:span><text:span text:style-name="T165">)</text:span></text:p>
          </table:table-cell>
        </table:table-row>
        <text:soft-page-break/>
        <table:table-row>
          <table:table-cell table:style-name="Dictionary.A1" table:number-rows-spanned="2" office:value-type="string">
            <text:p text:style-name="P14">СТОЗМÍЙ</text:p>
            <text:p text:style-name="P18">-я, <text:span text:style-name="T154">ім., ч., інд.-авт.,</text:span></text:p>
            <text:p text:style-name="P18"><text:span text:style-name="T9">утворене способом основословоскладання, похідне від </text:span><text:span text:style-name="T9">слів:</text:span><text:span text:style-name="T171"> </text:span><text:span text:style-name="T49">сто</text:span><text:span text:style-name="T171"> і </text:span><text:span text:style-name="T49">змій.</text:span></text:p>
            <text:p text:style-name="P19">Коли докучили ці втеки - </text:p>
            <text:p text:style-name="P19">в лет, до вогненної пащеки.</text:p>
            <text:p text:style-name="P18"><text:span text:style-name="T155">Як він ощирився, </text:span><text:span text:style-name="T157">стозмій</text:span><text:span text:style-name="T155">!</text:span><text:span text:style-name="T40"> (П,</text:span><text:span text:style-name="T2"> І, 73)</text:span></text:p>
          </table:table-cell>
          <table:table-cell table:style-name="Dictionary.B1"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4">змій</text:p>
            <text:p text:style-name="P18"><text:span text:style-name="T132">-я, </text:span><text:span text:style-name="T136">ч.</text:span></text:p>
            <text:p text:style-name="P18">2) Казкова істота з крилами і зміїним тулубом, наділена незвичайною силою; дракон<text:span text:style-name="T38"> (ВТСУМ,</text:span><text:span text:style-name="T169"> 466)</text:span></text:p>
          </table:table-cell>
        </table:table-row>
        <table:table-row>
          <table:table-cell table:style-name="Dictionary.A2" table:number-rows-spanned="2" office:value-type="string">
            <text:p text:style-name="P14">СТОЗÓРИЙ</text:p>
            <text:p text:style-name="P18">-а, -е, <text:span text:style-name="T155">прикм., </text:span><text:span text:style-name="T154">інд.-авт.,</text:span></text:p>
            <text:p text:style-name="P18"><text:span text:style-name="T9">утворене складнофлективним способом, похідне від слів:</text:span><text:span text:style-name="T171"> </text:span><text:span text:style-name="T49">сто</text:span><text:span text:style-name="T171"> і </text:span><text:span text:style-name="T49">зір.</text:span></text:p>
            <text:p text:style-name="P19">Тільки сіль, і вода, і житняк,</text:p>
            <text:p text:style-name="P19">і світанок, і ніч, і <text:span text:style-name="T47">стозора</text:span></text:p>
            <text:p text:style-name="P19">небезпека, і сонна і хора</text:p>
            <text:p text:style-name="P18"><text:span text:style-name="T155">ця душа — вирушає успак!</text:span><text:span text:style-name="T40"> (П,</text:span><text:span text:style-name="T2"> І, 105)</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8"><text:span text:style-name="T48">зір</text:span> <text:span text:style-name="T164">(див. </text:span><text:span text:style-name="T48">ПЕКЕЛЬНОЗÓРИЙ</text:span><text:span text:style-name="T164">)</text:span></text:p>
          </table:table-cell>
        </table:table-row>
        <table:table-row>
          <table:table-cell table:style-name="Dictionary.A2" table:number-rows-spanned="2" office:value-type="string">
            <text:p text:style-name="P14">СТОКÓЛО</text:p>
            <text:p text:style-name="P18">-а, <text:span text:style-name="T154">ім., с., інд.-авт.,</text:span></text:p>
            <text:p text:style-name="P18"><text:span text:style-name="T9">утворене способом </text:span><text:span text:style-name="T9">основословоскладання, похідне від слів:</text:span><text:span text:style-name="T171"> </text:span><text:span text:style-name="T49">сто</text:span><text:span text:style-name="T171"> і </text:span><text:span text:style-name="T49">кóло.</text:span></text:p>
            <text:p text:style-name="P19">Червоний біль од нагая</text:p>
            <text:p text:style-name="P19">в очах розходиться <text:span text:style-name="T47">стоколом</text:span>,</text:p>
            <text:p text:style-name="P19">а світ несеться покотьолом,</text:p>
            <text:p text:style-name="P18"><text:span text:style-name="T155">за світом — настрибом — змія…</text:span><text:span text:style-name="T40"> </text:span><text:soft-page-break/><text:span text:style-name="T40">(П,</text:span><text:span text:style-name="T2"> ІІ, 16)</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ко́ло</text:p>
            <text:p text:style-name="P18"><text:span text:style-name="T131">I </text:span><text:span text:style-name="T132">-а, </text:span><text:span text:style-name="T136">с.</text:span></text:p>
            <text:p text:style-name="P18">1) Замкнена крива, всі точки якої однаково віддалені від центра.</text:p>
            <text:p text:style-name="P18"><text:span text:style-name="T110">4) </text:span><text:span text:style-name="T126">у знач.</text:span><text:span text:style-name="T110"> </text:span><text:span text:style-name="T126">присл.</text:span><text:span text:style-name="T110"> колом. Утворюючи таку криву</text:span><text:span text:style-name="T146"> (ВТСУМ,</text:span><text:span text:style-name="T112"> 555)</text:span></text:p>
          </table:table-cell>
        </table:table-row>
        <table:table-row>
          <table:table-cell table:style-name="Dictionary.A2" table:number-rows-spanned="2" office:value-type="string">
            <text:p text:style-name="P14">СТОКРИ́К</text:p>
            <text:p text:style-name="P18">-у, <text:span text:style-name="T154">ім., ч., інд.-авт.,</text:span></text:p>
            <text:p text:style-name="P18"><text:span text:style-name="T9">утворене способом основословоскладання, похідне від </text:span><text:span text:style-name="T9">слів:</text:span><text:span text:style-name="T171"> </text:span><text:span text:style-name="T49">сто</text:span><text:span text:style-name="T171"> і </text:span><text:span text:style-name="T49">крик.</text:span></text:p>
            <text:p text:style-name="P19">…бо в горлі застуда, у грудях пітьма</text:p>
            <text:p text:style-name="P18"><text:span text:style-name="T155">і світ оступає </text:span><text:span text:style-name="T157">стокрик</text:span><text:span text:style-name="T155"> — Колима</text:span><text:span text:style-name="T40"> (П,</text:span><text:span text:style-name="T2"> І, 135)</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8"><text:span text:style-name="T48">крик </text:span><text:span text:style-name="T163">(див. </text:span><text:span text:style-name="T48">КРИК-ЗЕЛÓ</text:span><text:span text:style-name="T163">)</text:span></text:p>
          </table:table-cell>
        </table:table-row>
        <table:table-row>
          <table:table-cell table:style-name="Dictionary.A2" table:number-rows-spanned="2" office:value-type="string">
            <text:p text:style-name="P14">СТОМЕЖÁ</text:p>
            <text:p text:style-name="P18">-і́, <text:span text:style-name="T154">ім., ж., інд.-авт.,</text:span></text:p>
            <text:p text:style-name="P18">утворене способом основословоскладання, похідне від слів: <text:span text:style-name="T48">сто</text:span> і <text:span text:style-name="T48">межá.</text:span></text:p>
            <text:p text:style-name="P19">Полон у полоні, межі <text:span text:style-name="T47">стомежа</text:span>,</text:p>
            <text:p text:style-name="P19">ти вся — за горбами-горбами</text:p>
            <text:p text:style-name="P19">натхнення і хорого серця ґанджа -</text:p>
            <text:p text:style-name="P18"><text:span text:style-name="T155">з синами, хрунями, рабами</text:span><text:span text:style-name="T40"> (П,</text:span><text:span text:style-name="T2"> І, 131)</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8"><text:span text:style-name="T49">межá </text:span><text:span text:style-name="T167">(див. </text:span><text:span text:style-name="T49">ВСЕМЕЖА</text:span><text:span text:style-name="T167">)</text:span></text:p>
          </table:table-cell>
        </table:table-row>
        <table:table-row>
          <table:table-cell table:style-name="Dictionary.A2" table:number-rows-spanned="2" office:value-type="string">
            <text:p text:style-name="P14">СТО-МОРÓЗИ</text:p>
            <text:p text:style-name="P18">-ів, <text:span text:style-name="T154">ім., мн., інд.-авт.,</text:span></text:p>
            <text:p text:style-name="P18"><text:span text:style-name="T9">утворене способом словоскладання, похідне від слів:</text:span><text:span text:style-name="T171"> </text:span><text:span text:style-name="T49">сто</text:span><text:span text:style-name="T171"> і </text:span><text:span text:style-name="T49">морóзи.</text:span></text:p>
            <text:p text:style-name="P19">Так стій і стій і стій і стій,</text:p>
            <text:p text:style-name="P19">дубій на <text:span text:style-name="T47">сто-морозах</text:span>,</text:p>
            <text:p text:style-name="P19">о будь ти проклят, часе мій,</text:p>
            <text:p text:style-name="P18"><text:span text:style-name="T155">в усіх своїх погрозах</text:span><text:span text:style-name="T40"> (П,</text:span><text:span text:style-name="T2"> ІІ, 24)</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моро́з</text:p>
            <text:p text:style-name="P18"><text:span text:style-name="T132">-у, </text:span><text:span text:style-name="T136">ч.</text:span></text:p>
            <text:p text:style-name="P18"><text:span text:style-name="T110">Холод, коли температура повітря спадає нижче нуля. || Температура повітря нижче нуля. || Місце, де є такий холод. || </text:span><text:span text:style-name="T126">перев.</text:span><text:span text:style-name="T110"> </text:span><text:span text:style-name="T126">мн.</text:span><text:span text:style-name="T110"> Холодна зимова погода; холоди</text:span><text:span text:style-name="T146"> (ВТСУМ,</text:span><text:span text:style-name="T112"> 690)</text:span></text:p>
          </table:table-cell>
        </table:table-row>
        <text:soft-page-break/>
        <table:table-row>
          <table:table-cell table:style-name="Dictionary.A2" table:number-rows-spanned="2" office:value-type="string">
            <text:p text:style-name="P14">СТОНАСТÓРЧЕНИЙ</text:p>
            <text:p text:style-name="P18">-а, -е, <text:span text:style-name="T155">прикм., </text:span><text:span text:style-name="T154">інд.-авт.,</text:span></text:p>
            <text:p text:style-name="P18"><text:span text:style-name="T9">утворене способом основословоскладання, похідне від слів:</text:span><text:span text:style-name="T171"> </text:span><text:span text:style-name="T49">сто</text:span><text:span text:style-name="T171"> і </text:span><text:span text:style-name="T49">настóрчений.</text:span></text:p>
            <text:p text:style-name="P19">Кружеляє понад ними</text:p>
            <text:p text:style-name="P19">вечір, крила розкриливши,</text:p>
            <text:p text:style-name="P19">впав на горлицю із неба</text:p>
            <text:p text:style-name="P18"><text:span text:style-name="T157">стонасторчений</text:span><text:span text:style-name="T155"> коршак</text:span><text:span text:style-name="T40"> (П,</text:span><text:span text:style-name="T2"> І, 92)</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8"><text:span text:style-name="T49">настóрчений </text:span><text:span text:style-name="T165">(не подано у словнику)</text:span></text:p>
          </table:table-cell>
        </table:table-row>
        <table:table-row>
          <table:table-cell table:style-name="Dictionary.A2" table:number-rows-spanned="2" office:value-type="string">
            <text:p text:style-name="P14">СТОПРОВÁЛЛ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то</text:span><text:span text:style-name="T171"> і </text:span><text:span text:style-name="T49">провáлля.</text:span></text:p>
            <text:p text:style-name="P19">Якась лежить на нас печаль.</text:p>
            <text:p text:style-name="P19">І чим ми Бога прогнівили,</text:p>
            <text:p text:style-name="P19">Іване-брате? Скільки сили</text:p>
            <text:p text:style-name="P18"><text:span text:style-name="T155">втелющили до </text:span><text:span text:style-name="T157">стопроваль</text:span><text:span text:style-name="T40"> (П,</text:span><text:span text:style-name="T2"> ІІ, 160)</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прова́лля</text:p>
            <text:p text:style-name="P18"><text:span text:style-name="T132">-я, </text:span><text:span text:style-name="T136">с.</text:span></text:p>
            <text:p text:style-name="P18"><text:span text:style-name="T110">1) Глибока яма, яр, западина, розколина на земній поверхні. || </text:span><text:span text:style-name="T126">чого</text:span><text:span text:style-name="T110">. Безмежний простір, безмірна глибина. || Проміжок, незаповнений простір між чим-небудь. || </text:span><text:span text:style-name="T126">перен.</text:span><text:span text:style-name="T110"> Про глибоке розходження, незгоду між ким-небудь</text:span><text:span text:style-name="T146"> (ВТСУМ,</text:span><text:span text:style-name="T112"> 1144)</text:span></text:p>
          </table:table-cell>
        </table:table-row>
        <table:table-row>
          <table:table-cell table:style-name="Dictionary.A2" table:number-rows-spanned="2" office:value-type="string">
            <text:p text:style-name="P14">СТОПРОВÁЛЬНИЙ</text:p>
            <text:p text:style-name="P18">-а, -е, <text:span text:style-name="T155">прикм., </text:span><text:span text:style-name="T154">інд.-авт.,</text:span></text:p>
            <text:p text:style-name="P18"><text:span text:style-name="T9">утворене способом основословоскладання, похідне від слів:</text:span><text:span text:style-name="T171"> </text:span><text:span text:style-name="T49">сто</text:span><text:span text:style-name="T171"> і </text:span><text:span text:style-name="T49">провáльний.</text:span></text:p>
            <text:p text:style-name="P19">Око ока ми,</text:p>
            <text:p text:style-name="P19">не навчені подосі видивляти</text:p>
            <text:p text:style-name="P19"><text:soft-page-break/>довкіл і не обрушувати горя</text:p>
            <text:p text:style-name="P18"><text:span text:style-name="T155">сухі тороси в </text:span><text:span text:style-name="T157">стопровальний</text:span><text:span text:style-name="T155"> діл</text:span><text:span text:style-name="T40"> </text:span><text:span text:style-name="T40">(П,</text:span><text:span text:style-name="T2"> ІІ, 64)</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прова́льний</text:p>
            <text:p text:style-name="P18">-а, -е.</text:p>
            <text:p text:style-name="P18"><text:span text:style-name="T110">Стос. до провалу (у 2 </text:span><text:span text:style-name="T126">знач.</text:span><text:span text:style-name="T110">); утворений унаслідок провалу (в ґрунті)</text:span><text:span text:style-name="T146"> (ВТСУМ,</text:span><text:span text:style-name="T112"> 1144)</text:span></text:p>
          </table:table-cell>
        </table:table-row>
        <table:table-row>
          <table:table-cell table:style-name="Dictionary.A2" table:number-rows-spanned="2" office:value-type="string">
            <text:p text:style-name="P14">СТОРÍКИ</text:p>
            <text:p text:style-name="P18">сторíк, <text:span text:style-name="T154">ім., мн., інд.-авт.,</text:span></text:p>
            <text:p text:style-name="P18"><text:span text:style-name="T9">утворене способом основословоскладання, похідне від слів:</text:span><text:span text:style-name="T171"> </text:span><text:span text:style-name="T49">сто</text:span><text:span text:style-name="T171"> і </text:span><text:span text:style-name="T49">рі́ки.</text:span></text:p>
            <text:p text:style-name="P19">Хай край святиться. За горою</text:p>
            <text:p text:style-name="P18"><text:span text:style-name="T157">сторіки</text:span><text:span text:style-name="T155"> чорної ропи</text:span><text:span text:style-name="T40"> (П,</text:span><text:span text:style-name="T2"> ІІ, 173)</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ріка́</text:p>
            <text:p text:style-name="P18"><text:span text:style-name="T132">-и́, </text:span><text:span text:style-name="T136">ж.</text:span></text:p>
            <text:p text:style-name="P18">1) Водний потік, що живиться із джерела або стоком атмосферних опадів і тече по видовжених зниженнях рельєфу від верхів’я до гирла. || <text:span text:style-name="T153">чого</text:span>, <text:span text:style-name="T153">у сполуч.</text:span> <text:span text:style-name="T153">з ім.</text:span> <text:span text:style-name="T153">у род. в.</text:span> Уживається для образного позначення процесу, розвитку чого-небудь.</text:p>
            <text:p text:style-name="P18"><text:span text:style-name="T110">2) </text:span><text:span text:style-name="T126">чого</text:span><text:span text:style-name="T110">, </text:span><text:span text:style-name="T126">перен.</text:span><text:span text:style-name="T110"> Велика кількість чого-небудь такого, що тече, сиплеться і т. ін. || </text:span><text:span text:style-name="T126">кого</text:span><text:span text:style-name="T110">, </text:span><text:span text:style-name="T126">чого</text:span><text:span text:style-name="T110">, </text:span><text:span text:style-name="T126">яка</text:span><text:span text:style-name="T110">. Безперервний великий потік, маса кого-, чого-небудь, що рухається</text:span><text:span text:style-name="T146"> (ВТСУМ,</text:span><text:span text:style-name="T112"> 1228)</text:span></text:p>
          </table:table-cell>
        </table:table-row>
        <table:table-row>
          <table:table-cell table:style-name="Dictionary.A2" table:number-rows-spanned="2" office:value-type="string">
            <text:p text:style-name="P14">СТОРОЗТРИКЛЯ́ТИЙ</text:p>
            <text:p text:style-name="P18">-а, -е, <text:span text:style-name="T155">прикм., </text:span><text:span text:style-name="T154">інд.-авт.,</text:span></text:p>
            <text:p text:style-name="P18"><text:span text:style-name="T9">утворене способом </text:span><text:span text:style-name="T9">основословоскладання, похідне від слів:</text:span><text:span text:style-name="T171"> </text:span><text:span text:style-name="T49">сто</text:span><text:span text:style-name="T171"> і </text:span><text:span text:style-name="T49">розтрикля́тий.</text:span></text:p>
            <text:p text:style-name="P19">Аби лиш подолати гнів,</text:p>
            <text:p text:style-name="P19"><text:span text:style-name="T47">сторозтриклятий</text:span> гнів здолати,</text:p>
            <text:p text:style-name="P19">я б поіменно міг назвати</text:p>
            <text:p text:style-name="P18"><text:span text:style-name="T155">усіх братів, усіх катів</text:span><text:span text:style-name="T40"> (П,</text:span><text:span text:style-name="T2"> І, 30)</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розпрокля́тий</text:p>
            <text:p text:style-name="P18"><text:span text:style-name="T132">-а, -е, </text:span><text:span text:style-name="T136">розм.</text:span></text:p>
            <text:p text:style-name="P18">Якого клянуть, проклинають; огидний, ненависний<text:span text:style-name="T38"> (ВТСУМ,</text:span><text:span text:style-name="T169"> 1259)</text:span></text:p>
          </table:table-cell>
        </table:table-row>
        <text:soft-page-break/>
        <table:table-row>
          <table:table-cell table:style-name="Dictionary.A2" table:number-rows-spanned="2" office:value-type="string">
            <text:p text:style-name="P14">СТОСИ́НІЙ</text:p>
            <text:p text:style-name="P18">-я, -є, <text:span text:style-name="T155">прикм., </text:span><text:span text:style-name="T154">інд.-авт.,</text:span></text:p>
            <text:p text:style-name="P18"><text:span text:style-name="T9">утворене способом основословоскладання, похідне від слів:</text:span><text:span text:style-name="T171"> </text:span><text:span text:style-name="T49">сто</text:span><text:span text:style-name="T171"> і </text:span><text:span text:style-name="T49">си́ній</text:span></text:p>
            <text:p text:style-name="P19">Червоним вином заливає мій погляд <text:span text:style-name="T47">стосиній</text:span>,</text:p>
            <text:p text:style-name="P19">спустошені губи залито червоним вином,</text:p>
            <text:p text:style-name="P19">і видиться берег — далекий — у радісній піні,</text:p>
            <text:p text:style-name="P18"><text:span text:style-name="T155">і спокій приносить, і спокій обіцяний — бром</text:span><text:span text:style-name="T40"> (П,</text:span><text:span text:style-name="T2"> ІІ, 290)</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си́ній</text:p>
            <text:p text:style-name="P18">-я, -є.</text:p>
            <text:p text:style-name="P18"><text:span text:style-name="T110">1) Який має забарвлення одного з основних кольорів спектра — </text:span><text:span text:style-name="T110">середній між голубим і фіолетовим. || Який цвіте квітками такого кольору. || Зробл. із квіток такого кольору. || Який кольором наближається до синього; який має відтінок синього кольору. || Уживається як постійний епітет до деяких назв</text:span><text:span text:style-name="T146"> (ВТСУМ,</text:span><text:span text:style-name="T112"> 1317)</text:span></text:p>
          </table:table-cell>
        </table:table-row>
        <table:table-row>
          <table:table-cell table:style-name="Dictionary.A2" table:number-rows-spanned="2" office:value-type="string">
            <text:p text:style-name="P14">СХРИПЛОКРÓННИЙ</text:p>
            <text:p text:style-name="P18">-а, -е, <text:span text:style-name="T155">прикм., </text:span><text:span text:style-name="T154">інд.-авт.,</text:span></text:p>
            <text:p text:style-name="P18"><text:span text:style-name="T9">утворене складносуфіксальним способом, похідне від слів:</text:span><text:span text:style-name="T171"> </text:span><text:span text:style-name="T49">схри́плий</text:span><text:span text:style-name="T171"> і </text:span><text:span text:style-name="T49">крóна.</text:span></text:p>
            <text:p text:style-name="P19">Пожухле листя опадає з віт,</text:p>
            <text:p text:style-name="P18"><text:span text:style-name="T155">голосить голий стовбур </text:span><text:span text:style-name="T157">схриплокронний</text:span><text:span text:style-name="T40"> (П,</text:span><text:span text:style-name="T2"> І, 161)</text:span></text:p>
          </table:table-cell>
          <table:table-cell table:style-name="Dictionary.B2" office:value-type="string">
            <text:p text:style-name="P15">схри́плий</text:p>
            <text:p text:style-name="P18"><text:span text:style-name="T132">-а, -е, </text:span><text:span text:style-name="T136">розм.</text:span></text:p>
            <text:p text:style-name="P18">1) Дієприкм. акт. мин. ч. до схрипнути.</text:p>
            <text:p text:style-name="P18"><text:span text:style-name="T110">2) </text:span><text:span text:style-name="T126">у знач.</text:span><text:span text:style-name="T110"> </text:span><text:span text:style-name="T126">прикм.</text:span><text:span text:style-name="T110"> Який звучить хрипло, з хрипотою; хрипкий</text:span><text:span text:style-name="T146"> (ВТСУМ,</text:span><text:span text:style-name="T113"> 1422)</text:span></text:p>
          </table:table-cell>
        </table:table-row>
        <table:table-row>
          <table:covered-table-cell/>
          <table:table-cell table:style-name="Dictionary.B2" office:value-type="string">
            <text:p text:style-name="P18"><text:span text:style-name="T49">крóна </text:span><text:span text:style-name="T165">(див. </text:span><text:span text:style-name="T49">ДУШЕКРÓНА</text:span><text:span text:style-name="T165">)</text:span></text:p>
          </table:table-cell>
        </table:table-row>
        <table:table-row>
          <table:table-cell table:style-name="Dictionary.A2" table:number-rows-spanned="2" office:value-type="string">
            <text:p text:style-name="P14">ТАМБÍК</text:p>
            <text:p text:style-name="P18">-бóку, <text:span text:style-name="T154">ім., ч., інд.-авт.,</text:span></text:p>
            <text:p text:style-name="P18"><text:span text:style-name="T9">утворене способом зрощення, похідне від слів:</text:span><text:span text:style-name="T171"> </text:span><text:span text:style-name="T49">там</text:span><text:span text:style-name="T171"> і </text:span><text:span text:style-name="T49">бік.</text:span><text:span text:style-name="T171"> На тому боці.</text:span></text:p>
            <text:p text:style-name="P19">А товщею, в кризі, в імлі,</text:p>
            <text:p text:style-name="P19"><text:soft-page-break/>за <text:span text:style-name="T47">тамбоком</text:span>,</text:p>
            <text:p text:style-name="P19">сяє срібне серце землі</text:p>
            <text:p text:style-name="P18"><text:span text:style-name="T155">скорбним оком</text:span><text:span text:style-name="T40"> (П,</text:span><text:span text:style-name="T2"> І, 173)</text:span></text:p>
          </table:table-cell>
          <table:table-cell table:style-name="Dictionary.B2" office:value-type="string">
            <text:p text:style-name="P14">там</text:p>
            <text:p text:style-name="P18"><text:span text:style-name="T132">1) </text:span><text:span text:style-name="T136">присл.</text:span><text:span text:style-name="T132"> Указує на місце більш віддалене порівняно з іншим, ближчим; у тому місці, у тих місцях; </text:span><text:span text:style-name="T136">прот.</text:span><text:span text:style-name="T132"> тут. || Уживається в поєднанні з </text:span><text:span text:style-name="T136">пит.</text:span><text:span text:style-name="T132"> </text:span><text:span text:style-name="T136">займ.</text:span><text:span text:style-name="T132"> хто, що. || Вживається у </text:span><text:soft-page-break/><text:span text:style-name="T132">функції співвідносного слова в головному реченні, якому в підрядному реченні відповідають </text:span><text:span text:style-name="T132">сполучні </text:span><text:span text:style-name="T136">сл.</text:span><text:span text:style-name="T132"> де, куди. || Уживаючись на початку повторюваних речень або перед однорідними членами речення, </text:span><text:span text:style-name="T132">означає: в одному місці ..., в іншому місці .... || Уживається в </text:span><text:span text:style-name="T136">знач.вказ.</text:span><text:span text:style-name="T132"> </text:span><text:span text:style-name="T136">сл.</text:span><text:span text:style-name="T132">, що замінює відповідний йому член попереднього речення, </text:span><text:span text:style-name="T136">перев.</text:span><text:span text:style-name="T132"> обставину місця</text:span><text:span text:style-name="T143"> (ВТСУМ,</text:span><text:span text:style-name="T135"> 1429)</text:span></text:p>
          </table:table-cell>
        </table:table-row>
        <table:table-row>
          <table:covered-table-cell/>
          <table:table-cell table:style-name="Dictionary.B2" office:value-type="string">
            <text:p text:style-name="P14">бік</text:p>
            <text:p text:style-name="P18"><text:span text:style-name="T132">боку, </text:span><text:span text:style-name="T136">ч.</text:span></text:p>
            <text:p text:style-name="P18">4) Напрямок або місцевість, що лежить у цьому напрямку<text:span text:style-name="T38"> (ВТСУМ,</text:span><text:span text:style-name="T169"> 80)</text:span></text:p>
          </table:table-cell>
        </table:table-row>
        <table:table-row>
          <table:table-cell table:style-name="Dictionary.A2" office:value-type="string">
            <text:p text:style-name="P14">ТИХОПЛИ́Н</text:p>
            <text:p text:style-name="P18">-у, <text:span text:style-name="T154">ім., ч., інд.-авт.,</text:span></text:p>
            <text:p text:style-name="P18"><text:span text:style-name="T9">утворене нульсуфіксальним способом, похідне від слова</text:span><text:span text:style-name="T6"> </text:span><text:span text:style-name="T48">тихопли́нний.</text:span></text:p>
            <text:p text:style-name="P19">Земного болю брилу — підбився я на силу</text:p>
            <text:p text:style-name="P19">разком сліпучих днин. Ти знаєш чий ти син?</text:p>
            <text:p text:style-name="P19">Атож, запевне знаю. А душу проминаю -</text:p>
            <text:p text:style-name="P18"><text:span text:style-name="T155">і власну в </text:span><text:span text:style-name="T157">тихоплин</text:span><text:span text:style-name="T40"> (П,</text:span><text:span text:style-name="T2"> ІІ, 280)</text:span></text:p>
          </table:table-cell>
          <table:table-cell table:style-name="Dictionary.B2" office:value-type="string">
            <text:p text:style-name="P15">тихопли́нний</text:p>
            <text:p text:style-name="P18"><text:span text:style-name="T132">-а, -е, </text:span><text:span text:style-name="T136">поет.</text:span></text:p>
            <text:p text:style-name="P18"><text:span text:style-name="T110">Який тихо плине. </text:span><text:span text:style-name="T126">Тихоплинна річка</text:span><text:span text:style-name="T110">. </text:span><text:span text:style-name="T126">Тихоплинні розмови</text:span><text:span text:style-name="T146"> (ВТСУМ,</text:span><text:span text:style-name="T112"> 1453)</text:span></text:p>
          </table:table-cell>
        </table:table-row>
        <table:table-row>
          <table:table-cell table:style-name="Dictionary.A2" table:number-rows-spanned="4" office:value-type="string">
            <text:p text:style-name="P14">ТОЙЯЩОБÁТЬКО<text:soft-page-break/></text:p>
            <text:p text:style-name="P18">-а, <text:span text:style-name="T154">ім., ч., інд.-авт.,</text:span></text:p>
            <text:p text:style-name="P18"><text:span text:style-name="T9">утворене способом зрощення, похідне від слів:</text:span><text:span text:style-name="T171"> </text:span><text:span text:style-name="T49">той, я, що</text:span><text:span text:style-name="T171"> і </text:span><text:span text:style-name="T49">бáтько.</text:span></text:p>
            <text:p text:style-name="P19">Я тіло нагострив на чаї та акридах,</text:p>
            <text:p text:style-name="P19">а душу — пошукай. І не питай.</text:p>
            <text:p text:style-name="P19">Тойящосин не чує вже мене.</text:p>
            <text:p text:style-name="P18"><text:span text:style-name="T157">Тойящобатько</text:span><text:span text:style-name="T155"> вже не чую сина</text:span><text:span text:style-name="T40"> (П,</text:span><text:span text:style-name="T2"> ІІ, 191)</text:span></text:p>
          </table:table-cell>
          <table:table-cell table:style-name="Dictionary.B2" office:value-type="string">
            <text:p text:style-name="P14">той<text:soft-page-break/></text:p>
            <text:p text:style-name="P18"><text:span text:style-name="T131">I </text:span><text:span text:style-name="T132">того, </text:span><text:span text:style-name="T136">ч.</text:span><text:span text:style-name="T132">, та, тієї, </text:span><text:span text:style-name="T136">рідко </text:span><text:span text:style-name="T132">тої, </text:span><text:span text:style-name="T136">заст.</text:span><text:span text:style-name="T132"> тії, </text:span><text:span text:style-name="T136">ж.</text:span><text:span text:style-name="T132">, те, того, </text:span><text:span text:style-name="T136">с.</text:span><text:span text:style-name="T132">; </text:span><text:span text:style-name="T136">мн.</text:span><text:span text:style-name="T132"> ті, тих; </text:span><text:span text:style-name="T136">займ.</text:span></text:p>
            <text:p text:style-name="P18"><text:span text:style-name="T110">4) </text:span><text:span text:style-name="T126">вказ.</text:span><text:span text:style-name="T110"> Уживається для вказівки на один предмет, одну особу і т. ін. із двох або кількох подібних, з ряду </text:span><text:span text:style-name="T110">однорідних, коли їх перелічують або зіставляють. || </text:span><text:span text:style-name="T126">у знач.</text:span><text:span text:style-name="T110"> </text:span><text:span text:style-name="T126">ім.</text:span><text:span text:style-name="T110"> той, того, </text:span><text:span text:style-name="T126">ч.</text:span><text:span text:style-name="T110">; та, тієї, </text:span><text:span text:style-name="T126">ж.</text:span><text:span text:style-name="T110">; те, того, </text:span><text:span text:style-name="T126">с.</text:span><text:span text:style-name="T110">; ті, тих, </text:span><text:span text:style-name="T126">мн.</text:span><text:span text:style-name="T110"> Узагальнено вказує на предмет, особу, явище (без попередньої згадки про них) при переліченні або зіставленні в якійсь площині. || </text:span><text:span text:style-name="T126">у знач.</text:span><text:span text:style-name="T110"> </text:span><text:span text:style-name="T126">ім.</text:span><text:span text:style-name="T110"> те, того, </text:span><text:span text:style-name="T126">с.</text:span><text:span text:style-name="T110"> У </text:span><text:span text:style-name="T126">сполуч.</text:span><text:span text:style-name="T110"> зі </text:span><text:span text:style-name="T126">сл.</text:span><text:span text:style-name="T110"> все вказує на перелічувані предмети, виконуючи функцію узагальнюючого слова</text:span><text:span text:style-name="T146"> (ВТСУМ,</text:span><text:span text:style-name="T113"> 1458)</text:span></text:p>
          </table:table-cell>
        </table:table-row>
        <table:table-row>
          <table:covered-table-cell/>
          <table:table-cell table:style-name="Dictionary.B2" office:value-type="string">
            <text:p text:style-name="P14">я</text:p>
            <text:p text:style-name="P18"><text:span text:style-name="T131">II </text:span><text:span text:style-name="T132">мене, </text:span><text:span text:style-name="T136">займ.</text:span><text:span text:style-name="T132"> </text:span><text:span text:style-name="T136">особ.</text:span><text:span text:style-name="T132"> 1 </text:span><text:span text:style-name="T136">ос.</text:span><text:span text:style-name="T132"> </text:span><text:span text:style-name="T136">одн.</text:span></text:p>
            <text:p text:style-name="P18">1) Уживається мовцем для називання самого себе.</text:p>
            <text:p text:style-name="P18"><text:span text:style-name="T110">2) </text:span><text:span text:style-name="T126">у знач.</text:span><text:span text:style-name="T110"> </text:span><text:span text:style-name="T126">ім.</text:span><text:span text:style-name="T110">, </text:span><text:span text:style-name="T126">невідм.</text:span><text:span text:style-name="T110">, </text:span><text:span text:style-name="T126">с.</text:span><text:span text:style-name="T110"> Уживається </text:span><text:span text:style-name="T110">для позначення усвідомлюваної людиною власної сутності, себе в навколишньому світі. || </text:span><text:span text:style-name="T126">філос.</text:span><text:span text:style-name="T110">Уживається для визначення суб’єкта</text:span><text:span text:style-name="T146"> (ВТСУМ,</text:span><text:span text:style-name="T113"> 1645)</text:span></text:p>
          </table:table-cell>
        </table:table-row>
        <table:table-row>
          <table:covered-table-cell/>
          <table:table-cell table:style-name="Dictionary.B2" office:value-type="string">
            <text:p text:style-name="P14">що</text:p>
            <text:p text:style-name="P18"><text:soft-page-break/>II</text:p>
            <text:p text:style-name="P18"><text:span text:style-name="T110">1) </text:span><text:span text:style-name="T126">з’ясувальний</text:span><text:span text:style-name="T110">. Уживається для зв’язку підрядного додаткового з присудком або іншим членом </text:span><text:span text:style-name="T110">головного речення</text:span><text:span text:style-name="T146"> (ВТСУМ,</text:span><text:span text:style-name="T113"> 1640)</text:span></text:p>
          </table:table-cell>
        </table:table-row>
        <table:table-row>
          <table:covered-table-cell/>
          <table:table-cell table:style-name="Dictionary.B2" office:value-type="string">
            <text:p text:style-name="P15">ба́тько</text:p>
            <text:p text:style-name="P18"><text:span text:style-name="T132">-а, </text:span><text:span text:style-name="T136">ч.</text:span></text:p>
            <text:p text:style-name="P18">1) Чоловік стосовно до своїх дітей<text:span text:style-name="T38"> (ВТСУМ,</text:span><text:span text:style-name="T169"> 64)</text:span></text:p>
          </table:table-cell>
        </table:table-row>
        <table:table-row>
          <table:table-cell table:style-name="Dictionary.A2" table:number-rows-spanned="4" office:value-type="string">
            <text:p text:style-name="P14">ТОЙЯЩОСИ́Н</text:p>
            <text:p text:style-name="P18">-а, <text:span text:style-name="T154">ім., ч., інд.-авт.,</text:span></text:p>
            <text:p text:style-name="P18"><text:span text:style-name="T9">утворене способом зрощення, похідне від слів:</text:span><text:span text:style-name="T171"> </text:span><text:span text:style-name="T49">той, я, що</text:span><text:span text:style-name="T171"> і </text:span><text:span text:style-name="T49">син.</text:span></text:p>
            <text:p text:style-name="P19">Я тіло нагострив на чаї та акридах,</text:p>
            <text:p text:style-name="P19">а душу — пошукай. І не питай.</text:p>
            <text:p text:style-name="P19"><text:span text:style-name="T47">Тойящосин</text:span> не чує вже мене.</text:p>
            <text:p text:style-name="P18"><text:span text:style-name="T155">Тойящобатько вже не чую сина</text:span><text:span text:style-name="T40"> (П,</text:span><text:span text:style-name="T2"> ІІ, 191)</text:span></text:p>
          </table:table-cell>
          <table:table-cell table:style-name="Dictionary.B2" office:value-type="string">
            <text:p text:style-name="P18"><text:span text:style-name="T49">той </text:span><text:span text:style-name="T165">(див. </text:span><text:span text:style-name="T49">ТОЙЯЩОБÁТЬКО</text:span><text:span text:style-name="T165">)</text:span></text:p>
          </table:table-cell>
        </table:table-row>
        <table:table-row>
          <table:covered-table-cell/>
          <table:table-cell table:style-name="Dictionary.B2" office:value-type="string">
            <text:p text:style-name="P18"><text:span text:style-name="T49">я </text:span><text:span text:style-name="T165">(див. </text:span><text:span text:style-name="T49">ТОЙЯЩОБÁТЬКО</text:span><text:span text:style-name="T165">)</text:span></text:p>
          </table:table-cell>
        </table:table-row>
        <table:table-row>
          <table:covered-table-cell/>
          <table:table-cell table:style-name="Dictionary.B2" office:value-type="string">
            <text:p text:style-name="P18"><text:span text:style-name="T49">що </text:span><text:span text:style-name="T165">(див. </text:span><text:span text:style-name="T49">ТОЙЯЩОБÁТЬКО</text:span><text:span text:style-name="T165">)</text:span></text:p>
          </table:table-cell>
        </table:table-row>
        <table:table-row>
          <table:covered-table-cell/>
          <table:table-cell table:style-name="Dictionary.B2" office:value-type="string">
            <text:p text:style-name="P14">син</text:p>
            <text:p text:style-name="P18"><text:span text:style-name="T132">-а, </text:span><text:span text:style-name="T136">ч.</text:span></text:p>
            <text:p text:style-name="P18"><text:span text:style-name="T110">1) Особа чоловічої статі стосовно своїх батьків. || Ласкаве звертання батьків до сина. || </text:span><text:span text:style-name="T126">перев.</text:span><text:span text:style-name="T110"> </text:span><text:span text:style-name="T126">мн.</text:span><text:span text:style-name="T110">, </text:span><text:span text:style-name="T126">у сполуч.</text:span><text:span text:style-name="T110"> </text:span><text:span text:style-name="T126">зі сл.</text:span><text:span text:style-name="T110"> сокіл, орел, </text:span><text:span text:style-name="T126">нар.-поет.</text:span><text:span text:style-name="T110">Ласкаве називання синів</text:span><text:span text:style-name="T146"> (ВТСУМ,</text:span><text:span text:style-name="T112"> 1316)</text:span></text:p>
          </table:table-cell>
        </table:table-row>
        <table:table-row>
          <table:table-cell table:style-name="Dictionary.A2" table:number-rows-spanned="2" office:value-type="string">
            <text:p text:style-name="P14">ТОНКОЖÁЛО</text:p>
            <text:p text:style-name="P19">присл., інд.-авт.,</text:p>
            <text:p text:style-name="P18"><text:span text:style-name="T8">утворене способом </text:span><text:span text:style-name="T8">основословоскладання, похідне від слів:</text:span><text:span text:style-name="T171"> </text:span><text:span text:style-name="T49">тонки́й</text:span><text:span text:style-name="T171"> і </text:span><text:span text:style-name="T49">жáло</text:span></text:p>
            <text:p text:style-name="P19">І буде ще щось. Буде ще щось. День</text:p>
            <text:p text:style-name="P19">стоїть — гінкий, неначе телевежа,</text:p>
            <text:p text:style-name="P18"><text:span text:style-name="T155">і все вивищується </text:span><text:span text:style-name="T157">тонкожало</text:span><text:span text:style-name="T155">…</text:span><text:span text:style-name="T40"> </text:span><text:soft-page-break/><text:span text:style-name="T40">(П,</text:span><text:span text:style-name="T2"> ІІ, 103)</text:span></text:p>
          </table:table-cell>
          <table:table-cell table:style-name="Dictionary.B2" office:value-type="string">
            <text:p text:style-name="P18"><text:span text:style-name="T49">тонки́й </text:span><text:span text:style-name="T165">(див. </text:span><text:span text:style-name="T49">ВІДТОНКОГОЛÓСИТИ</text:span><text:span text:style-name="T165">)</text:span></text:p>
          </table:table-cell>
        </table:table-row>
        <table:table-row>
          <table:covered-table-cell/>
          <table:table-cell table:style-name="Dictionary.B2" office:value-type="string">
            <text:p text:style-name="P18"><text:span text:style-name="T49">жáло </text:span><text:span text:style-name="T165">(див. </text:span><text:span text:style-name="T49">СТОЖÁЛО</text:span><text:span text:style-name="T165">)</text:span></text:p>
          </table:table-cell>
        </table:table-row>
        <table:table-row>
          <table:table-cell table:style-name="Dictionary.A2" office:value-type="string">
            <text:p text:style-name="P14">ТРЕМТ</text:p>
            <text:p text:style-name="P18">-у, <text:span text:style-name="T154">ім., ч., інд.-авт.,</text:span></text:p>
            <text:p text:style-name="P18"><text:span text:style-name="T9">утворене нульсуфіксальним способом, </text:span><text:span text:style-name="T9">похідне від слова</text:span><text:span text:style-name="T6"> </text:span><text:span text:style-name="T48">тремті́ння.</text:span></text:p>
            <text:p text:style-name="P19">…опуст, розпадання</text:p>
            <text:p text:style-name="P19">материка, раптовий зсув і дляння,</text:p>
            <text:p text:style-name="P18"><text:span text:style-name="T155">і </text:span><text:span text:style-name="T157">трепет</text:span><text:span text:style-name="T155"> рук, і тремт повік німий</text:span><text:span text:style-name="T40"> (П,</text:span><text:span text:style-name="T2"> І, 37)</text:span></text:p>
          </table:table-cell>
          <table:table-cell table:style-name="Dictionary.B2" office:value-type="string">
            <text:p text:style-name="P15">тремті́ння</text:p>
            <text:p text:style-name="P18"><text:span text:style-name="T132">-я, </text:span><text:span text:style-name="T136">с.</text:span></text:p>
            <text:p text:style-name="P18">1) Дія за знач. тремтіти 1-3).</text:p>
            <text:p text:style-name="P18">2) Посилене биття серця, прискорене пульсування крові, спричинені хвилюванням, переживанням; схвильований стан<text:span text:style-name="T38"> (ВТСУМ,</text:span><text:span text:style-name="T169"> 1472)</text:span></text:p>
          </table:table-cell>
        </table:table-row>
        <table:table-row>
          <table:table-cell table:style-name="Dictionary.A2" table:number-rows-spanned="3" office:value-type="string">
            <text:p text:style-name="P14">УВОДНОРЯ́Д</text:p>
            <text:p text:style-name="P19">присл., інд.-авт.,</text:p>
            <text:p text:style-name="P18"><text:span text:style-name="T8">утворене способом зрощення, похідне від слів:</text:span><text:span text:style-name="T6"> </text:span><text:span text:style-name="T15">у</text:span><text:span text:style-name="T6">, </text:span><text:span text:style-name="T15">оди́н</text:span><text:span text:style-name="T6"> і </text:span><text:span text:style-name="T15">ряд</text:span></text:p>
            <text:p text:style-name="P19">Тепер ти сам, як вулій цей гулкий,</text:p>
            <text:p text:style-name="P19">стаєш <text:span text:style-name="T47">уводноряд</text:span> до цілосвіту,</text:p>
            <text:p text:style-name="P19">коли з грудей твоїх несамовитих</text:p>
            <text:p text:style-name="P18"><text:span text:style-name="T155">усі повийшли зашпори-голки</text:span><text:span text:style-name="T40"> (П,</text:span><text:span text:style-name="T2"> ІІ, 181)</text:span></text:p>
          </table:table-cell>
          <table:table-cell table:style-name="Dictionary.B2" office:value-type="string">
            <text:p text:style-name="P14">в</text:p>
            <text:p text:style-name="P18"><text:span text:style-name="T131">II </text:span><text:span text:style-name="T132">(у), </text:span><text:span text:style-name="T136">рідко </text:span><text:span text:style-name="T132">ув — </text:span><text:span text:style-name="T136">із знах.</text:span><text:span text:style-name="T132">, </text:span><text:span text:style-name="T136">місц.</text:span><text:span text:style-name="T132"> </text:span><text:span text:style-name="T136">і род.</text:span><text:span text:style-name="T132"> </text:span><text:span text:style-name="T136">відмінками</text:span><text:span text:style-name="T132">; </text:span><text:span text:style-name="T136">рідко </text:span><text:span text:style-name="T132">вві (уві), ві — </text:span><text:span text:style-name="T136">іззнах.</text:span><text:span text:style-name="T132"> </text:span><text:span text:style-name="T136">і місц.</text:span><text:span text:style-name="T132"> </text:span><text:span text:style-name="T136">відмінками</text:span><text:span text:style-name="T132">; </text:span><text:span text:style-name="T136">прийм.</text:span><text:span text:style-name="T132"> Сполучення з в (у) виражають: Просторові відношення:</text:span></text:p>
            <text:p text:style-name="P18"><text:span text:style-name="T110">1) </text:span><text:span text:style-name="T126">із знах.</text:span><text:span text:style-name="T110"> </text:span><text:span text:style-name="T126">і місц. в.</text:span><text:span text:style-name="T110"> Уживається на означення предмета, місця, простору: а) всередину якого, куди спрямована дія (</text:span><text:span text:style-name="T126">знах. в.</text:span><text:span text:style-name="T110">)</text:span><text:span text:style-name="T146"> (ВТСУМ,</text:span><text:span text:style-name="T113"> 106)</text:span></text:p>
          </table:table-cell>
        </table:table-row>
        <table:table-row>
          <table:covered-table-cell/>
          <table:table-cell table:style-name="Dictionary.B2" office:value-type="string">
            <text:p text:style-name="P15">оди́н</text:p>
            <text:p text:style-name="P18"><text:span text:style-name="T132">одного, </text:span><text:span text:style-name="T136">ч.</text:span><text:span text:style-name="T132">; одна, однієї </text:span><text:span text:style-name="T136">і </text:span><text:span text:style-name="T132">одної, </text:span><text:span text:style-name="T136">ж.</text:span><text:span text:style-name="T132">; одно </text:span><text:span text:style-name="T136">і </text:span><text:span text:style-name="T132">одне, одного, </text:span><text:span text:style-name="T136">с.</text:span><text:span text:style-name="T132"> (</text:span><text:span text:style-name="T136">мн.</text:span><text:span text:style-name="T132"> одні, </text:span><text:span text:style-name="T132">одних), </text:span><text:span text:style-name="T136">числ.</text:span><text:span text:style-name="T132"> </text:span><text:span text:style-name="T136">кільк.</text:span></text:p>
            <text:p text:style-name="P18"><text:span text:style-name="T110">4) </text:span><text:span text:style-name="T126">у знач.</text:span><text:span text:style-name="T110"> </text:span><text:span text:style-name="T126">займ.</text:span><text:span text:style-name="T110"> </text:span><text:span text:style-name="T126">вказ.</text:span><text:span text:style-name="T110"> Той самий. || Однаковий, тотожний. || </text:span><text:span text:style-name="T126">у знач.ім.</text:span><text:span text:style-name="T110"> одно́ (одне́), одного́, </text:span><text:span text:style-name="T126">с.</text:span><text:span text:style-name="T110"> Те саме</text:span><text:span text:style-name="T146"> (ВТСУМ,</text:span><text:span text:style-name="T113"> 827)</text:span></text:p>
          </table:table-cell>
        </table:table-row>
        <table:table-row>
          <table:covered-table-cell/>
          <table:table-cell table:style-name="Dictionary.B2" office:value-type="string">
            <text:p text:style-name="P14">ряд</text:p>
            <text:p text:style-name="P18"><text:span text:style-name="T132">-у, </text:span><text:span text:style-name="T136">ч.</text:span></text:p>
            <text:p text:style-name="P18"><text:span text:style-name="T133">1) Сукупність однорідних предметів або живих істот, розташованих одне </text:span><text:span text:style-name="T133">поруч з одним, одне за одним, витягнутих в одну лінію. || Те саме, що гряда. || </text:span><text:span text:style-name="T137">у знач.</text:span><text:span text:style-name="T133"> </text:span><text:span text:style-name="T137">присл.</text:span><text:span text:style-name="T133"> рядом, </text:span><text:span text:style-name="T133">рядами. Один повз одного, один за одним, один біля одного, в одну лінію</text:span><text:span text:style-name="T144"> (ВТСУМ,</text:span><text:span text:style-name="T134"> 1281)</text:span></text:p>
          </table:table-cell>
        </table:table-row>
        <table:table-row>
          <table:table-cell table:style-name="Dictionary.A1" table:number-rows-spanned="2" office:value-type="string">
            <text:p text:style-name="P14">УСЕБЛАГИ́Й</text:p>
            <text:p text:style-name="P18">-а, -е, <text:span text:style-name="T155">прикм., </text:span><text:span text:style-name="T154">інд.-авт.,</text:span></text:p>
            <text:p text:style-name="P18"><text:span text:style-name="T9">утворене способом зрощення, похідне від слів:</text:span><text:span text:style-name="T171"> </text:span><text:span text:style-name="T49">усé</text:span><text:span text:style-name="T171"> і </text:span><text:span text:style-name="T49">благи́й</text:span></text:p>
            <text:p text:style-name="P19">І снився Кар — зажурений такий,</text:p>
            <text:p text:style-name="P19">немов отетерілий од докуки,</text:p>
            <text:p text:style-name="P19">допоки мати заламає руки,</text:p>
            <text:p text:style-name="P18"><text:span text:style-name="T155">наш гріх відпустить Бог </text:span><text:span text:style-name="T157">усеблагий</text:span><text:span text:style-name="T40"> (П,</text:span><text:span text:style-name="T2"> ІІ, 128)</text:span></text:p>
          </table:table-cell>
          <table:table-cell table:style-name="Dictionary.B1" office:value-type="string">
            <text:p text:style-name="P14">все</text:p>
            <text:p text:style-name="P18"><text:span text:style-name="T131">II </text:span><text:span text:style-name="T132">(усе), </text:span><text:span text:style-name="T136">присл.</text:span><text:span text:style-name="T132">, </text:span><text:span text:style-name="T136">розм.</text:span></text:p>
            <text:p text:style-name="P18">1) Постійно, завжди. || Досить довго.</text:p>
            <text:p text:style-name="P18">2) Скрізь, усюди<text:span text:style-name="T38"> (ВТСУМ,</text:span><text:span text:style-name="T179"> 207)</text:span></text:p>
          </table:table-cell>
        </table:table-row>
        <table:table-row>
          <table:covered-table-cell/>
          <table:table-cell table:style-name="Dictionary.B2" office:value-type="string">
            <text:p text:style-name="P15">благи́й</text:p>
            <text:p text:style-name="P18">-а, -е.</text:p>
            <text:p text:style-name="P18">2) <text:span text:style-name="T153">заст.</text:span> Добрий, добросердий, лагідний<text:span text:style-name="T38"> (ВТСУМ,</text:span><text:span text:style-name="T169"> 86)</text:span></text:p>
          </table:table-cell>
        </table:table-row>
        <table:table-row>
          <table:table-cell table:style-name="Dictionary.A2" table:number-rows-spanned="2" office:value-type="string">
            <text:p text:style-name="P14">УСЕВИТÓНЧУВАНИЙ</text:p>
            <text:p text:style-name="P18">-а, -е, <text:span text:style-name="T155">прикм., </text:span><text:span text:style-name="T154">інд.-авт.,</text:span></text:p>
            <text:p text:style-name="P18"><text:span text:style-name="T9">утворене способом зрощення, похідне </text:span><text:span text:style-name="T9">від слів:</text:span><text:span text:style-name="T171"> </text:span><text:span text:style-name="T49">усé</text:span><text:span text:style-name="T171"> і </text:span><text:span text:style-name="T49">витóнчуваний </text:span><text:span text:style-name="T165">(від </text:span><text:span text:style-name="T49">витóнчувати</text:span><text:span text:style-name="T165">)</text:span></text:p>
            <text:p text:style-name="P19"><text:span text:style-name="T47">Усевитончуваний</text:span> зойк,</text:p>
            <text:p text:style-name="P19">крик крику, крику крик.</text:p>
            <text:p text:style-name="P19"><text:soft-page-break/>Задосить. Спекайся морок,</text:p>
            <text:p text:style-name="P18"><text:span text:style-name="T155">хоч як до них і звик</text:span><text:span text:style-name="T40"> (П,</text:span><text:span text:style-name="T2"> ІІ, 96)</text:span></text:p>
          </table:table-cell>
          <table:table-cell table:style-name="Dictionary.B2" office:value-type="string">
            <text:p text:style-name="P18"><text:span text:style-name="T49">усé </text:span><text:span text:style-name="T167">(див. </text:span><text:span text:style-name="T49">ВСЕБЕЗО́ДНЯ</text:span><text:span text:style-name="T167">)</text:span></text:p>
          </table:table-cell>
        </table:table-row>
        <table:table-row>
          <table:covered-table-cell/>
          <table:table-cell table:style-name="Dictionary.B2" office:value-type="string">
            <text:p text:style-name="P15">вито́нчувати</text:p>
            <text:p text:style-name="P18"><text:span text:style-name="T132">-ую, -уєш, </text:span><text:span text:style-name="T136">недок.</text:span><text:span text:style-name="T132">, витончити, -чу, </text:span><text:span text:style-name="T132">-чиш, </text:span><text:span text:style-name="T136">док.</text:span><text:span text:style-name="T132">, </text:span><text:span text:style-name="T136">перех.</text:span></text:p>
            <text:p text:style-name="P18">1) Робити тоншим.</text:p>
            <text:p text:style-name="P18">2) Робити розвиненішим, гострішим<text:span text:style-name="T38"> (ВТСУМ,</text:span><text:span text:style-name="T169"> 157)</text:span></text:p>
          </table:table-cell>
        </table:table-row>
        <table:table-row>
          <table:table-cell table:style-name="Dictionary.A2" table:number-rows-spanned="2" office:value-type="string">
            <text:p text:style-name="P14">УСЕВЛАДУ́́ЩЕ</text:p>
            <text:p text:style-name="P18">-щого, <text:span text:style-name="T154">ім., с., інд.-авт.,</text:span></text:p>
            <text:p text:style-name="P18"><text:span text:style-name="T9">утворене способом зрощення, похідне від слів:</text:span><text:span text:style-name="T171"> </text:span><text:span text:style-name="T49">усé</text:span><text:span text:style-name="T171"> і </text:span><text:span text:style-name="T49">владýще</text:span><text:span text:style-name="T171"> (від </text:span><text:span text:style-name="T49">владу́щий</text:span><text:span text:style-name="T171">).</text:span></text:p>
            <text:p text:style-name="P19">Коли прищухло довкруги, поближнє</text:p>
            <text:p text:style-name="P19"><text:span text:style-name="T47">усевладуще</text:span> ревом так реве,</text:p>
            <text:p text:style-name="P19">ану збагни — суворе ачи ніжне</text:p>
            <text:p text:style-name="P18"><text:span text:style-name="T155">те, що тебе всевладно так зове</text:span><text:span text:style-name="T40"> (П,</text:span><text:span text:style-name="T2"> ІІ, 120)</text:span></text:p>
          </table:table-cell>
          <table:table-cell table:style-name="Dictionary.B2" office:value-type="string">
            <text:p text:style-name="P14"><text:span text:style-name="T171">усé </text:span><text:span text:style-name="T167">(див. </text:span><text:span text:style-name="T171">ВСЕБЕЗО́ДНЯ</text:span><text:span text:style-name="T167">)</text:span></text:p>
          </table:table-cell>
        </table:table-row>
        <table:table-row>
          <table:covered-table-cell/>
          <table:table-cell table:style-name="Dictionary.B2" office:value-type="string">
            <text:p text:style-name="P15">владу́щий</text:p>
            <text:p text:style-name="P18">-а, -е.</text:p>
            <text:p text:style-name="P18"><text:span text:style-name="T110">Який має владу; панівний. </text:span><text:span text:style-name="T126">Владущий клас</text:span><text:span text:style-name="T146"> (ВТСУМ,</text:span><text:span text:style-name="T112"> 193)</text:span></text:p>
          </table:table-cell>
        </table:table-row>
        <table:table-row>
          <table:table-cell table:style-name="Dictionary.A2" table:number-rows-spanned="2" office:value-type="string">
            <text:p text:style-name="P14">УСЕНЕСТÉРПНИЙ</text:p>
            <text:p text:style-name="P18">-а, -е, <text:span text:style-name="T155">прикм., </text:span><text:span text:style-name="T154">інд.-авт.,</text:span></text:p>
            <text:p text:style-name="P18"><text:span text:style-name="T9">утворене способом зрощення, похідне </text:span><text:span text:style-name="T9">від слів:</text:span><text:span text:style-name="T171"> </text:span><text:span text:style-name="T49">усé</text:span><text:span text:style-name="T171"> і </text:span><text:span text:style-name="T49">нестéрпний</text:span></text:p>
            <text:p text:style-name="P19">Народжені мої бажання,</text:p>
            <text:p text:style-name="P19"><text:span text:style-name="T47">усенестерпні</text:span>, всеголодні,</text:p>
            <text:p text:style-name="P19">такі вітри зняли довкола,</text:p>
            <text:p text:style-name="P18"><text:span text:style-name="T155">що все несеться шкереберть</text:span><text:span text:style-name="T40"> (П,</text:span><text:span text:style-name="T2"> ІІ, 195)</text:span></text:p>
          </table:table-cell>
          <table:table-cell table:style-name="Dictionary.B2" office:value-type="string">
            <text:p text:style-name="P18"><text:span text:style-name="T49">усé </text:span><text:span text:style-name="T165">(див. </text:span><text:span text:style-name="T49">УСЕБЛАГИ́Й</text:span><text:span text:style-name="T165">)</text:span></text:p>
          </table:table-cell>
        </table:table-row>
        <table:table-row>
          <table:covered-table-cell/>
          <table:table-cell table:style-name="Dictionary.B2" office:value-type="string">
            <text:p text:style-name="P15">несте́рпний</text:p>
            <text:p text:style-name="P18">-а, -е.</text:p>
            <text:p text:style-name="P18">Якого важко або неможливо витерпіти, знести. || Дії та вчинки якого не терплять, не зносять інші<text:span text:style-name="T38"> (ВТСУМ,</text:span><text:span text:style-name="T169"> 781)</text:span></text:p>
          </table:table-cell>
        </table:table-row>
        <table:table-row>
          <table:table-cell table:style-name="Dictionary.A2" table:number-rows-spanned="2" office:value-type="string">
            <text:p text:style-name="P14">УСЕПОКÓРА (ВСЕПОКÓРА)</text:p>
            <text:p text:style-name="P18">-и, <text:span text:style-name="T154">ім., ж., інд.-авт.,</text:span></text:p>
            <text:p text:style-name="P18"><text:span text:style-name="T9">утворене способом зрощення, похідне від слів:</text:span><text:span text:style-name="T171"> </text:span><text:span text:style-name="T49">усé</text:span><text:span text:style-name="T171"> і </text:span><text:span text:style-name="T49">покóра</text:span></text:p>
            <text:p text:style-name="P19">В квадратах жертв — чистописом <text:soft-page-break/>журби - </text:p>
            <text:p text:style-name="P19"><text:span text:style-name="T47">усепокора</text:span>, майже невідпорна.</text:p>
            <text:p text:style-name="P19">Свічадо спить. У ньому спить свіча,</text:p>
            <text:p text:style-name="P18"><text:span text:style-name="T155">розплатана метеликом, акантом</text:span><text:span text:style-name="T40"> </text:span><text:span text:style-name="T40">(П,</text:span><text:span text:style-name="T2"> І, 59);</text:span></text:p>
            <text:p text:style-name="P19">Як вікна в позапростір, позачас,</text:p>
            <text:p text:style-name="P19">за мури німоти і <text:span text:style-name="T47">всепокори</text:span>,</text:p>
            <text:p text:style-name="P19">так світяться свічада, світлом хорі,</text:p>
            <text:p text:style-name="P19">і пильно задивляються крізь нас</text:p>
            <text:p text:style-name="P18"><text:span text:style-name="T155">у сяйва…</text:span><text:span text:style-name="T40"> (П,</text:span><text:span text:style-name="T2"> І, 66)</text:span></text:p>
          </table:table-cell>
          <table:table-cell table:style-name="Dictionary.B2" office:value-type="string">
            <text:p text:style-name="P14"><text:span text:style-name="T171">усé </text:span><text:span text:style-name="T167">(див. </text:span><text:span text:style-name="T171">ВСЕБЕЗО́ДНЯ</text:span><text:span text:style-name="T167">)</text:span></text:p>
          </table:table-cell>
        </table:table-row>
        <table:table-row>
          <table:covered-table-cell/>
          <table:table-cell table:style-name="Dictionary.B2" office:value-type="string">
            <text:p text:style-name="P15">поко́ра</text:p>
            <text:p text:style-name="P18"><text:span text:style-name="T132">-и, </text:span><text:span text:style-name="T136">ж.</text:span></text:p>
            <text:p text:style-name="P18"><text:span text:style-name="T110">Беззаперечна готовність виконувати чужі накази, розпорядження, вимоги </text:span><text:soft-page-break/><text:span text:style-name="T110">і т. ін.; шаноблива підлеглість. || Поступливість, слухняність, покірливість. || Непротивлення долі; смиренність. </text:span><text:span text:style-name="T126">Тримати в покорі</text:span><text:span text:style-name="T146"> (ВТСУМ,</text:span><text:span text:style-name="T112"> 1027)</text:span></text:p>
          </table:table-cell>
        </table:table-row>
        <table:table-row>
          <table:table-cell table:style-name="Dictionary.A2" table:number-rows-spanned="2" office:value-type="string">
            <text:p text:style-name="P14">УСЕСТРІМКИ́Й</text:p>
            <text:p text:style-name="P18">-а, -е, <text:span text:style-name="T155">прикм., </text:span><text:span text:style-name="T154">інд.-авт.,</text:span></text:p>
            <text:p text:style-name="P18"><text:span text:style-name="T9">утворене способом зрощення, похідне від слів:</text:span><text:span text:style-name="T171"> </text:span><text:span text:style-name="T49">усé</text:span><text:span text:style-name="T171"> і </text:span><text:span text:style-name="T49">стрімки́й.</text:span></text:p>
            <text:p text:style-name="P19">Ескорт і почет, кожен челядин</text:p>
            <text:p text:style-name="P19">не помічає ні ночей ні днин,</text:p>
            <text:p text:style-name="P18"><text:span text:style-name="T155">спинився час — в </text:span><text:span text:style-name="T157">усестрімкому</text:span><text:span text:style-name="T155"> леті</text:span><text:span text:style-name="T40"> (П,</text:span><text:span text:style-name="T2"> ІІ, 295)</text:span></text:p>
          </table:table-cell>
          <table:table-cell table:style-name="Dictionary.B2" office:value-type="string">
            <text:p text:style-name="P14"><text:span text:style-name="T171">усé </text:span><text:span text:style-name="T165">(див. </text:span><text:span text:style-name="T171">УСЕБЛАГИ́Й</text:span><text:span text:style-name="T165">)</text:span></text:p>
          </table:table-cell>
        </table:table-row>
        <table:table-row>
          <table:covered-table-cell/>
          <table:table-cell table:style-name="Dictionary.B2" office:value-type="string">
            <text:p text:style-name="P15">стрімки́й</text:p>
            <text:p text:style-name="P18">-а, -е.</text:p>
            <text:p text:style-name="P18"><text:span text:style-name="T110">2) Який відзначається великою швидкістю, динамічністю (про рух, яку-небудь дію, якийсь процес). || Який має велику швидкість руху (про транспортні засоби, течію річки і т. ін.). || Швидкий у рухах, жвавий, рухливий (про живу істоту). || Дуже швидкий, значний за силою, ступенем вияву тощо (про темпи розвитку, ріст і т. ін. чого-небудь)</text:span><text:span text:style-name="T146"> (ВТСУМ,</text:span><text:span text:style-name="T112"> 1403)</text:span></text:p>
          </table:table-cell>
        </table:table-row>
        <table:table-row>
          <table:table-cell table:style-name="Dictionary.A2" table:number-rows-spanned="2" office:value-type="string">
            <text:p text:style-name="P14">ЦІЛОЖИТТЄ́ВИЙ</text:p>
            <text:p text:style-name="P18">-а, -е, <text:span text:style-name="T155">прикм., </text:span><text:span text:style-name="T154">інд.-авт.,</text:span></text:p>
            <text:p text:style-name="P18"><text:span text:style-name="T163">утворене способом основословоскладання, похідне від </text:span><text:soft-page-break/><text:span text:style-name="T163">слів:</text:span> <text:span text:style-name="T48">цíлий</text:span> і <text:span text:style-name="T48">життє́вий.</text:span></text:p>
            <text:p text:style-name="P19">З <text:span text:style-name="T47">ціложиттєвого</text:span> ждання</text:p>
            <text:p text:style-name="P19">Ти смерть на кілька літ відтрутив,</text:p>
            <text:p text:style-name="P19">аби почути пахощ рути</text:p>
            <text:p text:style-name="P19">і в неї впасти навмання - </text:p>
            <text:p text:style-name="P19">з усіх розлук — на обакрай</text:p>
            <text:p text:style-name="P18"><text:span text:style-name="T155">Вітчизни — і яви, і мрії</text:span><text:span text:style-name="T40"> (П,</text:span><text:span text:style-name="T2"> ІІ, 19)</text:span></text:p>
          </table:table-cell>
          <table:table-cell table:style-name="Dictionary.B2" office:value-type="string">
            <text:p text:style-name="P15">ці́лий</text:p>
            <text:p text:style-name="P18">-а, -е.</text:p>
            <text:p text:style-name="P14"><text:span text:style-name="T110">1) Такий, від якого нічого не відділено, не відокремлено; не </text:span><text:soft-page-break/><text:span text:style-name="T110">розділений, не роздроблений. || Наповнений до країв, по вінця; повний. || Який не був у користуванні, не початий. || У повному складі, без </text:span><text:span text:style-name="T110">винятку. || Весь від початку до кінця (про певний проміжок часу). || Узятий повністю (про предмети, явища, </text:span><text:span text:style-name="T110">простір і т. ін.). || </text:span><text:span text:style-name="T126">діал.</text:span><text:span text:style-name="T110"> Увесь (про людину). || </text:span><text:span text:style-name="T126">у сполуч.</text:span><text:span text:style-name="T110"> </text:span><text:span text:style-name="T126">з ім.</text:span><text:span text:style-name="T110"> Означає вищий ступінь виявлення якості, стану і т. ін. || Указує на величину, значущість чого-небудь: а) при кількісних позначеннях; б) при позначенні сукупності яких-небудь предметів, істот, дій; в) при позначенні складності змісту чого-небудь</text:span><text:span text:style-name="T146"> (ВТСУМ,</text:span><text:span text:style-name="T110"> 1587)</text:span></text:p>
          </table:table-cell>
        </table:table-row>
        <table:table-row>
          <table:covered-table-cell/>
          <table:table-cell table:style-name="Dictionary.B2" office:value-type="string">
            <text:p text:style-name="P15">життє́вий</text:p>
            <text:p text:style-name="P18">-а, -е, життьовий, -а, -е.</text:p>
            <text:p text:style-name="P18">1) Прикм. до життя 2), 3). || Характерний для щоденного, буденного життя; повсякденний.</text:p>
            <text:p text:style-name="P18">2) <text:span text:style-name="T153">перен.</text:span> Дуже важливий у житті, для життя; основний<text:span text:style-name="T38"> (ВТСУМ,</text:span><text:span text:style-name="T169"> 369)</text:span></text:p>
          </table:table-cell>
        </table:table-row>
        <table:table-row>
          <table:table-cell table:style-name="Dictionary.A2" table:number-rows-spanned="2" office:value-type="string">
            <text:p text:style-name="P14">ЦІЛОСВÍТ</text:p>
            <text:p text:style-name="P18">-у, <text:span text:style-name="T155">ім., ч., інд.-авт.,</text:span></text:p>
            <text:p text:style-name="P18"><text:span text:style-name="T10">утворене способом основословоскладання, похідне від </text:span><text:soft-page-break/><text:span text:style-name="T10">слів:</text:span><text:span text:style-name="T171"> </text:span><text:span text:style-name="T49">цíлий</text:span><text:span text:style-name="T171"> і </text:span><text:span text:style-name="T49">світ.</text:span></text:p>
            <text:p text:style-name="P19">Тепер ти сам, як вулій цей гулкий,</text:p>
            <text:p text:style-name="P19">стаєш уводноряд до цілосвіту,</text:p>
            <text:p text:style-name="P19">коли з грудей твоїх несамовитих</text:p>
            <text:p text:style-name="P18"><text:span text:style-name="T155">усі повийшли зашпори-голки</text:span><text:span text:style-name="T40"> (П,</text:span><text:span text:style-name="T2"> ІІ, 181)</text:span></text:p>
          </table:table-cell>
          <table:table-cell table:style-name="Dictionary.B2" office:value-type="string">
            <text:p text:style-name="P18"><text:span text:style-name="T49">цíлий </text:span><text:span text:style-name="T165">(див. </text:span><text:span text:style-name="T49">ЦІЛОЖИТТЄ́ВИЙ</text:span><text:span text:style-name="T165">)</text:span></text:p>
          </table:table-cell>
        </table:table-row>
        <table:table-row>
          <table:covered-table-cell/>
          <table:table-cell table:style-name="Dictionary.B2" office:value-type="string">
            <text:p text:style-name="P18"><text:span text:style-name="T49">світ </text:span><text:span text:style-name="T167">(див. </text:span><text:span text:style-name="T49">ЗА-СВІТИ́</text:span><text:span text:style-name="T167">)</text:span></text:p>
          </table:table-cell>
        </table:table-row>
        <table:table-row>
          <table:table-cell table:style-name="Dictionary.A2" table:number-rows-spanned="2" office:value-type="string">
            <text:p text:style-name="P14">ЧОРНОВÓДДЯ</text:p>
            <text:p text:style-name="P18">-я, <text:span text:style-name="T154">ім., с., інд.-авт.,</text:span></text:p>
            <text:p text:style-name="P18"><text:span text:style-name="T9">утворене способом основоскладання і нульсуфіксальним, похідне від слів:</text:span><text:span text:style-name="T171"> </text:span><text:span text:style-name="T49">чóрний</text:span><text:span text:style-name="T171"> і </text:span><text:span text:style-name="T49">вóддя</text:span><text:span text:style-name="T171"> (від </text:span><text:span text:style-name="T49">водá</text:span><text:span text:style-name="T171">).</text:span></text:p>
            <text:p text:style-name="P19">Червона барка в <text:span text:style-name="T47">чорноводді </text:span>доль</text:p>
            <text:p text:style-name="P19">загубиться. І фенікс довгоногий</text:p>
            <text:p text:style-name="P19">перенесе тебе в ясні чертоги</text:p>
            <text:p text:style-name="P19">від самоволь, покори і сваволь<text:span text:style-name="T38"> (П,</text:span><text:span text:style-name="T6"> І, 56);</text:span></text:p>
            <text:p text:style-name="P19">…Підтале <text:span text:style-name="T47">чорноводдя</text:span> зелен-криги</text:p>
            <text:p text:style-name="P18"><text:span text:style-name="T155">займається світанням на щоці</text:span><text:span text:style-name="T40"> (П,</text:span><text:span text:style-name="T2"> І, 77)</text:span></text:p>
          </table:table-cell>
          <table:table-cell table:style-name="Dictionary.B2" office:value-type="string">
            <text:p text:style-name="P15">чо́рний</text:p>
            <text:p text:style-name="P18">-а, -е.</text:p>
            <text:p text:style-name="P18">2) Темний, темніший порівняно зі звичайним кольором. || Не осяяний світлом, темний. || Непроглядний, густий, темний (про хмару, дим, воду і т. ін.). || Затемнений (про скло). || Огорнутий, оповитий темрявою, дуже темний, похмурий.</text:p>
            <text:p text:style-name="P18">7) Брудний, покритий брудом, сажею, кіптявою і т. ін. || Не випраний; нечистий<text:span text:style-name="T38"> (ВТСУМ,</text:span><text:span text:style-name="T179"> 1605)</text:span></text:p>
          </table:table-cell>
        </table:table-row>
        <table:table-row>
          <table:covered-table-cell/>
          <table:table-cell table:style-name="Dictionary.B2" office:value-type="string">
            <text:p text:style-name="P15">вода́</text:p>
            <text:p text:style-name="P18"><text:span text:style-name="T132">-и, </text:span><text:span text:style-name="T136">ж.</text:span></text:p>
            <text:p text:style-name="P18">2) <text:span text:style-name="T153">перев.</text:span> <text:span text:style-name="T153">мн.</text:span> Водна маса джерел, озер, річок, морів, океанів. || Водна поверхня морів, озер, річок. || Водні простори, ділянки морів, озер, річок<text:span text:style-name="T38"> </text:span><text:span text:style-name="T38">(ВТСУМ,</text:span><text:span text:style-name="T169"> 197)</text:span></text:p>
          </table:table-cell>
        </table:table-row>
        <table:table-row>
          <table:table-cell table:style-name="Dictionary.A2" table:number-rows-spanned="2" office:value-type="string">
            <text:p text:style-name="P14">ЯСНОДЖЕРÉЛЬНИЙ</text:p>
            <text:p text:style-name="P18">-а, -е, <text:span text:style-name="T155">прикм., </text:span><text:span text:style-name="T154">інд.-авт.,</text:span></text:p>
            <text:p text:style-name="P18"><text:soft-page-break/><text:span text:style-name="T9">утворене способом основословоскладання, похідне від слів:</text:span><text:span text:style-name="T171"> </text:span><text:span text:style-name="T49">я́сний</text:span><text:span text:style-name="T171"> і </text:span><text:span text:style-name="T49">джерéльний.</text:span></text:p>
            <text:p text:style-name="P19">Там буриться похмурий амарант</text:p>
            <text:p text:style-name="P19">і айстри у покірній непокорі</text:p>
            <text:p text:style-name="P19">останні долітовують прозорі</text:p>
            <text:p text:style-name="P18"><text:span text:style-name="T155">дні вересня — </text:span><text:span text:style-name="T157">ясноджерельний</text:span><text:span text:style-name="T155"> кант</text:span><text:span text:style-name="T40"> (П,</text:span><text:span text:style-name="T2"> І, 61)</text:span></text:p>
          </table:table-cell>
          <table:table-cell table:style-name="Dictionary.B2" office:value-type="string">
            <text:p text:style-name="P15">я́сни́й</text:p>
            <text:p text:style-name="P18">ясна, ясне.</text:p>
            <text:p text:style-name="P18"><text:soft-page-break/>2) Нічим не затьмарений; світлий, чистий. || Чітко видний завдяки світлу, прозорості повітря. || Те саме, що погожий 1). || Безхмарний (про небо). || Чистий, прозорий, не каламутний (про рідину).</text:p>
            <text:p text:style-name="P18"><text:span text:style-name="T110">3) </text:span><text:span text:style-name="T126">перен.</text:span><text:span text:style-name="T110"> Нічим не засмучений, не </text:span><text:span text:style-name="T110">затьмарений; спокійний, безтурботний. || Радісний, збуджений. || Сповнений лагідності, спокою, щирості, відвертості (про погляд, усмішку і т. ін.)</text:span><text:span text:style-name="T146"> (ВТСУМ,</text:span><text:span text:style-name="T113"> 1649)</text:span></text:p>
          </table:table-cell>
        </table:table-row>
        <table:table-row>
          <table:covered-table-cell/>
          <table:table-cell table:style-name="Dictionary.B2" office:value-type="string">
            <text:p text:style-name="P15">джере́льний</text:p>
            <text:p text:style-name="P18">-а, -е.</text:p>
            <text:p text:style-name="P18">Прикм. до джерело 1). || Який виходить із джерела. || Власт. джерелу; прохолодний, освіжний<text:span text:style-name="T38"> (ВТСУМ,</text:span><text:span text:style-name="T179"> 291)</text:span></text:p>
          </table:table-cell>
        </table:table-row>
      </table:table>
      <text:h text:style-name="P26" text:outline-level="1"><text:bookmark text:name="__RefHeading__18061_1600925806"/>3. Розділ ІІІ. <text:span text:style-name="T70">Структурно‑семантичні та стилістичні функції індивідуально‑авторської лексики В. Стуса</text:span><text:bookmark-end text:name="__RefHeading__18061_1600925806"/></text:h>
      <text:p text:style-name="Д_5f_Основной_20_текст">Філологічна наука накопичила велику кількість теоретичного і фактичного матеріалу, що з певних позицій висвітлює питання неузуальних (оказіональних) одиниць. Проте, незважаючи на поширений характер цього явища, воно поки що не отримало різнобічного, адекватного йому визначення. У словниковій статті енциклопедії «Українська мова» подано досить вузьке визначення оказіоналізму, який кваліфікують як «незвичне, здебільшого експресивно забарвлене слово, утворене з порушенням законів словотворення чи норми мовної й існує лише в певному контексті, у якому воно виникло».<text:note text:id="ftn64" text:note-class="footnote"><text:note-citation>1</text:note-citation><text:note-body><text:p text:style-name="Д_5f_Сноска_5f_Постраничная">Українська мова: Енциклопедія. / Редкол.: Русанівський В. М., Тараненко О. О., Зяблюк М. П. та ін.  — К.: Українська енциклопедія, 2000. — С. 400</text:p></text:note-body></text:note> Посилений інтерес вітчизняних і зарубіжних мовознавців до оказіонального матеріалу не означає повний, вичерпний його аналіз.</text:p>
      <text:p text:style-name="Д_5f_Основной_20_текст"><text:span text:style-name="T48">По-перше</text:span>, багато дослідників спирається на факти окремо взятого стилю (переважно художнього, рідше — публіцистичного).</text:p>
      <text:p text:style-name="Д_5f_Основной_20_текст"><text:span text:style-name="T48">По-друге</text:span>, категорію оказіональності обмежують передусім виявом на лексичному рівні.</text:p>
      <text:p text:style-name="Д_5f_Основной_20_текст"><text:span text:style-name="T48">По-третє</text:span>, увагу фокусують насамперед на словотвірному аспекті як механізмі утворення «одноразових» одиниць.</text:p>
      <text:p text:style-name="Д_5f_Основной_20_текст">Водночас оказіональні явища не варто ототожнювати з одноразовим використанням, як не слід обмежувати їх дослідження чи то компетенцією лексикології, чи то компетенцією словотворення. Вони демонструють складні взаємозв’язки різних царин мовознавчої науки, оскільки категорія оказіональності/узуальності може виявлятися на всіх рівнях мовної системи, засвідчуючи актуалізацію лексичних, семантичних, фраземних, морфологічних і синтаксичних потенцій. Такий підхід виводить проблему оказіоналізмів на якісно новий рівень і дає змогу розглядати її крізь призму теорії деривації (у широкому витлумаченні) та теорії дериваційних відношень.</text:p>
      <text:p text:style-name="Д_5f_Основной_20_текст"><text:soft-page-break/>Оказіональна деривація ілюструє те, що стабільність мовної системи є досить гнучкою і що «в чіткі наукові рамки не вдається поставити жодну живу мову. Можна сперечатися про принципи підходу до розв’язання цього питання, але не можна створити систему контролю над мовою, яка функціонувала б точно і безперебійно, як автоматичний електричний вимикач».<text:note text:id="ftn65" text:note-class="footnote"><text:note-citation>1</text:note-citation><text:note-body><text:p text:style-name="Д_5f_Сноска_5f_Постраничная">Матезиус В. О необходимости стабильности литературного языка: Пер. с чешск. // Пражский лингвистический кружок / Под ред. Н. А. Кондрашова. — Москва: Прогресс, 1967. — С. 392</text:p></text:note-body></text:note> Якщо такого «вимикача» немає, то закономірною є поява в системі мови нових елементів, що успішно пройшли стадію «узуалізації», якій передувала оказіональна деривація.<text:note text:id="ftn66" text:note-class="footnote"><text:note-citation>2</text:note-citation><text:note-body><text:p text:style-name="Д_5f_Сноска_5f_Постраничная">Колоїз Ж. В. Українська оказіональна деривація: Монографія. — Київ: Акцент, 2007. — С. 8‑9</text:p></text:note-body></text:note></text:p>
      <text:p text:style-name="Д_5f_Основной_20_текст">Поезія Василя Стуса сповнена великою кількістю оказіоналізмів. Словник авторських новотворів письменника, поданий у <text:span text:style-name="T164">розділі ІІ</text:span>, містить <text:span text:style-name="T48">209 словникових статтей</text:span>.</text:p>
      <text:p text:style-name="Д_5f_Абзац_20_перед_20_рисунком">На основі даних про частиномовну належність та спосіб словотворення ми створили такі діаграми (ПЕРЕВІРИТИ ДАНІ!!!):</text:p>
      <text:p text:style-name="P13"><draw:frame draw:style-name="fr1" draw:name="Объект2" text:anchor-type="paragraph" svg:width="6.2984in" svg:height="3.5429in" draw:z-index="0"><draw:object xlink:href="./Object 1" xlink:type="simple" xlink:show="embed" xlink:actuate="onLoad"/><draw:image xlink:href="./ObjectReplacements/Object 1" xlink:type="simple" xlink:show="embed" xlink:actuate="onLoad"/><svg:desc>chart</svg:desc></draw:frame></text:p>
      <text:p text:style-name="Д_5f_Абзац_20_после_20_таблицы"><draw:frame draw:style-name="fr2" draw:name="Объект1" text:anchor-type="paragraph" svg:x="-0.1965in" svg:y="-0.1118in" svg:width="6.2984in" svg:height="3.5429in" draw:z-index="1"><draw:object xlink:href="./Object 2" xlink:type="simple" xlink:show="embed" xlink:actuate="onLoad"/><draw:image xlink:href="./ObjectReplacements/Object 2" xlink:type="simple" xlink:show="embed" xlink:actuate="onLoad"/><svg:desc>chart</svg:desc></draw:frame><text:soft-page-break/>У словнику, який ми уклали, найбільш уживаними частинами мови є:</text:p>
      <text:list xml:id="list1430846790" text:style-name="L37">
        <text:list-item>
          <text:p text:style-name="P121"><text:span text:style-name="T62">Іменник (138): </text:span><text:span text:style-name="T58">біль-жадá</text:span><text:span text:style-name="T51">, </text:span><text:span text:style-name="T58">чорновóддя</text:span><text:span text:style-name="T51">.</text:span></text:p>
        </text:list-item>
        <text:list-item>
          <text:p text:style-name="P121"><text:span text:style-name="T62">Прикметник (46): </text:span><text:span text:style-name="T58">всебíдий</text:span><text:span text:style-name="T51">, </text:span><text:span text:style-name="T58">ясноджерéльний</text:span><text:span text:style-name="T51">.</text:span></text:p>
        </text:list-item>
        <text:list-item>
          <text:p text:style-name="P121"><text:span text:style-name="T62">Прислівник (14): </text:span><text:span text:style-name="T58">всевіки</text:span><text:span text:style-name="T51">, </text:span><text:span text:style-name="T58">уводноряд</text:span><text:span text:style-name="T51">.</text:span></text:p>
        </text:list-item>
        <text:list-item>
          <text:p text:style-name="P121"><text:span text:style-name="T51">Дієслово</text:span><text:span text:style-name="T177"> (9)</text:span><text:span text:style-name="T178">: </text:span><text:span text:style-name="T58">басамáнити</text:span><text:span text:style-name="T51">, </text:span><text:span text:style-name="T58">тонкоголóсити</text:span><text:span text:style-name="T51">.</text:span></text:p>
        </text:list-item>
        <text:list-item>
          <text:p text:style-name="P121"><text:span text:style-name="T62">Дієприкметник (4): </text:span><text:span text:style-name="T58">вичамрілий</text:span><text:span text:style-name="T51">, </text:span><text:span text:style-name="T58">розбрáтаний</text:span><text:span text:style-name="T51">.</text:span></text:p>
        </text:list-item>
        <text:list-item>
          <text:p text:style-name="P121"><text:span text:style-name="T62">Дієприслівник (1): </text:span><text:span text:style-name="T58">всенедочекáвшися</text:span><text:span text:style-name="T51">.</text:span></text:p>
        </text:list-item>
      </text:list>
      <text:p text:style-name="Д_5f_Основной_20_текст">Автор найчастіше використовує такі способи словотворення:</text:p>
      <text:list xml:id="list2021154664" text:style-name="L38">
        <text:list-item>
          <text:p text:style-name="P122">Основоскладання <text:span text:style-name="T184">(70): </text:span><text:span text:style-name="T155">всеглядно</text:span>, <text:span text:style-name="T155">цілосвíт</text:span>.</text:p>
        </text:list-item>
        <text:list-item>
          <text:p text:style-name="P122">Зрощення <text:span text:style-name="T184">(59): </text:span><text:span text:style-name="T155">всебезóдня</text:span>, <text:span text:style-name="T155">усестрімкий</text:span>.</text:p>
        </text:list-item>
        <text:list-item>
          <text:p text:style-name="P122">Префіксальний <text:span text:style-name="T184">(16): </text:span><text:span text:style-name="T155">нáкрик</text:span>, <text:span text:style-name="T155">притінь</text:span>.</text:p>
        </text:list-item>
        <text:list-item>
          <text:p text:style-name="P122">Суфіксальний <text:span text:style-name="T184">(13): </text:span><text:span text:style-name="T155">всенищíвність</text:span><text:span text:style-name="T6">.</text:span></text:p>
        </text:list-item>
        <text:list-item>
          <text:p text:style-name="P122">Словоскладання <text:span text:style-name="T184">(11): </text:span><text:span text:style-name="T155">біль-самотá</text:span>, <text:span text:style-name="T155">сто-морóзи</text:span>.</text:p>
        </text:list-item>
        <text:list-item>
          <text:p text:style-name="P122">Суфіксально-префіксальний <text:span text:style-name="T184">(4): </text:span><text:span text:style-name="T155">овóгнений</text:span>, <text:span text:style-name="T155">розпелюстити</text:span>.</text:p>
        </text:list-item>
      </text:list>
      <text:p text:style-name="Д_5f_Основной_20_текст">Поезія В. Стуса багата на неологізми, утворені поєднанням двох основ слів, часто здавалося б протилежних за значенням, які незвично звучать разом, але виразно підкреслюють думки й почуття поета. Несподівані словосполучення, створені шляхом основоскладання і зрощення більш рельєфно передають задум митця, підкреслюють авторські асоціації, <text:soft-page-break/>підсилюють гостроту думки, наприклад:</text:p>
      <text:p text:style-name="Д_5f_Основной_20_текст"><text:span text:style-name="T58">смертеіснувáння</text:span><text:span text:style-name="T51"> (похідне від смерть і існувáння);</text:span></text:p>
      <text:p text:style-name="Д_5f_Основной_20_текст"><text:span text:style-name="T58">життєсмéрть</text:span><text:span text:style-name="T51"> (похідне від життя і смерть);</text:span></text:p>
      <text:p text:style-name="Д_5f_Основной_20_текст"><text:span text:style-name="T58">всеóчі</text:span><text:span text:style-name="T51"> (похідне від все і óчі);</text:span></text:p>
      <text:p text:style-name="Д_5f_Основной_20_текст"><text:span text:style-name="T58">наднéбо</text:span><text:span text:style-name="T51"> (похідне від над і нéбо);</text:span></text:p>
      <text:p text:style-name="Д_5f_Основной_20_текст"><text:span text:style-name="T58">пажиття</text:span><text:span text:style-name="T51"> (похідне від па... («подібний») і життя);</text:span></text:p>
      <text:p text:style-name="Д_5f_Основной_20_текст"><text:span text:style-name="T58">півдуші</text:span><text:span text:style-name="T51"> (похідне від пів і душі);</text:span></text:p>
      <text:p text:style-name="Д_5f_Основной_20_текст"><text:span text:style-name="T58">самоуникáння</text:span><text:span text:style-name="T51"> (похідне від сáмо... і уникáння);</text:span></text:p>
      <text:p text:style-name="Д_5f_Основной_20_текст"><text:span text:style-name="T58">стосиній</text:span><text:span text:style-name="T51"> (похідне від сто і синій);</text:span></text:p>
      <text:p text:style-name="Д_5f_Основной_20_текст"><text:span text:style-name="T155">усенестéрпний</text:span> (похідне від усé і нестéрпний).</text:p>
      <text:p text:style-name="Д_5f_Основной_20_текст"><text:span text:style-name="T55">У творенні поетичних неологізмів активну роль беруть афікси, префіксоїди, продуктивними є композити.</text:span><text:span text:style-name="T37"><text:note text:id="ftn67" text:note-class="footnote"><text:note-citation>1</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С. 1</text:p></text:note-body></text:note></text:span></text:p>
      <text:p text:style-name="P42"><text:span text:style-name="T36">Спробуймо проаналізувати і з’ясувати значення цих слів у відповідних контекстах, використовуючи Великий тлумачний словник української мови.</text:span><text:span text:style-name="T36"><text:note text:id="ftn68" text:note-class="footnote"><text:note-citation>2</text:note-citation><text:note-body><text:p text:style-name="Д_5f_Сноска_5f_Постраничная">Бусел В. Т. Великий тлумачний словник сучасної української мови. — Київ, Ірпінь. — Перун, 2005. — 1728 с.</text:p></text:note-body></text:note></text:span><text:span text:style-name="T36"> (ДОПИСАТИ!!!)</text:span></text:p>
      <text:p text:style-name="Д_5f_Основной_20_текст"><text:span text:style-name="T36">Василь Стус — це людина високої освіти і великої культури, то ж його знання виявляється і в багатстві тематики, глибині філософічних міркувань і незвичайній різноманітності лексики та фразеології. В самій версифікації в Стуса теж існує різноманітність.</text:span><text:span text:style-name="T36"><text:note text:id="ftn69" text:note-class="footnote"><text:note-citation>3</text:note-citation><text:note-body><text:p text:style-name="Д_5f_Сноска_5f_Постраничная"><text:span text:style-name="T106">Стус В. Зимові дерева: Перша збірка поезій / Вступ, ст. А. Шум. — Брюс</text:span><text:span text:style-name="T107">сель, «Література і мистецтво», 1970. — С. 1</text:span></text:p></text:note-body></text:note></text:span></text:p>
      <text:p text:style-name="Д_5f_Основной_20_текст">Чільне місце у творчості Стуса посідають роздуми про цілісність духу. Глибинні почуття, що криють у собі найвищі моральні чесноти, — основа Стусового світовідчуття. Поет зосереджує увагу на утвердженні вічності духу. Про це свідчить наполеглива творча праця: «В. Стус у своїх «Палімпсестах» не тільки воскрешає пратексти, — він показує й те, як душа поета це робить».<text:note text:id="ftn70" text:note-class="footnote"><text:note-citation>4</text:note-citation><text:note-body><text:p text:style-name="P56">Дзюба І. Свіча у кам’яній пітьмі // Стус В. Палімпсест: Вибране. — К.: Факт, 2003. — <text:s/>С. 18</text:p></text:note-body></text:note> Цим зумовлений і підбір синтаксичних засобів для <text:soft-page-break/>характеристики предметів оточуючого світу. Особливо яскраво характеризують предмет, а з ним і дух, світогляд, відокремлені означення, які перетворюються на епітети. Навіть однослівне відокремлене означення виступає виразним художнім засобом (<text:span text:style-name="T155">І світ — </text:span><text:span text:style-name="T158">далекий —</text:span><text:span text:style-name="T155"> посиротіє од холоду розлуки, і од стужі, і од навічних сліпосяйних</text:span> <text:span text:style-name="T155">щасть</text:span><text:note text:id="ftn71" text:note-class="footnote"><text:note-citation>1</text:note-citation><text:note-body><text:p text:style-name="P56">Стус В. Палімпсест: Вибране. — К.: Факт, 2003. — С. 258</text:p></text:note-body></text:note>). Ще більшої стилістичної ваги набуває ширше за обсягом відокремлене означення (<text:span text:style-name="T155">І даленіє дальня Україна — </text:span><text:span text:style-name="T158">ошукана, оспала, навісна</text:span><text:note text:id="ftn72" text:note-class="footnote"><text:note-citation>2</text:note-citation><text:note-body><text:p text:style-name="P56">Стус В. Палімпсест: Вибране. — К.: Факт, 2003. — С. 205</text:p></text:note-body></text:note>).<text:note text:id="ftn73" text:note-class="footnote"><text:note-citation>3</text:note-citation><text:note-body><text:p text:style-name="Д_5f_Сноска_5f_Постраничная"><text:span text:style-name="T51">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92">// Молода нація. — 2006. — № 1. Василь Стус. Двадцять років після смерті: сучасне сприйняття і переосмислення. — С. </text:span><text:span text:style-name="T51">2‑3 ???</text:span></text:p></text:note-body></text:note></text:p>
      <text:p text:style-name="Д_5f_Основной_20_текст">У поезії Стуса як стилістичний прийом поширене звертання до неживого суб’єкта: <text:span text:style-name="T154">Пам’яте, верни із чебрецю, із липня жаротою</text:span><text:note text:id="ftn74" text:note-class="footnote"><text:note-citation>4</text:note-citation><text:note-body><text:p text:style-name="P56">Стус В. Палімпсест: Вибране. — К.: Факт, 2003. — С. 201</text:p></text:note-body></text:note>. При цьому виникає явище персоніфікації, і контекст набуває емоційного забарвлення: <text:span text:style-name="T154">Ізвомплена душе, ярій!</text:span><text:note text:id="ftn75" text:note-class="footnote"><text:note-citation>5</text:note-citation><text:note-body><text:p text:style-name="P56">Стус В. Палімпсест: Вибране. — К.: Факт, 2003. — С. 248</text:p></text:note-body></text:note>. Такі звертання за стилістичними функціями є риторичними. Вони є стилістичним засобом для емоційного зображення подій, вироблення в читача певного ставлення до зображуваного.</text:p>
      <text:p text:style-name="Д_5f_Основной_20_текст">Іноді звертань у реченні буває декілька і вони можуть розташовуватись у градаційному порядку, посилюючи таким чином експресивність тексту:<text:note text:id="ftn76" text:note-class="footnote"><text:note-citation>6</text:note-citation><text:note-body><text:p text:style-name="Д_5f_Сноска_5f_Постраничная"><text:span text:style-name="T91">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92">// Молода нація. — 2006. — № 1. Василь Стус. Двадцять років після смерті: сучасне сприйняття і переосмислення. — С. 4 ???</text:span></text:p></text:note-body></text:note></text:p>
      <text:p text:style-name="P30">Прощайте ви, чотири мури,</text:p>
      <text:p text:style-name="P30">три двері, ґрачене вікно</text:p>
      <text:p text:style-name="P30">і ти, мовчазний і понурий</text:p>
      <text:p text:style-name="P30">мій столе, й ти, вільготне дно</text:p>
      <text:p text:style-name="Д_5f_Основной_20_текст"><text:span text:style-name="T155">ночей тюремних. Прощавайте</text:span>.<text:note text:id="ftn77" text:note-class="footnote"><text:note-citation>7</text:note-citation><text:note-body><text:p text:style-name="P56">Стус В. Палімпсест: Вибране. — К.: Факт, 2003. — С. 250</text:p></text:note-body></text:note></text:p>
      <text:p text:style-name="Д_5f_Основной_20_текст">Оцінний ефект має перелік антонімічних звертань: <text:span text:style-name="T154">Прощай, Україно, моя Україно, чужа Україно, навіки прощай</text:span>.<text:span text:style-name="T154"><text:note text:id="ftn78" text:note-class="footnote"><text:note-citation>8</text:note-citation><text:note-body><text:p text:style-name="P56">Стус В. Палімпсест: Вибране. — К.: Факт, 2003. — С. 251</text:p></text:note-body></text:note></text:span></text:p>
      <text:p text:style-name="Д_5f_Основной_20_текст"><text:soft-page-break/><text:span text:style-name="T185">Якщо у попередніх збірках («Зимові дерева», «Веселий цвинтар») поет намагається своє життя спрямувати у правильне річище сам, то </text:span><text:span text:style-name="T187">в</text:span><text:span text:style-name="T185"> «Палімпсестах» вже більше опирається на волю Божу. В поезіях почастішали звертання до Бога — в них він шукає захисту й духовної підтримки для себе. У життєвих ситуаціях намагається звірятися з Богом, часто благає в нього підтримки й розуміння. Такі поетові одкровення пов’язані із збереженням внутрішньої гармонії, про яку він дбає протягом усього життя. Господнє милосердя для поета — в неспівмірному ні з чим небесному дарі бути собою.</text:span><text:span text:style-name="T185"><text:note text:id="ftn79" text:note-class="footnote"><text:note-citation>1</text:note-citation><text:note-body><text:p text:style-name="Д_5f_Сноска_5f_Постраничная">Рарицький О. «Палімпсести» Василя Стуса: духовна домінанта // Слово і час, 1999. — № 12. — С. 62‑64</text:p></text:note-body></text:note></text:span></text:p>
      <text:p text:style-name="Д_5f_Основной_20_текст">Для поета Бог стає вищим моральним орієнтиром, він прагне знайти йому постійний прихисток у своєму серці: <text:span text:style-name="T154">Дякую, Боже, за мить торжества!</text:span><text:note text:id="ftn80" text:note-class="footnote"><text:note-citation>2</text:note-citation><text:note-body><text:p text:style-name="P57">Стус В. Палімпсест: Вибране. — К.: Факт, 2003. — С. 266</text:p></text:note-body></text:note> У житті Стус іде поруч із Богом. За найважчих обставин Бог стає для поета «опорятунком»:</text:p>
      <text:p text:style-name="P30">Боже, не літості — лютості,</text:p>
      <text:p text:style-name="P30">Боже, не ласки, а мсти,</text:p>
      <text:p text:style-name="P30">Дай розірвати нам пута ці,</text:p>
      <text:p text:style-name="Д_5f_Основной_20_текст"><text:span text:style-name="T155">Ретязі ці рознести</text:span>.<text:note text:id="ftn81" text:note-class="footnote"><text:note-citation>3</text:note-citation><text:note-body><text:p text:style-name="P56">Стус В. Палімпсест: Вибране. — К.: Факт, 2003. — С. 231</text:p></text:note-body></text:note></text:p>
      <text:p text:style-name="Д_5f_Основной_20_текст">Такі поетові одкровення пов’язані зі збереженням внутрішньої гармонії, про яку він дбає упродовж усього життя. Господнє милосердя для нього — у неспівмірному небесному дарі бути собою:<text:note text:id="ftn82" text:note-class="footnote"><text:note-citation>4</text:note-citation><text:note-body><text:p text:style-name="Д_5f_Сноска_5f_Постраничная"><text:span text:style-name="T91">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92">// Молода нація, 2006. — № 1. Василь Стус. Двадцять років після смерті: сучасне сприйняття і переосмислення. — С. 4 ???</text:span></text:p></text:note-body></text:note></text:p>
      <text:p text:style-name="P30">На всерозхресті люті і жаху,</text:p>
      <text:p text:style-name="P30">На всепрозрінні смертного крику</text:p>
      <text:p text:style-name="P30">Дай мені, Боже, чесного шляху,</text:p>
      <text:p text:style-name="Д_5f_Основной_20_текст"><text:span text:style-name="T155">Дай мені, Боже, гордого лику!</text:span><text:note text:id="ftn83" text:note-class="footnote"><text:note-citation>5</text:note-citation><text:note-body><text:p text:style-name="P56">Стус В. Палімпсест: Вибране. — К.: Факт, 2003. — С. 320</text:p></text:note-body></text:note></text:p>
      <text:p text:style-name="Д_5f_Основной_20_текст">Дослідження індивідуально-авторського стилю постає актуальним з <text:soft-page-break/>огляду встановлення специфіки мовно-стилістичних засобів поетичного мовлення та вияву закономірностей будови вірша, що спонукає до аналізу різнорівневих мовних одиниць — фонетичних, лексико-фразеологічних, синтаксичних тощо.</text:p>
      <text:p text:style-name="Д_5f_Основной_20_текст">Головним організуючим компонентом мовленнєво-художнього утворення, який охоплює конструктивний, динамічний та інтерпретативний виміри, виступає синтаксис. Саме в межах поетичного контексту слово набуває максимального напруження, емоційності, естетичної образності. Речення, виступаючи головною синтаксичною одиницею, уможливлює існування різноманітних перетворень і змін, розбіжностей між реченневою структурою і будовою висловлення, посилення або нейтралізацію внутрішніх зв’язків у складному синтаксичному цілому. При цьому синтаксичні явища чи не найбільше індивідуалізують манеру оповіді і формують індіостиль поета. Цікавою у цьому плані є поезія Василя Стуса, інтелектуальна, з глибинним підтекстом, прочитанню якого підпорядковується авторський синтаксис.</text:p>
      <text:p text:style-name="Д_5f_Основной_20_текст">Синтаксична поетика Василя Стуса надзвичайно ємна й охоплює різні засоби та закономірності впливу внутрішніх і зовнішніх чинників реалізації поєднання компонентів складного синтаксичного цілого. Поезія Василя Стуса характеризується новітніми ємно-цілісними образами та «рваним» синтаксисом (термін А. П. Загнітка), що насичений такими явищами, як парцеляція, приєднування, сегментація тощо.<text:note text:id="ftn84" text:note-class="footnote"><text:note-citation>1</text:note-citation><text:note-body><text:p text:style-name="Д_5f_Сноска_5f_Постраничная"><text:span text:style-name="T62">Дубовик Л. І.</text:span><text:span text:style-name="T194"> </text:span><text:span text:style-name="T90">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45</text:span></text:p></text:note-body></text:note></text:p>
      <text:p text:style-name="Д_5f_Основной_20_текст">Різноманітні засоби вираження причинних відношень у поетичній мові Василя Стуса неодновимірні, ємні, зумовлені своєрідними екзистенційними світопочуваннями поета. Значення причини часто виступає імпліцитно. Найповніше воно розкривається саме у складнопідрядних реченнях. Особливість їх функціонування, зокрема парцельованих підрядних частин із значенням причини, створює особливу синтаксичну поетику автора, <text:soft-page-break/>уможливлює виразність та індивідуальність стильової манери поета.<text:note text:id="ftn85" text:note-class="footnote"><text:note-citation>1</text:note-citation><text:note-body><text:p text:style-name="P51"><text:span text:style-name="T99">Дубовик Л. І.</text:span><text:span text:style-name="T101"> </text:span><text:span text:style-name="T99">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50‑</text:span><text:span text:style-name="T189">251</text:span></text:p></text:note-body></text:note></text:p>
      <text:p text:style-name="Д_5f_Основной_20_текст">Вірші Стуса багаті на барви, тони і образи, які мають логічний сенс в його поетиці. Малюючи образи, наповнені символічного, внутрішнього значення, Стус не може обійтися без найосновніших в образності мови тропів та фігур, особливо метафори і порівняння.<text:span text:style-name="T43"><text:note text:id="ftn86" text:note-class="footnote"><text:note-citation>2</text:note-citation><text:note-body><text:p text:style-name="Д_5f_Сноска_5f_Постраничная"><text:span text:style-name="T106">Стус В. Зимові дерева: Перша збірка поезій / Вступ. ст. А. Шум. — Брюс</text:span><text:span text:style-name="T107">сель, «Література і мистецтво», 1970. — С. 4</text:span></text:p></text:note-body></text:note></text:span></text:p>
      <text:p text:style-name="Д_5f_Основной_20_текст"><text:span text:style-name="T43">Зазначимо, що у поезіях митця предостатньо таких тропів, як метафора, порівняння, епітети, гіпербола, літота, іронія, антитеза та інші засоби поетичного мовлення. Вони розкривають багатство мовлення, асоціативних відтінків, посилюють та увиразнюють його емоційне та оцінне забарвлення, указують на виразні ознаки власного індіостилю поета.</text:span><text:span text:style-name="T43"><text:note text:id="ftn87" text:note-class="footnote"><text:note-citation>3</text:note-citation><text:note-body><text:p text:style-name="Д_5f_Сноска_5f_Постраничная"><text:span text:style-name="T51">Лопушинський І., Ковнір О. </text:span><text:span text:style-name="T62">Метафора у структурі поетичного тексту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89">— С. 5 ???</text:span></text:p></text:note-body></text:note></text:span></text:p>
      <text:p text:style-name="Д_5f_Основной_20_текст"><text:span text:style-name="T43">Притаманним Стусові є метод користування кількома тропами й фігурами одночасно, тому його поезія цікава і побуджує уяву. Не зважаючи на багатство тих засобів, вірш не тратить прозорості, а філософічне міркування набирає сили.</text:span><text:span text:style-name="T43"><text:note text:id="ftn88" text:note-class="footnote"><text:note-citation>4</text:note-citation><text:note-body><text:p text:style-name="Д_5f_Сноска_5f_Постраничная"><text:span text:style-name="T106">Стус В. Зимові дерева: Перша збірка поезій / Вступ. ст. А. Шум. — Брюс</text:span><text:span text:style-name="T107">сель, «Література і мистецтво», 1970. — С. 5</text:span></text:p></text:note-body></text:note></text:span></text:p>
      <text:p text:style-name="Д_5f_Основной_20_текст">Порівняння в Стуса трапляються і дуже прості, і дуже складні. До простих належать такі як «<text:span text:style-name="T155">...ранок білий, як божевілля</text:span>». Бувають в Стуса порівняння, які творять цілу стилістичну «піраміду», так вони нагромаджені одні на других.<text:note text:id="ftn89" text:note-class="footnote"><text:note-citation>5</text:note-citation><text:note-body><text:p text:style-name="Д_5f_Сноска_5f_Постраничная"><text:span text:style-name="T106">Стус В. Зимові дерева: Перша збірка поезій / Вступ. ст. А. Шум. — Брюс</text:span><text:span text:style-name="T107">сель, «Література і мистецтво», 1970. — С. 4</text:span></text:p></text:note-body></text:note></text:p>
      <text:p text:style-name="Д_5f_Основной_20_текст">Одним із найпотужніших образотворчих засобів у художніх текстах поета дослідники вважають метафору.</text:p>
      <text:p text:style-name="Д_5f_Основной_20_текст"><text:span text:style-name="T63">Метафора</text:span><text:span text:style-name="T51"> (грецьк. </text:span><text:span text:style-name="T44">metaphora</text:span><text:span text:style-name="T51"> — перенесення) — один із основних тропів поетичного мовлення. У метафорі слова та словосполучення </text:span><text:soft-page-break/><text:span text:style-name="T51">розкривають сутність одних явищ та предметів через інші за схожістю та контрастністю (2,456).</text:span><text:span text:style-name="T51"><text:note text:id="ftn90" text:note-class="footnote"><text:note-citation>1</text:note-citation><text:note-body><text:p text:style-name="P53">Літературознавчий словник-довідник / За ред. Р. Т. Гром’яка, Ю. І. Коваліва, В. І. Теремка [та ін.] — К.: Академія, 2007. — С. 456</text:p></text:note-body></text:note></text:span></text:p>
      <text:p text:style-name="Д_5f_Основной_20_текст">Первинна функція метафори в художньому тексті — тропеїчна, образотворча, спрямована на формування художньої якості.</text:p>
      <text:p text:style-name="Д_5f_Основной_20_текст">Ще в працях Арістотеля, Ціцерона, Квінтіліана серед виражальних засобів мови центральне місце належить метафорі. Ціцерон стверджував: «Нема тропа блискучішого, такого, що надавав би мові більшої кількості яскравих образів, ніж метафора».<text:note text:id="ftn91" text:note-class="footnote"><text:note-citation>2</text:note-citation><text:note-body><text:p text:style-name="Д_5f_Сноска_5f_Постраничная"><text:span text:style-name="T51">Античные теории языка и стиля / Под общ. ред. О. М. Фрейденберг, — Москва; Ленинград, 1936. </text:span><text:span text:style-name="T57">То же — </text:span><text:span text:style-name="Emphasis"><text:span text:style-name="T57">Санкт</text:span></text:span><text:span text:style-name="T57">-</text:span><text:span text:style-name="Emphasis"><text:span text:style-name="T57">Петербург</text:span></text:span><text:span text:style-name="T57">, 1996. — </text:span><text:span text:style-name="T51">С. 217</text:span></text:p></text:note-body></text:note> Видатний український мовознавець О. О. Потебня називав її вінцем авторського мовно-творчого пошуку в найповнішому відображенні думки, створенні образу, наголошуючи: «Елементарно, поетичність мови, тобто образність окремих слів і постійних словосполучень, якою б помітною вона не була, нікчемна порівняно із здатністю мов створювати образи зі сполучень слів, незалежно від того, образні вони чи ні».<text:note text:id="ftn92" text:note-class="footnote"><text:note-citation>3</text:note-citation><text:note-body><text:p text:style-name="P53">Потебня А. А. Из записок по теории словесности — Харьков, 1905. — С. 104</text:p></text:note-body></text:note></text:p>
      <text:p text:style-name="Д_5f_Основной_20_текст">Поетичні твори Василя Стуса надзвичайно насичені метафорами, причому певна їх частина є закритою.<text:span text:style-name="T44"> </text:span>Через усю творчість поета проходять метафори, у яких потенційно закладено варіативність трактування текстів. Унаслідок цього дослідження мовної особистості Стуса не може обмежуватися формальним аналізом окремих метафор. Це б звузило рамки можливих тлумачень їх семантичного наповнення та умов уживання тих чи інших лексем у структурі метафор.<text:note text:id="ftn93" text:note-class="footnote"><text:note-citation>4</text:note-citation><text:note-body><text:p text:style-name="Д_5f_Сноска_5f_Постраничная"><text:span text:style-name="T51">Лопушинський І., Ковнір О. </text:span><text:span text:style-name="T62">Метафора у структурі поетичного тексту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89">— С. </text:span>1 ???</text:p></text:note-body></text:note></text:p>
      <text:p text:style-name="Д_5f_Основной_20_текст"><text:span text:style-name="T193">Стилістичні синоніми посідають значне місце у мові. Та це й зрозуміло, бо в реальному контексті синонімами можуть бути слова, далекі за своїм лексичним змістом. Збільшення їх семантики, особливо в </text:span><text:soft-page-break/><text:span text:style-name="T193">переносному вживанні, викликається спільністю стилістичного </text:span><text:span text:style-name="T193">завдання.</text:span><text:span text:style-name="T193"><text:note text:id="ftn94" text:note-class="footnote"><text:note-citation>1</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4</text:p></text:note-body></text:note></text:span></text:p>
      <text:p text:style-name="Д_5f_Основной_20_текст">До стилістичних синонімів входить велика кількість слів та фразеологізмів. <text:span text:style-name="T186">Оскільки синоніміка становить собою певну систему взаємовідношень між значеннями окремих слів і словесних зворотів, які склалися в загальнонародній мові і діють у ній на основі певних закономірностей протягом більш-менш довгого періоду її історичного існування, він є, власне, об’єднанням слів, що визначають одне поняття. </text:span><text:span text:style-name="T186">Отже, синонімічний ряд можна розглядати як певну мікросистему в синонімічній системі мови (5).</text:span><text:span text:style-name="T186"><text:note text:id="ftn95" text:note-class="footnote"><text:note-citation>2</text:note-citation><text:note-body><text:p text:style-name="P53">Палевская М. Ф. Проблема синонимического ряда, его границ и возможности выделения доминанты. — Москва, 1967. — С. 97.</text:p></text:note-body></text:note></text:span></text:p>
      <text:p text:style-name="Д_5f_Основной_20_текст">Вивчення синонімів, їх сутності, особливостей — це все те, що допомагає нам зрозуміти використання синонімів, а також їх стилістичну роль.</text:p>
      <text:p text:style-name="Д_5f_Основной_20_текст"><text:span text:style-name="T193">Використання синонімів має різну мету: реально показати речі, додати сказаному піднесеності, чи навпаки, гумористичного звучання, а також передати місцевий колорит мови.</text:span><text:span text:style-name="T193"><text:note text:id="ftn96" text:note-class="footnote"><text:note-citation>3</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6</text:p></text:note-body></text:note></text:span></text:p>
      <text:p text:style-name="Д_5f_Основной_20_текст">У поетичному дискурсі Василя Стуса широко вживається <text:span text:style-name="T48">антитеза</text:span> (від гр. antithesis — протиставлення, суперечність) — «стилістична фігура, що полягає у драматичному запереченні певної тези чи у вмотивованому контрастуванні смислових значень бінарних образів»,<text:note text:id="ftn97" text:note-class="footnote"><text:note-citation>4</text:note-citation><text:note-body><text:p text:style-name="P51">Літературознавчий словник-довідник / За ред. Р. Т. Гром’яка, Ю. І. Коваліва, В. І. Теремка [та ін.] — К.: Академія, 2007. — С. 48</text:p></text:note-body></text:note> яка підсилює мовну експресію ліричних творів митця, відбиває особливості його двоїстого світовідчуття.</text:p>
      <text:p text:style-name="Д_5f_Основной_20_текст">Звернення письменника до цієї стилістичної фігури зумовлене насамперед її великими виражальними можливостями, оскільки «у <text:soft-page-break/>зіставленні протилежних або контрастних понять чи образів повніше, яскравіше виявляються їхні якості»,<text:note text:id="ftn98" text:note-class="footnote"><text:note-citation>1</text:note-citation><text:note-body><text:p text:style-name="P51">Доломан С. Є. Антитеза в мові художньої літератури // Культура слова. Вип. 24. — К.: Наукова думка, 1983. — С. 18</text:p></text:note-body></text:note> пор.: <text:span text:style-name="T155">Прощай, Україно, моя Україно,/ чужа Україно, щаслива бувай </text:span>(П, І, 223). У цій антитезі, що виражає образно-парадоксальну ідею, наявна пара антитетичних епітетів: <text:span text:style-name="T155">моя і чужа</text:span>. Такий притаманний для антитези поділ на звичне/незвичне репрезентується й в інших антитетичних лексемних парах: <text:span text:style-name="T155">злет-падіння, стовбур-крона, там-тут, життя-смерть, близько-далеко, зима-літо, лютість-кохання, живий-мрець</text:span> та ін., пор.: <text:span text:style-name="T155">Одна гора — зима, а друга — літо,/ а я стою, мов осінь, — посеред</text:span> (П І, 132).<text:note text:id="ftn99" text:note-class="footnote"><text:note-citation>2</text:note-citation><text:note-body><text:p text:style-name="P51">Оліфіренко Л. Антитетичність у поетиці Василя Стуса як відображення світогляду митця <text:span text:style-name="T100">// Молода нація, 2006. — № 1. Василь Стус. Двадцять років після смерті: сучасне сприйняття і переосмислення. — С. 1 ???</text:span></text:p></text:note-body></text:note></text:p>
      <text:p text:style-name="Д_5f_Основной_20_текст">Стислість і висока емоційність антитези надають багатьом висловам В. Стуса виразності, афористичності: <text:span text:style-name="T155">Життя — повище зір, життя — понижче пекла... </text:span><text:span text:style-name="T171">(П, ІІ, 57); </text:span><text:span text:style-name="T155">Який високий злет! Яке падіння</text:span>!..;<text:note text:id="ftn100" text:note-class="footnote"><text:note-citation>3</text:note-citation><text:note-body><text:p text:style-name="P54">Стус В. Зібрання творів: У 4‑х т., 6‑ти кн. — Львів: Просвіта, 1995. — Т. 2. — С. 63</text:p></text:note-body></text:note> <text:span text:style-name="T155">Живі — у домовині. Мертві — ні,/ хоча тюремним муром всіх притисло</text:span><text:note text:id="ftn101" text:note-class="footnote"><text:note-citation>4</text:note-citation><text:note-body><text:p text:style-name="P54">Стус В. Зібрання творів: У 4‑х т., 6‑ти кн. — Львів: Просвіта, 1994. — Т. 1., кн. 1. — С 81</text:p></text:note-body></text:note> тощо.</text:p>
      <text:p text:style-name="Д_5f_Основной_20_текст">Відомо, що лексико-семантичним центром антитези виступають здебільшого антоніми. Експресія, а разом із нею й естетичний план вислову значно зростає, коли зіставлювані елементи антонімічної пари:</text:p>
      <text:p text:style-name="Д_5f_Основной_20_текст">1) використовуються прийомом вставленого речення для витворення ємнішого висловлення: <text:span text:style-name="T155">Регочи на кутні — буде </text:span><text:span text:style-name="T158">легше</text:span><text:span text:style-name="T155">/ (а як буде </text:span><text:span text:style-name="T158">важче —</text:span><text:span text:style-name="T155"> теж не гріх)</text:span>;<text:note text:id="ftn102" text:note-class="footnote"><text:note-citation>5</text:note-citation><text:note-body><text:p text:style-name="P54">Стус В. Зібрання творів: У 4‑х т., 6‑ти кн. — Львів: Просвіта, 1994. — Т. 1., кн. 1. — С 62</text:p></text:note-body></text:note></text:p>
      <text:list xml:id="list1156094935" text:style-name="WW8Num2">
        <text:list-item>
          <text:p text:style-name="P123">перехресно повторюються: <text:span text:style-name="T155">Що </text:span><text:span text:style-name="T158">чуже —</text:span><text:span text:style-name="T155"> то </text:span><text:span text:style-name="T158">наше</text:span><text:span text:style-name="T155">./ А що </text:span><text:span text:style-name="T158">наше —</text:span><text:span text:style-name="T155"> нам же й </text:span><text:span text:style-name="T158">чуже</text:span>;<text:note text:id="ftn103" text:note-class="footnote"><text:note-citation>6</text:note-citation><text:note-body><text:p text:style-name="P54">Стус В. Зібрання творів: У 4‑х т., 6‑ти кн. — Львів: Просвіта, 1994. — Т. 1., кн. 1. — С 83</text:p></text:note-body></text:note></text:p>
        </text:list-item>
        <text:list-item>
          <text:p text:style-name="P123">посилюються атрибутами, що, в свою чергу, є антонімічними: …<text:span text:style-name="T155">по кураях, по </text:span><text:span text:style-name="T158">рідних</text:span><text:span text:style-name="T155"> селах, по містах,/ </text:span><text:span text:style-name="T158">чужих</text:span><text:span text:style-name="T155"> містах — ти так і кляк і </text:span><text:soft-page-break/><text:span text:style-name="T155">однокрило ріс угору</text:span>;<text:note text:id="ftn104" text:note-class="footnote"><text:note-citation>1</text:note-citation><text:note-body><text:p text:style-name="P54">Стус В. Зібрання творів: У 4‑х т., 6‑ти кн. — Львів: Просвіта, 1994. — Т. 1., кн. 1. — С 110</text:p></text:note-body></text:note></text:p>
        </text:list-item>
        <text:list-item>
          <text:p text:style-name="P123">парцелюються: <text:span text:style-name="T155">Як став — то вплав,/ як брід — то вслід,/ як мур — то хоч нурця…</text:span> (П, І, 30);</text:p>
        </text:list-item>
        <text:list-item>
          <text:p text:style-name="P123">підтримуються повтором: <text:span text:style-name="T155">Жертовна молитва, жертовна клятьба,/ жертовна любов і прокльони —/ довіку не буде із мене раба,/ душа поневажить полони</text:span> (П, ІІ, 74).</text:p>
        </text:list-item>
      </text:list>
      <text:p text:style-name="Д_5f_Основной_20_текст">Письменник не обмежується лише узвичаєними в мові антонімами, а, протиставляючи образи, використовує слова, які поза контекстом не сприймаються як антонімічні. Контекстуальна антонімія, здебільшого пов’язана з різноманітними семантичними зсувами, ґрунтується на протиставленні слів не за їх прямим значенням, а за якоюсь однією ознакою, що актуалізується в контексті і дозволяє створювати свіжі, індивідуально-авторські антитези, які розкривають оригінальне світобачення художника слова:<text:note text:id="ftn105" text:note-class="footnote"><text:note-citation>2</text:note-citation><text:note-body><text:p text:style-name="P51">Оліфіренко Л. Антитетичність у поетиці Василя Стуса як відображення світогляду митця <text:span text:style-name="T100">// Молода нація. — 2006. — № 1. Василь Стус. Двадцять років після смерті: сучасне сприйняття і переосмислення. — С. 2</text:span></text:p></text:note-body></text:note> <text:span text:style-name="T155">Я — сам. А ти — лиш тінь./ Я є добро, а ти — труха і тлінь,/ а спільне в нас — що в’язні ми обоє/ дверей обабоки</text:span>;<text:note text:id="ftn106" text:note-class="footnote"><text:note-citation>3</text:note-citation><text:note-body><text:p text:style-name="P54">Стус В. Зібрання творів: У 4‑х т., 6‑ти кн. — Львів: Просвіта, 1995. —Т. 2. — С. 27</text:p></text:note-body></text:note> <text:span text:style-name="T155">Ти – не птаха невеличка. Ти – заманливий порив!</text:span><text:note text:id="ftn107" text:note-class="footnote"><text:note-citation>4</text:note-citation><text:note-body><text:p text:style-name="P54">Стус В. Зібрання творів: У 4‑х т., 6‑ти кн. — Львів: Просвіта, 1994. —Т. 1., кн. 1. — С. 203</text:p></text:note-body></text:note></text:p>
      <text:p text:style-name="Д_5f_Основной_20_текст">Поняття антитетичності дуже тісно пов’язане з <text:span text:style-name="T48">контрастуванням</text:span>. Особливо сильне враження на читача (слухача) справляє контрастування логічно й семантично різнопланових мовних одиниць, зокрема зіткнення конкретного з абстрактним, пор.: <text:span text:style-name="T155">Тільки сіль, і вода, і житняк,/ і світанок, і ніч, і стозора/ небезпека, і сонна і хора/ ця душа — вирушає успак!</text:span> (П, І, 105); <text:span text:style-name="T154">З калини сопілка і гілка бузку,/ і перша гагілка, і перше ку-ку </text:span>(П, ІІ, 61). Як свідчать наведені приклади, експресія, породжувана логічно й семантично різноплановими зіткненнями, завжди підсилюється ампліфікацією або градацією контрастуючих елементів, що граматично оформлюються у вигляді <text:soft-page-break/>контрастуючих елементів речення. До того ж, вона може підсилюватися супровідною антонімізацією (<text:span text:style-name="T155">і світанок, і ніч</text:span>), римою (<text:span text:style-name="T155">сопілка — гілка — гагілка, гілка бузку — ку-ку</text:span>).</text:p>
      <text:p text:style-name="Д_5f_Основной_20_текст">Контрасти семантично супротилежних одиниць реалізуються у ліриці митця й через зіткнення цих одиниць — в оксюморонах. Поєднуючи два антонімічні поняття, автор створює цілком нове поняття, а вислів набирає оригінальності, образності й значного рівня експресивності. За допомогою контрастів письменник творить експресію урочистості, експресію іронії, експресію сарказму тощо.<text:note text:id="ftn108" text:note-class="footnote"><text:note-citation>1</text:note-citation><text:note-body><text:p text:style-name="P51">Оліфіренко Л. Антитетичність у поетиці Василя Стуса як відображення світогляду митця <text:span text:style-name="T100">// Молода нація. — 2006. — № 1. Василь Стус. Двадцять років після смерті: сучасне сприйняття і переосмислення. — С. 3</text:span></text:p></text:note-body></text:note></text:p>
      <text:p text:style-name="Д_5f_Основной_20_текст"><text:span text:style-name="T193">У вірші «Вільготно гойдається зламана віть...»</text:span><text:span text:style-name="T192"> (П,</text:span><text:span text:style-name="T193"> І, 27) оксюморонність процесу зцілення зламаної віті підсилена видимими зламами слів. Бо ж саме завдяки цим зламам кожен рядок набуває суверенності, самосутності змісту, а в поєднанні з іншими рядками отримує додаткові значення.</text:span><text:span text:style-name="T193"><text:note text:id="ftn109" text:note-class="footnote"><text:note-citation>2</text:note-citation><text:note-body><text:p text:style-name="Д_5f_Сноска_5f_Постраничная"><text:span text:style-name="T51">Плющ Л. Вільготно гойдається зламана віть... // «Слово і час», № 11, 1991. </text:span><text:span text:style-name="T190">— С. 44</text:span></text:p></text:note-body></text:note></text:span></text:p>
      <text:p text:style-name="Д_5f_Основной_20_текст">У процесі дослідження ідіостилю Василя Стуса, специфіки ліричного фонду поета вияскравлюється неоднорідність стилю митця, цілковита усвідомленість обраного шляху. Властива йому моральна досконалість, глибинна повнота мислення, внутрішня суверенність стає свідченням філософського осмислення подій і явищ суспільної дійсності. Духовна домінанта як ключова ознака життєво-творчої цілісності автора є мірилом внутрішньої гармонії із собою, здобутої у процесі особистої еволюції. Екзистенційна спорідненість із собою, сформована буттєвим досвідом, виявляє суть філософсько-політичної світобудови автора.</text:p>
      <text:p text:style-name="Д_5f_Основной_20_текст">Опорні субстантиви на позначення істот — це слова з лексичним значенням: родової та статевої приналежності, позначення імен, по батькові та прізвищ осіб, людей за фахом, за національністю, людей за відношенням один до одного, тварин та ін. Всім цим реченням притаманна спільна риса: <text:soft-page-break/>підрядні частини зазначених речень повідомляють додаткову, уточнюючу інформацію про істоту, яка є об’єктом (найчастіше) або суб’єктом речення.</text:p>
      <text:p text:style-name="Д_5f_Основной_20_текст"><text:span text:style-name="T193">У творах Василя Стуса найчастіше зустрічаються речення, де опорним словом виступає конкретний іменник на позначення істоти. Здебільшого підрядна частина в таких складнопідрядних реченнях несе в </text:span><text:span text:style-name="T193">собі значення додаткової інформації про суб’єкт/об’єкт:</text:span><text:span text:style-name="T193"><text:note text:id="ftn110" text:note-class="footnote"><text:note-citation>1</text:note-citation><text:note-body><text:p text:style-name="Д_5f_Сноска_5f_Постраничная"><text:span text:style-name="T51">Пономарьова Л. Стилетворчий потенціал складнопідрядних прислівних присубстантивно‑атрибутивних речень в ідіостилі Василя Стуса </text:span><text:span text:style-name="T190">//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 ???</text:span></text:p></text:note-body></text:note></text:span></text:p>
      <text:p text:style-name="Д_5f_Основной_20_текст">Часто у поетичних рядках В. Стуса члени речення стоять не на своєму місці. Це відбувається тоді, коли цього вимагає зв’язок їх із словами сусіднього речення або самостійного словосполучення, наприклад:<text:span text:style-name="T193"><text:note text:id="ftn111" text:note-class="footnote"><text:note-citation>2</text:note-citation><text:note-body><text:p text:style-name="Д_5f_Сноска_5f_Постраничная"><text:span text:style-name="T51">Могила С. Вияви інверсії в поетичних творах Василя Стуса </text:span><text:span text:style-name="T190">//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text:note-body></text:note></text:span></text:p>
      <text:p text:style-name="P30">Бринить космічна музика струмка,</text:p>
      <text:p text:style-name="P30">Неначе ним усесвіт обізвався</text:p>
      <text:p text:style-name="P30">до себе. Сядь напоруч і змалій</text:p>
      <text:p text:style-name="P30">до крем’яха. І най тебе омиє</text:p>
      <text:p text:style-name="P30">вода прозора...</text:p>
      <text:p text:style-name="P43">(П, ІІ, 27)</text:p>
      <text:h text:style-name="P25" text:outline-level="1"><text:bookmark text:name="__RefHeading__18063_1600925806"/>Висновки<text:bookmark-end text:name="__RefHeading__18063_1600925806"/></text:h>
      <text:p text:style-name="Д_5f_Основной_20_текст">Філософські поезії В. Стуса неможливо декодувати без знання світоглядного контексту його творчості. І лірику поета не слід сприймати спрощено, як художню ілюстрацію ідей екзистенціалізму чи української «філософії серця».<text:note text:id="ftn112" text:note-class="footnote"><text:note-citation>1</text:note-citation><text:note-body><text:p text:style-name="Д_5f_Сноска_5f_Постраничная"><text:span text:style-name="T77">Бондаренко А.</text:span><text:span text:style-name="T79"> </text:span><text:span text:style-name="T81">Спроба аналізу</text:span><text:span text:style-name="T85"> </text:span><text:span text:style-name="T81">філософських творів</text:span><text:span text:style-name="T85"> </text:span><text:span text:style-name="T81">Василя Стуса // «</text:span><text:span text:style-name="T82">Дивослово», № 8, 1998. — С. 1</text:span></text:p></text:note-body></text:note></text:p>
      <text:p text:style-name="Д_5f_Основной_20_текст"/>
      <text:p text:style-name="Д_5f_Основной_20_текст">Екзистенціалізм приваблював В. Стуса ідеєю стоїцизму, пов'язаною з темою «закиненості» людини у світі, згубності соціуму для особистості: важким умовам існування людина може протиставити свої внутрішні сили, свій духовний потенціал. Так сходяться у двобої «біль—білий світ» і дух людини, керований самонаказом: «Стій і стій, допоки скону, допоки світу й сонця — стій і стій». Поет повною мірою зазнав і відчув, як суспільство нищить, нівелює людину, обмежує її свободу, і протистояв цьому нищенню активною життєвою позицією, високими морально-етичними переконаннями і творчістю, яка, за постулатами екзистенціалізму, дає можливість досягти справжньої свободи. Провідна тема у цій творчості — становлення душі, духу. Екзистенціалісти твердять, що духовність людини є майже єдиною її метою. В. Стус теж вважав, що людина «твориться, самонароджується», що у важких умовах існування вона знаходить власну сутність.<text:note text:id="ftn113" text:note-class="footnote"><text:note-citation>2</text:note-citation><text:note-body><text:p text:style-name="Д_5f_Сноска_5f_Постраничная"><text:span text:style-name="T78">Бондаренко А.</text:span><text:span text:style-name="T80"> </text:span><text:span text:style-name="T82">Спроба аналізу</text:span><text:span text:style-name="T86"> </text:span><text:span text:style-name="T82">філософських творів</text:span><text:span text:style-name="T86"> </text:span><text:span text:style-name="T82">Василя Стуса // «Дивослово», № 8, 1998. — С. 5</text:span></text:p></text:note-body></text:note></text:p>
      <text:p text:style-name="Д_5f_Основной_20_текст"/>
      <text:p text:style-name="Д_5f_Основной_20_текст"><text:span text:style-name="T193">У поезії Стуса весь час нашаровуються різні стани душі, які на перший погляд</text:span><text:span text:style-name="T75"> </text:span><text:span text:style-name="T193">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другого — врівноваженість, мудра </text:span><text:soft-page-break/><text:span text:style-name="T193">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span text:style-name="T193"><text:note text:id="ftn114" text:note-class="footnote"><text:note-citation>1</text:note-citation><text:note-body><text:p text:style-name="P55"><text:span text:style-name="T51">Коцюбинська М. Х. Новітні Палімпсести (Кілька думок про феномен Василя Стуса) // «Філософська і соціологічна думка», 1990, № 2. </text:span><text:span text:style-name="T190">— </text:span><text:span text:style-name="T191">C. </text:span><text:span text:style-name="T188">101</text:span></text:p></text:note-body></text:note></text:span></text:p>
      <text:p text:style-name="P43"/>
      <text:p text:style-name="P37">Завдання дипломної роботи, які ми виконали:</text:p>
      <text:list xml:id="list902012985" text:continue-list="list881254611" text:style-name="L2">
        <text:list-item>
          <text:p text:style-name="P79">опрацювати статті та книги відомих учених, науковців з даної теми;</text:p>
        </text:list-item>
        <text:list-item>
          <text:p text:style-name="P78">розглянути життєвий і творчий шлях письменника;</text:p>
        </text:list-item>
        <text:list-item>
          <text:p text:style-name="P78">розкрити теоретичні питання деривації та неології, підтверджувати їх прикладами;</text:p>
        </text:list-item>
        <text:list-item>
          <text:p text:style-name="P78">розглянути основні способи словотворення в сучасній українській літературній мові;</text:p>
        </text:list-item>
        <text:list-item>
          <text:p text:style-name="P79">розглянути основні критерії класифікації неологізмів;</text:p>
        </text:list-item>
        <text:list-item>
          <text:p text:style-name="P78"><text:span text:style-name="T65">познайомитися з матеріалами с</text:span><text:span text:style-name="T72">ловника поетичної мови Василя Стуса</text:span><text:span text:style-name="T72"><text:note text:id="ftn115" text:note-class="footnote"><text:note-citation>2</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90 с.</text:p></text:note-body></text:note></text:span><text:span text:style-name="T72">, використовувати його як джерельну базу;</text:span></text:p>
        </text:list-item>
        <text:list-item>
          <text:p text:style-name="P124">укласти словник індивідуально-авторських новотворів письменника.</text:p>
        </text:list-item>
      </text:list>
      <text:h text:style-name="P25" text:outline-level="1"><text:bookmark text:name="__RefHeading__55132_178389612"/>Список використаної літератури<text:bookmark-end text:name="__RefHeading__55132_178389612"/></text:h>
      <text:list xml:id="list2127750734" text:style-name="L39">
        <text:list-item>
          <text:p text:style-name="P60">Античные теории языка и стиля / Под общ. ред. О. М. Фрейденберг, — Москва; Ленинград, 1936. <text:span text:style-name="T3">То же — </text:span><text:span text:style-name="Emphasis"><text:span text:style-name="T3">Санкт</text:span></text:span><text:span text:style-name="T3">-</text:span><text:span text:style-name="Emphasis"><text:span text:style-name="T3">Петербург</text:span></text:span><text:span text:style-name="T3">, 1996. — 344 с.</text:span></text:p>
        </text:list-item>
        <text:list-item>
          <text:p text:style-name="P60"><text:span text:style-name="T197">Бондаренко А.</text:span><text:span text:style-name="T200"> </text:span><text:span text:style-name="T197">Спроба аналізу</text:span><text:span text:style-name="T199"> </text:span><text:span text:style-name="T197">філософських творів</text:span><text:span text:style-name="T199"> </text:span><text:span text:style-name="T197">Василя Стуса // «</text:span><text:span text:style-name="T198">Дивослово», № 8, 1998, 62 с.</text:span></text:p>
        </text:list-item>
        <text:list-item>
          <text:p text:style-name="P61">Булаховський Л. А. Виникнення і розвиток літературних мов // Мовознавство. — 1947. — Т. 4‑5. — 223 с.</text:p>
        </text:list-item>
        <text:list-item>
          <text:p text:style-name="P61">Бусел В. Т. Великий тлумачний словник сучасної української мови. — Київ, Ірпінь. — Перун, 2005. — 1728 с.</text:p>
        </text:list-item>
        <text:list-item>
          <text:p text:style-name="P61">Вакарюк Л., Панцьо С. Українська мова. Морфеміка і словотвір. — Тернопіль, 2004. — 183 с.</text:p>
        </text:list-item>
        <text:list-item>
          <text:p text:style-name="P60">Ващук В. О. Флективний спосіб словотворення похідних іменників. // УМЛШ. — 1973. — № 10. — 42 с.</text:p>
        </text:list-item>
        <text:list-item>
          <text:p text:style-name="P61">Горпинич В. О. Сучасна українська літературна мова. Морфеміка. Словотвір. Морфонологія: Навч. посіб. — К.: Вища шк., 1999. — 207 с.</text:p>
        </text:list-item>
        <text:list-item>
          <text:p text:style-name="P61">Дзюба І. Свіча у кам’яній пітьмі // Стус В. Палімпсест: Вибране. — К.: Факт, 2003. — 432 с.</text:p>
        </text:list-item>
        <text:list-item>
          <text:p text:style-name="P60"><text:a xlink:type="simple" xlink:href="http://blog.i.ua/community/3252/752359/">Документальна трилогія «Просвітлої дороги свічка чорна». Пам’яті Василя Стуса</text:a><text:span text:style-name="T20">???</text:span></text:p>
        </text:list-item>
        <text:list-item>
          <text:p text:style-name="P62">Доломан С. Є. Антитеза в мові художньої літератури // Культура слова. Вип. 24. — К.: Наукова думка, 1983.</text:p>
        </text:list-item>
        <text:list-item>
          <text:p text:style-name="P60">Дубовик Л. І.<text:span text:style-name="T197"> </text:span><text:span text:style-name="T201">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245 с.</text:span></text:p>
        </text:list-item>
        <text:list-item>
          <text:p text:style-name="P61">Думчак І. М. Універбація в українській мові: автореф. дис. на здобуття наук. ступеня канд. філол. наук: 10.02.01 «Українська мова» / І. М. Думчак — Івано-Франківськ, 1998. — 16 с.</text:p>
        </text:list-item>
        <text:list-item>
          <text:p text:style-name="P60">Земская Е. А. Активные процессы современного словопроизводства // Русский язык конца ХХ столетия (1985‑1995). — Москва: Языки <text:soft-page-break/>русской культуры, 1996. — 141 с.</text:p>
        </text:list-item>
        <text:list-item>
          <text:p text:style-name="P61">Ковалик И. И. Вопросы словообразования имен существительных восточнославянских языков в сравнении с другими славянскими языками. — АДД: Львов, 1961.</text:p>
        </text:list-item>
        <text:list-item>
          <text:p text:style-name="P61">Ковалик І. І. Вступ. Дериватологія (словотвір) як самостійна лінгвістична дисципліна та її місце у системі науки про мову / Словотвір суч. укр. літ. Мови. — К.: Наукова думка, 1979. — 56 с.</text:p>
        </text:list-item>
        <text:list-item>
          <text:p text:style-name="P60"><text:span text:style-name="Emphasis"><text:span text:style-name="T96">Ковалик</text:span></text:span><text:span text:style-name="T149"> </text:span><text:span text:style-name="T150">І. І. </text:span><text:span text:style-name="Emphasis"><text:span text:style-name="T96">Вчення</text:span></text:span><text:span text:style-name="T149"> </text:span><text:span text:style-name="T150">про </text:span><text:span text:style-name="Emphasis"><text:span text:style-name="T96">словотвір</text:span></text:span><text:span text:style-name="T150">. — </text:span><text:span text:style-name="Emphasis"><text:span text:style-name="T96">Львів</text:span></text:span><text:span text:style-name="T150">: Вид‑во </text:span><text:span text:style-name="Emphasis"><text:span text:style-name="T96">Львів</text:span></text:span><text:span text:style-name="T150">. ун‑ту, </text:span><text:span text:style-name="Emphasis"><text:span text:style-name="T96">1961</text:span></text:span><text:span text:style-name="T150">. — </text:span><text:span text:style-name="Emphasis"><text:span text:style-name="T96">Вип</text:span></text:span><text:span text:style-name="T150">. </text:span><text:span text:style-name="Emphasis"><text:span text:style-name="T96">2</text:span></text:span><text:span text:style-name="T150">. — 84 с.</text:span></text:p>
        </text:list-item>
        <text:list-item>
          <text:p text:style-name="P60">Колоїз Ж. В. Українська оказіональна деривація: Монографія. — Київ: Акцент, 2007. — 310 с.</text:p>
        </text:list-item>
        <text:list-item>
          <text:p text:style-name="P60"><text:span text:style-name="T25">Коцюбинська М. Х. Новітні Палімпсести (Кілька думок про феномен Василя Стуса) // «Філософська і соціологічна думка», 1990, № 2. </text:span><text:span text:style-name="T24">— 102</text:span><text:span text:style-name="T26"> </text:span><text:span text:style-name="T27">с.</text:span></text:p>
        </text:list-item>
        <text:list-item>
          <text:p text:style-name="P61">Курс сучасної української літературної мови / За заг. ред. Л. А. Булаховського. — К.: Рад. Школа, 1951. — Т. 1. — 520 с.</text:p>
        </text:list-item>
        <text:list-item>
          <text:p text:style-name="P60">Лыков А. Г. Современная русская лексикология (русское окказиональное слово). — Москва: Высшая школа, 1976. — 119 с.</text:p>
        </text:list-item>
        <text:list-item>
          <text:p text:style-name="P60">Літературознавчий словник-довідник / За ред. Р. Т. Гром’яка, Ю. І. Коваліва, В. І. Теремка [та ін.] — К.: Академія, 2007. — 572 с.</text:p>
        </text:list-item>
        <text:list-item>
          <text:p text:style-name="P63">Лопушинський І., Ковнір О. Метафора у структурі поетичного тексту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text:p>
        </text:list-item>
        <text:list-item>
          <text:p text:style-name="P62">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text:p>
        </text:list-item>
        <text:list-item>
          <text:p text:style-name="P61">Матезиус В. О необходимости стабильности литературного языка: Пер. с чешск. // Пражский лингвистический кружок / Под ред. <text:soft-page-break/>Н. А. Кондрашова. — Москва: Прогресс, 1967. — 393 с.</text:p>
        </text:list-item>
        <text:list-item>
          <text:p text:style-name="P62">Могила С. Вияви інверсії в поетичних творах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text:p>
        </text:list-item>
        <text:list-item>
          <text:p text:style-name="P61">Огієнко І. І. Історія української літературної мови. — К.: Либідь, 1995. — 296 с.</text:p>
        </text:list-item>
        <text:list-item>
          <text:p text:style-name="P60"><text:span text:style-name="T197">Оліфіренко Л. Антитетичність у поетиці Василя Стуса як відображення світогляду митця </text:span><text:span text:style-name="T201">// Молода нація. — 2006. — № 1. Василь Стус. Двадцять років після смерті: сучасне сприйняття і переосмислення. — 400 с.</text:span></text:p>
        </text:list-item>
        <text:list-item>
          <text:p text:style-name="P60">Остапчук. Ю. Синтаксичний аспект Стусового «самособоюнаповнення» (стилістичні функції простого неелементарного речення у творчості письменника) <text:span text:style-name="T184">// Молода нація. — 2006. — № 1. Василь Стус. Двадцять років після смерті: сучасне сприйняття і переосмислення. — 400 с.</text:span></text:p>
        </text:list-item>
        <text:list-item>
          <text:p text:style-name="P62">Палевская М. Ф. Проблема синонимического ряда, его границ и возможности выделения доминанты. — Москва, 1967.</text:p>
        </text:list-item>
        <text:list-item>
          <text:p text:style-name="P64">Піддубська І.<text:span text:style-name="T51"> Функціональне навантаження дієслівних часових і способових форм у поезіях В. Стуса // </text:span>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text:p>
        </text:list-item>
        <text:list-item>
          <text:p text:style-name="P60"><text:span text:style-name="T201">Плющ Л. Вільготно гойдається зламана віть... // «Слово і час», № 11, 1991. </text:span><text:span text:style-name="T197">— 47 с.</text:span></text:p>
        </text:list-item>
        <text:list-item>
          <text:p text:style-name="P62">Пономарьова Л. Стилетворчий потенціал складнопідрядних прислівних присубстантивно‑атрибутивних речень в ідіостилі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text:p>
        </text:list-item>
        <text:list-item>
          <text:p text:style-name="P62"><text:soft-page-break/>Потебня А. А. Из записок по теории словесности — Харьков, 1905. — 652 с.</text:p>
        </text:list-item>
        <text:list-item>
          <text:p text:style-name="P61">Потиха З. А. Современное русское словообразование. Пособие для учителя. — Москва, 1970, 84 с.</text:p>
        </text:list-item>
        <text:list-item>
          <text:p text:style-name="P65">Рарицький О. «Палімпсести» Василя Стуса: духовна домінанта // Слово і час. — 1999. — № 12. — 64 с.</text:p>
        </text:list-item>
        <text:list-item>
          <text:p text:style-name="P65">Словник поетичної мови Василя Стуса. Рідковживані слова та індивідуально-авторські новотвори / Уклад. Л. В. Оліфіренко. — К.: Абрис, 2003. — 90 с.</text:p>
        </text:list-item>
        <text:list-item>
          <text:p text:style-name="P60"><text:span text:style-name="T202">Стус В. Зимові дерева: Перша збірка поезій / Вступ, ст. А. Шум. — Брюс</text:span><text:span text:style-name="T184">сель, «Література і мистецтво», 1970. — 206 с.</text:span></text:p>
        </text:list-item>
        <text:list-item>
          <text:p text:style-name="P65">Стус В. Зібрання творів: У 4‑х т., 6‑ти кн. — Львів: Просвіта, 1999.</text:p>
        </text:list-item>
        <text:list-item>
          <text:p text:style-name="P61">Стус В. Палімпсест: Вибране. — К.: Факт, 2003. — 432 с.</text:p>
        </text:list-item>
        <text:list-item>
          <text:p text:style-name="P60"><text:a xlink:type="simple" xlink:href="http://stus.kiev.ua/stusoznavstvo.files/7%20D.Stus2.zip">Стус Д. «ПАЛІМПСЕСТИ Василя Стуса</text:a><text:span text:style-name="T20">»???</text:span></text:p>
        </text:list-item>
        <text:list-item>
          <text:p text:style-name="P60">Сучасна українська літературна мова: Лексика і фразеологія / За заг. ред. І. К. Білодіда. — К.: Наукова думка, 1973. — 440 с.</text:p>
        </text:list-item>
        <text:list-item>
          <text:p text:style-name="P60">Українська мова: Енциклопедія. / Редкол.: Русанівський В. М., Тараненко О. О., Зяблюк М. П. та ін.  — К.: Українська енциклопедія, 2000. — 752 с.</text:p>
        </text:list-item>
        <text:list-item>
          <text:p text:style-name="P60">Фомина М. И. Новые слова и их типы // Современный русский язык: Лексикология. — Москва: Высшая школа, 1990. — 292 с.</text:p>
        </text:list-item>
        <text:list-item>
          <text:p text:style-name="P60">Шанский Н. М. Неологизмы // Лексикология современного русского языка: Пособие для студентов пед. ин‑тов. — Москва: Просвещение, 1964. — 164 с.</text:p>
        </text:list-item>
        <text:list-item>
          <text:p text:style-name="P60"><text:span text:style-name="T51">Шум А. Поезія Василя Стуса // «Зимові дерева», Брюссель, Література і мистецтво, 1970. — 206</text:span><text:span text:style-name="T184"> с.</text:span></text:p>
        </text:list-item>
      </text:list>
      <text:p text:style-name="P126">МІНІСТЕРСТВО ОСВІТИ І НАУКИ УКРАЇНИ</text:p>
      <text:p text:style-name="P36">ДЕРЖАВНИЙ ВИЩИЙ НАВЧАЛЬНИЙ ЗАКЛАД</text:p>
      <text:p text:style-name="P36">«УЖГОРОДСЬКИЙ НАЦІОНАЛЬНИЙ УНІВЕРСИТЕТ»</text:p>
      <text:p text:style-name="P36">ФІЛОЛОГІЧНИЙ ФАКУЛЬТЕТ</text:p>
      <text:p text:style-name="P36">КАФЕДРА УКРАЇНСЬКОЇ МОВИ</text:p>
      <text:p text:style-name="P36"/>
      <text:p text:style-name="P36"/>
      <text:p text:style-name="P34"/>
      <text:p text:style-name="P34"/>
      <text:p text:style-name="P34"/>
      <text:p text:style-name="P34"/>
      <text:p text:style-name="P36"/>
      <text:p text:style-name="P39"><text:bookmark text:name="__RefHeading__24486_1443281443"/>ІНДИВІДУАЛЬНО‑АВТОРСЬКІ НОВОТВОРИ<text:bookmark-end text:name="__RefHeading__24486_1443281443"/></text:p>
      <text:p text:style-name="P39"><text:bookmark text:name="__RefHeading__24488_1443281443"/>У ЗБІРЦІ В. СТУСА «ПАЛІМПСЕСТИ»<text:bookmark-end text:name="__RefHeading__24488_1443281443"/></text:p>
      <text:p text:style-name="P36"/>
      <text:p text:style-name="P36"/>
      <text:p text:style-name="P35">Дипломна робота<text:tab/><text:tab/></text:p>
      <text:p text:style-name="P35"><text:span text:style-name="T44">студента V </text:span>курсу<text:tab/><text:tab/></text:p>
      <text:p text:style-name="P35">Брези І. І.<text:tab/><text:tab/><text:tab/></text:p>
      <text:p text:style-name="P36"/>
      <text:p text:style-name="P38">Науковий керівник<text:tab/></text:p>
      <text:p text:style-name="P38">доц. Вовченко Г. І.<text:tab/></text:p>
      <text:p text:style-name="P36"/>
      <text:p text:style-name="P36"/>
      <text:p text:style-name="P36"/>
      <text:p text:style-name="P36"/>
      <text:p text:style-name="P36"/>
      <text:p text:style-name="P36"/>
      <text:p text:style-name="P36">Ужгород —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Д_5f_Згл._20_Общий" style:display-name="Д_Згл. Общий" style:family="paragraph" style:parent-style-name="Standard" style:default-outline-level="1" style:list-style-name="" style:class="text">
      <style:paragraph-properties fo:margin-left="0in" fo:margin-right="0in" fo:margin-top="0in" fo:margin-bottom="0.3465in" fo:line-height="150%" fo:text-align="center" style:justify-single-word="false" fo:text-indent="0in" style:auto-text-indent="false"/>
      <style:text-properties fo:font-size="14pt" style:font-size-asian="14pt" style:font-size-complex="14pt"/>
    </style:style>
    <style:style style:name="Д_5f_Згл._20_Глава" style:display-name="Д_Згл. Глава" style:family="paragraph" style:parent-style-name="Standard" style:default-outline-level="1" style:list-style-name="" style:class="text">
      <style:paragraph-properties fo:margin-left="0in" fo:margin-right="0in" fo:margin-top="0in" fo:margin-bottom="0.1181in" fo:line-height="150%" fo:text-align="justify" style:justify-single-word="false" fo:text-indent="0.4925in" style:auto-text-indent="false"/>
      <style:text-properties fo:font-size="14pt" style:font-size-asian="14pt" style:font-size-complex="14pt"/>
    </style:style>
    <style:style style:name="Д_5f_Згл._20_Пункт" style:display-name="Д_Згл. Пункт" style:family="paragraph" style:parent-style-name="Standard" style:default-outline-level="1" style:list-style-name="" style:class="text">
      <style:paragraph-properties fo:margin-left="0in" fo:margin-right="0in" fo:margin-top="0in" fo:margin-bottom="0.3465in" fo:line-height="150%" fo:text-align="justify" style:justify-single-word="false" fo:text-indent="0.4925in" style:auto-text-indent="false"/>
      <style:text-properties fo:font-size="14pt" style:font-size-asian="14pt" style:font-size-complex="14pt"/>
    </style:style>
    <style:style style:name="Д_5f_Основной_20_текст" style:display-name="Д_Основной текст" style:family="paragraph" style:parent-style-name="Standard" style:class="text">
      <style:paragraph-properties fo:margin-left="0in" fo:margin-right="0in" fo:margin-top="0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Подп._20_Рисунок" style:display-name="Д_Подп. Рисунок" style:family="paragraph" style:parent-style-name="Standard" style:class="text">
      <style:paragraph-properties fo:margin-left="0in" fo:margin-right="0in" fo:margin-top="0in" fo:margin-bottom="0.1181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Подп._20_Таблица" style:display-name="Д_Подп. Таблица" style:family="paragraph" style:parent-style-name="Standard" style:class="text">
      <style:paragraph-properties fo:margin-left="0in" fo:margin-right="0in" fo:margin-top="0.1181in" fo:margin-bottom="0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Оглавление" style:display-name="Д_Оглавление" style:family="paragraph" style:parent-style-name="User_20_Index_20_1" style:class="extra">
      <style:paragraph-properties fo:margin-top="0in" fo:margin-bottom="0in" fo:line-height="150%" fo:text-align="start" style:justify-single-word="false" style:snap-to-layout-grid="false"/>
      <style:text-properties style:font-name="Times New Roman" fo:font-size="14pt" style:font-size-asian="14pt" style:font-name-complex="Times New Roman" style:font-size-complex="14pt"/>
    </style:style>
    <style:style style:name="Д_5f_Библиография" style:display-name="Д_Библиография" style:family="paragraph" style:parent-style-name="Д_5f_Основной_20_текст" style:master-page-name="">
      <style:paragraph-properties fo:hyphenation-ladder-count="no-limit" style:page-number="auto"/>
      <style:text-properties fo:hyphenate="false" fo:hyphenation-remain-char-count="2" fo:hyphenation-push-char-count="2"/>
    </style:style>
    <style:style style:name="Д_5f_Абзац_20_перед_20_рисунком" style:display-name="Д_Абзац перед рисунком" style:family="paragraph" style:parent-style-name="Standard">
      <style:paragraph-properties fo:margin-left="0in" fo:margin-right="0in" fo:margin-top="0in" fo:margin-bottom="0.1575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Абзац_20_после_20_таблицы" style:display-name="Д_Абзац после таблицы" style:family="paragraph" style:parent-style-name="Standard">
      <style:paragraph-properties fo:margin-left="0in" fo:margin-right="0in" fo:margin-top="0.2362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margin-top="0in" fo:margin-bottom="0in" fo:text-indent="-0.2354in" style:auto-text-indent="false" text:number-lines="false" text:line-number="0"/>
      <style:text-properties fo:font-size="10pt" style:font-size-asian="10pt" style:font-size-complex="10pt"/>
    </style:style>
    <style:style style:name="Д_5f_Сноска_5f_Постраничная" style:display-name="Д_Сноска_Постраничная" style:family="paragraph" style:parent-style-name="Footnote">
      <style:text-properties fo:font-size="12pt" style:font-size-asian="12pt" style:font-size-complex="12pt"/>
    </style:style>
    <style:style style:name="Д_5f_Верх.Колонтитул" style:display-name="Д_Верх.Колонтитул" style:family="paragraph" style:parent-style-name="Header"/>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ody_20_Text_20_2" style:display-name="Body Text 2" style:family="paragraph" style:parent-style-name="Standard">
      <style:paragraph-properties fo:margin-left="0in" fo:margin-right="0in" fo:margin-top="0.0835in" fo:margin-bottom="0in" fo:text-align="justify" style:justify-single-word="false" fo:text-indent="0.5in" style:auto-text-indent="false"/>
      <style:text-properties fo:font-size="12pt" style:font-size-asian="12pt" style:font-size-complex="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2" style:display-name="ListLabel 2" style:family="text">
      <style:text-properties style:font-name-complex="Times New Roman3"/>
    </style:style>
    <style:style style:name="ListLabel_20_3" style:display-name="ListLabel 3"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page"/>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Д_5f_Верх.Колонтитул">
      <style:paragraph-properties fo:text-align="center" style:justify-single-word="false"/>
    </style:style>
    <style:page-layout style:name="Mpm1">
      <style:page-layout-properties fo:page-width="8.2681in" fo:page-height="11.6929in" style:num-format="1" style:print-orientation="portrait" fo:margin-top="0.3937in" fo:margin-bottom="0.7874in" fo:margin-left="1.1811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fo:border="none" fo:padding="0in" style:shadow="none"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7874in" fo:margin-left="1.1811in" fo:margin-right="0.59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style:shadow="none" style:dynamic-spacing="false"/>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Native Numbering" text:select-page="current">5</text:page-number></text:p>
      </style:header>
    </style:master-page>
    <style:master-page style:name="Безымянный1" style:page-layout-name="Mpm2"/>
    <style:master-page style:name="Д_5f_Страница" style:display-name="Д_Страница" style:page-layout-name="Mpm3">
      <style:header>
        <text:p text:style-name="Header"/>
      </style:header>
    </style:master-page>
    <style:master-page style:name="Endnote" style:page-layout-name="Mpm4"/>
    <style:master-page style:name="Footnote" style:page-layout-name="Mpm4"/>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3T08:53:39</meta:creation-date>
    <meta:editing-duration>PT20H34S</meta:editing-duration>
    <meta:editing-cycles>71</meta:editing-cycles>
    <meta:generator>LibreOffice/3.4$Linux LibreOffice_project/340m1$Build-402</meta:generator>
    <dc:title>Diplom</dc:title>
    <dc:date>2012-05-06T19:57:44</dc:date>
    <meta:document-statistic meta:table-count="2" meta:image-count="0" meta:object-count="2" meta:page-count="160" meta:paragraph-count="3115" meta:word-count="28970" meta:character-count="197188" meta:non-whitespace-character-count="171580"/>
    <meta:user-defined meta:name="Поле 1"/>
    <meta:user-defined meta:name="Поле 2"/>
    <meta:user-defined meta:name="Поле 3"/>
    <meta:user-defined meta:name="Поле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02cm" svg:y="4.2cm" style:legend-expansion="high" chart:style-name="ch2"/>
        <chart:plot-area chart:style-name="ch3" chart:data-source-has-labels="both" svg:x="0.769cm" svg:y="0.851cm" svg:width="11.613cm" svg:height="7.549cm">
          <chartooo:coordinate-region svg:x="3.348cm" svg:y="0.851cm" svg:width="8.754cm" svg:height="6.90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Частини мови</text:p>
              </table:table-cell>
            </table:table-row>
          </table:table-header-rows>
          <table:table-rows>
            <table:table-row>
              <table:table-cell office:value-type="string">
                <text:p>Дієприслівник</text:p>
              </table:table-cell>
              <table:table-cell office:value-type="float" office:value="1">
                <text:p>1</text:p>
              </table:table-cell>
            </table:table-row>
            <table:table-row>
              <table:table-cell office:value-type="string">
                <text:p>Дієприкметник</text:p>
              </table:table-cell>
              <table:table-cell office:value-type="float" office:value="4">
                <text:p>4</text:p>
              </table:table-cell>
            </table:table-row>
            <table:table-row>
              <table:table-cell office:value-type="string">
                <text:p>Дієслово</text:p>
              </table:table-cell>
              <table:table-cell office:value-type="float" office:value="9">
                <text:p>9</text:p>
              </table:table-cell>
            </table:table-row>
            <table:table-row>
              <table:table-cell office:value-type="string">
                <text:p>Прислівник</text:p>
              </table:table-cell>
              <table:table-cell office:value-type="float" office:value="14">
                <text:p>14</text:p>
              </table:table-cell>
            </table:table-row>
            <table:table-row>
              <table:table-cell office:value-type="string">
                <text:p>Прикметник</text:p>
              </table:table-cell>
              <table:table-cell office:value-type="float" office:value="46">
                <text:p>46</text:p>
              </table:table-cell>
            </table:table-row>
            <table:table-row>
              <table:table-cell office:value-type="string">
                <text:p>Іменник</text:p>
              </table:table-cell>
              <table:table-cell office:value-type="float" office:value="138">
                <text:p>1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chart:label-position="right"/>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38cm" svg:y="4.2cm" style:legend-expansion="high" chart:style-name="ch2"/>
        <chart:plot-area chart:style-name="ch3" chart:data-source-has-labels="both" svg:x="0.769cm" svg:y="0.851cm" svg:width="9.973cm" svg:height="7.549cm">
          <chartooo:coordinate-region svg:x="5.624cm" svg:y="1.5cm" svg:width="4.931cm" svg:height="6.25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пособи словотворення</text:p>
              </table:table-cell>
            </table:table-row>
          </table:table-header-rows>
          <table:table-rows>
            <table:table-row>
              <table:table-cell office:value-type="string">
                <text:p>Суфіксально-префіксальний</text:p>
              </table:table-cell>
              <table:table-cell office:value-type="float" office:value="4">
                <text:p>4</text:p>
              </table:table-cell>
            </table:table-row>
            <table:table-row>
              <table:table-cell office:value-type="string">
                <text:p>Словоскладання</text:p>
              </table:table-cell>
              <table:table-cell office:value-type="float" office:value="11">
                <text:p>11</text:p>
              </table:table-cell>
            </table:table-row>
            <table:table-row>
              <table:table-cell office:value-type="string">
                <text:p>Суфіксальний</text:p>
              </table:table-cell>
              <table:table-cell office:value-type="float" office:value="13">
                <text:p>13</text:p>
              </table:table-cell>
            </table:table-row>
            <table:table-row>
              <table:table-cell office:value-type="string">
                <text:p>Префіксальний</text:p>
              </table:table-cell>
              <table:table-cell office:value-type="float" office:value="16">
                <text:p>16</text:p>
              </table:table-cell>
            </table:table-row>
            <table:table-row>
              <table:table-cell office:value-type="string">
                <text:p>Зрощення</text:p>
              </table:table-cell>
              <table:table-cell office:value-type="float" office:value="59">
                <text:p>59</text:p>
              </table:table-cell>
            </table:table-row>
            <table:table-row>
              <table:table-cell office:value-type="string">
                <text:p>Основоскладання</text:p>
              </table:table-cell>
              <table:table-cell office:value-type="float" office:value="70">
                <text:p>7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